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2" svg:font-family="Arial"/>
    <style:font-face style:name="Arial Narrow" svg:font-family="'Arial Narrow'"/>
    <style:font-face style:name="Consolas1" svg:font-family="Consolas"/>
    <style:font-face style:name="OpenSymbol" svg:font-family="OpenSymbol"/>
    <style:font-face style:name="Tahoma1" svg:font-family="Tahoma"/>
    <style:font-face style:name="Times New Roman2" svg:font-family="'Times New Roman'"/>
    <style:font-face style:name="TimesNewRomanPS-BoldMT" svg:font-family="TimesNewRomanPS-BoldMT"/>
    <style:font-face style:name="Symbol" svg:font-family="Symbol" style:font-family-generic="decorative"/>
    <style:font-face style:name="Courier New2" svg:font-family="'Courier New'" style:font-family-generic="modern"/>
    <style:font-face style:name="Arial1" svg:font-family="Arial" style:font-family-generic="roman"/>
    <style:font-face style:name="Times New Roman1" svg:font-family="'Times New Roman'" style:font-family-generic="roman"/>
    <style:font-face style:name="TimesNewRomanPSMT" svg:font-family="TimesNewRomanPSMT"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Consolas" svg:font-family="Consolas" style:font-family-generic="swiss"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Courier New3" svg:font-family="'Courier New'" style:font-family-generic="swiss" style:font-pitch="variable"/>
  </office:font-face-decls>
  <office:automatic-styles>
    <style:style style:name="Table1" style:family="table">
      <style:table-properties style:width="14.18cm" fo:break-before="auto" fo:break-after="auto" table:align="right" style:may-break-between-rows="false"/>
    </style:style>
    <style:style style:name="Table1.A" style:family="table-column">
      <style:table-column-properties style:column-width="2.221cm"/>
    </style:style>
    <style:style style:name="Table1.B" style:family="table-column">
      <style:table-column-properties style:column-width="5.507cm"/>
    </style:style>
    <style:style style:name="Table1.C" style:family="table-column">
      <style:table-column-properties style:column-width="3.17cm"/>
    </style:style>
    <style:style style:name="Table1.D" style:family="table-column">
      <style:table-column-properties style:column-width="3.283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data-style-name="N0">
      <style:table-cell-properties fo:padding="0.097cm" fo:border-left="0.05pt solid #000000" fo:border-right="none" fo:border-top="none" fo:border-bottom="0.05pt solid #000000"/>
    </style:style>
    <style:style style:name="Table1.A4" style:family="table-cell" style:data-style-name="N0">
      <style:table-cell-properties style:vertical-align="bottom" fo:padding="0.097cm" fo:border-left="0.05pt solid #000000" fo:border-right="none" fo:border-top="none" fo:border-bottom="0.05pt solid #000000"/>
    </style:style>
    <style:style style:name="Table1.A13" style:family="table-cell">
      <style:table-cell-properties style:vertical-align="top" fo:padding="0.097cm" fo:border-left="0.05pt solid #000000" fo:border-right="none" fo:border-top="none" fo:border-bottom="0.05pt solid #000000"/>
    </style:style>
    <style:style style:name="Table2" style:family="table">
      <style:table-properties style:width="14.868cm" table:align="right" style:may-break-between-rows="false"/>
    </style:style>
    <style:style style:name="Table2.A" style:family="table-column">
      <style:table-column-properties style:column-width="3.547cm"/>
    </style:style>
    <style:style style:name="Table2.B" style:family="table-column">
      <style:table-column-properties style:column-width="11.32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4.554cm" table:align="right" style:may-break-between-rows="true"/>
    </style:style>
    <style:style style:name="Table3.A" style:family="table-column">
      <style:table-column-properties style:column-width="4.262cm"/>
    </style:style>
    <style:style style:name="Table3.B" style:family="table-column">
      <style:table-column-properties style:column-width="10.292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2" style:family="table">
      <style:table-properties style:width="14.554cm" table:align="right" style:may-break-between-rows="true"/>
    </style:style>
    <style:style style:name="Table22.A" style:family="table-column">
      <style:table-column-properties style:column-width="4.549cm"/>
    </style:style>
    <style:style style:name="Table22.B" style:family="table-column">
      <style:table-column-properties style:column-width="10.005cm"/>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19" style:family="table-row">
      <style:table-row-properties style:min-row-height="0.915cm"/>
    </style:style>
    <style:style style:name="Table23" style:family="table">
      <style:table-properties style:width="14.554cm" table:align="right" style:may-break-between-rows="true"/>
    </style:style>
    <style:style style:name="Table23.A" style:family="table-column">
      <style:table-column-properties style:column-width="4.262cm"/>
    </style:style>
    <style:style style:name="Table23.B" style:family="table-column">
      <style:table-column-properties style:column-width="10.292cm"/>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5" style:family="table">
      <style:table-properties style:width="14.554cm" table:align="right" style:may-break-between-rows="true"/>
    </style:style>
    <style:style style:name="Table25.A" style:family="table-column">
      <style:table-column-properties style:column-width="4.262cm"/>
    </style:style>
    <style:style style:name="Table25.B" style:family="table-column">
      <style:table-column-properties style:column-width="10.292cm"/>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1" style:family="table">
      <style:table-properties style:width="14.18cm" fo:break-before="auto" fo:break-after="auto" table:align="right" style:may-break-between-rows="false"/>
    </style:style>
    <style:style style:name="Table1.A" style:family="table-column">
      <style:table-column-properties style:column-width="2.221cm"/>
    </style:style>
    <style:style style:name="Table1.B" style:family="table-column">
      <style:table-column-properties style:column-width="5.507cm"/>
    </style:style>
    <style:style style:name="Table1.C" style:family="table-column">
      <style:table-column-properties style:column-width="3.17cm"/>
    </style:style>
    <style:style style:name="Table1.D" style:family="table-column">
      <style:table-column-properties style:column-width="3.283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data-style-name="N0">
      <style:table-cell-properties fo:padding="0.097cm" fo:border-left="0.05pt solid #000000" fo:border-right="none" fo:border-top="none" fo:border-bottom="0.05pt solid #000000"/>
    </style:style>
    <style:style style:name="Table1.A4" style:family="table-cell" style:data-style-name="N0">
      <style:table-cell-properties style:vertical-align="bottom" fo:padding="0.097cm" fo:border-left="0.05pt solid #000000" fo:border-right="none" fo:border-top="none" fo:border-bottom="0.05pt solid #000000"/>
    </style:style>
    <style:style style:name="Table1.A13" style:family="table-cell">
      <style:table-cell-properties style:vertical-align="top" fo:padding="0.097cm" fo:border-left="0.05pt solid #000000" fo:border-right="none" fo:border-top="none" fo:border-bottom="0.05pt solid #000000"/>
    </style:style>
    <style:style style:name="Table2" style:family="table">
      <style:table-properties style:width="14.868cm" table:align="right" style:may-break-between-rows="false"/>
    </style:style>
    <style:style style:name="Table2.A" style:family="table-column">
      <style:table-column-properties style:column-width="3.547cm"/>
    </style:style>
    <style:style style:name="Table2.B" style:family="table-column">
      <style:table-column-properties style:column-width="11.32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4.554cm" table:align="right" style:may-break-between-rows="true"/>
    </style:style>
    <style:style style:name="Table3.A" style:family="table-column">
      <style:table-column-properties style:column-width="4.262cm"/>
    </style:style>
    <style:style style:name="Table3.B" style:family="table-column">
      <style:table-column-properties style:column-width="10.292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2" style:family="table">
      <style:table-properties style:width="14.554cm" table:align="right" style:may-break-between-rows="true"/>
    </style:style>
    <style:style style:name="Table22.A" style:family="table-column">
      <style:table-column-properties style:column-width="4.549cm"/>
    </style:style>
    <style:style style:name="Table22.B" style:family="table-column">
      <style:table-column-properties style:column-width="10.005cm"/>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19" style:family="table-row">
      <style:table-row-properties style:min-row-height="0.915cm"/>
    </style:style>
    <style:style style:name="Table23" style:family="table">
      <style:table-properties style:width="14.554cm" table:align="right" style:may-break-between-rows="true"/>
    </style:style>
    <style:style style:name="Table23.A" style:family="table-column">
      <style:table-column-properties style:column-width="4.262cm"/>
    </style:style>
    <style:style style:name="Table23.B" style:family="table-column">
      <style:table-column-properties style:column-width="10.292cm"/>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5" style:family="table">
      <style:table-properties style:width="14.554cm" table:align="right" style:may-break-between-rows="true"/>
    </style:style>
    <style:style style:name="Table25.A" style:family="table-column">
      <style:table-column-properties style:column-width="4.262cm"/>
    </style:style>
    <style:style style:name="Table25.B" style:family="table-column">
      <style:table-column-properties style:column-width="10.292cm"/>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P1" style:family="paragraph" style:parent-style-name="Heading_20_1" style:master-page-name="Chapter_20_Page">
      <style:paragraph-properties style:page-number="1"/>
    </style:style>
    <style:style style:name="P2" style:family="paragraph" style:parent-style-name="Text_20_body">
      <style:text-properties fo:font-size="10pt" style:font-size-asian="10pt" style:font-size-complex="10pt"/>
    </style:style>
    <style:style style:name="P3" style:family="paragraph" style:parent-style-name="Heading_20_2">
      <style:paragraph-properties fo:break-before="page"/>
      <style:text-properties fo:color="#000000" style:font-name="Times New Roman" fo:font-size="14pt" fo:font-weight="bold" style:font-name-asian="Arial1" style:font-size-asian="14pt" style:font-weight-asian="bold" style:font-name-complex="Arial1" style:font-size-complex="14pt" style:font-weight-complex="bold"/>
    </style:style>
    <style:style style:name="P4" style:family="paragraph" style:parent-style-name="Text_20_body" style:master-page-name="">
      <style:paragraph-properties fo:keep-together="always" style:page-number="auto" fo:keep-with-next="always"/>
      <style:text-properties fo:color="#000000" style:font-name="Times New Roman" fo:font-size="10pt" fo:font-weight="normal" style:font-name-asian="Arial1" style:font-size-asian="10pt" style:font-weight-asian="normal" style:font-name-complex="Arial1" style:font-size-complex="10pt" style:font-weight-complex="normal"/>
    </style:style>
    <style:style style:name="P5" style:family="paragraph" style:parent-style-name="Text_20_body" style:master-page-name="">
      <style:paragraph-properties style:page-number="auto"/>
      <style:text-properties fo:font-weight="normal" style:font-weight-asian="normal" style:font-weight-complex="normal"/>
    </style:style>
    <style:style style:name="P6" style:family="paragraph" style:parent-style-name="Heading_20_2">
      <style:paragraph-properties fo:break-before="page"/>
      <style:text-properties fo:font-weight="bold" style:font-weight-asian="bold" style:font-weight-complex="bold"/>
    </style:style>
    <style:style style:name="P7" style:family="paragraph" style:parent-style-name="Text_20_body" style:list-style-name="L1"/>
    <style:style style:name="P8" style:family="paragraph" style:parent-style-name="Text_20_body" style:list-style-name="L1">
      <style:text-properties fo:font-style="normal" fo:font-weight="normal" style:font-style-asian="normal" style:font-weight-asian="normal" style:font-style-complex="normal" style:font-weight-complex="normal"/>
    </style:style>
    <style:style style:name="P9" style:family="paragraph" style:parent-style-name="Text_20_body" style:list-style-name="L2"/>
    <style:style style:name="P10" style:family="paragraph" style:parent-style-name="Text_20_body" style:list-style-name="L2">
      <style:text-properties fo:font-style="normal" fo:font-weight="normal" style:font-style-asian="normal" style:font-weight-asian="normal" style:font-style-complex="normal" style:font-weight-complex="normal"/>
    </style:style>
    <style:style style:name="P11" style:family="paragraph" style:parent-style-name="Heading_20_3" style:list-style-name="L2"/>
    <style:style style:name="P12" style:family="paragraph" style:parent-style-name="Text_20_body" style:list-style-name="L3"/>
    <style:style style:name="P13" style:family="paragraph" style:parent-style-name="Text_20_body" style:list-style-name="L4">
      <style:text-properties style:font-name="Times New Roman1"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14" style:family="paragraph" style:parent-style-name="Text_20_body" style:list-style-name="L4"/>
    <style:style style:name="P15" style:family="paragraph" style:parent-style-name="Text_20_body" style:list-style-name="L4">
      <style:text-properties fo:font-style="italic" style:font-style-asian="italic" style:font-style-complex="italic"/>
    </style:style>
    <style:style style:name="P16" style:family="paragraph" style:parent-style-name="Text_20_body" style:list-style-name="L4">
      <style:text-properties fo:font-style="normal" style:font-style-asian="normal" style:font-style-complex="normal"/>
    </style:style>
    <style:style style:name="P17" style:family="paragraph" style:parent-style-name="Text_20_body" style:master-page-name="">
      <style:paragraph-properties style:page-number="auto" fo:keep-with-next="always"/>
    </style:style>
    <style:style style:name="P18" style:family="paragraph" style:parent-style-name="Code">
      <style:paragraph-properties fo:margin-left="0cm" fo:margin-right="0cm" fo:text-indent="0cm" style:auto-text-indent="false"/>
    </style:style>
    <style:style style:name="P19" style:family="paragraph" style:parent-style-name="Heading_20_1" style:master-page-name="Chapter_20_Page">
      <style:paragraph-properties style:page-number="auto"/>
    </style:style>
    <style:style style:name="P20" style:family="paragraph" style:parent-style-name="Text_20_body" style:master-page-name="">
      <style:paragraph-properties fo:keep-together="auto" fo:orphans="2" fo:widows="2" style:page-number="auto"/>
    </style:style>
    <style:style style:name="P21" style:family="paragraph" style:parent-style-name="Text_20_body">
      <style:paragraph-properties fo:orphans="2" fo:widows="2"/>
    </style:style>
    <style:style style:name="P22" style:family="paragraph" style:parent-style-name="Text_20_body">
      <style:text-properties fo:font-style="normal" style:font-style-asian="normal" style:font-style-complex="normal"/>
    </style:style>
    <style:style style:name="P23" style:family="paragraph" style:parent-style-name="Text_20_body">
      <style:paragraph-properties fo:margin-left="2.346cm" fo:margin-right="0cm" fo:text-indent="0cm" style:auto-text-indent="false"/>
    </style:style>
    <style:style style:name="P24" style:family="paragraph" style:parent-style-name="Text_20_body">
      <style:text-properties fo:color="#000000"/>
    </style:style>
    <style:style style:name="P25" style:family="paragraph" style:parent-style-name="Heading_20_2" style:master-page-name="">
      <style:paragraph-properties style:page-number="auto" fo:keep-with-next="always"/>
    </style:style>
    <style:style style:name="P26" style:family="paragraph" style:parent-style-name="Text_20_body">
      <style:paragraph-properties fo:keep-with-next="always"/>
    </style:style>
    <style:style style:name="P27" style:family="paragraph" style:parent-style-name="Code">
      <style:paragraph-properties fo:keep-with-next="always"/>
    </style:style>
    <style:style style:name="P28" style:family="paragraph" style:parent-style-name="Standard">
      <style:paragraph-properties style:text-autospace="none">
        <style:tab-stops>
          <style:tab-stop style:position="0.406cm"/>
          <style:tab-stop style:position="1.041cm"/>
          <style:tab-stop style:position="1.676cm"/>
          <style:tab-stop style:position="2.311cm"/>
          <style:tab-stop style:position="2.946cm"/>
          <style:tab-stop style:position="3.581cm"/>
          <style:tab-stop style:position="4.216cm"/>
          <style:tab-stop style:position="4.851cm"/>
          <style:tab-stop style:position="5.486cm"/>
          <style:tab-stop style:position="6.121cm"/>
          <style:tab-stop style:position="6.756cm"/>
          <style:tab-stop style:position="7.391cm"/>
          <style:tab-stop style:position="8.026cm"/>
          <style:tab-stop style:position="8.661cm"/>
          <style:tab-stop style:position="9.296cm"/>
          <style:tab-stop style:position="9.931cm"/>
          <style:tab-stop style:position="10.566cm"/>
          <style:tab-stop style:position="11.201cm"/>
          <style:tab-stop style:position="11.836cm"/>
          <style:tab-stop style:position="12.471cm"/>
        </style:tab-stops>
      </style:paragraph-properties>
      <style:text-properties style:font-name="Courier New2" fo:font-size="9pt" style:font-name-asian="Courier New2" style:font-size-asian="9pt" style:font-name-complex="Courier New2" style:font-size-complex="9pt"/>
    </style:style>
    <style:style style:name="P29" style:family="paragraph" style:parent-style-name="Text_20_body">
      <style:paragraph-properties fo:text-align="start" style:justify-single-word="false"/>
      <style:text-properties fo:color="#000000"/>
    </style:style>
    <style:style style:name="P30" style:family="paragraph" style:parent-style-name="Code">
      <style:text-properties fo:color="#000000"/>
    </style:style>
    <style:style style:name="P31" style:family="paragraph" style:parent-style-name="Standard">
      <style:paragraph-properties style:text-autospace="none">
        <style:tab-stops>
          <style:tab-stop style:position="0.406cm"/>
          <style:tab-stop style:position="1.041cm"/>
          <style:tab-stop style:position="1.676cm"/>
          <style:tab-stop style:position="2.311cm"/>
          <style:tab-stop style:position="2.946cm"/>
          <style:tab-stop style:position="3.581cm"/>
          <style:tab-stop style:position="4.216cm"/>
          <style:tab-stop style:position="4.851cm"/>
          <style:tab-stop style:position="5.486cm"/>
          <style:tab-stop style:position="6.121cm"/>
          <style:tab-stop style:position="6.756cm"/>
          <style:tab-stop style:position="7.391cm"/>
          <style:tab-stop style:position="8.026cm"/>
          <style:tab-stop style:position="8.661cm"/>
          <style:tab-stop style:position="9.296cm"/>
          <style:tab-stop style:position="9.931cm"/>
          <style:tab-stop style:position="10.566cm"/>
          <style:tab-stop style:position="11.201cm"/>
          <style:tab-stop style:position="11.836cm"/>
          <style:tab-stop style:position="12.471cm"/>
        </style:tab-stops>
      </style:paragraph-properties>
      <style:text-properties fo:color="#000000" style:font-name="Courier New2" fo:font-size="9pt" style:font-name-asian="Courier New2" style:font-size-asian="9pt" style:font-name-complex="Courier New2" style:font-size-complex="9pt"/>
    </style:style>
    <style:style style:name="P32" style:family="paragraph" style:parent-style-name="Text_20_body">
      <style:text-properties style:font-name="Times New Roman1" fo:font-size="10pt" style:font-name-asian="Times New Roman1" style:font-size-asian="10pt" style:font-name-complex="Times New Roman1" style:font-size-complex="10pt"/>
    </style:style>
    <style:style style:name="P33" style:family="paragraph" style:parent-style-name="Standard">
      <style:paragraph-properties fo:margin-left="2.235cm" fo:margin-right="0cm" fo:margin-top="0cm" fo:margin-bottom="0.212cm" style:contextual-spacing="false" fo:text-indent="0cm" style:auto-text-indent="false" style:text-autospace="none">
        <style:tab-stops>
          <style:tab-stop style:position="0cm"/>
          <style:tab-stop style:position="0.711cm"/>
        </style:tab-stops>
      </style:paragraph-properties>
      <style:text-properties fo:color="#000000" style:font-name="Times New Roman1" fo:font-size="10pt" style:font-name-asian="Times New Roman1" style:font-size-asian="10pt" style:font-name-complex="Times New Roman1" style:font-size-complex="10pt"/>
    </style:style>
    <style:style style:name="P34" style:family="paragraph" style:parent-style-name="Code">
      <style:text-properties style:font-name="Courier New2" fo:font-size="9pt" fo:font-style="italic" style:font-name-asian="Courier New2" style:font-size-asian="9pt" style:font-style-asian="italic" style:font-name-complex="Courier New2" style:font-size-complex="9pt" style:font-style-complex="italic"/>
    </style:style>
    <style:style style:name="P35" style:family="paragraph" style:parent-style-name="Text_20_body" style:master-page-name="">
      <style:paragraph-properties style:page-number="auto"/>
      <style:text-properties fo:font-size="10pt" style:font-size-asian="10pt" style:font-size-complex="10pt"/>
    </style:style>
    <style:style style:name="P36" style:family="paragraph" style:parent-style-name="Text_20_body" style:master-page-name="">
      <style:paragraph-properties style:page-number="auto" fo:keep-with-next="always"/>
      <style:text-properties fo:font-size="10pt" style:font-size-asian="10pt" style:font-size-complex="10pt"/>
    </style:style>
    <style:style style:name="P37" style:family="paragraph" style:parent-style-name="Text_20_body">
      <style:text-properties fo:font-style="normal" fo:font-weight="normal" style:font-style-asian="normal" style:font-weight-asian="normal" style:font-style-complex="normal" style:font-weight-complex="normal"/>
    </style:style>
    <style:style style:name="P38" style:family="paragraph" style:parent-style-name="Code">
      <style:text-properties fo:font-style="normal" fo:font-weight="normal" style:font-style-asian="normal" style:font-weight-asian="normal" style:font-style-complex="normal" style:font-weight-complex="normal"/>
    </style:style>
    <style:style style:name="P39" style:family="paragraph" style:parent-style-name="Text_20_body" style:master-page-name="">
      <style:paragraph-properties fo:keep-together="auto" style:page-number="auto"/>
    </style:style>
    <style:style style:name="P40" style:family="paragraph" style:parent-style-name="Code">
      <style:text-properties fo:font-size="9pt" fo:font-style="normal" fo:font-weight="normal" style:font-size-asian="9pt" style:font-style-asian="normal" style:font-weight-asian="normal" style:font-size-complex="9pt" style:font-style-complex="normal" style:font-weight-complex="normal"/>
    </style:style>
    <style:style style:name="P41" style:family="paragraph" style:parent-style-name="Text_20_body">
      <style:paragraph-properties fo:margin-left="0cm" fo:margin-right="0cm" fo:text-indent="0cm" style:auto-text-indent="false"/>
      <style:text-properties fo:font-size="10pt" style:font-size-asian="10pt" style:font-size-complex="10pt"/>
    </style:style>
    <style:style style:name="P42" style:family="paragraph" style:parent-style-name="Standard">
      <style:paragraph-properties fo:keep-with-next="always" style:text-autospace="none">
        <style:tab-stops>
          <style:tab-stop style:position="0.406cm"/>
          <style:tab-stop style:position="1.041cm"/>
          <style:tab-stop style:position="1.676cm"/>
          <style:tab-stop style:position="2.311cm"/>
          <style:tab-stop style:position="2.946cm"/>
          <style:tab-stop style:position="3.581cm"/>
          <style:tab-stop style:position="4.216cm"/>
          <style:tab-stop style:position="4.851cm"/>
          <style:tab-stop style:position="5.486cm"/>
          <style:tab-stop style:position="6.121cm"/>
          <style:tab-stop style:position="6.756cm"/>
          <style:tab-stop style:position="7.391cm"/>
          <style:tab-stop style:position="8.026cm"/>
          <style:tab-stop style:position="8.661cm"/>
          <style:tab-stop style:position="9.296cm"/>
          <style:tab-stop style:position="9.931cm"/>
          <style:tab-stop style:position="10.566cm"/>
          <style:tab-stop style:position="11.201cm"/>
          <style:tab-stop style:position="11.836cm"/>
          <style:tab-stop style:position="12.471cm"/>
        </style:tab-stops>
      </style:paragraph-properties>
      <style:text-properties style:font-name="Courier New2" fo:font-size="9pt" fo:font-style="italic" style:font-name-asian="Courier New2" style:font-size-asian="9pt" style:font-style-asian="italic" style:font-name-complex="Courier New2" style:font-size-complex="9pt" style:font-style-complex="italic"/>
    </style:style>
    <style:style style:name="P43" style:family="paragraph" style:parent-style-name="Standard">
      <style:paragraph-properties fo:keep-with-next="always" style:text-autospace="none">
        <style:tab-stops>
          <style:tab-stop style:position="0.406cm"/>
          <style:tab-stop style:position="1.041cm"/>
          <style:tab-stop style:position="1.676cm"/>
          <style:tab-stop style:position="2.311cm"/>
          <style:tab-stop style:position="2.946cm"/>
          <style:tab-stop style:position="3.581cm"/>
          <style:tab-stop style:position="4.216cm"/>
          <style:tab-stop style:position="4.851cm"/>
          <style:tab-stop style:position="5.486cm"/>
          <style:tab-stop style:position="6.121cm"/>
          <style:tab-stop style:position="6.756cm"/>
          <style:tab-stop style:position="7.391cm"/>
          <style:tab-stop style:position="8.026cm"/>
          <style:tab-stop style:position="8.661cm"/>
          <style:tab-stop style:position="9.296cm"/>
          <style:tab-stop style:position="9.931cm"/>
          <style:tab-stop style:position="10.566cm"/>
          <style:tab-stop style:position="11.201cm"/>
          <style:tab-stop style:position="11.836cm"/>
          <style:tab-stop style:position="12.471cm"/>
        </style:tab-stops>
      </style:paragraph-properties>
      <style:text-properties style:font-name="Courier New2" fo:font-size="9pt" style:font-name-asian="Courier New2" style:font-size-asian="9pt" style:font-name-complex="Courier New2" style:font-size-complex="9pt"/>
    </style:style>
    <style:style style:name="P44" style:family="paragraph" style:parent-style-name="Code" style:master-page-name="">
      <style:paragraph-properties style:page-number="auto" fo:keep-with-next="always"/>
    </style:style>
    <style:style style:name="P45" style:family="paragraph" style:parent-style-name="Code">
      <style:text-properties fo:font-weight="normal" style:font-weight-asian="normal" style:font-weight-complex="normal"/>
    </style:style>
    <style:style style:name="P46" style:family="paragraph" style:parent-style-name="Heading_20_2">
      <style:text-properties style:font-name="Arial1" fo:font-size="13pt" fo:font-weight="bold" style:font-name-asian="Arial1" style:font-size-asian="13pt" style:font-weight-asian="bold" style:font-name-complex="Arial1" style:font-size-complex="13pt" style:font-weight-complex="bold"/>
    </style:style>
    <style:style style:name="P47" style:family="paragraph" style:parent-style-name="Text_20_body" style:master-page-name="">
      <style:paragraph-properties fo:keep-together="always" style:page-number="auto" fo:keep-with-next="always"/>
    </style:style>
    <style:style style:name="P48" style:family="paragraph" style:parent-style-name="Standard">
      <style:paragraph-properties fo:margin-left="2.946cm" fo:margin-right="0cm" fo:margin-top="0cm" fo:margin-bottom="0.141cm" style:contextual-spacing="false" style:line-height-at-least="0.494cm" fo:keep-together="always" fo:text-indent="-0.711cm" style:auto-text-indent="false" fo:keep-with-next="always"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fo:font-size="10pt" fo:font-style="italic" style:font-size-asian="10pt" style:font-style-asian="italic" style:font-size-complex="10pt" style:font-style-complex="italic"/>
    </style:style>
    <style:style style:name="P49" style:family="paragraph" style:parent-style-name="Heading_20_2" style:master-page-name="">
      <style:paragraph-properties fo:keep-together="always" style:page-number="auto" fo:keep-with-next="always"/>
    </style:style>
    <style:style style:name="P50" style:family="paragraph" style:parent-style-name="Text_20_body">
      <style:paragraph-properties fo:keep-together="always" fo:keep-with-next="always"/>
    </style:style>
    <style:style style:name="P51" style:family="paragraph" style:parent-style-name="Standard" style:master-page-name="">
      <style:paragraph-properties fo:margin-left="2.235cm" fo:margin-right="0cm" fo:margin-top="0cm" fo:margin-bottom="0.212cm" style:contextual-spacing="false" fo:keep-together="always" fo:text-indent="0cm" style:auto-text-indent="false" style:page-number="auto" fo:keep-with-next="always"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52" style:family="paragraph" style:parent-style-name="Standard">
      <style:paragraph-properties fo:margin-left="2.235cm" fo:margin-right="0cm" fo:margin-top="0cm" fo:margin-bottom="0.212cm" style:contextual-spacing="false" fo:text-indent="0cm" style:auto-text-indent="false"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53" style:family="paragraph" style:parent-style-name="Standard">
      <style:paragraph-properties fo:margin-left="2.235cm" fo:margin-right="0cm" fo:margin-top="0cm" fo:margin-bottom="0.212cm" style:contextual-spacing="false" fo:keep-together="always" fo:text-indent="0cm" style:auto-text-indent="false" fo:keep-with-next="always"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54" style:family="paragraph" style:parent-style-name="Standard">
      <style:paragraph-properties fo:margin-left="2.235cm" fo:margin-right="0cm" fo:margin-top="0cm" fo:margin-bottom="0.212cm" style:contextual-spacing="false" fo:text-indent="0cm" style:auto-text-indent="false" style:text-autospace="none"/>
      <style:text-properties style:font-name="Times New Roman1" fo:font-size="10pt" fo:language="en" fo:country="US" fo:font-weight="bold" style:font-name-asian="Times New Roman1" style:font-size-asian="10pt" style:font-weight-asian="bold" style:font-name-complex="Times New Roman1" style:font-size-complex="10pt" style:font-weight-complex="bold"/>
    </style:style>
    <style:style style:name="P55" style:family="paragraph" style:parent-style-name="Standard">
      <style:paragraph-properties fo:margin-left="2.235cm" fo:margin-right="0cm" fo:margin-top="0cm" fo:margin-bottom="0.212cm" style:contextual-spacing="false" fo:text-indent="0cm" style:auto-text-indent="false" fo:keep-with-next="always"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56" style:family="paragraph" style:parent-style-name="Standard">
      <style:paragraph-properties fo:margin-left="0cm" fo:margin-right="0cm" fo:margin-top="0cm" fo:margin-bottom="0.212cm" style:contextual-spacing="false" fo:text-indent="0cm" style:auto-text-indent="false"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57" style:family="paragraph" style:parent-style-name="Standard">
      <style:paragraph-properties fo:margin-left="2.946cm" fo:margin-right="0cm" fo:margin-top="0cm" fo:margin-bottom="0.141cm" style:contextual-spacing="false" style:line-height-at-least="0.494cm" fo:text-indent="-0.711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58" style:family="paragraph" style:parent-style-name="Standard" style:master-page-name="">
      <style:paragraph-properties fo:margin-left="2.946cm" fo:margin-right="0cm" fo:margin-top="0cm" fo:margin-bottom="0.141cm" style:contextual-spacing="false" style:line-height-at-least="0.494cm" fo:keep-together="always" fo:text-indent="-0.711cm" style:auto-text-indent="false" style:page-number="auto"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style>
    <style:style style:name="P59" style:family="paragraph" style:parent-style-name="Standard">
      <style:paragraph-properties fo:margin-left="2.946cm" fo:margin-right="0cm" fo:margin-top="0cm" fo:margin-bottom="0.141cm" style:contextual-spacing="false" style:line-height-at-least="0.494cm" fo:text-indent="-0.711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style>
    <style:style style:name="P60" style:family="paragraph" style:parent-style-name="Text_20_body">
      <style:text-properties fo:color="#000000" style:font-name="Times New Roman1" fo:font-size="10pt" fo:font-style="normal" style:font-name-asian="Times New Roman1" style:font-size-asian="10pt" style:font-style-asian="normal" style:font-name-complex="Times New Roman1" style:font-size-complex="10pt" style:font-style-complex="normal"/>
    </style:style>
    <style:style style:name="P61" style:family="paragraph" style:parent-style-name="Text_20_body">
      <style:text-properties fo:color="#000000" style:font-name="Times New Roman1" fo:font-size="10pt" style:font-name-asian="Times New Roman1" style:font-size-asian="10pt" style:font-name-complex="Times New Roman1" style:font-size-complex="10pt"/>
    </style:style>
    <style:style style:name="P62" style:family="paragraph" style:parent-style-name="Text_20_body" style:master-page-name="">
      <style:paragraph-properties style:page-number="auto" fo:keep-with-next="always"/>
      <style:text-properties fo:color="#000000" style:font-name="Times New Roman1" fo:font-size="10pt" fo:font-style="normal" style:font-name-asian="Times New Roman1" style:font-size-asian="10pt" style:font-style-asian="normal" style:font-name-complex="Times New Roman1" style:font-size-complex="10pt" style:font-style-complex="normal"/>
    </style:style>
    <style:style style:name="P63" style:family="paragraph" style:parent-style-name="Code">
      <style:text-properties fo:font-style="normal" style:font-style-asian="normal" style:font-style-complex="normal"/>
    </style:style>
    <style:style style:name="P64" style:family="paragraph" style:parent-style-name="Text_20_body">
      <style:text-properties fo:font-style="normal" style:text-underline-style="none" style:font-style-asian="normal" style:font-style-complex="normal"/>
    </style:style>
    <style:style style:name="P65" style:family="paragraph" style:parent-style-name="Code" style:master-page-name="">
      <style:paragraph-properties style:page-number="auto" fo:keep-with-next="auto"/>
    </style:style>
    <style:style style:name="P66" style:family="paragraph" style:parent-style-name="Standard">
      <style:paragraph-properties fo:margin-left="2.946cm" fo:margin-right="0cm" fo:margin-top="0cm" fo:margin-bottom="0.141cm" style:contextual-spacing="false" style:line-height-at-least="0.494cm" fo:keep-together="always" fo:text-indent="-0.711cm" style:auto-text-indent="false" fo:keep-with-next="always"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style>
    <style:style style:name="P67" style:family="paragraph" style:parent-style-name="Standard">
      <style:paragraph-properties fo:margin-left="2.946cm" fo:margin-right="0cm" fo:margin-top="0cm" fo:margin-bottom="0.141cm" style:contextual-spacing="false" style:line-height-at-least="0.494cm" fo:keep-together="always" fo:text-indent="-0.711cm" style:auto-text-indent="false" fo:keep-with-next="always"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fo:font-size="10pt" style:font-size-asian="10pt" style:font-size-complex="10pt"/>
    </style:style>
    <style:style style:name="P68" style:family="paragraph" style:parent-style-name="Standard" style:master-page-name="">
      <style:paragraph-properties fo:margin-left="2.946cm" fo:margin-right="0cm" fo:margin-top="0cm" fo:margin-bottom="0.141cm" style:contextual-spacing="false" style:line-height-at-least="0.494cm" fo:keep-together="always" fo:text-indent="-0.711cm" style:auto-text-indent="false" style:page-number="auto" fo:keep-with-next="auto"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style>
    <style:style style:name="P69" style:family="paragraph" style:parent-style-name="Heading_20_3">
      <style:text-properties style:font-name="Arial1" fo:font-weight="bold" style:font-name-asian="Arial1" style:font-weight-asian="bold" style:font-name-complex="Arial1" style:font-weight-complex="bold"/>
    </style:style>
    <style:style style:name="P70" style:family="paragraph" style:parent-style-name="Standard">
      <style:paragraph-properties fo:margin-left="2.946cm" fo:margin-right="0cm" fo:margin-top="0cm" fo:margin-bottom="0.141cm" style:contextual-spacing="false" style:line-height-at-least="0.494cm" fo:text-indent="-0.711cm" style:auto-text-indent="false" fo:keep-with-next="always"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style>
    <style:style style:name="P71" style:family="paragraph" style:parent-style-name="Standard">
      <style:paragraph-properties fo:margin-left="2.946cm" fo:margin-right="0cm" fo:margin-top="0cm" fo:margin-bottom="0.141cm" style:contextual-spacing="false" style:line-height-at-least="0.494cm" fo:text-indent="-0.711cm" style:auto-text-indent="false" fo:keep-with-next="always"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style:font-name="Times New Roman1" fo:font-size="10pt" fo:font-style="italic"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P72" style:family="paragraph" style:parent-style-name="Text_20_body">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73" style:family="paragraph" style:parent-style-name="Text_20_body" style:master-page-name="">
      <style:paragraph-properties fo:keep-together="auto" fo:orphans="2" style:page-number="auto"/>
    </style:style>
    <style:style style:name="P74" style:family="paragraph" style:parent-style-name="Text_20_body">
      <style:paragraph-properties fo:orphans="2"/>
      <style:text-properties style:font-name="Times New Roman1" fo:font-size="10pt" style:font-name-asian="Times New Roman1" style:font-size-asian="10pt" style:font-name-complex="Times New Roman1" style:font-size-complex="10pt"/>
    </style:style>
    <style:style style:name="P75" style:family="paragraph" style:parent-style-name="Header">
      <style:paragraph-properties fo:text-align="end" style:justify-single-word="false"/>
      <style:text-properties style:font-name="Arial"/>
    </style:style>
    <style:style style:name="P76" style:family="paragraph" style:parent-style-name="Footer">
      <style:paragraph-properties fo:text-align="center" style:justify-single-word="false"/>
      <style:text-properties style:font-name="Arial" fo:font-size="10pt" style:font-size-asian="10pt" style:font-size-complex="10pt"/>
    </style:style>
    <style:style style:name="P77" style:family="paragraph" style:parent-style-name="Footer">
      <style:paragraph-properties fo:text-align="center" style:justify-single-word="false"/>
    </style:style>
    <style:style style:name="P78" style:family="paragraph" style:parent-style-name="Table_20_Contents">
      <style:paragraph-properties fo:text-align="center" style:justify-single-word="false"/>
    </style:style>
    <style:style style:name="P79" style:family="paragraph" style:parent-style-name="Table_20_Contents">
      <style:text-properties fo:font-style="italic" style:font-style-asian="italic" style:font-style-complex="italic"/>
    </style:style>
    <style:style style:name="P80" style:family="paragraph" style:parent-style-name="Table_20_Contents">
      <style:paragraph-properties fo:text-align="center" style:justify-single-word="false"/>
      <style:text-properties fo:font-style="italic" style:font-style-asian="italic" style:font-style-complex="italic"/>
    </style:style>
    <style:style style:name="P81" style:family="paragraph" style:parent-style-name="Table_20_Contents">
      <style:paragraph-properties style:text-autospace="none"/>
      <style:text-properties fo:font-size="10pt" fo:language="zxx" fo:country="none" style:font-size-asian="10pt" style:font-size-complex="10pt"/>
    </style:style>
    <style:style style:name="P82" style:family="paragraph" style:parent-style-name="Table_20_Contents">
      <style:text-properties fo:font-size="10pt" style:font-size-asian="10pt" style:font-size-complex="10pt"/>
    </style:style>
    <style:style style:name="P83" style:family="paragraph" style:parent-style-name="Table_20_Contents">
      <style:paragraph-properties fo:text-align="start" style:justify-single-word="false"/>
    </style:style>
    <style:style style:name="P84" style:family="paragraph" style:parent-style-name="Table_20_Contents">
      <style:paragraph-properties fo:text-align="start" style:justify-single-word="false"/>
      <style:text-properties fo:font-weight="bold" style:font-weight-asian="bold" style:font-weight-complex="bold"/>
    </style:style>
    <style:style style:name="P85" style:family="paragraph" style:parent-style-name="Table_20_Contents">
      <style:paragraph-properties fo:text-align="center" style:justify-single-word="false"/>
      <style:text-properties fo:font-weight="bold" style:font-weight-asian="bold" style:font-weight-complex="bold"/>
    </style:style>
    <style:style style:name="P86" style:family="paragraph" style:parent-style-name="Text_20_body" style:master-page-name="">
      <style:paragraph-properties style:page-number="auto" fo:keep-with-next="always"/>
    </style:style>
    <style:style style:name="P87" style:family="paragraph" style:parent-style-name="Text_20_body" style:master-page-name="">
      <style:paragraph-properties style:page-number="auto" fo:keep-with-next="always"/>
      <style:text-properties fo:font-size="10pt"/>
    </style:style>
    <style:style style:name="P88" style:family="paragraph" style:parent-style-name="Text_20_body" style:master-page-name="">
      <style:paragraph-properties style:page-number="auto" fo:keep-with-next="always"/>
      <style:text-properties fo:font-size="10pt" style:font-size-asian="10pt" style:font-size-complex="10pt"/>
    </style:style>
    <style:style style:name="P89" style:family="paragraph" style:parent-style-name="Text_20_body" style:master-page-name="">
      <style:paragraph-properties style:page-number="auto" fo:keep-with-next="always"/>
      <style:text-properties fo:color="#000000" style:font-name="Times New Roman1"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90" style:family="paragraph" style:parent-style-name="Text_20_body" style:master-page-name="">
      <style:paragraph-properties style:page-number="auto" fo:keep-with-next="always"/>
      <style:text-properties fo:color="#000000" style:font-name="Times New Roman1" fo:font-size="10pt" style:font-name-asian="Times New Roman1" style:font-size-asian="10pt" style:font-name-complex="Times New Roman1" style:font-size-complex="10pt"/>
    </style:style>
    <style:style style:name="P91" style:family="paragraph" style:parent-style-name="Text_20_body" style:master-page-name="">
      <style:paragraph-properties style:page-number="auto" fo:keep-with-next="always"/>
      <style:text-properties fo:color="#000000" style:font-name="Times New Roman1" fo:font-size="10pt" fo:language="zxx" fo:country="none"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92" style:family="paragraph" style:parent-style-name="Text_20_body" style:master-page-name="">
      <style:paragraph-properties fo:keep-together="always" style:page-number="auto" fo:keep-with-next="always"/>
    </style:style>
    <style:style style:name="P93" style:family="paragraph" style:parent-style-name="Text_20_body" style:master-page-name="">
      <style:paragraph-properties style:page-number="auto" fo:keep-with-next="always"/>
      <style:text-properties style:font-name="Times New Roman1" fo:font-size="10pt" style:font-name-asian="Times New Roman1" style:font-size-asian="10pt" style:font-name-complex="Times New Roman1" style:font-size-complex="10pt"/>
    </style:style>
    <style:style style:name="P94" style:family="paragraph" style:parent-style-name="Text_20_body" style:master-page-name="">
      <style:paragraph-properties fo:line-height="100%" style:page-number="auto" fo:keep-with-next="always"/>
      <style:text-properties style:font-name="Times New Roman1" fo:font-size="10pt" style:font-name-asian="Times New Roman1" style:font-size-asian="10pt" style:font-name-complex="Times New Roman1" style:font-size-complex="10pt"/>
    </style:style>
    <style:style style:name="P95" style:family="paragraph" style:parent-style-name="Text_20_body" style:master-page-name="">
      <style:paragraph-properties style:page-number="auto" fo:keep-with-next="always"/>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96" style:family="paragraph" style:parent-style-name="Text_20_body" style:master-page-name="">
      <style:paragraph-properties fo:keep-together="auto" style:page-number="auto" fo:keep-with-next="always"/>
    </style:style>
    <style:style style:name="P97" style:family="paragraph" style:parent-style-name="Text_20_body" style:master-page-name="">
      <style:paragraph-properties style:page-number="auto" fo:keep-with-next="always"/>
      <style:text-properties fo:font-weight="normal" style:font-weight-asian="normal" style:font-weight-complex="normal"/>
    </style:style>
    <style:style style:name="P98" style:family="paragraph" style:parent-style-name="Text_20_body" style:master-page-name="">
      <style:paragraph-properties fo:line-height="100%" style:page-number="auto" fo:keep-with-next="always"/>
    </style:style>
    <style:style style:name="P99" style:family="paragraph" style:parent-style-name="Text_20_body" style:master-page-name="">
      <style:paragraph-properties fo:orphans="2" fo:widows="2" style:page-number="auto" fo:keep-with-next="always"/>
    </style:style>
    <style:style style:name="P100" style:family="paragraph" style:parent-style-name="Code" style:master-page-name="">
      <style:paragraph-properties style:page-number="auto" fo:keep-with-next="always"/>
    </style:style>
    <style:style style:name="P101" style:family="paragraph" style:parent-style-name="Code" style:master-page-name="">
      <style:paragraph-properties style:page-number="auto" fo:keep-with-next="always"/>
      <style:text-properties fo:color="#000000" style:font-name="Courier New2" fo:font-size="9pt" style:font-name-asian="Courier New2" style:font-size-asian="9pt" style:font-name-complex="Courier New2" style:font-size-complex="9pt"/>
    </style:style>
    <style:style style:name="P102" style:family="paragraph" style:parent-style-name="Code" style:master-page-name="">
      <style:paragraph-properties fo:keep-together="always" style:page-number="auto" fo:keep-with-next="always"/>
    </style:style>
    <style:style style:name="P103" style:family="paragraph" style:parent-style-name="Code" style:master-page-name="">
      <style:paragraph-properties fo:keep-together="auto" style:page-number="auto" fo:keep-with-next="always"/>
    </style:style>
    <style:style style:name="P104" style:family="paragraph" style:parent-style-name="Text_20_body" style:master-page-name="">
      <style:paragraph-properties style:page-number="auto"/>
      <style:text-properties fo:color="#000000" style:font-name="Times New Roman1" fo:font-size="10pt" fo:font-style="normal" style:font-name-asian="Times New Roman1" style:font-size-asian="10pt" style:font-style-asian="normal" style:font-name-complex="Times New Roman1" style:font-size-complex="10pt" style:font-style-complex="normal"/>
    </style:style>
    <style:style style:name="P105" style:family="paragraph" style:parent-style-name="Code" style:master-page-name="">
      <style:paragraph-properties style:page-number="auto" fo:keep-with-next="auto"/>
    </style:style>
    <style:style style:name="P106" style:family="paragraph" style:parent-style-name="Code" style:master-page-name="">
      <style:paragraph-properties style:page-number="auto" fo:keep-with-next="auto"/>
      <style:text-properties fo:color="#000000" style:font-name="Courier New1" fo:font-size="10pt" style:font-name-asian="Times New Roman1" style:font-size-asian="10pt" style:font-name-complex="Times New Roman1" style:font-size-complex="10pt"/>
    </style:style>
    <style:style style:name="P107" style:family="paragraph" style:parent-style-name="Text_20_body" style:master-page-name="">
      <style:paragraph-properties style:page-number="auto" fo:keep-with-next="auto"/>
    </style:style>
    <style:style style:name="P108" style:family="paragraph" style:parent-style-name="Text_20_body" style:master-page-name="">
      <style:paragraph-properties style:page-number="auto" fo:keep-with-next="auto"/>
      <style:text-properties fo:font-size="10pt" style:font-size-asian="10pt" style:font-size-complex="10pt"/>
    </style:style>
    <style:style style:name="P109" style:family="paragraph" style:parent-style-name="Text_20_body" style:master-page-name="">
      <style:paragraph-properties fo:orphans="2" fo:widows="2" style:page-number="auto" fo:keep-with-next="auto"/>
    </style:style>
    <style:style style:name="P110" style:family="paragraph" style:parent-style-name="Code" style:master-page-name="">
      <style:paragraph-properties style:page-number="auto"/>
    </style:style>
    <style:style style:name="P111" style:family="paragraph" style:parent-style-name="Code" style:master-page-name="">
      <style:paragraph-properties style:page-number="auto"/>
      <style:text-properties fo:font-size="10pt" style:font-size-asian="10pt" style:font-size-complex="10pt"/>
    </style:style>
    <style:style style:name="P112" style:family="paragraph" style:parent-style-name="Text_20_body" style:master-page-name="">
      <style:paragraph-properties style:page-number="auto" fo:background-color="transparent" fo:keep-with-next="always">
        <style:background-image/>
      </style:paragraph-properties>
    </style:style>
    <style:style style:name="P113" style:family="paragraph" style:parent-style-name="Text_20_body">
      <style:text-properties fo:font-style="normal" style:font-style-asian="normal" style:font-style-complex="normal"/>
    </style:style>
    <style:style style:name="P114" style:family="paragraph" style:parent-style-name="Text_20_body">
      <style:text-properties fo:font-style="normal" fo:font-weight="normal" style:font-style-asian="normal" style:font-weight-asian="normal" style:font-style-complex="normal" style:font-weight-complex="normal"/>
    </style:style>
    <style:style style:name="P115" style:family="paragraph" style:parent-style-name="Text_20_body">
      <style:text-properties style:font-name="Times New Roman1" fo:font-size="10pt" style:font-name-asian="Times New Roman1" style:font-size-asian="10pt" style:font-name-complex="Times New Roman1" style:font-size-complex="10pt"/>
    </style:style>
    <style:style style:name="P116" style:family="paragraph" style:parent-style-name="Text_20_body">
      <style:paragraph-properties style:text-autospace="none"/>
      <style:text-properties style:font-name="Times New Roman1" fo:font-size="10pt" style:font-name-asian="Times New Roman1" style:font-size-asian="10pt" style:font-name-complex="Times New Roman1" style:font-size-complex="10pt"/>
    </style:style>
    <style:style style:name="P117" style:family="paragraph" style:parent-style-name="Text_20_body">
      <style:paragraph-properties fo:line-height="100%"/>
      <style:text-properties style:font-name="Times New Roman1" fo:font-size="10pt" style:font-name-asian="Times New Roman1" style:font-size-asian="10pt" style:font-name-complex="Times New Roman1" style:font-size-complex="10pt"/>
    </style:style>
    <style:style style:name="P118" style:family="paragraph" style:parent-style-name="Text_20_body">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119" style:family="paragraph" style:parent-style-name="Text_20_body">
      <style:text-properties style:font-name="Times New Roman1"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120" style:family="paragraph" style:parent-style-name="Text_20_body">
      <style:text-properties style:font-name="Times New Roman1" fo:font-size="10pt" fo:font-style="normal" style:font-name-asian="Times New Roman1" style:font-size-asian="10pt" style:font-style-asian="normal" style:font-name-complex="Times New Roman1" style:font-size-complex="10pt" style:font-style-complex="normal"/>
    </style:style>
    <style:style style:name="P121" style:family="paragraph" style:parent-style-name="Text_20_body">
      <style:text-properties fo:font-size="10pt"/>
    </style:style>
    <style:style style:name="P122" style:family="paragraph" style:parent-style-name="Text_20_body">
      <style:text-properties fo:font-size="10pt" style:font-size-asian="10pt" style:font-size-complex="10pt"/>
    </style:style>
    <style:style style:name="P123" style:family="paragraph" style:parent-style-name="Text_20_body">
      <style:paragraph-properties fo:line-height="100%"/>
      <style:text-properties fo:font-size="10pt" style:font-size-asian="10pt" style:font-size-complex="10pt"/>
    </style:style>
    <style:style style:name="P124" style:family="paragraph" style:parent-style-name="Text_20_body">
      <style:text-properties fo:color="#000000" style:font-name="Times New Roman1" fo:font-size="10pt" fo:font-style="normal" style:font-name-asian="Times New Roman1" style:font-size-asian="10pt" style:font-style-asian="normal" style:font-name-complex="Times New Roman1" style:font-size-complex="10pt" style:font-style-complex="normal"/>
    </style:style>
    <style:style style:name="P125" style:family="paragraph" style:parent-style-name="Text_20_body">
      <style:text-properties fo:color="#000000" style:font-name="Times New Roman1"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126" style:family="paragraph" style:parent-style-name="Text_20_body">
      <style:text-properties fo:color="#000000"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127" style:family="paragraph" style:parent-style-name="Text_20_body">
      <style:text-properties fo:color="#000000"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P128" style:family="paragraph" style:parent-style-name="Text_20_body">
      <style:text-properties fo:color="#000000" style:font-name="Times New Roman1" fo:font-size="10pt" style:font-name-asian="Times New Roman1" style:font-size-asian="10pt" style:font-name-complex="Times New Roman1" style:font-size-complex="10pt"/>
    </style:style>
    <style:style style:name="P129" style:family="paragraph" style:parent-style-name="Text_20_body">
      <style:text-properties fo:color="#000000"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P130" style:family="paragraph" style:parent-style-name="Text_20_body">
      <style:text-properties fo:color="#000000" style:font-name="Times New Roman1" fo:font-size="10pt" fo:language="zxx" fo:country="none" style:font-name-asian="Times New Roman1" style:font-size-asian="10pt" style:font-name-complex="Times New Roman1" style:font-size-complex="10pt"/>
    </style:style>
    <style:style style:name="P131" style:family="paragraph" style:parent-style-name="Text_20_body">
      <style:text-properties fo:color="#000000" style:font-name="Times New Roman1" fo:font-style="normal" style:font-name-asian="Times New Roman1" style:font-style-asian="normal" style:font-name-complex="Times New Roman1" style:font-style-complex="normal"/>
    </style:style>
    <style:style style:name="P132" style:family="paragraph" style:parent-style-name="Text_20_body">
      <style:text-properties fo:color="#000000" style:font-name="Times New Roman1" style:font-name-asian="Times New Roman1" style:font-name-complex="Times New Roman1"/>
    </style:style>
    <style:style style:name="P133" style:family="paragraph" style:parent-style-name="Text_20_body">
      <style:paragraph-properties fo:text-align="start" style:justify-single-word="false"/>
      <style:text-properties fo:color="#000000" style:font-name="Times New Roman" fo:font-size="10pt" style:font-name-asian="Courier New2" style:font-size-asian="10pt" style:font-name-complex="Courier New2" style:font-size-complex="10pt"/>
    </style:style>
    <style:style style:name="P134" style:family="paragraph" style:parent-style-name="Text_20_body">
      <style:text-properties fo:font-weight="bold" style:font-weight-asian="bold" style:font-weight-complex="bold"/>
    </style:style>
    <style:style style:name="P135" style:family="paragraph" style:parent-style-name="Text_20_body">
      <style:text-properties fo:font-weight="normal" style:font-weight-asian="normal" style:font-weight-complex="normal"/>
    </style:style>
    <style:style style:name="P136" style:family="paragraph" style:parent-style-name="Text_20_body">
      <style:text-properties style:font-name="Arial Narrow" fo:font-size="11pt"/>
    </style:style>
    <style:style style:name="P137" style:family="paragraph" style:parent-style-name="Text_20_body">
      <style:paragraph-properties fo:text-align="center" style:justify-single-word="false"/>
      <style:text-properties style:font-name="Arial Narrow" fo:font-size="11pt" fo:font-style="normal" style:font-style-asian="normal" style:font-style-complex="normal"/>
    </style:style>
    <style:style style:name="P138" style:family="paragraph" style:parent-style-name="Text_20_body">
      <style:text-properties style:text-position="0% 100%" fo:font-style="normal" fo:font-weight="normal" style:font-style-asian="normal" style:font-weight-asian="normal" style:font-style-complex="normal" style:font-weight-complex="normal"/>
    </style:style>
    <style:style style:name="P139" style:family="paragraph" style:parent-style-name="Text_20_body">
      <style:text-properties style:font-name="Times New Roman"/>
    </style:style>
    <style:style style:name="P140" style:family="paragraph" style:parent-style-name="Text_20_body">
      <style:paragraph-properties fo:text-align="start" style:justify-single-word="false" style:text-autospace="none"/>
      <style:text-properties style:font-name="TimesNewRomanPSMT" fo:font-size="10pt" style:font-name-asian="TimesNewRomanPSMT" style:font-size-asian="10pt" style:font-name-complex="TimesNewRomanPSMT" style:font-size-complex="10pt"/>
    </style:style>
    <style:style style:name="P141" style:family="paragraph" style:parent-style-name="Text_20_body">
      <style:paragraph-properties fo:line-height="100%"/>
    </style:style>
    <style:style style:name="P142" style:family="paragraph" style:parent-style-name="Text_20_body">
      <style:text-properties style:font-name="Arial1" fo:font-size="8pt" fo:font-weight="bold" style:font-name-asian="Arial1" style:font-size-asian="8pt" style:font-weight-asian="bold" style:font-name-complex="Arial1" style:font-size-complex="8pt" style:font-weight-complex="bold"/>
    </style:style>
    <style:style style:name="P143" style:family="paragraph" style:parent-style-name="Text_20_body">
      <style:text-properties fo:font-style="italic" style:font-style-asian="italic" style:font-style-complex="italic"/>
    </style:style>
    <style:style style:name="P144" style:family="paragraph" style:parent-style-name="Text_20_body">
      <style:text-properties fo:language="en" fo:country="US"/>
    </style:style>
    <style:style style:name="P145" style:family="paragraph" style:parent-style-name="Text_20_body">
      <style:paragraph-properties fo:text-align="start" style:justify-single-word="false"/>
    </style:style>
    <style:style style:name="P146" style:family="paragraph" style:parent-style-name="Text_20_body">
      <style:paragraph-properties fo:margin-left="3.087cm" fo:margin-right="0cm" fo:text-indent="-0.817cm" style:auto-text-indent="false">
        <style:tab-stops/>
      </style:paragraph-properties>
    </style:style>
    <style:style style:name="P147" style:family="paragraph" style:parent-style-name="Text_20_body">
      <style:paragraph-properties fo:margin-left="3.087cm" fo:margin-right="0cm" fo:text-indent="-0.817cm" style:auto-text-indent="false">
        <style:tab-stops/>
      </style:paragraph-properties>
      <style:text-properties style:font-name="Times New Roman2" fo:font-size="10pt" fo:font-style="italic" fo:font-weight="normal" style:font-style-asian="normal" style:font-weight-asian="normal" style:font-style-complex="normal" style:font-weight-complex="normal"/>
    </style:style>
    <style:style style:name="P148" style:family="paragraph" style:parent-style-name="Text_20_body">
      <style:paragraph-properties fo:margin-left="3.087cm" fo:margin-right="0cm" fo:text-indent="-0.817cm" style:auto-text-indent="false">
        <style:tab-stops/>
      </style:paragraph-properties>
      <style:text-properties style:font-name="Times New Roman1"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149" style:family="paragraph" style:parent-style-name="Text_20_body">
      <style:paragraph-properties fo:margin-left="3.087cm" fo:margin-right="0cm" fo:text-indent="-0.817cm" style:auto-text-indent="false">
        <style:tab-stops/>
      </style:paragraph-properties>
      <style:text-properties fo:font-weight="bold" style:font-weight-asian="bold" style:font-weight-complex="bold"/>
    </style:style>
    <style:style style:name="P150" style:family="paragraph" style:parent-style-name="Text_20_body">
      <style:paragraph-properties fo:margin-left="3.087cm" fo:margin-right="0cm" fo:text-indent="-0.817cm" style:auto-text-indent="false" fo:keep-with-next="always">
        <style:tab-stops/>
      </style:paragraph-properties>
      <style:text-properties style:font-name="Times New Roman2" fo:font-size="10pt" fo:font-style="italic" fo:font-weight="normal" style:font-style-asian="italic" style:font-weight-asian="normal" style:font-style-complex="italic" style:font-weight-complex="normal"/>
    </style:style>
    <style:style style:name="P151" style:family="paragraph" style:parent-style-name="Text_20_body">
      <style:paragraph-properties fo:margin-left="3.087cm" fo:margin-right="0cm" fo:text-indent="-0.817cm" style:auto-text-indent="false" fo:keep-with-next="always">
        <style:tab-stops/>
      </style:paragraph-properties>
      <style:text-properties style:font-name="Times New Roman2" fo:font-size="10pt" fo:font-style="italic" fo:font-weight="normal" style:font-weight-asian="normal" style:font-weight-complex="normal"/>
    </style:style>
    <style:style style:name="P152" style:family="paragraph" style:parent-style-name="Text_20_body">
      <style:paragraph-properties fo:margin-left="3.087cm" fo:margin-right="0cm" fo:text-indent="-0.817cm" style:auto-text-indent="false" fo:keep-with-next="always">
        <style:tab-stops/>
      </style:paragraph-properties>
    </style:style>
    <style:style style:name="P153" style:family="paragraph" style:parent-style-name="Standard">
      <style:paragraph-properties fo:margin-left="1.614cm" fo:margin-right="0cm" fo:margin-top="0cm" fo:margin-bottom="0.141cm" style:contextual-spacing="false" fo:text-indent="0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fo:font-size="10pt" fo:language="zxx" fo:country="none" style:font-size-asian="10pt" style:font-size-complex="10pt"/>
    </style:style>
    <style:style style:name="P154" style:family="paragraph" style:parent-style-name="Standard">
      <style:paragraph-properties fo:margin-left="1.614cm" fo:margin-right="0cm" fo:margin-top="0cm" fo:margin-bottom="0.141cm" style:contextual-spacing="false" fo:text-indent="0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fo:font-size="10pt" fo:language="zxx" fo:country="none" fo:font-style="italic" style:font-size-asian="10pt" style:font-style-asian="italic" style:font-size-complex="10pt" style:font-style-complex="italic"/>
    </style:style>
    <style:style style:name="P155" style:family="paragraph" style:parent-style-name="Standard">
      <style:paragraph-properties fo:margin-left="1.614cm" fo:margin-right="0cm" fo:margin-top="0cm" fo:margin-bottom="0.141cm" style:contextual-spacing="false" fo:text-indent="0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fo:font-size="10pt" fo:font-style="italic" style:font-size-asian="10pt" style:font-style-asian="italic" style:font-size-complex="10pt" style:font-style-complex="italic"/>
    </style:style>
    <style:style style:name="P156" style:family="paragraph" style:parent-style-name="Standard">
      <style:paragraph-properties fo:margin-left="1.614cm" fo:margin-right="0cm" fo:margin-top="0cm" fo:margin-bottom="0.141cm" style:contextual-spacing="false" fo:text-indent="0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style:font-name="Times New Roman" fo:font-size="10pt" fo:font-style="italic" style:font-size-asian="10pt" style:font-style-asian="italic" style:font-size-complex="10pt" style:font-style-complex="italic"/>
    </style:style>
    <style:style style:name="P157" style:family="paragraph" style:parent-style-name="Standard">
      <style:paragraph-properties fo:margin-left="1.614cm" fo:margin-right="0cm" fo:margin-top="0cm" fo:margin-bottom="0.141cm" style:contextual-spacing="false" fo:text-indent="0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158" style:family="paragraph" style:parent-style-name="Standard">
      <style:paragraph-properties fo:margin-left="1.614cm" fo:margin-right="0cm" fo:margin-top="0cm" fo:margin-bottom="0.141cm" style:contextual-spacing="false" fo:text-indent="0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style:font-name="Times New Roman" fo:font-size="10pt" fo:font-style="italic" style:font-name-asian="Consolas" style:font-size-asian="10pt" style:font-style-asian="italic" style:font-name-complex="Consolas" style:font-size-complex="10pt" style:font-style-complex="italic"/>
    </style:style>
    <style:style style:name="P159" style:family="paragraph" style:parent-style-name="Standard">
      <style:paragraph-properties fo:margin-left="1.614cm" fo:margin-right="0cm" fo:margin-top="0cm" fo:margin-bottom="0.141cm" style:contextual-spacing="false" fo:text-indent="0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style:font-name="Times New Roman" fo:font-size="10pt" fo:language="zxx" fo:country="none" fo:font-style="italic" style:font-size-asian="10pt" style:font-style-asian="italic" style:font-size-complex="10pt" style:font-style-complex="italic"/>
    </style:style>
    <style:style style:name="P160" style:family="paragraph" style:parent-style-name="Standard">
      <style:paragraph-properties fo:margin-left="1.614cm" fo:margin-right="0cm" fo:margin-top="0cm" fo:margin-bottom="0.141cm" style:contextual-spacing="false" fo:text-indent="0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style:font-name="Times New Roman" fo:font-size="9.5pt" fo:font-style="italic" style:font-name-asian="Consolas1" style:font-size-asian="9.5pt" style:font-style-asian="italic" style:font-name-complex="Consolas1" style:font-size-complex="9.5pt" style:font-style-complex="italic"/>
    </style:style>
    <style:style style:name="P161" style:family="paragraph" style:parent-style-name="Standard">
      <style:paragraph-properties fo:margin-left="1.614cm" fo:margin-right="0cm" fo:margin-top="0cm" fo:margin-bottom="0.141cm" style:contextual-spacing="false" fo:text-indent="0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P162" style:family="paragraph" style:parent-style-name="Code">
      <style:paragraph-properties fo:margin-left="1.614cm" fo:margin-right="0cm" fo:margin-top="0cm" fo:margin-bottom="0.141cm" style:contextual-spacing="false" fo:text-indent="0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style:font-name="Times New Roman" fo:font-size="10pt" fo:font-style="italic" style:font-size-asian="10pt" style:font-style-asian="italic" style:font-size-complex="10pt" style:font-style-complex="italic"/>
    </style:style>
    <style:style style:name="P163" style:family="paragraph" style:parent-style-name="Standard">
      <style:paragraph-properties fo:margin-left="1.614cm" fo:margin-right="0cm" fo:text-indent="0cm" style:auto-text-indent="false"/>
      <style:text-properties fo:font-size="10pt" fo:font-style="italic" style:font-size-asian="10pt" style:font-style-asian="italic" style:font-size-complex="10pt" style:font-style-complex="italic"/>
    </style:style>
    <style:style style:name="P164" style:family="paragraph" style:parent-style-name="Standard">
      <style:paragraph-properties fo:margin-left="1.614cm" fo:margin-right="0cm" fo:text-indent="0cm" style:auto-text-indent="false" style:text-autospace="none">
        <style:tab-stops>
          <style:tab-stop style:position="0.635cm"/>
        </style:tab-stops>
      </style:paragraph-properties>
      <style:text-properties fo:font-size="10pt" fo:font-style="italic" style:font-size-asian="10pt" style:font-style-asian="italic" style:font-size-complex="10pt" style:font-style-complex="italic"/>
    </style:style>
    <style:style style:name="P165" style:family="paragraph" style:parent-style-name="Standard">
      <style:paragraph-properties fo:margin-left="1.614cm" fo:margin-right="0cm" fo:text-indent="0cm" style:auto-text-indent="false" style:text-autospace="none">
        <style:tab-stops>
          <style:tab-stop style:position="0.635cm"/>
        </style:tab-stops>
      </style:paragraph-properties>
      <style:text-properties fo:font-size="10pt" style:font-size-asian="10pt" style:font-size-complex="10pt"/>
    </style:style>
    <style:style style:name="P166" style:family="paragraph" style:parent-style-name="Standard">
      <style:paragraph-properties fo:margin-left="1.614cm" fo:margin-right="0cm" fo:text-indent="0cm" style:auto-text-indent="fals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67" style:family="paragraph" style:parent-style-name="Standard">
      <style:paragraph-properties fo:margin-left="2.235cm" fo:margin-right="0cm" fo:margin-top="0cm" fo:margin-bottom="0.212cm" style:contextual-spacing="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1" fo:font-size="10pt" style:font-name-asian="Times New Roman1" style:font-size-asian="10pt" style:font-name-complex="Times New Roman1" style:font-size-complex="10pt"/>
    </style:style>
    <style:style style:name="P168" style:family="paragraph" style:parent-style-name="Standard">
      <style:paragraph-properties fo:margin-left="2.235cm" fo:margin-right="0cm" fo:margin-top="0cm" fo:margin-bottom="0.212cm" style:contextual-spacing="false" fo:text-indent="0cm" style:auto-text-indent="false" style:text-autospace="none"/>
      <style:text-properties fo:color="#000000" style:font-name="Times New Roman1" fo:font-size="10pt" style:font-name-asian="Times New Roman1" style:font-size-asian="10pt" style:font-name-complex="Times New Roman1" style:font-size-complex="10pt"/>
    </style:style>
    <style:style style:name="P169" style:family="paragraph" style:parent-style-name="Standard">
      <style:text-properties fo:color="#000000" fo:font-size="10pt" style:font-size-asian="10pt" style:font-size-complex="10pt"/>
    </style:style>
    <style:style style:name="P170" style:family="paragraph" style:parent-style-name="Standard">
      <style:text-properties fo:color="#000000" fo:font-size="10pt" fo:font-style="normal" fo:font-weight="normal" style:font-size-asian="10pt" style:font-style-asian="normal" style:font-weight-asian="normal" style:font-size-complex="10pt" style:font-style-complex="normal" style:font-weight-complex="normal"/>
    </style:style>
    <style:style style:name="P171" style:family="paragraph" style:parent-style-name="Standard">
      <style:paragraph-properties style:text-autospace="none">
        <style:tab-stops>
          <style:tab-stop style:position="0.406cm"/>
          <style:tab-stop style:position="1.041cm"/>
          <style:tab-stop style:position="1.676cm"/>
          <style:tab-stop style:position="2.311cm"/>
          <style:tab-stop style:position="2.75cm"/>
          <style:tab-stop style:position="2.946cm"/>
          <style:tab-stop style:position="3.581cm"/>
          <style:tab-stop style:position="4.216cm"/>
          <style:tab-stop style:position="4.851cm"/>
          <style:tab-stop style:position="5.486cm"/>
          <style:tab-stop style:position="6.121cm"/>
          <style:tab-stop style:position="6.756cm"/>
          <style:tab-stop style:position="7.391cm"/>
          <style:tab-stop style:position="8.026cm"/>
          <style:tab-stop style:position="8.661cm"/>
          <style:tab-stop style:position="9.296cm"/>
          <style:tab-stop style:position="9.931cm"/>
          <style:tab-stop style:position="10.566cm"/>
          <style:tab-stop style:position="11.201cm"/>
          <style:tab-stop style:position="11.836cm"/>
          <style:tab-stop style:position="12.471cm"/>
          <style:tab-stop style:position="13.106cm"/>
          <style:tab-stop style:position="13.741cm"/>
          <style:tab-stop style:position="14.376cm"/>
          <style:tab-stop style:position="15.011cm"/>
          <style:tab-stop style:position="15.646cm"/>
        </style:tab-stops>
      </style:paragraph-properties>
      <style:text-properties fo:color="#000000" style:font-name="Courier New2" fo:font-size="9pt" style:font-name-asian="Courier New2" style:font-size-asian="9pt" style:font-name-complex="Courier New2" style:font-size-complex="9pt"/>
    </style:style>
    <style:style style:name="P172" style:family="paragraph" style:parent-style-name="Standard">
      <style:paragraph-properties fo:text-align="center" style:justify-single-word="false"/>
      <style:text-properties fo:color="#0000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173" style:family="paragraph" style:parent-style-name="Standard">
      <style:text-properties fo:color="#000000" style:font-name="Times New Roman" fo:font-size="10pt" fo:font-style="normal" fo:font-weight="normal" style:font-size-asian="10pt" style:font-style-asian="normal" style:font-weight-asian="normal" style:font-size-complex="10pt" style:font-style-complex="normal" style:font-weight-complex="normal"/>
    </style:style>
    <style:style style:name="P174" style:family="paragraph" style:parent-style-name="Standard">
      <style:text-properties fo:color="#000000" style:font-name="Times New Roman" fo:font-size="10pt" style:font-size-asian="10pt" style:font-size-complex="10pt"/>
    </style:style>
    <style:style style:name="P175" style:family="paragraph" style:parent-style-name="Standard">
      <style:text-properties fo:font-size="10pt" style:font-size-asian="10pt" style:font-size-complex="10pt"/>
    </style:style>
    <style:style style:name="P176" style:family="paragraph" style:parent-style-name="Standard">
      <style:paragraph-properties style:text-autospace="none"/>
      <style:text-properties fo:font-size="10pt" style:font-size-asian="10pt" style:font-size-complex="10pt"/>
    </style:style>
    <style:style style:name="P177" style:family="paragraph" style:parent-style-name="Standard">
      <style:paragraph-properties fo:text-align="center" style:justify-single-word="false"/>
      <style:text-properties fo:font-size="10pt" style:font-size-asian="10pt" style:font-size-complex="10pt"/>
    </style:style>
    <style:style style:name="P178" style:family="paragraph" style:parent-style-name="Standard">
      <style:text-properties fo:font-size="10pt" fo:language="zxx" fo:country="none" style:font-size-asian="10pt" style:font-size-complex="10pt"/>
    </style:style>
    <style:style style:name="P179" style:family="paragraph" style:parent-style-name="Standard">
      <style:paragraph-properties fo:text-align="start" style:justify-single-word="false"/>
      <style:text-properties fo:font-size="10pt" fo:language="zxx" fo:country="none" style:font-size-asian="10pt" style:font-size-complex="10pt"/>
    </style:style>
    <style:style style:name="P180" style:family="paragraph" style:parent-style-name="Standard">
      <style:paragraph-properties style:text-autospace="none"/>
      <style:text-properties fo:font-size="10pt" fo:language="zxx" fo:country="none" style:font-size-asian="10pt" style:font-size-complex="10pt"/>
    </style:style>
    <style:style style:name="P181" style:family="paragraph" style:parent-style-name="Standard">
      <style:paragraph-properties style:text-autospace="none"/>
      <style:text-properties fo:font-size="10pt" fo:language="zxx" fo:country="none" fo:font-style="normal" style:font-size-asian="10pt" style:font-style-asian="normal" style:font-size-complex="10pt" style:font-style-complex="normal"/>
    </style:style>
    <style:style style:name="P182" style:family="paragraph" style:parent-style-name="Standard">
      <style:paragraph-properties style:text-autospace="none"/>
      <style:text-properties fo:font-size="10pt" fo:language="zxx" fo:country="none" fo:font-style="normal" style:font-size-asian="10pt" style:font-style-asian="italic" style:font-size-complex="10pt" style:font-style-complex="normal"/>
    </style:style>
    <style:style style:name="P183" style:family="paragraph" style:parent-style-name="Standard">
      <style:text-properties fo:font-size="10pt" fo:font-style="normal" fo:font-weight="normal" style:font-size-asian="10pt" style:font-style-asian="normal" style:font-weight-asian="normal" style:font-size-complex="10pt" style:font-style-complex="normal" style:font-weight-complex="normal"/>
    </style:style>
    <style:style style:name="P184" style:family="paragraph" style:parent-style-name="Standard">
      <style:paragraph-properties style:text-autospace="none"/>
      <style:text-properties fo:font-size="10pt" fo:font-style="normal" fo:font-weight="normal" style:font-size-asian="10pt" style:font-style-asian="normal" style:font-weight-asian="normal" style:font-size-complex="10pt" style:font-style-complex="normal" style:font-weight-complex="normal"/>
    </style:style>
    <style:style style:name="P185" style:family="paragraph" style:parent-style-name="Standard">
      <style:text-properties fo:font-size="10pt" fo:font-style="normal" style:font-size-asian="10pt" style:font-style-asian="normal" style:font-size-complex="10pt" style:font-style-complex="normal"/>
    </style:style>
    <style:style style:name="P186" style:family="paragraph" style:parent-style-name="Standard">
      <style:paragraph-properties style:text-autospace="none"/>
      <style:text-properties fo:font-size="10pt" fo:font-style="normal" style:font-size-asian="10pt" style:font-style-asian="normal" style:font-size-complex="10pt" style:font-style-complex="normal"/>
    </style:style>
    <style:style style:name="P187" style:family="paragraph" style:parent-style-name="Standard">
      <style:text-properties fo:font-size="10pt" fo:font-weight="normal" style:font-size-asian="10pt" style:font-weight-asian="normal" style:font-size-complex="10pt" style:font-weight-complex="normal"/>
    </style:style>
    <style:style style:name="P188" style:family="paragraph" style:parent-style-name="Standard">
      <style:paragraph-properties style:text-autospace="none"/>
      <style:text-properties fo:font-size="10pt" fo:font-style="italic" style:font-size-asian="10pt" style:font-style-asian="italic" style:font-size-complex="10pt" style:font-style-complex="italic"/>
    </style:style>
    <style:style style:name="P189" style:family="paragraph" style:parent-style-name="Standard">
      <style:paragraph-properties style:text-autospace="none"/>
      <style:text-properties fo:font-size="10pt" fo:font-weight="bold" style:font-size-asian="10pt" style:font-weight-asian="bold" style:font-size-complex="10pt" style:font-weight-complex="bold"/>
    </style:style>
    <style:style style:name="P190" style:family="paragraph" style:parent-style-name="Standard">
      <style:paragraph-properties style:text-autospace="none">
        <style:tab-stops>
          <style:tab-stop style:position="0.406cm"/>
          <style:tab-stop style:position="1.041cm"/>
          <style:tab-stop style:position="1.676cm"/>
          <style:tab-stop style:position="2.311cm"/>
          <style:tab-stop style:position="2.946cm"/>
          <style:tab-stop style:position="3.581cm"/>
          <style:tab-stop style:position="4.216cm"/>
          <style:tab-stop style:position="4.851cm"/>
          <style:tab-stop style:position="5.486cm"/>
          <style:tab-stop style:position="6.121cm"/>
          <style:tab-stop style:position="6.756cm"/>
          <style:tab-stop style:position="7.391cm"/>
          <style:tab-stop style:position="8.026cm"/>
          <style:tab-stop style:position="8.661cm"/>
          <style:tab-stop style:position="9.296cm"/>
          <style:tab-stop style:position="9.931cm"/>
          <style:tab-stop style:position="10.566cm"/>
          <style:tab-stop style:position="11.201cm"/>
          <style:tab-stop style:position="11.836cm"/>
          <style:tab-stop style:position="12.471cm"/>
        </style:tab-stops>
      </style:paragraph-properties>
      <style:text-properties style:font-name="Courier New2" fo:font-size="9pt" style:font-name-asian="Courier New2" style:font-size-asian="9pt" style:font-name-complex="Courier New2" style:font-size-complex="9pt"/>
    </style:style>
    <style:style style:name="P191" style:family="paragraph" style:parent-style-name="Standard">
      <style:paragraph-properties style:text-autospace="none"/>
      <style:text-properties style:font-name="Times New Roman1" fo:font-size="10pt" style:font-name-asian="Times New Roman1" style:font-size-asian="10pt" style:font-name-complex="Times New Roman1" style:font-size-complex="10pt"/>
    </style:style>
    <style:style style:name="P192" style:family="paragraph" style:parent-style-name="Standard">
      <style:paragraph-properties style:text-autospace="none"/>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193" style:family="paragraph" style:parent-style-name="Standard">
      <style:paragraph-properties style:text-autospace="none"/>
      <style:text-properties style:font-name="Times New Roman1" fo:font-size="10pt" fo:font-weight="normal" style:font-name-asian="Times New Roman1" style:font-size-asian="10pt" style:font-weight-asian="bold" style:font-name-complex="Times New Roman1" style:font-size-complex="10pt" style:font-weight-complex="normal"/>
    </style:style>
    <style:style style:name="P194" style:family="paragraph" style:parent-style-name="Standard">
      <style:paragraph-properties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95" style:family="paragraph" style:parent-style-name="Standard">
      <style:paragraph-properties style:text-autospace="none"/>
      <style:text-properties style:font-name="Times New Roman1" fo:font-size="10pt" fo:font-style="normal" style:font-name-asian="Times New Roman1" style:font-size-asian="10pt" style:font-style-asian="normal" style:font-name-complex="Times New Roman1" style:font-size-complex="10pt" style:font-style-complex="normal"/>
    </style:style>
    <style:style style:name="P196" style:family="paragraph" style:parent-style-name="Standard">
      <style:paragraph-properties style:text-autospace="none"/>
      <style:text-properties style:font-name="Times New Roman1" fo:font-size="9pt" style:font-name-asian="Times New Roman1" style:font-size-asian="9pt" style:font-name-complex="Times New Roman1" style:font-size-complex="9pt"/>
    </style:style>
    <style:style style:name="P197" style:family="paragraph" style:parent-style-name="Standard">
      <style:paragraph-properties style:text-autospace="none"/>
    </style:style>
    <style:style style:name="P198" style:family="paragraph" style:parent-style-name="Standard">
      <style:paragraph-properties fo:text-align="center" style:justify-single-word="false" style:text-autospace="none"/>
      <style:text-properties style:font-name="Courier New3" fo:font-size="10pt" fo:language="zxx" fo:country="none" style:font-size-asian="10pt" style:font-size-complex="10pt"/>
    </style:style>
    <style:style style:name="P199" style:family="paragraph" style:parent-style-name="Standard">
      <style:paragraph-properties fo:text-align="start" style:justify-single-word="false"/>
    </style:style>
    <style:style style:name="P200" style:family="paragraph" style:parent-style-name="Standard">
      <style:paragraph-properties style:text-autospace="none">
        <style:tab-stops>
          <style:tab-stop style:position="0.406cm"/>
          <style:tab-stop style:position="1.041cm"/>
          <style:tab-stop style:position="1.676cm"/>
          <style:tab-stop style:position="2.311cm"/>
          <style:tab-stop style:position="2.946cm"/>
          <style:tab-stop style:position="3.581cm"/>
          <style:tab-stop style:position="4.216cm"/>
          <style:tab-stop style:position="4.851cm"/>
          <style:tab-stop style:position="5.486cm"/>
          <style:tab-stop style:position="6.121cm"/>
          <style:tab-stop style:position="6.756cm"/>
          <style:tab-stop style:position="7.391cm"/>
          <style:tab-stop style:position="8.026cm"/>
          <style:tab-stop style:position="8.661cm"/>
          <style:tab-stop style:position="9.296cm"/>
          <style:tab-stop style:position="9.931cm"/>
          <style:tab-stop style:position="10.566cm"/>
          <style:tab-stop style:position="11.201cm"/>
          <style:tab-stop style:position="11.836cm"/>
          <style:tab-stop style:position="12.471cm"/>
        </style:tab-stops>
      </style:paragraph-properties>
    </style:style>
    <style:style style:name="P201" style:family="paragraph" style:parent-style-name="Text_20_body">
      <style:paragraph-properties fo:keep-with-next="always"/>
    </style:style>
    <style:style style:name="P202" style:family="paragraph" style:parent-style-name="Text_20_body">
      <style:paragraph-properties fo:keep-together="always" fo:keep-with-next="always"/>
    </style:style>
    <style:style style:name="P203" style:family="paragraph" style:parent-style-name="Text_20_body">
      <style:paragraph-properties fo:keep-with-next="always"/>
      <style:text-properties fo:font-size="10pt" style:font-size-asian="10pt" style:font-size-complex="10pt"/>
    </style:style>
    <style:style style:name="P204" style:family="paragraph" style:parent-style-name="Text_20_body">
      <style:paragraph-properties fo:keep-with-next="always"/>
      <style:text-properties fo:color="#000000" style:font-name="Times New Roman1" fo:font-size="10pt" style:font-name-asian="Times New Roman1" style:font-size-asian="10pt" style:font-name-complex="Times New Roman1" style:font-size-complex="10pt"/>
    </style:style>
    <style:style style:name="P205" style:family="paragraph" style:parent-style-name="Text_20_body">
      <style:paragraph-properties fo:keep-with-next="always"/>
      <style:text-properties style:font-name="Times New Roman1" fo:font-size="10pt" style:font-name-asian="Times New Roman1" style:font-size-asian="10pt" style:font-name-complex="Times New Roman1" style:font-size-complex="10pt"/>
    </style:style>
    <style:style style:name="P206" style:family="paragraph" style:parent-style-name="Text_20_body">
      <style:paragraph-properties fo:keep-with-next="always"/>
      <style:text-properties fo:font-weight="bold" style:font-weight-asian="bold" style:font-weight-complex="bold"/>
    </style:style>
    <style:style style:name="P207" style:family="paragraph" style:parent-style-name="Text_20_body">
      <style:paragraph-properties fo:keep-with-next="always"/>
      <style:text-properties fo:font-weight="normal" style:font-weight-asian="normal" style:font-weight-complex="normal"/>
    </style:style>
    <style:style style:name="P208" style:family="paragraph" style:parent-style-name="Code">
      <style:paragraph-properties fo:keep-with-next="always"/>
    </style:style>
    <style:style style:name="P209" style:family="paragraph" style:parent-style-name="Code">
      <style:paragraph-properties fo:keep-together="always" fo:keep-with-next="always"/>
    </style:style>
    <style:style style:name="P210" style:family="paragraph" style:parent-style-name="Code">
      <style:paragraph-properties fo:keep-with-next="always"/>
      <style:text-properties fo:font-style="normal" fo:font-weight="normal" style:font-style-asian="normal" style:font-weight-asian="normal" style:font-style-complex="normal" style:font-weight-complex="normal"/>
    </style:style>
    <style:style style:name="P211" style:family="paragraph" style:parent-style-name="Code">
      <style:paragraph-properties fo:keep-together="auto" fo:keep-with-next="always"/>
    </style:style>
    <style:style style:name="P212" style:family="paragraph" style:parent-style-name="Standard">
      <style:paragraph-properties fo:keep-with-next="always" style:text-autospace="none">
        <style:tab-stops>
          <style:tab-stop style:position="0.406cm"/>
          <style:tab-stop style:position="1.041cm"/>
          <style:tab-stop style:position="1.676cm"/>
          <style:tab-stop style:position="2.311cm"/>
          <style:tab-stop style:position="2.946cm"/>
          <style:tab-stop style:position="3.581cm"/>
          <style:tab-stop style:position="4.216cm"/>
          <style:tab-stop style:position="4.851cm"/>
          <style:tab-stop style:position="5.486cm"/>
          <style:tab-stop style:position="6.121cm"/>
          <style:tab-stop style:position="6.756cm"/>
          <style:tab-stop style:position="7.391cm"/>
          <style:tab-stop style:position="8.026cm"/>
          <style:tab-stop style:position="8.661cm"/>
          <style:tab-stop style:position="9.296cm"/>
          <style:tab-stop style:position="9.931cm"/>
          <style:tab-stop style:position="10.566cm"/>
          <style:tab-stop style:position="11.201cm"/>
          <style:tab-stop style:position="11.836cm"/>
          <style:tab-stop style:position="12.471cm"/>
        </style:tab-stops>
      </style:paragraph-properties>
      <style:text-properties style:font-name="Courier New2" fo:font-size="9pt" style:font-name-asian="Courier New2" style:font-size-asian="9pt" style:font-name-complex="Courier New2" style:font-size-complex="9pt"/>
    </style:style>
    <style:style style:name="P213" style:family="paragraph" style:parent-style-name="Standard">
      <style:paragraph-properties fo:keep-together="always" fo:keep-with-next="always" style:text-autospace="none">
        <style:tab-stops>
          <style:tab-stop style:position="0.406cm"/>
          <style:tab-stop style:position="1.041cm"/>
          <style:tab-stop style:position="1.676cm"/>
          <style:tab-stop style:position="2.311cm"/>
          <style:tab-stop style:position="2.946cm"/>
          <style:tab-stop style:position="3.581cm"/>
          <style:tab-stop style:position="4.216cm"/>
          <style:tab-stop style:position="4.851cm"/>
          <style:tab-stop style:position="5.486cm"/>
          <style:tab-stop style:position="6.121cm"/>
          <style:tab-stop style:position="6.756cm"/>
          <style:tab-stop style:position="7.391cm"/>
          <style:tab-stop style:position="8.026cm"/>
          <style:tab-stop style:position="8.661cm"/>
          <style:tab-stop style:position="9.296cm"/>
          <style:tab-stop style:position="9.931cm"/>
          <style:tab-stop style:position="10.566cm"/>
          <style:tab-stop style:position="11.201cm"/>
          <style:tab-stop style:position="11.836cm"/>
          <style:tab-stop style:position="12.471cm"/>
        </style:tab-stops>
      </style:paragraph-properties>
      <style:text-properties style:font-name="Courier New2" fo:font-size="9pt" style:font-name-asian="Courier New2" style:font-size-asian="9pt" style:font-name-complex="Courier New2" style:font-size-complex="9pt"/>
    </style:style>
    <style:style style:name="P214" style:family="paragraph" style:parent-style-name="Standard">
      <style:paragraph-properties fo:text-align="center" style:justify-single-word="false" fo:keep-with-next="always"/>
      <style:text-properties style:font-name="Times New Roman" fo:font-size="10pt" fo:font-weight="bold" style:font-size-asian="10pt" style:font-weight-asian="bold" style:font-size-complex="10pt" style:font-weight-complex="bold"/>
    </style:style>
    <style:style style:name="P215" style:family="paragraph" style:parent-style-name="Standard">
      <style:paragraph-properties fo:keep-with-next="always"/>
      <style:text-properties style:font-name="Arial" fo:font-size="10pt" fo:font-weight="normal" style:font-size-asian="10pt" style:font-weight-asian="normal" style:font-size-complex="10pt" style:font-weight-complex="normal"/>
    </style:style>
    <style:style style:name="P216" style:family="paragraph" style:parent-style-name="Table_20_Heading">
      <style:paragraph-properties fo:text-align="center" style:justify-single-word="false" fo:keep-with-next="always"/>
      <style:text-properties style:font-name="Arial" fo:font-style="normal" style:font-style-asian="normal" style:font-style-complex="normal"/>
    </style:style>
    <style:style style:name="P217" style:family="paragraph" style:parent-style-name="Text_20_body">
      <style:paragraph-properties fo:margin-left="0.062cm" fo:margin-right="0.009cm" fo:text-indent="0cm" style:auto-text-indent="false"/>
    </style:style>
    <style:style style:name="P218" style:family="paragraph" style:parent-style-name="Text_20_body">
      <style:paragraph-properties fo:margin-left="0.062cm" fo:margin-right="0.009cm" fo:text-indent="0cm" style:auto-text-indent="false"/>
      <style:text-properties style:font-name="Arial" fo:font-weight="bold" style:font-weight-asian="bold" style:font-weight-complex="bold"/>
    </style:style>
    <style:style style:name="P219" style:family="paragraph" style:parent-style-name="Standard">
      <style:paragraph-properties fo:margin-left="0.062cm" fo:margin-right="0.009cm" fo:text-indent="0cm" style:auto-text-indent="false"/>
    </style:style>
    <style:style style:name="P220" style:family="paragraph" style:parent-style-name="Text_20_body">
      <style:paragraph-properties fo:margin-left="0.062cm" fo:margin-right="0.009cm" fo:margin-top="0.141cm" fo:margin-bottom="0cm" style:contextual-spacing="false" fo:text-indent="0cm" style:auto-text-indent="false" style:text-autospace="none"/>
      <style:text-properties style:font-name="Arial" fo:font-weight="bold" style:font-weight-asian="bold" style:font-weight-complex="bold"/>
    </style:style>
    <style:style style:name="P221" style:family="paragraph" style:parent-style-name="Text_20_body">
      <style:paragraph-properties fo:margin-left="0.062cm" fo:margin-right="0.009cm" fo:margin-top="0.141cm" fo:margin-bottom="0cm" style:contextual-spacing="false" fo:keep-together="auto" fo:text-indent="0cm" style:auto-text-indent="false" style:text-autospace="none"/>
      <style:text-properties style:font-name="Arial" fo:font-weight="bold" style:font-weight-asian="bold" style:font-weight-complex="bold"/>
    </style:style>
    <style:style style:name="P222" style:family="paragraph" style:parent-style-name="Text_20_body">
      <style:paragraph-properties fo:margin-left="0.062cm" fo:margin-right="0.009cm" fo:margin-top="0.141cm" fo:margin-bottom="0cm" style:contextual-spacing="false" fo:text-indent="0cm" style:auto-text-indent="false" style:text-autospace="none"/>
      <style:text-properties style:font-name="Arial" fo:font-size="10pt" fo:language="zxx" fo:country="none" fo:font-weight="bold" style:font-size-asian="10pt" style:font-weight-asian="bold" style:font-size-complex="10pt" style:font-weight-complex="bold"/>
    </style:style>
    <style:style style:name="P223" style:family="paragraph" style:parent-style-name="Text_20_body">
      <style:paragraph-properties fo:margin-left="0.062cm" fo:margin-right="0.009cm" fo:margin-top="0.141cm" fo:margin-bottom="0cm" style:contextual-spacing="false" fo:keep-together="always" fo:text-indent="0cm" style:auto-text-indent="false" fo:keep-with-next="always" style:text-autospace="none"/>
      <style:text-properties style:font-name="Arial" fo:font-weight="bold" style:font-weight-asian="bold" style:font-weight-complex="bold"/>
    </style:style>
    <style:style style:name="P224" style:family="paragraph" style:parent-style-name="Code">
      <style:text-properties fo:color="#000000" style:font-name="Courier New1" fo:font-size="9pt" style:font-name-asian="Times New Roman1" style:font-size-asian="9pt" style:font-name-complex="Times New Roman1" style:font-size-complex="9pt"/>
    </style:style>
    <style:style style:name="P225" style:family="paragraph" style:parent-style-name="Code">
      <style:text-properties fo:color="#000000" style:font-name="Courier New2" fo:font-size="9pt" style:font-name-asian="Courier New2" style:font-size-asian="9pt" style:font-name-complex="Courier New2" style:font-size-complex="9pt"/>
    </style:style>
    <style:style style:name="P226" style:family="paragraph" style:parent-style-name="Code">
      <style:paragraph-properties style:text-autospace="none">
        <style:tab-stops>
          <style:tab-stop style:position="0.406cm"/>
          <style:tab-stop style:position="1.041cm"/>
          <style:tab-stop style:position="1.676cm"/>
          <style:tab-stop style:position="2.311cm"/>
          <style:tab-stop style:position="2.75cm"/>
          <style:tab-stop style:position="2.946cm"/>
          <style:tab-stop style:position="3.581cm"/>
          <style:tab-stop style:position="4.216cm"/>
          <style:tab-stop style:position="4.851cm"/>
          <style:tab-stop style:position="5.486cm"/>
          <style:tab-stop style:position="6.121cm"/>
          <style:tab-stop style:position="6.756cm"/>
          <style:tab-stop style:position="7.391cm"/>
          <style:tab-stop style:position="8.026cm"/>
          <style:tab-stop style:position="8.661cm"/>
          <style:tab-stop style:position="9.296cm"/>
          <style:tab-stop style:position="9.931cm"/>
          <style:tab-stop style:position="10.566cm"/>
          <style:tab-stop style:position="11.201cm"/>
          <style:tab-stop style:position="11.836cm"/>
          <style:tab-stop style:position="12.471cm"/>
          <style:tab-stop style:position="13.106cm"/>
          <style:tab-stop style:position="13.741cm"/>
          <style:tab-stop style:position="14.376cm"/>
          <style:tab-stop style:position="15.011cm"/>
          <style:tab-stop style:position="15.646cm"/>
        </style:tab-stops>
      </style:paragraph-properties>
      <style:text-properties fo:color="#000000" style:font-name="Courier New2" fo:font-size="9pt" style:font-name-asian="Courier New2" style:font-size-asian="9pt" style:font-name-complex="Courier New2" style:font-size-complex="9pt"/>
    </style:style>
    <style:style style:name="P227" style:family="paragraph" style:parent-style-name="Code">
      <style:text-properties fo:color="#000000" style:font-name="Times New Roman1" fo:font-size="10pt" style:font-name-asian="Times New Roman1" style:font-size-asian="10pt" style:font-name-complex="Times New Roman1" style:font-size-complex="10pt"/>
    </style:style>
    <style:style style:name="P228" style:family="paragraph" style:parent-style-name="Code">
      <style:text-properties fo:color="#000000" style:font-name="Times New Roman1" fo:font-size="10pt" fo:font-weight="normal" style:font-name-asian="Times New Roman1" style:font-size-asian="10pt" style:font-weight-asian="normal" style:font-name-complex="Times New Roman1" style:font-size-complex="10pt" style:font-weight-complex="normal"/>
    </style:style>
    <style:style style:name="P229" style:family="paragraph" style:parent-style-name="Code">
      <style:text-properties fo:color="#000000" style:font-name="Times New Roman1" style:font-name-asian="Times New Roman1" style:font-name-complex="Times New Roman1"/>
    </style:style>
    <style:style style:name="P230" style:family="paragraph" style:parent-style-name="Code">
      <style:text-properties fo:color="#000000" style:font-name="Times New Roman1" fo:font-style="normal" style:font-name-asian="Times New Roman1" style:font-style-asian="normal" style:font-name-complex="Times New Roman1" style:font-style-complex="normal"/>
    </style:style>
    <style:style style:name="P231" style:family="paragraph" style:parent-style-name="Code">
      <style:text-properties fo:font-size="9pt" style:font-size-asian="9pt" style:font-size-complex="9pt"/>
    </style:style>
    <style:style style:name="P232" style:family="paragraph" style:parent-style-name="Code">
      <style:paragraph-properties style:text-autospace="none"/>
      <style:text-properties fo:font-size="9pt" style:font-size-asian="9pt" style:font-size-complex="9pt"/>
    </style:style>
    <style:style style:name="P233" style:family="paragraph" style:parent-style-name="Code">
      <style:text-properties fo:font-size="9pt" fo:language="zxx" fo:country="none" style:font-size-asian="9pt" style:font-size-complex="9pt"/>
    </style:style>
    <style:style style:name="P234" style:family="paragraph" style:parent-style-name="Code">
      <style:paragraph-properties style:text-autospace="none"/>
      <style:text-properties fo:font-size="9pt" fo:language="zxx" fo:country="none" style:font-size-asian="9pt" style:font-size-complex="9pt"/>
    </style:style>
    <style:style style:name="P235" style:family="paragraph" style:parent-style-name="Code">
      <style:text-properties style:font-name="Courier New2" fo:font-size="9pt" style:font-name-asian="Courier New2" style:font-size-asian="9pt" style:font-name-complex="Courier New2" style:font-size-complex="9pt"/>
    </style:style>
    <style:style style:name="P236" style:family="paragraph" style:parent-style-name="Code">
      <style:text-properties style:font-name="Courier New2" fo:font-size="9pt" fo:font-weight="normal" style:font-name-asian="Courier New2" style:font-size-asian="9pt" style:font-weight-asian="normal" style:font-name-complex="Courier New2" style:font-size-complex="9pt" style:font-weight-complex="normal"/>
    </style:style>
    <style:style style:name="P237" style:family="paragraph" style:parent-style-name="Code">
      <style:text-properties fo:font-style="normal" fo:font-weight="normal" style:font-style-asian="normal" style:font-weight-asian="normal" style:font-style-complex="normal" style:font-weight-complex="normal"/>
    </style:style>
    <style:style style:name="P238" style:family="paragraph" style:parent-style-name="Code">
      <style:text-properties fo:font-style="normal" style:font-style-asian="normal" style:font-style-complex="normal"/>
    </style:style>
    <style:style style:name="P239" style:family="paragraph" style:parent-style-name="Code">
      <style:text-properties fo:font-size="10pt"/>
    </style:style>
    <style:style style:name="P240" style:family="paragraph" style:parent-style-name="Code">
      <style:text-properties fo:font-size="10pt" style:font-size-asian="10pt" style:font-size-complex="10pt"/>
    </style:style>
    <style:style style:name="P241" style:family="paragraph" style:parent-style-name="Code">
      <style:text-properties fo:font-weight="normal" style:font-weight-asian="normal" style:font-weight-complex="normal"/>
    </style:style>
    <style:style style:name="P242" style:family="paragraph" style:parent-style-name="Code">
      <style:paragraph-properties fo:text-align="start" style:justify-single-word="false"/>
      <style:text-properties fo:font-weight="normal" style:font-weight-asian="normal" style:font-weight-complex="normal"/>
    </style:style>
    <style:style style:name="P243" style:family="paragraph" style:parent-style-name="Code">
      <style:paragraph-properties fo:keep-together="always"/>
      <style:text-properties fo:font-weight="normal" style:font-weight-asian="normal" style:font-weight-complex="normal"/>
    </style:style>
    <style:style style:name="P244" style:family="paragraph" style:parent-style-name="Code">
      <style:text-properties style:font-name="Courier New" fo:font-size="9pt"/>
    </style:style>
    <style:style style:name="P245" style:family="paragraph" style:parent-style-name="Code">
      <style:text-properties style:font-name="Courier New" fo:font-size="9pt" fo:font-weight="normal" style:font-weight-asian="normal" style:font-weight-complex="normal"/>
    </style:style>
    <style:style style:name="P246" style:family="paragraph" style:parent-style-name="Code">
      <style:text-properties style:font-name="CourierNewPSMT" fo:font-size="9pt" style:font-name-asian="CourierNewPSMT" style:font-size-asian="9pt" style:font-name-complex="CourierNewPSMT" style:font-size-complex="9pt"/>
    </style:style>
    <style:style style:name="P247" style:family="paragraph" style:parent-style-name="Code">
      <style:text-properties style:font-name="Courier New1" fo:font-size="9pt" fo:font-style="normal" fo:font-weight="normal" style:font-name-asian="Times New Roman1" style:font-size-asian="9pt" style:font-style-asian="normal" style:font-weight-asian="normal" style:font-name-complex="Times New Roman1" style:font-size-complex="9pt" style:font-style-complex="normal" style:font-weight-complex="normal"/>
    </style:style>
    <style:style style:name="P248" style:family="paragraph" style:parent-style-name="Code">
      <style:paragraph-properties style:text-autospace="none"/>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P249" style:family="paragraph" style:parent-style-name="Code">
      <style:text-properties fo:language="zxx" fo:country="none"/>
    </style:style>
    <style:style style:name="P250" style:family="paragraph" style:parent-style-name="Code">
      <style:text-properties style:text-position="0% 100%" fo:font-style="normal" fo:font-weight="normal" style:font-style-asian="normal" style:font-weight-asian="normal" style:font-style-complex="normal" style:font-weight-complex="normal"/>
    </style:style>
    <style:style style:name="P251" style:family="paragraph" style:parent-style-name="Code">
      <style:text-properties fo:font-variant="normal" fo:text-transform="none" fo:color="#000000" fo:letter-spacing="normal" fo:font-style="normal" fo:font-weight="normal"/>
    </style:style>
    <style:style style:name="P252" style:family="paragraph" style:parent-style-name="Text_20_body_20_indent">
      <style:paragraph-properties fo:margin-left="0cm" fo:margin-right="0cm" fo:margin-top="0.106cm" fo:margin-bottom="0cm" style:contextual-spacing="false" fo:text-indent="0cm" style:auto-text-indent="false" style:text-autospace="none"/>
      <style:text-properties fo:font-size="10pt" style:font-size-asian="10pt" style:font-size-complex="10pt"/>
    </style:style>
    <style:style style:name="P253" style:family="paragraph" style:parent-style-name="Text_20_body_20_indent">
      <style:paragraph-properties fo:margin-left="0cm" fo:margin-right="0cm" fo:margin-top="0.106cm" fo:margin-bottom="0cm" style:contextual-spacing="false" fo:text-indent="0cm" style:auto-text-indent="false" style:text-autospace="none"/>
      <style:text-properties fo:font-size="10pt" fo:font-style="normal" fo:font-weight="normal" style:font-size-asian="10pt" style:font-style-asian="normal" style:font-weight-asian="normal" style:font-size-complex="10pt" style:font-style-complex="normal" style:font-weight-complex="normal"/>
    </style:style>
    <style:style style:name="P254" style:family="paragraph" style:parent-style-name="Text_20_body_20_indent">
      <style:paragraph-properties fo:margin-left="0cm" fo:margin-right="0cm" fo:margin-top="0.106cm" fo:margin-bottom="0cm" style:contextual-spacing="false" fo:text-indent="0cm" style:auto-text-indent="false" style:text-autospace="none"/>
      <style:text-properties fo:font-size="10pt" fo:font-weight="normal" style:font-size-asian="10pt" style:font-weight-asian="normal" style:font-size-complex="10pt" style:font-weight-complex="normal"/>
    </style:style>
    <style:style style:name="P255" style:family="paragraph" style:parent-style-name="Standard">
      <style:paragraph-properties fo:margin-left="0cm" fo:margin-right="0cm" fo:margin-top="0.106cm" fo:margin-bottom="0cm" style:contextual-spacing="false" fo:text-indent="0cm" style:auto-text-indent="false" style:text-autospace="none"/>
      <style:text-properties fo:font-size="10pt" fo:language="zxx" fo:country="none" style:font-size-asian="10pt" style:font-size-complex="10pt"/>
    </style:style>
    <style:style style:name="P256" style:family="paragraph" style:parent-style-name="Standard">
      <style:paragraph-properties fo:margin-left="0cm" fo:margin-right="0cm" fo:margin-top="0.106cm" fo:margin-bottom="0cm" style:contextual-spacing="false" fo:text-indent="0cm" style:auto-text-indent="false" style:text-autospace="none"/>
      <style:text-properties style:font-name="Times New Roman1"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257" style:family="paragraph" style:parent-style-name="Text_20_body">
      <style:paragraph-properties fo:margin-left="0cm" fo:margin-right="0cm" fo:margin-top="0.106cm" fo:margin-bottom="0cm" style:contextual-spacing="false" fo:text-indent="0cm" style:auto-text-indent="false" style:text-autospace="none"/>
      <style:text-properties style:font-name="Times New Roman1" fo:font-size="10pt" style:font-name-asian="Times New Roman1" style:font-size-asian="10pt" style:font-name-complex="Times New Roman1" style:font-size-complex="10pt"/>
    </style:style>
    <style:style style:name="P258" style:family="paragraph" style:parent-style-name="Text_20_body">
      <style:paragraph-properties fo:margin-left="0cm" fo:margin-right="0cm" fo:text-indent="0cm" style:auto-text-indent="false"/>
    </style:style>
    <style:style style:name="P259" style:family="paragraph" style:parent-style-name="Text_20_body">
      <style:paragraph-properties fo:margin-left="0cm" fo:margin-right="0cm" fo:text-indent="0cm" style:auto-text-indent="false"/>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260" style:family="paragraph" style:parent-style-name="Code">
      <style:paragraph-properties fo:margin-left="0cm" fo:margin-right="0cm" fo:text-indent="0cm" style:auto-text-indent="false"/>
    </style:style>
    <style:style style:name="P261" style:family="paragraph" style:parent-style-name="Standard">
      <style:paragraph-properties fo:margin-top="0.106cm" fo:margin-bottom="0cm" style:contextual-spacing="false" style:text-autospace="none"/>
      <style:text-properties fo:font-size="10pt" style:font-size-asian="10pt" style:font-size-complex="10pt"/>
    </style:style>
    <style:style style:name="P262" style:family="paragraph" style:parent-style-name="Standard">
      <style:paragraph-properties fo:margin-top="0.106cm" fo:margin-bottom="0cm" style:contextual-spacing="false" style:text-autospace="none"/>
      <style:text-properties fo:font-size="10pt" fo:font-style="normal" fo:font-weight="normal" style:font-size-asian="10pt" style:font-style-asian="normal" style:font-weight-asian="normal" style:font-size-complex="10pt" style:font-style-complex="normal" style:font-weight-complex="normal"/>
    </style:style>
    <style:style style:name="P263" style:family="paragraph" style:parent-style-name="Standard">
      <style:paragraph-properties fo:margin-top="0.106cm" fo:margin-bottom="0cm" style:contextual-spacing="false" style:text-autospace="none"/>
      <style:text-properties fo:font-size="10pt" fo:language="zxx" fo:country="none" style:font-size-asian="10pt" style:font-size-complex="10pt"/>
    </style:style>
    <style:style style:name="P264" style:family="paragraph" style:parent-style-name="Standard">
      <style:paragraph-properties fo:margin-top="0.106cm" fo:margin-bottom="0cm" style:contextual-spacing="false" style:text-autospace="none"/>
      <style:text-properties fo:font-size="10pt" fo:font-style="italic" style:font-size-asian="10pt" style:font-style-asian="italic" style:font-size-complex="10pt" style:font-style-complex="italic"/>
    </style:style>
    <style:style style:name="P265" style:family="paragraph" style:parent-style-name="Standard">
      <style:paragraph-properties fo:margin-top="0.106cm" fo:margin-bottom="0cm" style:contextual-spacing="false" style:text-autospace="none"/>
    </style:style>
    <style:style style:name="P266" style:family="paragraph" style:parent-style-name="Standard">
      <style:paragraph-properties fo:margin-top="0.106cm" fo:margin-bottom="0cm" style:contextual-spacing="false" style:text-autospace="none"/>
      <style:text-properties style:font-name="Times New Roman1" fo:font-size="10pt" style:font-name-asian="Times New Roman1" style:font-size-asian="10pt" style:font-name-complex="Times New Roman1" style:font-size-complex="10pt"/>
    </style:style>
    <style:style style:name="P267" style:family="paragraph" style:parent-style-name="Standard">
      <style:paragraph-properties fo:margin-top="0.106cm" fo:margin-bottom="0cm" style:contextual-spacing="false" style:text-autospace="none"/>
      <style:text-properties style:font-name="Times New Roman1" fo:font-size="10pt" fo:language="zxx" fo:country="none" style:font-name-asian="Times New Roman1" style:font-size-asian="10pt" style:font-name-complex="Times New Roman1" style:font-size-complex="10pt"/>
    </style:style>
    <style:style style:name="P268" style:family="paragraph" style:parent-style-name="Standard">
      <style:paragraph-properties fo:margin-top="0.106cm" fo:margin-bottom="0cm" style:contextual-spacing="false" style:text-autospace="none"/>
      <style:text-properties style:font-name="Times New Roman1" fo:font-size="10pt" fo:language="zxx" fo:country="none" fo:font-weight="normal" style:font-name-asian="Times New Roman1" style:font-size-asian="10pt" style:font-weight-asian="normal" style:font-name-complex="Times New Roman1" style:font-size-complex="10pt" style:font-weight-complex="normal"/>
    </style:style>
    <style:style style:name="P269" style:family="paragraph" style:parent-style-name="Standard">
      <style:paragraph-properties fo:margin-top="0.106cm" fo:margin-bottom="0cm" style:contextual-spacing="false" style:text-autospace="none"/>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270" style:family="paragraph" style:parent-style-name="Standard">
      <style:paragraph-properties fo:margin-top="0.106cm" fo:margin-bottom="0cm" style:contextual-spacing="false" style:text-autospace="none"/>
      <style:text-properties style:font-name="Times New Roman1" fo:font-size="10pt" fo:font-style="normal" style:font-name-asian="Times New Roman1" style:font-size-asian="10pt" style:font-style-asian="normal" style:font-name-complex="Times New Roman1" style:font-size-complex="10pt" style:font-style-complex="normal"/>
    </style:style>
    <style:style style:name="P271" style:family="paragraph" style:parent-style-name="Standard">
      <style:paragraph-properties fo:margin-top="0.106cm" fo:margin-bottom="0cm" style:contextual-spacing="false" style:text-autospace="none"/>
      <style:text-properties style:font-name="Times New Roman1" fo:font-size="9pt" style:font-name-asian="Times New Roman1" style:font-size-asian="9pt" style:font-name-complex="Times New Roman1" style:font-size-complex="9pt"/>
    </style:style>
    <style:style style:name="P272" style:family="paragraph" style:parent-style-name="Standard">
      <style:paragraph-properties fo:margin-top="0.106cm" fo:margin-bottom="0cm" style:contextual-spacing="false" style:text-autospace="none"/>
      <style:text-properties style:font-name="Times New Roman1" fo:font-size="9pt" fo:font-style="italic" style:font-name-asian="Times New Roman1" style:font-size-asian="9pt" style:font-style-asian="italic" style:font-name-complex="Times New Roman1" style:font-size-complex="9pt" style:font-style-complex="italic"/>
    </style:style>
    <style:style style:name="P273" style:family="paragraph" style:parent-style-name="Standard">
      <style:paragraph-properties fo:margin-top="0.106cm" fo:margin-bottom="0cm" style:contextual-spacing="false" style:text-autospace="none"/>
      <style:text-properties fo:font-style="normal" style:font-style-asian="normal" style:font-style-complex="normal"/>
    </style:style>
    <style:style style:name="P274" style:family="paragraph" style:parent-style-name="Standard">
      <style:paragraph-properties fo:margin-top="0.106cm" fo:margin-bottom="0cm" style:contextual-spacing="false" style:text-autospace="none"/>
      <style:text-properties fo:color="#000000" style:font-name="Times New Roman" fo:font-size="10pt" style:font-size-asian="10pt" style:font-size-complex="10pt"/>
    </style:style>
    <style:style style:name="P275" style:family="paragraph" style:parent-style-name="Standard">
      <style:paragraph-properties fo:margin-top="0.106cm" fo:margin-bottom="0cm" style:contextual-spacing="false" fo:keep-together="always" fo:keep-with-next="always" style:text-autospace="none"/>
      <style:text-properties fo:font-size="10pt" fo:language="zxx" fo:country="none" style:font-size-asian="10pt" style:font-size-complex="10pt"/>
    </style:style>
    <style:style style:name="P276" style:family="paragraph" style:parent-style-name="Standard">
      <style:paragraph-properties fo:margin-top="0.106cm" fo:margin-bottom="0cm" style:contextual-spacing="false" fo:keep-together="always" fo:keep-with-next="always" style:text-autospace="none"/>
      <style:text-properties fo:font-size="10pt" style:font-size-asian="10pt" style:font-size-complex="10pt"/>
    </style:style>
    <style:style style:name="P277" style:family="paragraph" style:parent-style-name="Standard">
      <style:paragraph-properties fo:margin-top="0.106cm" fo:margin-bottom="0cm" style:contextual-spacing="false" fo:keep-together="always" fo:keep-with-next="always" style:text-autospace="none"/>
    </style:style>
    <style:style style:name="P278" style:family="paragraph" style:parent-style-name="Standard">
      <style:paragraph-properties fo:margin-top="0.106cm" fo:margin-bottom="0cm" style:contextual-spacing="false" fo:keep-together="always" fo:keep-with-next="always" style:text-autospace="none"/>
      <style:text-properties style:font-name="Times New Roman1" fo:font-size="10pt" style:font-name-asian="Times New Roman1" style:font-size-asian="10pt" style:font-name-complex="Times New Roman1" style:font-size-complex="10pt"/>
    </style:style>
    <style:style style:name="P279" style:family="paragraph" style:parent-style-name="Standard">
      <style:paragraph-properties fo:margin-top="0.106cm" fo:margin-bottom="0cm" style:contextual-spacing="false" fo:keep-together="always" fo:keep-with-next="always" style:text-autospace="none"/>
      <style:text-properties style:font-name="Times New Roman1" fo:font-size="10pt" fo:language="zxx" fo:country="none" style:font-name-asian="Times New Roman1" style:font-size-asian="10pt" style:font-name-complex="Times New Roman1" style:font-size-complex="10pt"/>
    </style:style>
    <style:style style:name="P280" style:family="paragraph" style:parent-style-name="Standard">
      <style:paragraph-properties fo:margin-left="0.432cm" fo:margin-right="-0.009cm" fo:margin-top="0.106cm" fo:margin-bottom="0cm" style:contextual-spacing="false" fo:text-indent="0cm" style:auto-text-indent="false" style:text-autospace="none"/>
      <style:text-properties fo:font-size="10pt" fo:language="zxx" fo:country="none" style:font-size-asian="10pt" style:font-size-complex="10pt"/>
    </style:style>
    <style:style style:name="P281" style:family="paragraph" style:parent-style-name="Standard">
      <style:paragraph-properties fo:margin-left="0.432cm" fo:margin-right="-0.009cm" fo:text-indent="0cm" style:auto-text-indent="false" style:text-autospace="none"/>
      <style:text-properties fo:font-size="10pt" fo:language="zxx" fo:country="none" style:font-size-asian="10pt" style:font-size-complex="10pt"/>
    </style:style>
    <style:style style:name="P282" style:family="paragraph" style:parent-style-name="Text_20_body">
      <style:paragraph-properties fo:text-align="center" style:justify-single-word="false" fo:break-before="page"/>
      <style:text-properties style:font-name="Arial Narrow" fo:font-size="11pt" fo:font-style="normal" style:font-style-asian="normal" style:font-style-complex="normal"/>
    </style:style>
    <style:style style:name="P283" style:family="paragraph" style:parent-style-name="Contents_20_Heading">
      <style:paragraph-properties fo:break-before="page"/>
    </style:style>
    <style:style style:name="P284" style:family="paragraph" style:parent-style-name="Standard">
      <style:paragraph-properties fo:margin-left="0.088cm" fo:margin-right="0.009cm" fo:margin-top="0cm" fo:margin-bottom="0.212cm" style:contextual-spacing="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1" fo:font-size="10pt" style:font-name-asian="Times New Roman1" style:font-size-asian="10pt" style:font-name-complex="Times New Roman1" style:font-size-complex="10pt"/>
    </style:style>
    <style:style style:name="P285" style:family="paragraph" style:parent-style-name="Standard">
      <style:paragraph-properties fo:margin-left="0.088cm" fo:margin-right="0.009cm" fo:margin-top="0cm" fo:margin-bottom="0.212cm" style:contextual-spacing="false" fo:text-align="center" style:justify-single-word="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1" fo:font-size="10pt" style:font-name-asian="Times New Roman1" style:font-size-asian="10pt" style:font-name-complex="Times New Roman1" style:font-size-complex="10pt"/>
    </style:style>
    <style:style style:name="P286" style:family="paragraph" style:parent-style-name="Standard">
      <style:paragraph-properties fo:margin-left="0.088cm" fo:margin-right="0.009cm" fo:margin-top="0cm" fo:margin-bottom="0.212cm" style:contextual-spacing="false" fo:text-align="center" style:justify-single-word="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1" fo:font-size="10pt" fo:font-weight="normal" style:font-name-asian="Times New Roman1" style:font-size-asian="10pt" style:font-weight-asian="normal" style:font-name-complex="Times New Roman1" style:font-size-complex="10pt" style:font-weight-complex="normal"/>
    </style:style>
    <style:style style:name="P287" style:family="paragraph" style:parent-style-name="Standard">
      <style:paragraph-properties fo:margin-left="0.088cm" fo:margin-right="0.009cm" fo:margin-top="0cm" fo:margin-bottom="0.212cm" style:contextual-spacing="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1" fo:font-size="10pt" fo:font-weight="normal" style:font-name-asian="Times New Roman1" style:font-size-asian="10pt" style:font-weight-asian="normal" style:font-name-complex="Times New Roman1" style:font-size-complex="10pt" style:font-weight-complex="normal"/>
    </style:style>
    <style:style style:name="P288" style:family="paragraph" style:parent-style-name="Standard">
      <style:paragraph-properties fo:margin-left="0.088cm" fo:margin-right="0.009cm" fo:margin-top="0cm" fo:margin-bottom="0.212cm" style:contextual-spacing="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Arial" fo:font-size="10pt" fo:font-weight="bold" style:font-name-asian="Times New Roman1" style:font-size-asian="10pt" style:font-weight-asian="bold" style:font-name-complex="Times New Roman1" style:font-size-complex="10pt" style:font-weight-complex="bold"/>
    </style:style>
    <style:style style:name="P289" style:family="paragraph" style:parent-style-name="Standard">
      <style:paragraph-properties fo:margin-left="0.088cm" fo:margin-right="0.009cm" fo:margin-top="0cm" fo:margin-bottom="0.212cm" style:contextual-spacing="false" fo:text-indent="0cm" style:auto-text-indent="false" fo:keep-with-next="always"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Arial" fo:font-size="10pt" fo:font-weight="bold" style:font-name-asian="Times New Roman1" style:font-size-asian="10pt" style:font-weight-asian="bold" style:font-name-complex="Times New Roman1" style:font-size-complex="10pt" style:font-weight-complex="bold"/>
    </style:style>
    <style:style style:name="P290" style:family="paragraph" style:parent-style-name="Standard">
      <style:paragraph-properties fo:margin-left="0.088cm" fo:margin-right="0.009cm" fo:margin-top="0cm" fo:margin-bottom="0.212cm" style:contextual-spacing="false" fo:text-indent="0cm" style:auto-text-indent="false" fo:keep-with-next="always"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1" fo:font-size="10pt" style:font-name-asian="Times New Roman1" style:font-size-asian="10pt" style:font-name-complex="Times New Roman1" style:font-size-complex="10pt"/>
    </style:style>
    <style:style style:name="P291" style:family="paragraph" style:parent-style-name="Standard">
      <style:paragraph-properties fo:margin-left="0.088cm" fo:margin-right="0.009cm" fo:margin-top="0cm" fo:margin-bottom="0.212cm" style:contextual-spacing="false" fo:text-indent="0cm" style:auto-text-indent="false" fo:keep-with-next="always"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1"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292" style:family="paragraph" style:parent-style-name="Standard">
      <style:paragraph-properties fo:margin-left="0.273cm" fo:margin-right="0.009cm" fo:margin-top="0cm" fo:margin-bottom="0.212cm" style:contextual-spacing="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1" fo:font-size="10pt" fo:font-weight="bold" style:font-name-asian="Times New Roman1" style:font-size-asian="10pt" style:font-weight-asian="bold" style:font-name-complex="Times New Roman1" style:font-size-complex="10pt" style:font-weight-complex="bold"/>
    </style:style>
    <style:style style:name="P293" style:family="paragraph" style:parent-style-name="Standard">
      <style:paragraph-properties fo:margin-left="0.273cm" fo:margin-right="0.009cm" fo:margin-top="0cm" fo:margin-bottom="0.212cm" style:contextual-spacing="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1" fo:font-size="10pt" style:font-name-asian="Times New Roman1" style:font-size-asian="10pt" style:font-name-complex="Times New Roman1" style:font-size-complex="10pt"/>
    </style:style>
    <style:style style:name="P294" style:family="paragraph" style:parent-style-name="Standard">
      <style:paragraph-properties fo:margin-left="0.273cm" fo:margin-right="0.009cm" fo:margin-top="0cm" fo:margin-bottom="0.212cm" style:contextual-spacing="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1" fo:font-size="10pt" fo:font-weight="normal" style:font-name-asian="Times New Roman1" style:font-size-asian="10pt" style:font-weight-asian="normal" style:font-name-complex="Times New Roman1" style:font-size-complex="10pt" style:font-weight-complex="normal"/>
    </style:style>
    <style:style style:name="P295" style:family="paragraph" style:parent-style-name="Standard">
      <style:paragraph-properties fo:margin-left="0.273cm" fo:margin-right="0.009cm" fo:margin-top="0cm" fo:margin-bottom="0.212cm" style:contextual-spacing="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Arial" fo:font-size="10pt" fo:font-weight="bold" style:font-name-asian="Times New Roman1" style:font-size-asian="10pt" style:font-weight-asian="bold" style:font-name-complex="Times New Roman1" style:font-size-complex="10pt" style:font-weight-complex="bold"/>
    </style:style>
    <style:style style:name="P296" style:family="paragraph" style:parent-style-name="Preformatted_20_Text">
      <style:paragraph-properties fo:margin-left="0.273cm" fo:margin-right="0.009cm" fo:margin-top="0cm" fo:margin-bottom="0.212cm" style:contextual-spacing="false" fo:text-align="center" style:justify-single-word="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 fo:font-size="10pt" fo:font-weight="bold" style:font-name-asian="Times New Roman1" style:font-size-asian="10pt" style:font-weight-asian="bold" style:font-name-complex="Times New Roman1" style:font-size-complex="10pt" style:font-weight-complex="bold"/>
    </style:style>
    <style:style style:name="P297" style:family="paragraph" style:parent-style-name="Standard">
      <style:paragraph-properties fo:margin-left="0.273cm" fo:margin-right="0.009cm" fo:margin-top="0cm" fo:margin-bottom="0.212cm" style:contextual-spacing="false" fo:text-indent="0cm" style:auto-text-indent="false" fo:keep-with-next="always"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Arial" fo:font-size="10pt" fo:font-weight="bold" style:font-name-asian="Times New Roman1" style:font-size-asian="10pt" style:font-weight-asian="bold" style:font-name-complex="Times New Roman1" style:font-size-complex="10pt" style:font-weight-complex="bold"/>
    </style:style>
    <style:style style:name="P298" style:family="paragraph" style:parent-style-name="Standard">
      <style:paragraph-properties fo:margin-left="0.273cm" fo:margin-right="0.009cm" fo:margin-top="0cm" fo:margin-bottom="0.212cm" style:contextual-spacing="false" fo:text-indent="0cm" style:auto-text-indent="false" fo:keep-with-next="always"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1" fo:font-size="10pt" style:font-name-asian="Times New Roman1" style:font-size-asian="10pt" style:font-name-complex="Times New Roman1" style:font-size-complex="10pt"/>
    </style:style>
    <style:style style:name="P299" style:family="paragraph" style:parent-style-name="Standard">
      <style:paragraph-properties fo:margin-left="0.273cm" fo:margin-right="0.009cm" fo:margin-top="0cm" fo:margin-bottom="0.212cm" style:contextual-spacing="false" fo:text-indent="0cm" style:auto-text-indent="false" fo:keep-with-next="always"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1" fo:font-size="10pt" fo:font-weight="bold" style:font-name-asian="Times New Roman1" style:font-size-asian="10pt" style:font-weight-asian="bold" style:font-name-complex="Times New Roman1" style:font-size-complex="10pt" style:font-weight-complex="bold"/>
    </style:style>
    <style:style style:name="P300" style:family="paragraph" style:parent-style-name="Text_20_body">
      <style:paragraph-properties fo:margin-left="0.115cm" fo:margin-right="0.009cm" fo:text-indent="0cm" style:auto-text-indent="false"/>
    </style:style>
    <style:style style:name="P301" style:family="paragraph" style:parent-style-name="Standard">
      <style:paragraph-properties fo:margin-left="2.946cm" fo:margin-right="0cm" fo:margin-top="0cm" fo:margin-bottom="0.141cm" style:contextual-spacing="false" style:line-height-at-least="0.494cm" fo:text-indent="-0.711cm" style:auto-text-indent="false" style:text-autospace="none">
        <style:tab-stops>
          <style:tab-stop style:position="-1.676cm"/>
          <style:tab-stop style:position="-0.711cm"/>
          <style:tab-stop style:position="-0.406cm"/>
          <style:tab-stop style:position="0cm"/>
          <style:tab-stop style:position="0.864cm"/>
          <style:tab-stop style:position="2.134cm"/>
          <style:tab-stop style:position="3.404cm"/>
          <style:tab-stop style:position="4.674cm"/>
          <style:tab-stop style:position="5.944cm"/>
          <style:tab-stop style:position="7.214cm"/>
          <style:tab-stop style:position="8.484cm"/>
          <style:tab-stop style:position="9.754cm"/>
          <style:tab-stop style:position="11.024cm"/>
          <style:tab-stop style:position="12.294cm"/>
          <style:tab-stop style:position="13.564cm"/>
          <style:tab-stop style:position="14.834cm"/>
        </style:tab-stops>
      </style:paragraph-properties>
      <style:text-properties fo:color="#000000" style:font-name="Times New Roman1" fo:font-size="10pt" fo:font-style="italic" style:font-name-asian="Times New Roman1" style:font-size-asian="10pt" style:font-style-asian="italic" style:font-name-complex="Times New Roman1" style:font-size-complex="10pt" style:font-style-complex="italic"/>
    </style:style>
    <style:style style:name="P302" style:family="paragraph" style:parent-style-name="Standard">
      <style:paragraph-properties fo:margin-left="2.946cm" fo:margin-right="0cm" fo:margin-top="0cm" fo:margin-bottom="0.141cm" style:contextual-spacing="false" style:line-height-at-least="0.494cm" fo:text-indent="-0.711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style>
    <style:style style:name="P303" style:family="paragraph" style:parent-style-name="Standard">
      <style:paragraph-properties fo:margin-left="2.946cm" fo:margin-right="0cm" fo:margin-top="0cm" fo:margin-bottom="0.141cm" style:contextual-spacing="false" style:line-height-at-least="0.494cm" fo:keep-together="always" fo:text-indent="-0.711cm" style:auto-text-indent="false" fo:keep-with-next="always" style:text-autospace="none">
        <style:tab-stops>
          <style:tab-stop style:position="-1.676cm"/>
          <style:tab-stop style:position="-0.711cm"/>
          <style:tab-stop style:position="-0.406cm"/>
          <style:tab-stop style:position="0cm"/>
          <style:tab-stop style:position="0.864cm"/>
          <style:tab-stop style:position="2.134cm"/>
          <style:tab-stop style:position="3.404cm"/>
          <style:tab-stop style:position="4.674cm"/>
          <style:tab-stop style:position="5.944cm"/>
          <style:tab-stop style:position="7.214cm"/>
          <style:tab-stop style:position="8.484cm"/>
          <style:tab-stop style:position="9.754cm"/>
          <style:tab-stop style:position="11.024cm"/>
          <style:tab-stop style:position="12.294cm"/>
          <style:tab-stop style:position="13.564cm"/>
          <style:tab-stop style:position="14.834cm"/>
        </style:tab-stops>
      </style:paragraph-properties>
    </style:style>
    <style:style style:name="P304" style:family="paragraph" style:parent-style-name="Standard">
      <style:paragraph-properties fo:margin-left="2.946cm" fo:margin-right="0cm" fo:margin-top="0cm" fo:margin-bottom="0.141cm" style:contextual-spacing="false" style:line-height-at-least="0.494cm" fo:text-indent="-0.711cm" style:auto-text-indent="false" fo:keep-with-next="always"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style>
    <style:style style:name="P305" style:family="paragraph" style:parent-style-name="Standard">
      <style:paragraph-properties fo:margin-left="2.946cm" fo:margin-right="0cm" fo:margin-top="0cm" fo:margin-bottom="0.141cm" style:contextual-spacing="false" style:line-height-at-least="0.494cm" fo:text-indent="-0.711cm" style:auto-text-indent="false" fo:keep-with-next="always"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306" style:family="paragraph" style:parent-style-name="Standard">
      <style:paragraph-properties fo:margin-left="2.946cm" fo:margin-right="0cm" fo:margin-top="0cm" fo:margin-bottom="0.141cm" style:contextual-spacing="false" style:line-height-at-least="0.494cm" fo:text-indent="-0.711cm" style:auto-text-indent="false" fo:keep-with-next="always" style:text-autospace="none">
        <style:tab-stops>
          <style:tab-stop style:position="-1.676cm"/>
          <style:tab-stop style:position="-0.711cm"/>
          <style:tab-stop style:position="-0.406cm"/>
          <style:tab-stop style:position="0cm"/>
          <style:tab-stop style:position="0.864cm"/>
          <style:tab-stop style:position="2.134cm"/>
          <style:tab-stop style:position="3.404cm"/>
          <style:tab-stop style:position="4.674cm"/>
          <style:tab-stop style:position="5.944cm"/>
          <style:tab-stop style:position="7.214cm"/>
          <style:tab-stop style:position="8.484cm"/>
          <style:tab-stop style:position="9.754cm"/>
          <style:tab-stop style:position="11.024cm"/>
          <style:tab-stop style:position="12.294cm"/>
          <style:tab-stop style:position="13.564cm"/>
          <style:tab-stop style:position="14.834cm"/>
        </style:tab-stops>
      </style:paragraph-properties>
      <style:text-properties fo:color="#000000" style:font-name="Times New Roman1" fo:font-size="10pt" fo:font-style="italic" style:font-name-asian="Times New Roman1" style:font-size-asian="10pt" style:font-style-asian="italic" style:font-name-complex="Times New Roman1" style:font-size-complex="10pt" style:font-style-complex="italic"/>
    </style:style>
    <style:style style:name="P307" style:family="paragraph" style:parent-style-name="Standard" style:master-page-name="">
      <style:paragraph-properties fo:margin-left="2.946cm" fo:margin-right="0cm" fo:margin-top="0cm" fo:margin-bottom="0.141cm" style:contextual-spacing="false" style:line-height-at-least="0.494cm" fo:keep-together="always" fo:text-indent="-0.711cm" style:auto-text-indent="false" style:page-number="auto" fo:keep-with-next="auto" style:text-autospace="none">
        <style:tab-stops>
          <style:tab-stop style:position="-1.676cm"/>
          <style:tab-stop style:position="-0.711cm"/>
          <style:tab-stop style:position="-0.406cm"/>
          <style:tab-stop style:position="0cm"/>
          <style:tab-stop style:position="0.864cm"/>
          <style:tab-stop style:position="2.134cm"/>
          <style:tab-stop style:position="3.404cm"/>
          <style:tab-stop style:position="4.674cm"/>
          <style:tab-stop style:position="5.944cm"/>
          <style:tab-stop style:position="7.214cm"/>
          <style:tab-stop style:position="8.484cm"/>
          <style:tab-stop style:position="9.754cm"/>
          <style:tab-stop style:position="11.024cm"/>
          <style:tab-stop style:position="12.294cm"/>
          <style:tab-stop style:position="13.564cm"/>
          <style:tab-stop style:position="14.834cm"/>
        </style:tab-stops>
      </style:paragraph-properties>
    </style:style>
    <style:style style:name="P308" style:family="paragraph" style:parent-style-name="Standard" style:master-page-name="">
      <style:paragraph-properties fo:margin-left="2.946cm" fo:margin-right="0cm" fo:margin-top="0cm" fo:margin-bottom="0.141cm" style:contextual-spacing="false" style:line-height-at-least="0.494cm" fo:keep-together="always" fo:text-indent="-0.711cm" style:auto-text-indent="false" style:page-number="auto" fo:keep-with-next="always" style:text-autospace="none">
        <style:tab-stops>
          <style:tab-stop style:position="-1.676cm"/>
          <style:tab-stop style:position="-0.711cm"/>
          <style:tab-stop style:position="-0.406cm"/>
          <style:tab-stop style:position="0cm"/>
          <style:tab-stop style:position="0.864cm"/>
          <style:tab-stop style:position="2.134cm"/>
          <style:tab-stop style:position="3.404cm"/>
          <style:tab-stop style:position="4.674cm"/>
          <style:tab-stop style:position="5.944cm"/>
          <style:tab-stop style:position="7.214cm"/>
          <style:tab-stop style:position="8.484cm"/>
          <style:tab-stop style:position="9.754cm"/>
          <style:tab-stop style:position="11.024cm"/>
          <style:tab-stop style:position="12.294cm"/>
          <style:tab-stop style:position="13.564cm"/>
          <style:tab-stop style:position="14.834cm"/>
        </style:tab-stops>
      </style:paragraph-properties>
      <style:text-properties fo:color="#000000" style:font-name="Times New Roman1" fo:font-size="10pt" fo:font-style="italic" style:font-name-asian="Times New Roman1" style:font-size-asian="10pt" style:font-style-asian="italic" style:font-name-complex="Times New Roman1" style:font-size-complex="10pt" style:font-style-complex="italic"/>
    </style:style>
    <style:style style:name="P309" style:family="paragraph" style:parent-style-name="Code">
      <style:paragraph-properties fo:keep-with-next="auto"/>
    </style:style>
    <style:style style:name="P310" style:family="paragraph" style:parent-style-name="Code">
      <style:paragraph-properties fo:keep-together="auto" fo:keep-with-next="auto"/>
    </style:style>
    <style:style style:name="P311" style:family="paragraph" style:parent-style-name="Code">
      <style:paragraph-properties fo:keep-with-next="auto"/>
      <style:text-properties fo:color="#000000" style:font-name="Courier New2" fo:font-size="9pt" style:font-name-asian="Courier New2" style:font-size-asian="9pt" style:font-name-complex="Courier New2" style:font-size-complex="9pt"/>
    </style:style>
    <style:style style:name="P312" style:family="paragraph" style:parent-style-name="Standard">
      <style:paragraph-properties fo:keep-together="auto" fo:keep-with-next="auto"/>
    </style:style>
    <style:style style:name="P313" style:family="paragraph" style:parent-style-name="Standard">
      <style:paragraph-properties fo:margin-left="3.988cm" fo:margin-right="0.002cm" fo:text-indent="-4.036cm" style:auto-text-indent="false">
        <style:tab-stops/>
      </style:paragraph-properties>
    </style:style>
    <style:style style:name="P314" style:family="paragraph" style:parent-style-name="Standard">
      <style:paragraph-properties fo:margin-left="3.988cm" fo:margin-right="0.002cm" fo:text-indent="-4.036cm" style:auto-text-indent="false">
        <style:tab-stops/>
      </style:paragraph-properties>
      <style:text-properties fo:font-size="10pt" style:font-size-asian="10pt" style:font-size-complex="10pt"/>
    </style:style>
    <style:style style:name="P315" style:family="paragraph" style:parent-style-name="Text_20_body">
      <style:paragraph-properties fo:margin-left="3.988cm" fo:margin-right="0.002cm" fo:text-indent="-4.036cm" style:auto-text-indent="false">
        <style:tab-stops/>
      </style:paragraph-properties>
    </style:style>
    <style:style style:name="P316" style:family="paragraph" style:parent-style-name="Text_20_body_20_indent">
      <style:paragraph-properties fo:text-align="center" style:justify-single-word="false"/>
      <style:text-properties fo:font-size="20pt" style:font-size-asian="20pt" style:font-size-complex="20pt"/>
    </style:style>
    <style:style style:name="P317" style:family="paragraph" style:parent-style-name="Text_20_body_20_indent">
      <style:paragraph-properties fo:text-align="center" style:justify-single-word="false"/>
      <style:text-properties fo:font-size="12pt" fo:font-style="italic" style:font-size-asian="12pt" style:font-style-asian="italic" style:font-size-complex="12pt" style:font-style-complex="italic"/>
    </style:style>
    <style:style style:name="P318" style:family="paragraph" style:parent-style-name="Text_20_body_20_indent">
      <style:paragraph-properties fo:text-align="center" style:justify-single-word="false"/>
      <style:text-properties fo:font-size="12pt" fo:font-style="normal" style:font-size-asian="12pt" style:font-style-asian="normal" style:font-size-complex="12pt" style:font-style-complex="normal"/>
    </style:style>
    <style:style style:name="P319" style:family="paragraph" style:parent-style-name="Text_20_body_20_indent">
      <style:paragraph-properties fo:text-align="center" style:justify-single-word="false"/>
      <style:text-properties style:font-name="Arial2" fo:font-size="10pt" fo:font-style="normal" style:font-style-asian="normal" style:font-style-complex="normal"/>
    </style:style>
    <style:style style:name="P320" style:family="paragraph" style:parent-style-name="Text_20_body_20_indent">
      <style:paragraph-properties fo:text-align="center" style:justify-single-word="false"/>
    </style:style>
    <style:style style:name="P321" style:family="paragraph" style:parent-style-name="Standard">
      <style:paragraph-properties fo:margin-left="0.009cm" fo:margin-right="0.009cm" fo:margin-top="0cm" fo:margin-bottom="0.212cm" style:contextual-spacing="false" fo:text-indent="0cm" style:auto-text-indent="false" style:text-autospace="none"/>
      <style:text-properties style:font-name="Arial" fo:font-size="10pt" fo:font-weight="bold" style:font-name-asian="Times New Roman1" style:font-size-asian="10pt" style:font-weight-asian="bold" style:font-name-complex="Times New Roman1" style:font-size-complex="10pt" style:font-weight-complex="bold"/>
    </style:style>
    <style:style style:name="P322" style:family="paragraph" style:parent-style-name="Text_20_body">
      <style:paragraph-properties fo:margin-left="0.009cm" fo:margin-right="0.009cm" fo:margin-top="0.141cm" fo:margin-bottom="0cm" style:contextual-spacing="false" fo:text-indent="0cm" style:auto-text-indent="false" style:text-autospace="none">
        <style:tab-stops>
          <style:tab-stop style:position="0cm"/>
        </style:tab-stops>
      </style:paragraph-properties>
      <style:text-properties style:font-name="Times New Roman" fo:font-size="10pt" fo:language="zxx" fo:country="none" fo:font-weight="normal" style:font-size-asian="10pt" style:font-weight-asian="normal" style:font-size-complex="10pt" style:font-weight-complex="normal"/>
    </style:style>
    <style:style style:name="P323" style:family="paragraph" style:parent-style-name="Standard">
      <style:paragraph-properties fo:margin-left="0.009cm" fo:margin-right="0.009cm" fo:margin-top="0.141cm" fo:margin-bottom="0cm" style:contextual-spacing="false" fo:text-indent="0cm" style:auto-text-indent="false" style:text-autospace="none"/>
      <style:text-properties style:font-name="Times New Roman" fo:font-weight="normal" style:font-weight-asian="normal" style:font-weight-complex="normal"/>
    </style:style>
    <style:style style:name="P324" style:family="paragraph" style:parent-style-name="Standard">
      <style:paragraph-properties fo:margin-left="0.035cm" fo:margin-right="0.009cm" fo:margin-top="0cm" fo:margin-bottom="0.212cm" style:contextual-spacing="false" fo:text-indent="0cm" style:auto-text-indent="false" style:text-autospace="none"/>
      <style:text-properties style:font-name="Arial" fo:font-size="10pt" fo:font-weight="bold" style:font-name-asian="Times New Roman1" style:font-size-asian="10pt" style:font-weight-asian="bold" style:font-name-complex="Times New Roman1" style:font-size-complex="10pt" style:font-weight-complex="bold"/>
    </style:style>
    <style:style style:name="P325" style:family="paragraph" style:parent-style-name="Standard">
      <style:paragraph-properties fo:margin-left="0.035cm" fo:margin-right="0.009cm" fo:margin-top="0cm" fo:margin-bottom="0.212cm" style:contextual-spacing="false" fo:text-indent="0cm" style:auto-text-indent="false" style:text-autospace="none"/>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326" style:family="paragraph" style:parent-style-name="Text_20_body">
      <style:paragraph-properties fo:margin-left="0.035cm" fo:margin-right="0.009cm" fo:text-indent="0cm" style:auto-text-indent="false"/>
    </style:style>
    <style:style style:name="P327" style:family="paragraph" style:parent-style-name="Text_20_body">
      <style:paragraph-properties fo:margin-left="0.035cm" fo:margin-right="0.009cm" fo:text-indent="0cm" style:auto-text-indent="false"/>
      <style:text-properties style:font-name="Arial" fo:font-weight="bold" style:font-weight-asian="bold" style:font-weight-complex="bold"/>
    </style:style>
    <style:style style:name="P328" style:family="paragraph" style:parent-style-name="Standard">
      <style:paragraph-properties fo:margin-left="0.035cm" fo:margin-right="0.009cm" fo:text-indent="0cm" style:auto-text-indent="false"/>
    </style:style>
    <style:style style:name="P329" style:family="paragraph" style:parent-style-name="Standard">
      <style:paragraph-properties fo:margin-left="0.035cm" fo:margin-right="0.009cm" fo:text-indent="0cm" style:auto-text-indent="false"/>
      <style:text-properties fo:font-size="10pt" style:font-size-asian="10pt" style:font-size-complex="10pt"/>
    </style:style>
    <style:style style:name="P330" style:family="paragraph" style:parent-style-name="Text_20_body">
      <style:paragraph-properties fo:margin-left="0.035cm" fo:margin-right="0.009cm" fo:margin-top="0.141cm" fo:margin-bottom="0cm" style:contextual-spacing="false" fo:text-indent="0cm" style:auto-text-indent="false" style:text-autospace="none"/>
      <style:text-properties style:font-name="Arial" fo:font-size="10pt" fo:font-weight="bold" style:font-name-asian="Times New Roman1" style:font-size-asian="10pt" style:font-weight-asian="bold" style:font-name-complex="Times New Roman1" style:font-size-complex="10pt" style:font-weight-complex="bold"/>
    </style:style>
    <style:style style:name="P331" style:family="paragraph" style:parent-style-name="Text_20_body">
      <style:paragraph-properties fo:margin-left="0.035cm" fo:margin-right="0.009cm" fo:margin-top="0.141cm" fo:margin-bottom="0cm" style:contextual-spacing="false" fo:text-indent="0cm" style:auto-text-indent="false" style:text-autospace="none"/>
      <style:text-properties style:font-name="Times New Roman" fo:font-size="10pt" fo:font-weight="normal" style:font-name-asian="Times New Roman1" style:font-size-asian="10pt" style:font-weight-asian="normal" style:font-name-complex="Times New Roman1" style:font-size-complex="10pt" style:font-weight-complex="normal"/>
    </style:style>
    <style:style style:name="P332" style:family="paragraph" style:parent-style-name="Text_20_body">
      <style:paragraph-properties fo:margin-left="0.035cm" fo:margin-right="0.009cm" fo:margin-top="0.141cm" fo:margin-bottom="0cm" style:contextual-spacing="false" fo:text-indent="0cm" style:auto-text-indent="false" style:text-autospace="none"/>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P333" style:family="paragraph" style:parent-style-name="Standard">
      <style:paragraph-properties fo:margin-left="0.035cm" fo:margin-right="0.009cm" fo:margin-top="0.141cm" fo:margin-bottom="0cm" style:contextual-spacing="false" fo:text-indent="0cm" style:auto-text-indent="false" style:text-autospace="none"/>
      <style:text-properties fo:font-size="10pt" fo:language="zxx" fo:country="none" fo:font-weight="normal" style:font-size-asian="10pt" style:font-weight-asian="normal" style:font-size-complex="10pt" style:font-weight-complex="normal"/>
    </style:style>
    <style:style style:name="P334" style:family="paragraph" style:parent-style-name="Standard">
      <style:paragraph-properties fo:margin-left="0.035cm" fo:margin-right="0.009cm" fo:margin-top="0.141cm" fo:margin-bottom="0cm" style:contextual-spacing="false" fo:text-indent="0cm" style:auto-text-indent="false" style:text-autospace="none"/>
      <style:text-properties fo:font-size="10pt" fo:language="zxx" fo:country="none" style:font-size-asian="10pt" style:font-size-complex="10pt"/>
    </style:style>
    <style:style style:name="P335" style:family="paragraph" style:parent-style-name="Standard">
      <style:paragraph-properties fo:margin-left="0.035cm" fo:margin-right="0.009cm" fo:margin-top="0.141cm" fo:margin-bottom="0cm" style:contextual-spacing="false" fo:text-indent="0cm" style:auto-text-indent="false" style:text-autospace="none"/>
      <style:text-properties style:font-name="Times New Roman" fo:font-size="10pt" style:font-size-asian="10pt" style:font-size-complex="10pt"/>
    </style:style>
    <style:style style:name="P336" style:family="paragraph" style:parent-style-name="Text_20_body">
      <style:paragraph-properties fo:margin-left="0.035cm" fo:margin-right="0.009cm" fo:margin-top="0.141cm" fo:margin-bottom="0cm" style:contextual-spacing="false" fo:keep-together="always" fo:text-indent="0cm" style:auto-text-indent="false" fo:keep-with-next="always" style:text-autospace="none"/>
      <style:text-properties style:font-name="Arial" fo:font-size="10pt" fo:font-weight="bold" style:font-name-asian="Times New Roman1" style:font-size-asian="10pt" style:font-weight-asian="bold" style:font-name-complex="Times New Roman1" style:font-size-complex="10pt" style:font-weight-complex="bold"/>
    </style:style>
    <style:style style:name="P337" style:family="paragraph" style:parent-style-name="Table_20_Heading">
      <style:paragraph-properties fo:text-align="center" style:justify-single-word="false"/>
      <style:text-properties fo:font-style="normal" fo:font-weight="bold" style:font-style-asian="normal" style:font-weight-asian="bold" style:font-style-complex="normal" style:font-weight-complex="bold"/>
    </style:style>
    <style:style style:name="P338" style:family="paragraph" style:parent-style-name="Table_20_Heading">
      <style:paragraph-properties fo:text-align="center" style:justify-single-word="false"/>
      <style:text-properties fo:font-style="normal" style:font-style-asian="normal" style:font-style-complex="normal"/>
    </style:style>
    <style:style style:name="P339" style:family="paragraph" style:parent-style-name="Table_20_Heading">
      <style:text-properties fo:font-style="normal" fo:font-weight="normal" style:font-style-asian="normal" style:font-weight-asian="normal" style:font-style-complex="normal" style:font-weight-complex="normal"/>
    </style:style>
    <style:style style:name="P340" style:family="paragraph" style:parent-style-name="Text_20_body">
      <style:paragraph-properties fo:margin-left="3.087cm" fo:margin-right="0cm" fo:text-indent="-0.829cm" style:auto-text-indent="false">
        <style:tab-stops/>
      </style:paragraph-properties>
      <style:text-properties style:text-position="0% 100%" fo:font-style="normal" fo:font-weight="normal" style:font-style-asian="normal" style:font-weight-asian="normal" style:font-style-complex="normal" style:font-weight-complex="normal"/>
    </style:style>
    <style:style style:name="P341" style:family="paragraph" style:parent-style-name="Text_20_body">
      <style:paragraph-properties fo:margin-left="2.501cm" fo:margin-right="0cm" fo:text-indent="0cm" style:auto-text-indent="false"/>
    </style:style>
    <style:style style:name="P342" style:family="paragraph" style:parent-style-name="Table_20_Heading">
      <style:paragraph-properties fo:margin-left="0.15cm" fo:margin-right="-0.009cm" fo:text-align="start" style:justify-single-word="false" fo:text-indent="0cm" style:auto-text-indent="false"/>
      <style:text-properties fo:font-style="normal" style:font-style-asian="normal" style:font-style-complex="normal"/>
    </style:style>
    <style:style style:name="P343" style:family="paragraph" style:parent-style-name="Text_20_body">
      <style:paragraph-properties fo:margin-left="0.15cm" fo:margin-right="-0.009cm" fo:text-align="start" style:justify-single-word="false" fo:text-indent="0cm" style:auto-text-indent="false"/>
    </style:style>
    <style:style style:name="P344" style:family="paragraph" style:parent-style-name="Table_20_Contents">
      <style:paragraph-properties fo:margin-left="0.15cm" fo:margin-right="-0.009cm" fo:text-align="start" style:justify-single-word="false" fo:text-indent="0cm" style:auto-text-indent="false"/>
      <style:text-properties fo:font-weight="bold" style:font-weight-asian="bold" style:font-weight-complex="bold"/>
    </style:style>
    <style:style style:name="P345" style:family="paragraph" style:parent-style-name="Table_20_Contents">
      <style:paragraph-properties fo:margin-left="0.15cm" fo:margin-right="-0.009cm" fo:text-align="start" style:justify-single-word="false" fo:text-indent="0cm" style:auto-text-indent="false"/>
      <style:text-properties fo:font-weight="normal" style:font-weight-asian="normal" style:font-weight-complex="normal"/>
    </style:style>
    <style:style style:name="P346" style:family="paragraph" style:parent-style-name="Table_20_Heading">
      <style:paragraph-properties fo:margin-left="0.132cm" fo:margin-right="-0.009cm" fo:text-align="start" style:justify-single-word="false" fo:text-indent="0cm" style:auto-text-indent="false" fo:keep-with-next="always"/>
      <style:text-properties fo:font-style="normal" style:font-style-asian="normal" style:font-style-complex="normal"/>
    </style:style>
    <style:style style:name="P347" style:family="paragraph" style:parent-style-name="Table_20_Contents">
      <style:paragraph-properties fo:margin-left="0.132cm" fo:margin-right="-0.009cm" fo:text-align="start" style:justify-single-word="false" fo:text-indent="0cm" style:auto-text-indent="false"/>
    </style:style>
    <style:style style:name="P348" style:family="paragraph" style:parent-style-name="Text_20_body">
      <style:paragraph-properties fo:margin-left="0.132cm" fo:margin-right="-0.009cm" fo:text-align="start" style:justify-single-word="false" fo:text-indent="0cm" style:auto-text-indent="false"/>
    </style:style>
    <style:style style:name="P349" style:family="paragraph" style:parent-style-name="Standard">
      <style:paragraph-properties fo:margin-left="0.009cm" fo:margin-right="0.194cm" fo:margin-top="0cm" fo:margin-bottom="0.212cm" style:contextual-spacing="false" fo:text-indent="0cm" style:auto-text-indent="false" style:text-autospace="none"/>
      <style:text-properties style:font-name="Arial" fo:font-size="10pt" fo:font-weight="bold" style:font-name-asian="Times New Roman1" style:font-size-asian="10pt" style:font-weight-asian="bold" style:font-name-complex="Times New Roman1" style:font-size-complex="10pt" style:font-weight-complex="bold"/>
    </style:style>
    <style:style style:name="P350" style:family="paragraph" style:parent-style-name="Standard">
      <style:paragraph-properties fo:margin-left="0.009cm" fo:margin-right="0.194cm" fo:margin-top="0cm" fo:margin-bottom="0.212cm" style:contextual-spacing="false" fo:text-indent="0cm" style:auto-text-indent="false" style:text-autospace="none"/>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351" style:family="paragraph" style:parent-style-name="Standard">
      <style:paragraph-properties fo:margin-left="0.326cm" fo:margin-right="0.009cm" fo:margin-top="0cm" fo:margin-bottom="0.212cm" style:contextual-spacing="false" fo:text-indent="0cm" style:auto-text-indent="false"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352" style:family="paragraph" style:parent-style-name="Standard">
      <style:paragraph-properties fo:margin-left="0.009cm" fo:margin-right="1.817cm" fo:margin-top="0cm" fo:margin-bottom="0.212cm" style:contextual-spacing="false" fo:text-align="end" style:justify-single-word="false" fo:text-indent="0cm" style:auto-text-indent="false" style:text-autospace="none"/>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353" style:family="paragraph" style:parent-style-name="Standard">
      <style:paragraph-properties fo:margin-left="0.009cm" fo:margin-right="1.817cm" fo:margin-top="0cm" fo:margin-bottom="0.212cm" style:contextual-spacing="false" fo:text-align="end" style:justify-single-word="false" fo:text-indent="0cm" style:auto-text-indent="false" fo:keep-with-next="always" style:text-autospace="none"/>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354" style:family="paragraph" style:parent-style-name="Text_20_body">
      <style:paragraph-properties fo:margin-left="0.591cm" fo:margin-right="0.009cm" fo:text-indent="0cm" style:auto-text-indent="false"/>
      <style:text-properties fo:font-weight="bold" style:font-weight-asian="bold" style:font-weight-complex="bold"/>
    </style:style>
    <style:style style:name="P355" style:family="paragraph" style:parent-style-name="Text_20_body">
      <style:paragraph-properties fo:margin-left="0.591cm" fo:margin-right="0.009cm" fo:text-indent="0cm" style:auto-text-indent="false"/>
      <style:text-properties fo:font-weight="normal" style:font-weight-asian="normal" style:font-weight-complex="normal"/>
    </style:style>
    <style:style style:name="P356" style:family="paragraph" style:parent-style-name="Text_20_body">
      <style:paragraph-properties fo:margin-left="2.977cm" fo:margin-right="0cm" fo:text-indent="-0.706cm" style:auto-text-indent="false">
        <style:tab-stops/>
      </style:paragraph-properties>
      <style:text-properties fo:font-style="italic" fo:font-weight="normal" style:font-style-asian="italic" style:font-weight-asian="normal" style:font-style-complex="italic" style:font-weight-complex="normal"/>
    </style:style>
    <style:style style:name="P357" style:family="paragraph" style:parent-style-name="Text_20_body">
      <style:paragraph-properties fo:margin-left="2.977cm" fo:margin-right="0cm" fo:text-indent="-0.706cm" style:auto-text-indent="false">
        <style:tab-stops/>
      </style:paragraph-properties>
    </style:style>
    <style:style style:name="P358" style:family="paragraph" style:parent-style-name="Standard">
      <style:paragraph-properties fo:margin-left="0.415cm" fo:margin-right="-0.009cm" fo:text-indent="0cm" style:auto-text-indent="false" style:text-autospace="none"/>
      <style:text-properties fo:font-size="10pt" fo:language="zxx" fo:country="none" fo:font-style="normal" style:font-size-asian="10pt" style:font-style-asian="normal" style:font-size-complex="10pt" style:font-style-complex="normal"/>
    </style:style>
    <style:style style:name="P359" style:family="paragraph" style:parent-style-name="Standard">
      <style:paragraph-properties fo:margin-left="0.415cm" fo:margin-right="-0.009cm" fo:text-indent="0cm" style:auto-text-indent="false" style:text-autospace="none"/>
      <style:text-properties fo:font-size="10pt" fo:language="zxx" fo:country="none" style:font-size-asian="10pt" style:font-size-complex="10pt"/>
    </style:style>
    <style:style style:name="P360" style:family="paragraph" style:parent-style-name="Text_20_body">
      <style:paragraph-properties fo:margin-left="-0.009cm" fo:margin-right="0.009cm" fo:margin-top="0.141cm" fo:margin-bottom="0cm" style:contextual-spacing="false" fo:text-indent="0cm" style:auto-text-indent="false" style:text-autospace="none"/>
      <style:text-properties style:font-name="Times New Roman" fo:font-size="10pt" fo:language="zxx" fo:country="none" fo:font-weight="normal" style:font-size-asian="10pt" style:font-weight-asian="normal" style:font-size-complex="10pt" style:font-weight-complex="normal"/>
    </style:style>
    <style:style style:name="P361" style:family="paragraph" style:parent-style-name="Standard">
      <style:paragraph-properties fo:margin-left="-0.009cm" fo:margin-right="0.009cm" fo:margin-top="0.141cm" fo:margin-bottom="0cm" style:contextual-spacing="false" fo:text-indent="0cm" style:auto-text-indent="false" style:text-autospace="none"/>
      <style:text-properties style:font-name="Times New Roman" fo:font-size="10pt" fo:language="zxx" fo:country="none" fo:font-weight="normal" style:font-size-asian="10pt" style:font-weight-asian="normal" style:font-size-complex="10pt" style:font-weight-complex="normal"/>
    </style:style>
    <style:style style:name="P362" style:family="paragraph" style:parent-style-name="Text_20_body">
      <style:paragraph-properties fo:margin-left="1.543cm" fo:margin-right="0cm" fo:text-indent="0cm" style:auto-text-indent="false"/>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363" style:family="paragraph" style:parent-style-name="Text_20_body">
      <style:paragraph-properties fo:margin-left="3.059cm" fo:margin-right="0cm" fo:text-indent="-0.76cm" style:auto-text-indent="false">
        <style:tab-stops/>
      </style:paragraph-properties>
      <style:text-properties fo:color="#000000" style:font-name="Times New Roman1" fo:font-size="10pt" fo:font-style="normal" style:font-name-asian="Times New Roman1" style:font-size-asian="10pt" style:font-style-asian="normal" style:font-name-complex="Times New Roman1" style:font-size-complex="10pt" style:font-style-complex="normal"/>
    </style:style>
    <style:style style:name="P364" style:family="paragraph" style:parent-style-name="Text_20_body">
      <style:paragraph-properties fo:margin-left="3.059cm" fo:margin-right="0cm" fo:text-indent="-0.778cm" style:auto-text-indent="false">
        <style:tab-stops/>
      </style:paragraph-properties>
      <style:text-properties fo:color="#000000" style:font-name="Times New Roman1" fo:font-size="10pt" fo:font-style="normal" style:font-name-asian="Times New Roman1" style:font-size-asian="10pt" style:font-style-asian="normal" style:font-name-complex="Times New Roman1" style:font-size-complex="10pt" style:font-style-complex="normal"/>
    </style:style>
    <style:style style:name="P365" style:family="paragraph" style:parent-style-name="Text_20_body">
      <style:paragraph-properties fo:margin-left="3.059cm" fo:margin-right="0cm" fo:text-indent="-0.778cm" style:auto-text-indent="false">
        <style:tab-stops/>
      </style:paragraph-properties>
      <style:text-properties fo:color="#000000" style:font-name="Times New Roman1" fo:font-size="10pt" fo:font-style="italic" style:font-name-asian="Times New Roman1" style:font-size-asian="10pt" style:font-style-asian="italic" style:font-name-complex="Times New Roman1" style:font-size-complex="10pt" style:font-style-complex="italic"/>
    </style:style>
    <style:style style:name="P366" style:family="paragraph" style:parent-style-name="Text_20_body">
      <style:paragraph-properties fo:margin-left="2.529cm" fo:margin-right="0cm" fo:text-indent="0cm" style:auto-text-indent="false"/>
    </style:style>
    <style:style style:name="P367" style:family="paragraph" style:parent-style-name="Text_20_body">
      <style:paragraph-properties fo:margin-left="3.052cm" fo:margin-right="0cm" fo:text-indent="-0.723cm" style:auto-text-indent="false">
        <style:tab-stops/>
      </style:paragraph-properties>
    </style:style>
    <style:style style:name="P368" style:family="paragraph" style:parent-style-name="Standard">
      <style:paragraph-properties fo:margin-left="0cm" fo:margin-right="0.009cm" fo:margin-top="0cm" fo:margin-bottom="0.212cm" style:contextual-spacing="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1" fo:font-size="10pt" style:font-name-asian="Times New Roman1" style:font-size-asian="10pt" style:font-name-complex="Times New Roman1" style:font-size-complex="10pt"/>
    </style:style>
    <style:style style:name="P369" style:family="paragraph" style:parent-style-name="Standard">
      <style:paragraph-properties fo:margin-left="0cm" fo:margin-right="-0.009cm" fo:text-indent="0cm" style:auto-text-indent="false" style:text-autospace="none"/>
      <style:text-properties fo:font-size="10pt" fo:language="zxx" fo:country="none" style:font-size-asian="10pt" style:font-size-complex="10pt"/>
    </style:style>
    <style:style style:name="P370" style:family="paragraph" style:parent-style-name="Standard">
      <style:paragraph-properties fo:margin-top="0.141cm" fo:margin-bottom="0cm" style:contextual-spacing="false" style:text-autospace="none"/>
    </style:style>
    <style:style style:name="P371" style:family="paragraph" style:parent-style-name="Standard">
      <style:paragraph-properties fo:margin-top="0.141cm" fo:margin-bottom="0cm" style:contextual-spacing="false" style:text-autospace="none"/>
      <style:text-properties style:font-name="Times New Roman1" fo:font-size="10pt" style:font-name-asian="Times New Roman1" style:font-size-asian="10pt" style:font-name-complex="Times New Roman1" style:font-size-complex="10pt"/>
    </style:style>
    <style:style style:name="P372" style:family="paragraph" style:parent-style-name="Text_20_body">
      <style:paragraph-properties fo:margin-left="3.052cm" fo:margin-right="0cm" fo:text-indent="-0.776cm" style:auto-text-indent="false">
        <style:tab-stops/>
      </style:paragraph-properties>
    </style:style>
    <style:style style:name="P373" style:family="paragraph" style:parent-style-name="Text_20_body">
      <style:paragraph-properties fo:margin-left="1.485cm" fo:margin-right="0cm" fo:text-indent="0cm" style:auto-text-indent="false"/>
    </style:style>
    <style:style style:name="P374" style:family="paragraph" style:parent-style-name="Contents_20_1">
      <style:paragraph-properties>
        <style:tab-stops>
          <style:tab-stop style:position="16.51cm" style:type="right" style:leader-style="dotted" style:leader-text="."/>
        </style:tab-stops>
      </style:paragraph-properties>
    </style:style>
    <style:style style:name="P375" style:family="paragraph" style:parent-style-name="Contents_20_2">
      <style:paragraph-properties>
        <style:tab-stops>
          <style:tab-stop style:position="16.011cm" style:type="right" style:leader-style="dotted" style:leader-text="."/>
        </style:tab-stops>
      </style:paragraph-properties>
    </style:style>
    <style:style style:name="P376" style:family="paragraph" style:parent-style-name="Contents_20_3">
      <style:paragraph-properties>
        <style:tab-stops>
          <style:tab-stop style:position="15.512cm" style:type="right" style:leader-style="dotted" style:leader-text="."/>
        </style:tab-stops>
      </style:paragraph-properties>
    </style:style>
    <style:style style:name="P377" style:family="paragraph" style:parent-style-name="Contents_20_4">
      <style:paragraph-properties>
        <style:tab-stops>
          <style:tab-stop style:position="15.012cm" style:type="right" style:leader-style="dotted" style:leader-text="."/>
        </style:tab-stops>
      </style:paragraph-properties>
    </style:style>
    <style:style style:name="P378" style:family="paragraph" style:parent-style-name="Standard">
      <style:paragraph-properties fo:margin-left="1.614cm" fo:margin-right="0cm" fo:margin-top="0cm" fo:margin-bottom="0.141cm" style:contextual-spacing="false" fo:text-indent="0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fo:font-size="10pt" fo:language="zxx" fo:country="none" style:font-size-asian="10pt" style:font-size-complex="10pt"/>
    </style:style>
    <style:style style:name="P379" style:family="paragraph" style:parent-style-name="Standard" style:list-style-name="L6">
      <style:paragraph-properties style:text-autospace="none"/>
      <style:text-properties fo:font-size="10pt" fo:language="zxx" fo:country="none" style:font-size-asian="10pt" style:font-size-complex="10pt"/>
    </style:style>
    <style:style style:name="P380" style:family="paragraph" style:parent-style-name="Standard" style:list-style-name="L7">
      <style:paragraph-properties style:text-autospace="none"/>
      <style:text-properties fo:font-size="10pt" fo:language="zxx" fo:country="none" style:font-size-asian="10pt" style:font-size-complex="10pt"/>
    </style:style>
    <style:style style:name="P381" style:family="paragraph" style:parent-style-name="Standard" style:list-style-name="L22">
      <style:text-properties fo:font-size="10pt" style:font-size-asian="10pt" style:font-size-complex="10pt"/>
    </style:style>
    <style:style style:name="P382" style:family="paragraph" style:parent-style-name="Standard" style:list-style-name="L24">
      <style:text-properties fo:font-size="10pt" style:font-size-asian="10pt" style:font-size-complex="10pt"/>
    </style:style>
    <style:style style:name="P383" style:family="paragraph" style:parent-style-name="Standard" style:list-style-name="L24">
      <style:text-properties fo:font-size="10pt" fo:font-style="normal" style:font-size-asian="10pt" style:font-style-asian="normal" style:font-size-complex="10pt" style:font-style-complex="normal"/>
    </style:style>
    <style:style style:name="P384" style:family="paragraph" style:parent-style-name="Standard">
      <style:paragraph-properties style:text-autospace="none">
        <style:tab-stops>
          <style:tab-stop style:position="0.406cm"/>
          <style:tab-stop style:position="1.041cm"/>
          <style:tab-stop style:position="1.676cm"/>
          <style:tab-stop style:position="2.311cm"/>
          <style:tab-stop style:position="2.946cm"/>
          <style:tab-stop style:position="3.581cm"/>
          <style:tab-stop style:position="4.216cm"/>
          <style:tab-stop style:position="4.851cm"/>
          <style:tab-stop style:position="5.486cm"/>
          <style:tab-stop style:position="6.121cm"/>
          <style:tab-stop style:position="6.756cm"/>
          <style:tab-stop style:position="7.391cm"/>
          <style:tab-stop style:position="8.026cm"/>
          <style:tab-stop style:position="8.661cm"/>
          <style:tab-stop style:position="9.296cm"/>
          <style:tab-stop style:position="9.931cm"/>
          <style:tab-stop style:position="10.566cm"/>
          <style:tab-stop style:position="11.201cm"/>
          <style:tab-stop style:position="11.836cm"/>
          <style:tab-stop style:position="12.471cm"/>
        </style:tab-stops>
      </style:paragraph-properties>
      <style:text-properties style:font-name="Courier New2" fo:font-size="9pt" style:font-name-asian="Courier New2" style:font-size-asian="9pt" style:font-name-complex="Courier New2" style:font-size-complex="9pt"/>
    </style:style>
    <style:style style:name="P385" style:family="paragraph" style:parent-style-name="Standard">
      <style:paragraph-properties style:text-autospace="none">
        <style:tab-stops>
          <style:tab-stop style:position="0.406cm"/>
          <style:tab-stop style:position="1.041cm"/>
          <style:tab-stop style:position="1.676cm"/>
          <style:tab-stop style:position="2.311cm"/>
          <style:tab-stop style:position="2.946cm"/>
          <style:tab-stop style:position="3.581cm"/>
          <style:tab-stop style:position="4.216cm"/>
          <style:tab-stop style:position="4.851cm"/>
          <style:tab-stop style:position="5.486cm"/>
          <style:tab-stop style:position="6.121cm"/>
          <style:tab-stop style:position="6.756cm"/>
          <style:tab-stop style:position="7.391cm"/>
          <style:tab-stop style:position="8.026cm"/>
          <style:tab-stop style:position="8.661cm"/>
          <style:tab-stop style:position="9.296cm"/>
          <style:tab-stop style:position="9.931cm"/>
          <style:tab-stop style:position="10.566cm"/>
          <style:tab-stop style:position="11.201cm"/>
          <style:tab-stop style:position="11.836cm"/>
          <style:tab-stop style:position="12.471cm"/>
        </style:tab-stops>
      </style:paragraph-properties>
      <style:text-properties fo:color="#000000" style:font-name="Courier New2" fo:font-size="9pt" style:font-name-asian="Courier New2" style:font-size-asian="9pt" style:font-name-complex="Courier New2" style:font-size-complex="9pt"/>
    </style:style>
    <style:style style:name="P386" style:family="paragraph" style:parent-style-name="Standard" style:list-style-name="L23">
      <style:paragraph-properties fo:margin-left="0.009cm" fo:margin-right="0.009cm" fo:text-indent="0.018cm" style:auto-text-indent="false">
        <style:tab-stops/>
      </style:paragraph-properties>
      <style:text-properties fo:font-size="10pt" fo:font-style="normal" style:font-size-asian="10pt" style:font-style-asian="normal" style:font-size-complex="10pt" style:font-style-complex="normal"/>
    </style:style>
    <style:style style:name="P387" style:family="paragraph" style:parent-style-name="Standard" style:list-style-name="L25">
      <style:paragraph-properties fo:margin-left="-0.009cm" fo:margin-right="0.009cm" fo:text-indent="0.018cm" style:auto-text-indent="false">
        <style:tab-stops/>
      </style:paragraph-properties>
      <style:text-properties fo:font-size="10pt" fo:font-style="normal" style:font-size-asian="10pt" style:font-style-asian="normal" style:font-size-complex="10pt" style:font-style-complex="normal"/>
    </style:style>
    <style:style style:name="P388" style:family="paragraph" style:parent-style-name="Standard">
      <style:paragraph-properties fo:margin-left="0.009cm" fo:margin-right="0.009cm" fo:margin-top="0cm" fo:margin-bottom="0.212cm" style:contextual-spacing="false" fo:text-indent="0cm" style:auto-text-indent="false" style:text-autospace="none">
        <style:tab-stops>
          <style:tab-stop style:position="-1.829cm"/>
          <style:tab-stop style:position="-1.194cm"/>
          <style:tab-stop style:position="-0.559cm"/>
          <style:tab-stop style:position="0.076cm"/>
          <style:tab-stop style:position="0.711cm"/>
          <style:tab-stop style:position="1.346cm"/>
          <style:tab-stop style:position="1.981cm"/>
          <style:tab-stop style:position="2.616cm"/>
          <style:tab-stop style:position="3.251cm"/>
          <style:tab-stop style:position="3.886cm"/>
          <style:tab-stop style:position="4.521cm"/>
          <style:tab-stop style:position="5.156cm"/>
          <style:tab-stop style:position="5.791cm"/>
          <style:tab-stop style:position="6.426cm"/>
          <style:tab-stop style:position="7.061cm"/>
          <style:tab-stop style:position="7.696cm"/>
          <style:tab-stop style:position="8.331cm"/>
          <style:tab-stop style:position="8.966cm"/>
          <style:tab-stop style:position="9.601cm"/>
          <style:tab-stop style:position="10.236cm"/>
        </style:tab-stops>
      </style:paragraph-properties>
      <style:text-properties style:font-name="Arial" fo:font-size="10pt" fo:font-weight="bold" style:font-name-asian="Times New Roman1" style:font-size-asian="10pt" style:font-weight-asian="bold" style:font-name-complex="Times New Roman1" style:font-size-complex="10pt" style:font-weight-complex="bold"/>
    </style:style>
    <style:style style:name="P389" style:family="paragraph" style:parent-style-name="Standard">
      <style:paragraph-properties fo:margin-left="0.009cm" fo:margin-right="0.009cm" fo:margin-top="0cm" fo:margin-bottom="0.212cm" style:contextual-spacing="false" fo:text-indent="0cm" style:auto-text-indent="false" style:text-autospace="none">
        <style:tab-stops>
          <style:tab-stop style:position="-1.829cm"/>
          <style:tab-stop style:position="-1.194cm"/>
          <style:tab-stop style:position="-0.559cm"/>
          <style:tab-stop style:position="0.076cm"/>
          <style:tab-stop style:position="0.711cm"/>
          <style:tab-stop style:position="1.346cm"/>
          <style:tab-stop style:position="1.981cm"/>
          <style:tab-stop style:position="2.616cm"/>
          <style:tab-stop style:position="3.251cm"/>
          <style:tab-stop style:position="3.886cm"/>
          <style:tab-stop style:position="4.521cm"/>
          <style:tab-stop style:position="5.156cm"/>
          <style:tab-stop style:position="5.791cm"/>
          <style:tab-stop style:position="6.426cm"/>
          <style:tab-stop style:position="7.061cm"/>
          <style:tab-stop style:position="7.696cm"/>
          <style:tab-stop style:position="8.331cm"/>
          <style:tab-stop style:position="8.966cm"/>
          <style:tab-stop style:position="9.601cm"/>
          <style:tab-stop style:position="10.236cm"/>
        </style:tab-stops>
      </style:paragraph-properties>
      <style:text-properties style:font-name="Times New Roman1" fo:font-size="10pt" style:font-name-asian="Times New Roman1" style:font-size-asian="10pt" style:font-name-complex="Times New Roman1" style:font-size-complex="10pt"/>
    </style:style>
    <style:style style:name="P390" style:family="paragraph" style:parent-style-name="Standard">
      <style:paragraph-properties fo:margin-left="0.009cm" fo:margin-right="0.009cm" fo:margin-top="0cm" fo:margin-bottom="0.212cm" style:contextual-spacing="false" fo:text-align="start" style:justify-single-word="false" fo:text-indent="0cm" style:auto-text-indent="false" style:text-autospace="none">
        <style:tab-stops>
          <style:tab-stop style:position="-1.829cm"/>
          <style:tab-stop style:position="-1.194cm"/>
          <style:tab-stop style:position="-0.559cm"/>
          <style:tab-stop style:position="0.076cm"/>
          <style:tab-stop style:position="0.711cm"/>
          <style:tab-stop style:position="1.346cm"/>
          <style:tab-stop style:position="1.981cm"/>
          <style:tab-stop style:position="2.616cm"/>
          <style:tab-stop style:position="3.251cm"/>
          <style:tab-stop style:position="3.886cm"/>
          <style:tab-stop style:position="4.521cm"/>
          <style:tab-stop style:position="5.156cm"/>
          <style:tab-stop style:position="5.791cm"/>
          <style:tab-stop style:position="6.426cm"/>
          <style:tab-stop style:position="7.061cm"/>
          <style:tab-stop style:position="7.696cm"/>
          <style:tab-stop style:position="8.331cm"/>
          <style:tab-stop style:position="8.966cm"/>
          <style:tab-stop style:position="9.601cm"/>
          <style:tab-stop style:position="10.236cm"/>
        </style:tab-stops>
      </style:paragraph-properties>
      <style:text-properties style:font-name="Times New Roman1" fo:font-size="10pt" style:font-name-asian="Times New Roman1" style:font-size-asian="10pt" style:font-name-complex="Times New Roman1" style:font-size-complex="10pt"/>
    </style:style>
    <style:style style:name="P391" style:family="paragraph" style:parent-style-name="Standard">
      <style:paragraph-properties fo:margin-left="0.035cm" fo:margin-right="0.009cm" fo:margin-top="0cm" fo:margin-bottom="0.212cm" style:contextual-spacing="false" fo:text-indent="0cm" style:auto-text-indent="false" style:text-autospace="none">
        <style:tab-stops>
          <style:tab-stop style:position="-1.829cm"/>
          <style:tab-stop style:position="-1.194cm"/>
          <style:tab-stop style:position="-0.559cm"/>
          <style:tab-stop style:position="0.076cm"/>
          <style:tab-stop style:position="0.711cm"/>
          <style:tab-stop style:position="1.346cm"/>
          <style:tab-stop style:position="1.981cm"/>
          <style:tab-stop style:position="2.616cm"/>
          <style:tab-stop style:position="3.251cm"/>
          <style:tab-stop style:position="3.886cm"/>
          <style:tab-stop style:position="4.521cm"/>
          <style:tab-stop style:position="5.156cm"/>
          <style:tab-stop style:position="5.791cm"/>
          <style:tab-stop style:position="6.426cm"/>
          <style:tab-stop style:position="7.061cm"/>
          <style:tab-stop style:position="7.696cm"/>
          <style:tab-stop style:position="8.331cm"/>
          <style:tab-stop style:position="8.966cm"/>
          <style:tab-stop style:position="9.601cm"/>
          <style:tab-stop style:position="10.236cm"/>
        </style:tab-stops>
      </style:paragraph-properties>
      <style:text-properties style:font-name="Arial" fo:font-size="10pt" fo:font-weight="bold" style:font-name-asian="Times New Roman1" style:font-size-asian="10pt" style:font-weight-asian="bold" style:font-name-complex="Times New Roman1" style:font-size-complex="10pt" style:font-weight-complex="bold"/>
    </style:style>
    <style:style style:name="P392" style:family="paragraph" style:parent-style-name="Standard">
      <style:paragraph-properties fo:margin-left="0.035cm" fo:margin-right="0.009cm" fo:margin-top="0cm" fo:margin-bottom="0.212cm" style:contextual-spacing="false" fo:text-indent="0cm" style:auto-text-indent="false" style:text-autospace="none">
        <style:tab-stops>
          <style:tab-stop style:position="-1.829cm"/>
          <style:tab-stop style:position="-1.194cm"/>
          <style:tab-stop style:position="-0.559cm"/>
          <style:tab-stop style:position="0.076cm"/>
          <style:tab-stop style:position="0.711cm"/>
          <style:tab-stop style:position="1.346cm"/>
          <style:tab-stop style:position="1.981cm"/>
          <style:tab-stop style:position="2.616cm"/>
          <style:tab-stop style:position="3.251cm"/>
          <style:tab-stop style:position="3.886cm"/>
          <style:tab-stop style:position="4.521cm"/>
          <style:tab-stop style:position="5.156cm"/>
          <style:tab-stop style:position="5.791cm"/>
          <style:tab-stop style:position="6.426cm"/>
          <style:tab-stop style:position="7.061cm"/>
          <style:tab-stop style:position="7.696cm"/>
          <style:tab-stop style:position="8.331cm"/>
          <style:tab-stop style:position="8.966cm"/>
          <style:tab-stop style:position="9.601cm"/>
          <style:tab-stop style:position="10.236cm"/>
        </style:tab-stops>
      </style:paragraph-properties>
      <style:text-properties style:font-name="Times New Roman1" fo:font-size="10pt" style:font-name-asian="Times New Roman1" style:font-size-asian="10pt" style:font-name-complex="Times New Roman1" style:font-size-complex="10pt"/>
    </style:style>
    <style:style style:name="P393" style:family="paragraph" style:parent-style-name="Standard">
      <style:paragraph-properties fo:margin-left="-0.071cm" fo:margin-right="0.009cm" fo:margin-top="0cm" fo:margin-bottom="0.212cm" style:contextual-spacing="false" fo:text-indent="0cm" style:auto-text-indent="false" style:text-autospace="none">
        <style:tab-stops>
          <style:tab-stop style:position="-1.829cm"/>
          <style:tab-stop style:position="-1.194cm"/>
          <style:tab-stop style:position="-0.559cm"/>
          <style:tab-stop style:position="0.076cm"/>
          <style:tab-stop style:position="0.711cm"/>
          <style:tab-stop style:position="1.346cm"/>
          <style:tab-stop style:position="1.981cm"/>
          <style:tab-stop style:position="2.616cm"/>
          <style:tab-stop style:position="3.251cm"/>
          <style:tab-stop style:position="3.886cm"/>
          <style:tab-stop style:position="4.521cm"/>
          <style:tab-stop style:position="5.156cm"/>
          <style:tab-stop style:position="5.791cm"/>
          <style:tab-stop style:position="6.426cm"/>
          <style:tab-stop style:position="7.061cm"/>
          <style:tab-stop style:position="7.696cm"/>
          <style:tab-stop style:position="8.331cm"/>
          <style:tab-stop style:position="8.966cm"/>
          <style:tab-stop style:position="9.601cm"/>
          <style:tab-stop style:position="10.236cm"/>
        </style:tab-stops>
      </style:paragraph-properties>
      <style:text-properties style:font-name="Arial" fo:font-size="10pt" fo:font-weight="bold" style:font-name-asian="Times New Roman1" style:font-size-asian="10pt" style:font-weight-asian="bold" style:font-name-complex="Times New Roman1" style:font-size-complex="10pt" style:font-weight-complex="bold"/>
    </style:style>
    <style:style style:name="P394" style:family="paragraph" style:parent-style-name="Standard">
      <style:paragraph-properties fo:margin-left="0.062cm" fo:margin-right="0.009cm" fo:margin-top="0cm" fo:margin-bottom="0.212cm" style:contextual-spacing="false" fo:text-indent="0cm" style:auto-text-indent="false" style:text-autospace="none">
        <style:tab-stops>
          <style:tab-stop style:position="-1.829cm"/>
          <style:tab-stop style:position="-1.194cm"/>
          <style:tab-stop style:position="-0.559cm"/>
          <style:tab-stop style:position="0.076cm"/>
          <style:tab-stop style:position="0.711cm"/>
          <style:tab-stop style:position="1.346cm"/>
          <style:tab-stop style:position="1.981cm"/>
          <style:tab-stop style:position="2.616cm"/>
          <style:tab-stop style:position="3.251cm"/>
          <style:tab-stop style:position="3.886cm"/>
          <style:tab-stop style:position="4.521cm"/>
          <style:tab-stop style:position="5.156cm"/>
          <style:tab-stop style:position="5.791cm"/>
          <style:tab-stop style:position="6.426cm"/>
          <style:tab-stop style:position="7.061cm"/>
          <style:tab-stop style:position="7.696cm"/>
          <style:tab-stop style:position="8.331cm"/>
          <style:tab-stop style:position="8.966cm"/>
          <style:tab-stop style:position="9.601cm"/>
          <style:tab-stop style:position="10.236cm"/>
        </style:tab-stops>
      </style:paragraph-properties>
      <style:text-properties style:font-name="Arial" fo:font-size="10pt" fo:font-weight="bold" style:font-name-asian="Times New Roman1" style:font-size-asian="10pt" style:font-weight-asian="bold" style:font-name-complex="Times New Roman1" style:font-size-complex="10pt" style:font-weight-complex="bold"/>
    </style:style>
    <style:style style:name="P395" style:family="paragraph" style:parent-style-name="Standard">
      <style:paragraph-properties fo:margin-left="0.062cm" fo:margin-right="0.009cm" fo:margin-top="0cm" fo:margin-bottom="0.212cm" style:contextual-spacing="false" fo:text-indent="0cm" style:auto-text-indent="false" style:text-autospace="none">
        <style:tab-stops>
          <style:tab-stop style:position="-1.829cm"/>
          <style:tab-stop style:position="-1.194cm"/>
          <style:tab-stop style:position="-0.559cm"/>
          <style:tab-stop style:position="0.076cm"/>
          <style:tab-stop style:position="0.711cm"/>
          <style:tab-stop style:position="1.346cm"/>
          <style:tab-stop style:position="1.981cm"/>
          <style:tab-stop style:position="2.616cm"/>
          <style:tab-stop style:position="3.251cm"/>
          <style:tab-stop style:position="3.886cm"/>
          <style:tab-stop style:position="4.521cm"/>
          <style:tab-stop style:position="5.156cm"/>
          <style:tab-stop style:position="5.791cm"/>
          <style:tab-stop style:position="6.426cm"/>
          <style:tab-stop style:position="7.061cm"/>
          <style:tab-stop style:position="7.696cm"/>
          <style:tab-stop style:position="8.331cm"/>
          <style:tab-stop style:position="8.966cm"/>
          <style:tab-stop style:position="9.601cm"/>
          <style:tab-stop style:position="10.236cm"/>
        </style:tab-stops>
      </style:paragraph-properties>
      <style:text-properties style:font-name="Times New Roman1" fo:font-size="10pt" style:font-name-asian="Times New Roman1" style:font-size-asian="10pt" style:font-name-complex="Times New Roman1" style:font-size-complex="10pt"/>
    </style:style>
    <style:style style:name="P396" style:family="paragraph" style:parent-style-name="Standard">
      <style:paragraph-properties fo:margin-left="0.062cm" fo:margin-right="0.009cm" fo:margin-top="0cm" fo:margin-bottom="0.212cm" style:contextual-spacing="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Arial" fo:font-size="10pt" fo:font-weight="bold" style:font-name-asian="Times New Roman1" style:font-size-asian="10pt" style:font-weight-asian="bold" style:font-name-complex="Times New Roman1" style:font-size-complex="10pt" style:font-weight-complex="bold"/>
    </style:style>
    <style:style style:name="P397" style:family="paragraph" style:parent-style-name="Standard">
      <style:paragraph-properties fo:margin-left="0.062cm" fo:margin-right="0.009cm" fo:margin-top="0cm" fo:margin-bottom="0.212cm" style:contextual-spacing="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1" fo:font-size="10pt" style:font-name-asian="Times New Roman1" style:font-size-asian="10pt" style:font-name-complex="Times New Roman1" style:font-size-complex="10pt"/>
    </style:style>
    <style:style style:name="P398" style:family="paragraph" style:parent-style-name="Standard">
      <style:paragraph-properties fo:margin-left="0.062cm" fo:margin-right="0.009cm" fo:margin-top="0cm" fo:margin-bottom="0.212cm" style:contextual-spacing="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1" fo:font-size="10pt" fo:language="zxx" fo:country="none" style:font-name-asian="Times New Roman1" style:font-size-asian="10pt" style:font-name-complex="Times New Roman1" style:font-size-complex="10pt"/>
    </style:style>
    <style:style style:name="P399" style:family="paragraph" style:parent-style-name="Standard">
      <style:paragraph-properties fo:margin-left="0.062cm" fo:margin-right="0.009cm" fo:margin-top="0cm" fo:margin-bottom="0.212cm" style:contextual-spacing="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font-size="10pt" style:font-size-asian="10pt" style:font-size-complex="10pt"/>
    </style:style>
    <style:style style:name="P400" style:family="paragraph" style:parent-style-name="Standard">
      <style:paragraph-properties fo:margin-left="0.273cm" fo:margin-right="0.009cm" fo:margin-top="0cm" fo:margin-bottom="0.212cm" style:contextual-spacing="false" fo:text-indent="0cm" style:auto-text-indent="false" style:text-autospace="none">
        <style:tab-stops>
          <style:tab-stop style:position="-1.829cm"/>
          <style:tab-stop style:position="-1.194cm"/>
          <style:tab-stop style:position="-0.559cm"/>
          <style:tab-stop style:position="0.076cm"/>
          <style:tab-stop style:position="0.711cm"/>
          <style:tab-stop style:position="1.346cm"/>
          <style:tab-stop style:position="1.981cm"/>
          <style:tab-stop style:position="2.616cm"/>
          <style:tab-stop style:position="3.251cm"/>
          <style:tab-stop style:position="3.886cm"/>
          <style:tab-stop style:position="4.521cm"/>
          <style:tab-stop style:position="5.156cm"/>
          <style:tab-stop style:position="5.791cm"/>
          <style:tab-stop style:position="6.426cm"/>
          <style:tab-stop style:position="7.061cm"/>
          <style:tab-stop style:position="7.696cm"/>
          <style:tab-stop style:position="8.331cm"/>
          <style:tab-stop style:position="8.966cm"/>
          <style:tab-stop style:position="9.601cm"/>
          <style:tab-stop style:position="10.236cm"/>
        </style:tab-stops>
      </style:paragraph-properties>
      <style:text-properties style:font-name="Times New Roman1" fo:font-size="10pt" style:font-name-asian="Times New Roman1" style:font-size-asian="10pt" style:font-name-complex="Times New Roman1" style:font-size-complex="10pt"/>
    </style:style>
    <style:style style:name="P401" style:family="paragraph" style:parent-style-name="Standard">
      <style:paragraph-properties fo:margin-left="0.009cm" fo:margin-right="1.623cm" fo:margin-top="0cm" fo:margin-bottom="0.212cm" style:contextual-spacing="false" fo:text-align="end" style:justify-single-word="false" fo:text-indent="0cm" style:auto-text-indent="false" style:text-autospace="none">
        <style:tab-stops>
          <style:tab-stop style:position="-1.829cm"/>
          <style:tab-stop style:position="-1.194cm"/>
          <style:tab-stop style:position="-0.559cm"/>
          <style:tab-stop style:position="0.076cm"/>
          <style:tab-stop style:position="0.711cm"/>
          <style:tab-stop style:position="1.346cm"/>
          <style:tab-stop style:position="1.981cm"/>
          <style:tab-stop style:position="2.616cm"/>
          <style:tab-stop style:position="3.251cm"/>
          <style:tab-stop style:position="3.886cm"/>
          <style:tab-stop style:position="4.521cm"/>
          <style:tab-stop style:position="5.156cm"/>
          <style:tab-stop style:position="5.791cm"/>
          <style:tab-stop style:position="6.426cm"/>
          <style:tab-stop style:position="7.061cm"/>
          <style:tab-stop style:position="7.696cm"/>
          <style:tab-stop style:position="8.331cm"/>
          <style:tab-stop style:position="8.966cm"/>
          <style:tab-stop style:position="9.601cm"/>
          <style:tab-stop style:position="10.236cm"/>
        </style:tab-stops>
      </style:paragraph-properties>
      <style:text-properties style:font-name="Times New Roman1" fo:font-size="10pt" style:font-name-asian="Times New Roman1" style:font-size-asian="10pt" style:font-name-complex="Times New Roman1" style:font-size-complex="10pt"/>
    </style:style>
    <style:style style:name="P402" style:family="paragraph" style:parent-style-name="Standard">
      <style:paragraph-properties fo:margin-left="0.009cm" fo:margin-right="1.623cm" fo:margin-top="0cm" fo:margin-bottom="0.212cm" style:contextual-spacing="false" fo:text-align="end" style:justify-single-word="false" fo:text-indent="0cm" style:auto-text-indent="false" style:text-autospace="none">
        <style:tab-stops>
          <style:tab-stop style:position="-1.829cm"/>
          <style:tab-stop style:position="-1.194cm"/>
          <style:tab-stop style:position="-0.559cm"/>
          <style:tab-stop style:position="0.076cm"/>
          <style:tab-stop style:position="0.711cm"/>
          <style:tab-stop style:position="1.346cm"/>
          <style:tab-stop style:position="1.852cm"/>
          <style:tab-stop style:position="2.616cm"/>
          <style:tab-stop style:position="3.251cm"/>
          <style:tab-stop style:position="3.886cm"/>
          <style:tab-stop style:position="4.521cm"/>
          <style:tab-stop style:position="5.156cm"/>
          <style:tab-stop style:position="5.791cm"/>
          <style:tab-stop style:position="6.426cm"/>
          <style:tab-stop style:position="7.061cm"/>
          <style:tab-stop style:position="7.696cm"/>
          <style:tab-stop style:position="8.331cm"/>
          <style:tab-stop style:position="8.966cm"/>
          <style:tab-stop style:position="9.601cm"/>
          <style:tab-stop style:position="10.236cm"/>
        </style:tab-stops>
      </style:paragraph-properties>
      <style:text-properties style:font-name="Times New Roman1" fo:font-size="10pt" style:font-name-asian="Times New Roman1" style:font-size-asian="10pt" style:font-name-complex="Times New Roman1" style:font-size-complex="10pt"/>
    </style:style>
    <style:style style:name="P403" style:family="paragraph" style:parent-style-name="Standard">
      <style:paragraph-properties fo:margin-left="2.235cm" fo:margin-right="0cm" fo:margin-top="0cm" fo:margin-bottom="0.212cm" style:contextual-spacing="false" fo:text-indent="0cm" style:auto-text-indent="false" style:text-autospace="none">
        <style:tab-stops>
          <style:tab-stop style:position="0cm"/>
          <style:tab-stop style:position="0.711cm"/>
        </style:tab-stops>
      </style:paragraph-properties>
      <style:text-properties fo:color="#000000" style:font-name="Times New Roman1" fo:font-size="10pt" style:font-name-asian="Times New Roman1" style:font-size-asian="10pt" style:font-name-complex="Times New Roman1" style:font-size-complex="10pt"/>
    </style:style>
    <style:style style:name="P404" style:family="paragraph" style:parent-style-name="Standard">
      <style:paragraph-properties fo:margin-left="2.235cm" fo:margin-right="0cm" fo:margin-top="0cm" fo:margin-bottom="0.212cm" style:contextual-spacing="false" fo:text-indent="0cm" style:auto-text-indent="false"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405" style:family="paragraph" style:parent-style-name="Standard">
      <style:paragraph-properties fo:margin-left="2.235cm" fo:margin-right="0cm" fo:margin-top="0cm" fo:margin-bottom="0.212cm" style:contextual-spacing="false" fo:text-indent="0cm" style:auto-text-indent="false" style:text-autospace="none"/>
      <style:text-properties style:font-name="Times New Roman1" fo:font-size="10pt" fo:language="en" fo:country="US" fo:font-weight="bold" style:font-name-asian="Times New Roman1" style:font-size-asian="10pt" style:font-weight-asian="bold" style:font-name-complex="Times New Roman1" style:font-size-complex="10pt" style:font-weight-complex="bold"/>
    </style:style>
    <style:style style:name="P406" style:family="paragraph" style:parent-style-name="Standard" style:master-page-name="">
      <style:paragraph-properties fo:margin-left="2.235cm" fo:margin-right="0cm" fo:margin-top="0cm" fo:margin-bottom="0.212cm" style:contextual-spacing="false" fo:keep-together="always" fo:text-indent="0cm" style:auto-text-indent="false" style:page-number="auto" fo:keep-with-next="always"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407" style:family="paragraph" style:parent-style-name="Standard">
      <style:paragraph-properties fo:margin-left="2.235cm" fo:margin-right="0cm" fo:margin-top="0cm" fo:margin-bottom="0.212cm" style:contextual-spacing="false" fo:keep-together="always" fo:text-indent="0cm" style:auto-text-indent="false" fo:keep-with-next="always"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408" style:family="paragraph" style:parent-style-name="Standard">
      <style:paragraph-properties fo:margin-left="2.235cm" fo:margin-right="0cm" fo:margin-top="0cm" fo:margin-bottom="0.212cm" style:contextual-spacing="false" fo:text-indent="0cm" style:auto-text-indent="false" fo:keep-with-next="always"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409" style:family="paragraph" style:parent-style-name="Standard">
      <style:paragraph-properties fo:keep-with-next="always" style:text-autospace="none">
        <style:tab-stops>
          <style:tab-stop style:position="0.406cm"/>
          <style:tab-stop style:position="1.041cm"/>
          <style:tab-stop style:position="1.676cm"/>
          <style:tab-stop style:position="2.311cm"/>
          <style:tab-stop style:position="2.946cm"/>
          <style:tab-stop style:position="3.581cm"/>
          <style:tab-stop style:position="4.216cm"/>
          <style:tab-stop style:position="4.851cm"/>
          <style:tab-stop style:position="5.486cm"/>
          <style:tab-stop style:position="6.121cm"/>
          <style:tab-stop style:position="6.756cm"/>
          <style:tab-stop style:position="7.391cm"/>
          <style:tab-stop style:position="8.026cm"/>
          <style:tab-stop style:position="8.661cm"/>
          <style:tab-stop style:position="9.296cm"/>
          <style:tab-stop style:position="9.931cm"/>
          <style:tab-stop style:position="10.566cm"/>
          <style:tab-stop style:position="11.201cm"/>
          <style:tab-stop style:position="11.836cm"/>
          <style:tab-stop style:position="12.471cm"/>
        </style:tab-stops>
      </style:paragraph-properties>
      <style:text-properties style:font-name="Courier New2" fo:font-size="9pt" fo:font-style="italic" style:font-name-asian="Courier New2" style:font-size-asian="9pt" style:font-style-asian="italic" style:font-name-complex="Courier New2" style:font-size-complex="9pt" style:font-style-complex="italic"/>
    </style:style>
    <style:style style:name="P410" style:family="paragraph" style:parent-style-name="Standard">
      <style:paragraph-properties fo:keep-with-next="always" style:text-autospace="none">
        <style:tab-stops>
          <style:tab-stop style:position="0.406cm"/>
          <style:tab-stop style:position="1.041cm"/>
          <style:tab-stop style:position="1.676cm"/>
          <style:tab-stop style:position="2.311cm"/>
          <style:tab-stop style:position="2.946cm"/>
          <style:tab-stop style:position="3.581cm"/>
          <style:tab-stop style:position="4.216cm"/>
          <style:tab-stop style:position="4.851cm"/>
          <style:tab-stop style:position="5.486cm"/>
          <style:tab-stop style:position="6.121cm"/>
          <style:tab-stop style:position="6.756cm"/>
          <style:tab-stop style:position="7.391cm"/>
          <style:tab-stop style:position="8.026cm"/>
          <style:tab-stop style:position="8.661cm"/>
          <style:tab-stop style:position="9.296cm"/>
          <style:tab-stop style:position="9.931cm"/>
          <style:tab-stop style:position="10.566cm"/>
          <style:tab-stop style:position="11.201cm"/>
          <style:tab-stop style:position="11.836cm"/>
          <style:tab-stop style:position="12.471cm"/>
        </style:tab-stops>
      </style:paragraph-properties>
      <style:text-properties style:font-name="Courier New2" fo:font-size="9pt" style:font-name-asian="Courier New2" style:font-size-asian="9pt" style:font-name-complex="Courier New2" style:font-size-complex="9pt"/>
    </style:style>
    <style:style style:name="P411" style:family="paragraph" style:parent-style-name="Standard">
      <style:paragraph-properties fo:margin-top="0.176cm" fo:margin-bottom="0cm" style:contextual-spacing="false" style:text-autospace="none"/>
    </style:style>
    <style:style style:name="P412" style:family="paragraph" style:parent-style-name="Standard">
      <style:paragraph-properties fo:margin-left="2.946cm" fo:margin-right="0cm" fo:margin-top="0cm" fo:margin-bottom="0.141cm" style:contextual-spacing="false" style:line-height-at-least="0.494cm" fo:keep-together="always" fo:text-indent="-0.711cm" style:auto-text-indent="false" fo:keep-with-next="always"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fo:font-size="10pt" fo:font-style="italic" style:font-size-asian="10pt" style:font-style-asian="italic" style:font-size-complex="10pt" style:font-style-complex="italic"/>
    </style:style>
    <style:style style:name="P413" style:family="paragraph" style:parent-style-name="Standard">
      <style:paragraph-properties fo:margin-left="2.946cm" fo:margin-right="0cm" fo:margin-top="0cm" fo:margin-bottom="0.141cm" style:contextual-spacing="false" style:line-height-at-least="0.494cm" fo:keep-together="always" fo:text-indent="-0.711cm" style:auto-text-indent="false" fo:keep-with-next="always"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fo:font-size="10pt" style:font-size-asian="10pt" style:font-size-complex="10pt"/>
    </style:style>
    <style:style style:name="P414" style:family="paragraph" style:parent-style-name="Standard">
      <style:paragraph-properties fo:margin-left="2.946cm" fo:margin-right="0cm" fo:margin-top="0cm" fo:margin-bottom="0.141cm" style:contextual-spacing="false" style:line-height-at-least="0.494cm" fo:keep-together="always" fo:text-indent="-0.711cm" style:auto-text-indent="false" fo:keep-with-next="always"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style>
    <style:style style:name="P415" style:family="paragraph" style:parent-style-name="Standard">
      <style:paragraph-properties fo:margin-left="2.946cm" fo:margin-right="0cm" fo:margin-top="0cm" fo:margin-bottom="0.141cm" style:contextual-spacing="false" style:line-height-at-least="0.494cm" fo:text-indent="-0.711cm" style:auto-text-indent="false" fo:keep-with-next="always"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style>
    <style:style style:name="P416" style:family="paragraph" style:parent-style-name="Standard">
      <style:paragraph-properties fo:margin-left="2.946cm" fo:margin-right="0cm" fo:margin-top="0cm" fo:margin-bottom="0.141cm" style:contextual-spacing="false" style:line-height-at-least="0.494cm" fo:text-indent="-0.711cm" style:auto-text-indent="false" fo:keep-with-next="always"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style:font-name="Times New Roman1" fo:font-size="10pt" fo:font-style="italic"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P417" style:family="paragraph" style:parent-style-name="Standard">
      <style:paragraph-properties fo:margin-left="2.946cm" fo:margin-right="0cm" fo:margin-top="0cm" fo:margin-bottom="0.141cm" style:contextual-spacing="false" style:line-height-at-least="0.494cm" fo:text-indent="-0.711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418" style:family="paragraph" style:parent-style-name="Standard">
      <style:paragraph-properties fo:margin-left="2.946cm" fo:margin-right="0cm" fo:margin-top="0cm" fo:margin-bottom="0.141cm" style:contextual-spacing="false" style:line-height-at-least="0.494cm" fo:text-indent="-0.711cm" style:auto-text-indent="false"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style>
    <style:style style:name="P419" style:family="paragraph" style:parent-style-name="Standard" style:master-page-name="">
      <style:paragraph-properties fo:margin-left="2.946cm" fo:margin-right="0cm" fo:margin-top="0cm" fo:margin-bottom="0.141cm" style:contextual-spacing="false" style:line-height-at-least="0.494cm" fo:keep-together="always" fo:text-indent="-0.711cm" style:auto-text-indent="false" style:page-number="auto"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style>
    <style:style style:name="P420" style:family="paragraph" style:parent-style-name="Standard" style:master-page-name="">
      <style:paragraph-properties fo:margin-left="2.946cm" fo:margin-right="0cm" fo:margin-top="0cm" fo:margin-bottom="0.141cm" style:contextual-spacing="false" style:line-height-at-least="0.494cm" fo:keep-together="always" fo:text-indent="-0.711cm" style:auto-text-indent="false" style:page-number="auto" fo:keep-with-next="auto" style:text-autospace="none">
        <style:tab-stops>
          <style:tab-stop style:position="-2.311cm"/>
          <style:tab-stop style:position="-1.041cm"/>
          <style:tab-stop style:position="0cm"/>
          <style:tab-stop style:position="0.229cm"/>
          <style:tab-stop style:position="1.499cm"/>
          <style:tab-stop style:position="2.769cm"/>
          <style:tab-stop style:position="4.039cm"/>
          <style:tab-stop style:position="5.309cm"/>
          <style:tab-stop style:position="6.579cm"/>
          <style:tab-stop style:position="7.849cm"/>
          <style:tab-stop style:position="9.119cm"/>
          <style:tab-stop style:position="10.389cm"/>
          <style:tab-stop style:position="11.659cm"/>
        </style:tab-stops>
      </style:paragraph-properties>
    </style:style>
    <style:style style:name="P421" style:family="paragraph" style:parent-style-name="Standard">
      <style:paragraph-properties fo:margin-left="0cm" fo:margin-right="0cm" fo:margin-top="0cm" fo:margin-bottom="0.212cm" style:contextual-spacing="false" fo:text-indent="0cm" style:auto-text-indent="false"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422" style:family="paragraph" style:parent-style-name="Standard">
      <style:paragraph-properties fo:margin-left="0.22cm" fo:margin-right="0.009cm" fo:margin-top="0cm" fo:margin-bottom="0.212cm" style:contextual-spacing="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Arial" fo:font-size="10pt" fo:font-weight="bold" style:font-name-asian="Times New Roman1" style:font-size-asian="10pt" style:font-weight-asian="bold" style:font-name-complex="Times New Roman1" style:font-size-complex="10pt" style:font-weight-complex="bold"/>
    </style:style>
    <style:style style:name="P423" style:family="paragraph" style:parent-style-name="Standard">
      <style:paragraph-properties fo:margin-left="0.22cm" fo:margin-right="0.009cm" fo:margin-top="0cm" fo:margin-bottom="0.212cm" style:contextual-spacing="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1" fo:font-size="10pt" fo:font-weight="bold" style:font-name-asian="Times New Roman1" style:font-size-asian="10pt" style:font-weight-asian="bold" style:font-name-complex="Times New Roman1" style:font-size-complex="10pt" style:font-weight-complex="bold"/>
    </style:style>
    <style:style style:name="P424" style:family="paragraph" style:parent-style-name="Standard">
      <style:paragraph-properties fo:margin-left="0.22cm" fo:margin-right="0.009cm" fo:margin-top="0cm" fo:margin-bottom="0.212cm" style:contextual-spacing="false" fo:text-indent="0cm" style:auto-text-indent="false" style:text-autospace="none">
        <style:tab-stops>
          <style:tab-stop style:position="-1.6cm"/>
          <style:tab-stop style:position="-0.33cm"/>
          <style:tab-stop style:position="0.94cm"/>
          <style:tab-stop style:position="2.21cm"/>
          <style:tab-stop style:position="3.48cm"/>
          <style:tab-stop style:position="4.75cm"/>
          <style:tab-stop style:position="6.02cm"/>
          <style:tab-stop style:position="7.29cm"/>
          <style:tab-stop style:position="8.56cm"/>
          <style:tab-stop style:position="9.83cm"/>
          <style:tab-stop style:position="11.1cm"/>
          <style:tab-stop style:position="12.37cm"/>
        </style:tab-stops>
      </style:paragraph-properties>
      <style:text-properties fo:color="#000000" style:font-name="Times New Roman1" fo:font-size="10pt" fo:language="zxx" fo:country="none" fo:font-weight="bold" style:font-name-asian="Times New Roman1" style:font-size-asian="10pt" style:font-weight-asian="bold" style:font-name-complex="Times New Roman1" style:font-size-complex="10pt" style:font-weight-complex="bold"/>
    </style:style>
    <style:style style:name="P425" style:family="paragraph" style:parent-style-name="Standard">
      <style:paragraph-properties fo:margin-left="0.079cm" fo:margin-right="-0.009cm" fo:text-indent="0cm" style:auto-text-indent="false" style:text-autospace="none"/>
      <style:text-properties fo:font-size="10pt" style:font-size-asian="10pt" style:font-size-complex="10pt"/>
    </style:style>
    <style:style style:name="P426" style:family="paragraph" style:parent-style-name="Code">
      <style:text-properties fo:color="#000000"/>
    </style:style>
    <style:style style:name="P427" style:family="paragraph" style:parent-style-name="Code">
      <style:text-properties style:font-name="Courier New2" fo:font-size="9pt" fo:font-style="italic" style:font-name-asian="Courier New2" style:font-size-asian="9pt" style:font-style-asian="italic" style:font-name-complex="Courier New2" style:font-size-complex="9pt" style:font-style-complex="italic"/>
    </style:style>
    <style:style style:name="P428" style:family="paragraph" style:parent-style-name="Code">
      <style:text-properties fo:font-style="normal" fo:font-weight="normal" style:font-style-asian="normal" style:font-weight-asian="normal" style:font-style-complex="normal" style:font-weight-complex="normal"/>
    </style:style>
    <style:style style:name="P429" style:family="paragraph" style:parent-style-name="Code">
      <style:text-properties fo:font-style="normal" style:font-style-asian="normal" style:font-style-complex="normal"/>
    </style:style>
    <style:style style:name="P430" style:family="paragraph" style:parent-style-name="Code">
      <style:text-properties fo:font-size="9pt" fo:font-style="normal" fo:font-weight="normal" style:font-size-asian="9pt" style:font-style-asian="normal" style:font-weight-asian="normal" style:font-size-complex="9pt" style:font-style-complex="normal" style:font-weight-complex="normal"/>
    </style:style>
    <style:style style:name="P431" style:family="paragraph" style:parent-style-name="Code">
      <style:text-properties fo:font-weight="normal" style:font-weight-asian="normal" style:font-weight-complex="normal"/>
    </style:style>
    <style:style style:name="P432" style:family="paragraph" style:parent-style-name="Code">
      <style:paragraph-properties fo:margin-left="0cm" fo:margin-right="0cm" fo:text-indent="0cm" style:auto-text-indent="false"/>
    </style:style>
    <style:style style:name="P433" style:family="paragraph" style:parent-style-name="Code">
      <style:paragraph-properties fo:keep-with-next="always"/>
    </style:style>
    <style:style style:name="P434" style:family="paragraph" style:parent-style-name="Code" style:master-page-name="">
      <style:paragraph-properties style:page-number="auto" fo:keep-with-next="always"/>
    </style:style>
    <style:style style:name="P435" style:family="paragraph" style:parent-style-name="Code" style:master-page-name="">
      <style:paragraph-properties style:page-number="auto" fo:keep-with-next="auto"/>
    </style:style>
    <style:style style:name="P436" style:family="paragraph" style:parent-style-name="Text_20_body_20_indent" style:list-style-name="L20">
      <style:paragraph-properties fo:margin-left="0cm" fo:margin-right="0cm" fo:margin-top="0.106cm" fo:margin-bottom="0cm" style:contextual-spacing="false" fo:text-indent="0cm" style:auto-text-indent="false" style:text-autospace="none"/>
      <style:text-properties fo:font-size="10pt" fo:font-style="normal" style:font-size-asian="10pt" style:font-style-asian="normal" style:font-weight-asian="normal" style:font-size-complex="10pt" style:font-style-complex="normal" style:font-weight-complex="normal"/>
    </style:style>
    <style:style style:name="P437" style:family="paragraph" style:parent-style-name="Text_20_body_20_indent" style:list-style-name="L20">
      <style:paragraph-properties fo:margin-left="0cm" fo:margin-right="0cm" fo:margin-top="0.106cm" fo:margin-bottom="0cm" style:contextual-spacing="false" fo:text-indent="0cm" style:auto-text-indent="false" style:text-autospace="none"/>
      <style:text-properties fo:font-size="10pt" fo:font-style="normal" fo:font-weight="normal" style:font-size-asian="10pt" style:font-style-asian="normal" style:font-weight-asian="normal" style:font-size-complex="10pt" style:font-style-complex="normal" style:font-weight-complex="normal"/>
    </style:style>
    <style:style style:name="P438" style:family="paragraph" style:parent-style-name="Text_20_body">
      <style:text-properties fo:font-style="normal" style:font-style-asian="normal" style:font-style-complex="normal"/>
    </style:style>
    <style:style style:name="P439" style:family="paragraph" style:parent-style-name="Text_20_body" style:list-style-name="L4">
      <style:text-properties fo:font-style="normal" style:font-style-asian="normal" style:font-style-complex="normal"/>
    </style:style>
    <style:style style:name="P440" style:family="paragraph" style:parent-style-name="Text_20_body" style:list-style-name="L9">
      <style:text-properties fo:font-style="normal" style:font-style-asian="normal" style:font-style-complex="normal"/>
    </style:style>
    <style:style style:name="P441" style:family="paragraph" style:parent-style-name="Text_20_body">
      <style:text-properties fo:font-style="normal" fo:font-weight="normal" style:font-style-asian="normal" style:font-weight-asian="normal" style:font-style-complex="normal" style:font-weight-complex="normal"/>
    </style:style>
    <style:style style:name="P442" style:family="paragraph" style:parent-style-name="Text_20_body" style:list-style-name="L1">
      <style:text-properties fo:font-style="normal" fo:font-weight="normal" style:font-style-asian="normal" style:font-weight-asian="normal" style:font-style-complex="normal" style:font-weight-complex="normal"/>
    </style:style>
    <style:style style:name="P443" style:family="paragraph" style:parent-style-name="Text_20_body" style:list-style-name="L2">
      <style:text-properties fo:font-style="normal" fo:font-weight="normal" style:font-style-asian="normal" style:font-weight-asian="normal" style:font-style-complex="normal" style:font-weight-complex="normal"/>
    </style:style>
    <style:style style:name="P444" style:family="paragraph" style:parent-style-name="Text_20_body">
      <style:text-properties fo:font-style="normal" style:text-underline-style="none" style:font-style-asian="normal" style:font-style-complex="normal"/>
    </style:style>
    <style:style style:name="P445" style:family="paragraph" style:parent-style-name="Text_20_body" style:list-style-name="L1"/>
    <style:style style:name="P446" style:family="paragraph" style:parent-style-name="Text_20_body" style:list-style-name="L2"/>
    <style:style style:name="P447" style:family="paragraph" style:parent-style-name="Text_20_body" style:list-style-name="L3"/>
    <style:style style:name="P448" style:family="paragraph" style:parent-style-name="Text_20_body" style:list-style-name="L4"/>
    <style:style style:name="P449" style:family="paragraph" style:parent-style-name="Text_20_body" style:list-style-name="L4">
      <style:text-properties style:font-name="Times New Roman1"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450" style:family="paragraph" style:parent-style-name="Text_20_body">
      <style:text-properties style:font-name="Times New Roman1" fo:font-size="10pt" style:font-name-asian="Times New Roman1" style:font-size-asian="10pt" style:font-name-complex="Times New Roman1" style:font-size-complex="10pt"/>
    </style:style>
    <style:style style:name="P451" style:family="paragraph" style:parent-style-name="Text_20_body" style:list-style-name="L14">
      <style:text-properties style:font-name="Times New Roman1" fo:font-size="10pt" style:font-name-asian="Times New Roman1" style:font-size-asian="10pt" style:font-name-complex="Times New Roman1" style:font-size-complex="10pt"/>
    </style:style>
    <style:style style:name="P452" style:family="paragraph" style:parent-style-name="Text_20_body" style:list-style-name="L27">
      <style:text-properties style:font-name="Times New Roman1" fo:font-size="10pt" style:font-name-asian="Times New Roman1" style:font-size-asian="10pt" style:font-name-complex="Times New Roman1" style:font-size-complex="10pt"/>
    </style:style>
    <style:style style:name="P453" style:family="paragraph" style:parent-style-name="Text_20_body" style:list-style-name="L28">
      <style:text-properties style:font-name="Times New Roman1" fo:font-size="10pt" style:font-name-asian="Times New Roman1" style:font-size-asian="10pt" style:font-name-complex="Times New Roman1" style:font-size-complex="10pt"/>
    </style:style>
    <style:style style:name="P454" style:family="paragraph" style:parent-style-name="Text_20_body">
      <style:paragraph-properties fo:orphans="2"/>
      <style:text-properties style:font-name="Times New Roman1" fo:font-size="10pt" style:font-name-asian="Times New Roman1" style:font-size-asian="10pt" style:font-name-complex="Times New Roman1" style:font-size-complex="10pt"/>
    </style:style>
    <style:style style:name="P455" style:family="paragraph" style:parent-style-name="Text_20_body">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456" style:family="paragraph" style:parent-style-name="Text_20_body" style:list-style-name="L4">
      <style:text-properties fo:font-style="italic" style:font-style-asian="italic" style:font-style-complex="italic"/>
    </style:style>
    <style:style style:name="P457" style:family="paragraph" style:parent-style-name="Text_20_body" style:list-style-name="L5"/>
    <style:style style:name="P458" style:family="paragraph" style:parent-style-name="Text_20_body" style:list-style-name="L8"/>
    <style:style style:name="P459" style:family="paragraph" style:parent-style-name="Text_20_body" style:list-style-name="L10"/>
    <style:style style:name="P460" style:family="paragraph" style:parent-style-name="Text_20_body" style:list-style-name="L11">
      <style:text-properties fo:font-weight="normal" style:font-weight-asian="normal" style:font-weight-complex="normal"/>
    </style:style>
    <style:style style:name="P461" style:family="paragraph" style:parent-style-name="Text_20_body" style:list-style-name="L12"/>
    <style:style style:name="P462" style:family="paragraph" style:parent-style-name="Text_20_body" style:list-style-name="L13"/>
    <style:style style:name="P463" style:family="paragraph" style:parent-style-name="Text_20_body" style:list-style-name="L14"/>
    <style:style style:name="P464" style:family="paragraph" style:parent-style-name="Text_20_body" style:list-style-name="L15"/>
    <style:style style:name="P465" style:family="paragraph" style:parent-style-name="Text_20_body">
      <style:text-properties fo:color="#000000"/>
    </style:style>
    <style:style style:name="P466" style:family="paragraph" style:parent-style-name="Text_20_body" style:list-style-name="L16">
      <style:paragraph-properties fo:text-align="start" style:justify-single-word="false"/>
      <style:text-properties fo:color="#000000" style:font-name="Times New Roman" fo:font-size="10pt" style:font-name-asian="Courier New2" style:font-size-asian="10pt" style:font-name-complex="Courier New2" style:font-size-complex="10pt"/>
    </style:style>
    <style:style style:name="P467" style:family="paragraph" style:parent-style-name="Text_20_body" style:list-style-name="L17">
      <style:paragraph-properties fo:text-align="start" style:justify-single-word="false"/>
      <style:text-properties fo:color="#000000" style:font-name="Times New Roman" fo:font-size="10pt" style:font-name-asian="Courier New2" style:font-size-asian="10pt" style:font-name-complex="Courier New2" style:font-size-complex="10pt"/>
    </style:style>
    <style:style style:name="P468" style:family="paragraph" style:parent-style-name="Text_20_body">
      <style:text-properties fo:color="#000000" style:font-name="Times New Roman1" fo:font-size="10pt" style:font-name-asian="Times New Roman1" style:font-size-asian="10pt" style:font-name-complex="Times New Roman1" style:font-size-complex="10pt"/>
    </style:style>
    <style:style style:name="P469" style:family="paragraph" style:parent-style-name="Text_20_body" style:list-style-name="L19">
      <style:text-properties fo:color="#000000" style:font-name="Times New Roman1" fo:font-size="10pt" style:font-name-asian="Times New Roman1" style:font-size-asian="10pt" style:font-name-complex="Times New Roman1" style:font-size-complex="10pt"/>
    </style:style>
    <style:style style:name="P470" style:family="paragraph" style:parent-style-name="Text_20_body">
      <style:text-properties fo:color="#000000" style:font-name="Times New Roman1" fo:font-size="10pt" fo:font-style="normal" style:font-name-asian="Times New Roman1" style:font-size-asian="10pt" style:font-style-asian="normal" style:font-name-complex="Times New Roman1" style:font-size-complex="10pt" style:font-style-complex="normal"/>
    </style:style>
    <style:style style:name="P471" style:family="paragraph" style:parent-style-name="Text_20_body">
      <style:paragraph-properties fo:text-align="start" style:justify-single-word="false"/>
      <style:text-properties fo:color="#000000"/>
    </style:style>
    <style:style style:name="P472" style:family="paragraph" style:parent-style-name="Text_20_body" style:list-style-name="L18"/>
    <style:style style:name="P473" style:family="paragraph" style:parent-style-name="Text_20_body" style:list-style-name="L26"/>
    <style:style style:name="P474" style:family="paragraph" style:parent-style-name="Text_20_body" style:list-style-name="L27"/>
    <style:style style:name="P475" style:family="paragraph" style:parent-style-name="Text_20_body" style:list-style-name="L28"/>
    <style:style style:name="P476" style:family="paragraph" style:parent-style-name="Text_20_body" style:list-style-name="L29"/>
    <style:style style:name="P477" style:family="paragraph" style:parent-style-name="Text_20_body">
      <style:text-properties fo:font-size="10pt" style:font-size-asian="10pt" style:font-size-complex="10pt"/>
    </style:style>
    <style:style style:name="P478" style:family="paragraph" style:parent-style-name="Text_20_body">
      <style:paragraph-properties fo:orphans="2" fo:widows="2"/>
    </style:style>
    <style:style style:name="P479" style:family="paragraph" style:parent-style-name="Text_20_body">
      <style:text-properties officeooo:paragraph-rsid="00155fbc"/>
    </style:style>
    <style:style style:name="P480" style:family="paragraph" style:parent-style-name="Text_20_body">
      <style:paragraph-properties fo:keep-with-next="always"/>
    </style:style>
    <style:style style:name="P481" style:family="paragraph" style:parent-style-name="Text_20_body" style:list-style-name="L8">
      <style:paragraph-properties fo:keep-with-next="always"/>
    </style:style>
    <style:style style:name="P482" style:family="paragraph" style:parent-style-name="Text_20_body" style:list-style-name="L21">
      <style:paragraph-properties fo:keep-with-next="always"/>
    </style:style>
    <style:style style:name="P483" style:family="paragraph" style:parent-style-name="Text_20_body">
      <style:paragraph-properties fo:keep-together="always" fo:keep-with-next="always"/>
    </style:style>
    <style:style style:name="P484" style:family="paragraph" style:parent-style-name="Text_20_body" style:list-style-name="L27">
      <style:paragraph-properties fo:margin-left="1.522cm" fo:margin-right="0cm" fo:text-indent="0cm" style:auto-text-indent="false"/>
    </style:style>
    <style:style style:name="P485" style:family="paragraph" style:parent-style-name="Text_20_body" style:master-page-name="">
      <style:paragraph-properties style:page-number="auto" fo:keep-with-next="always"/>
    </style:style>
    <style:style style:name="P486" style:family="paragraph" style:parent-style-name="Text_20_body" style:master-page-name="">
      <style:paragraph-properties fo:keep-together="always" style:page-number="auto" fo:keep-with-next="always"/>
      <style:text-properties fo:color="#000000" style:font-name="Times New Roman" fo:font-size="10pt" fo:font-weight="normal" style:font-name-asian="Arial1" style:font-size-asian="10pt" style:font-weight-asian="normal" style:font-name-complex="Arial1" style:font-size-complex="10pt" style:font-weight-complex="normal"/>
    </style:style>
    <style:style style:name="P487" style:family="paragraph" style:parent-style-name="Text_20_body" style:master-page-name="">
      <style:paragraph-properties style:page-number="auto" fo:keep-with-next="always"/>
      <style:text-properties fo:color="#000000" style:font-name="Times New Roman1" fo:font-size="10pt" fo:font-style="normal" style:font-name-asian="Times New Roman1" style:font-size-asian="10pt" style:font-style-asian="normal" style:font-name-complex="Times New Roman1" style:font-size-complex="10pt" style:font-style-complex="normal"/>
    </style:style>
    <style:style style:name="P488" style:family="paragraph" style:parent-style-name="Text_20_body" style:master-page-name="">
      <style:paragraph-properties style:page-number="auto" fo:keep-with-next="always"/>
      <style:text-properties fo:font-size="10pt" style:font-size-asian="10pt" style:font-size-complex="10pt"/>
    </style:style>
    <style:style style:name="P489" style:family="paragraph" style:parent-style-name="Text_20_body" style:master-page-name="">
      <style:paragraph-properties fo:keep-together="always" style:page-number="auto" fo:keep-with-next="always"/>
    </style:style>
    <style:style style:name="P490" style:family="paragraph" style:parent-style-name="Text_20_body" style:master-page-name="">
      <style:paragraph-properties style:page-number="auto"/>
      <style:text-properties fo:font-weight="normal" style:font-weight-asian="normal" style:font-weight-complex="normal"/>
    </style:style>
    <style:style style:name="P491" style:family="paragraph" style:parent-style-name="Text_20_body" style:master-page-name="">
      <style:paragraph-properties fo:keep-together="auto" style:page-number="auto"/>
    </style:style>
    <style:style style:name="P492" style:family="paragraph" style:parent-style-name="Text_20_body" style:master-page-name="">
      <style:paragraph-properties fo:keep-together="auto" fo:orphans="2" style:page-number="auto"/>
    </style:style>
    <style:style style:name="P493" style:family="paragraph" style:parent-style-name="Text_20_body" style:master-page-name="">
      <style:paragraph-properties fo:keep-together="auto" fo:orphans="2" fo:widows="2" style:page-number="auto"/>
    </style:style>
    <style:style style:name="P494" style:family="paragraph" style:parent-style-name="Text_20_body" style:master-page-name="">
      <style:paragraph-properties style:page-number="auto"/>
      <style:text-properties fo:font-size="10pt" style:font-size-asian="10pt" style:font-size-complex="10pt"/>
    </style:style>
    <style:style style:name="P495" style:family="paragraph" style:parent-style-name="Text_20_body">
      <style:paragraph-properties fo:margin-left="2.346cm" fo:margin-right="0cm" fo:text-indent="0cm" style:auto-text-indent="false"/>
    </style:style>
    <style:style style:name="P496" style:family="paragraph" style:parent-style-name="Text_20_body">
      <style:paragraph-properties fo:margin-left="0cm" fo:margin-right="0cm" fo:text-indent="0cm" style:auto-text-indent="false"/>
      <style:text-properties fo:font-size="10pt" style:font-size-asian="10pt" style:font-size-complex="10pt"/>
    </style:style>
    <style:style style:name="P497" style:family="paragraph" style:parent-style-name="Text_20_body">
      <style:paragraph-properties fo:margin-left="3.087cm" fo:margin-right="0cm" fo:text-indent="-0.817cm" style:auto-text-indent="false">
        <style:tab-stops/>
      </style:paragraph-properties>
    </style:style>
    <style:style style:name="P498" style:family="paragraph" style:parent-style-name="Text_20_body" style:master-page-name="">
      <style:paragraph-properties fo:margin-left="1.536cm" fo:margin-right="0cm" fo:text-indent="0cm" style:auto-text-indent="false" style:page-number="auto" fo:keep-with-next="always"/>
      <style:text-properties officeooo:paragraph-rsid="00155fbc"/>
    </style:style>
    <style:style style:name="P499" style:family="paragraph" style:parent-style-name="Heading_20_1" style:master-page-name="Chapter_20_Page">
      <style:paragraph-properties style:page-number="1"/>
    </style:style>
    <style:style style:name="P500" style:family="paragraph" style:parent-style-name="Heading_20_1" style:master-page-name="Chapter_20_Page">
      <style:paragraph-properties style:page-number="auto"/>
    </style:style>
    <style:style style:name="P501" style:family="paragraph" style:parent-style-name="Heading_20_1">
      <style:paragraph-properties fo:break-before="page"/>
    </style:style>
    <style:style style:name="P502" style:family="paragraph" style:parent-style-name="Heading_20_2">
      <style:text-properties style:font-name="Arial1" fo:font-size="13pt" fo:font-weight="bold" style:font-name-asian="Arial1" style:font-size-asian="13pt" style:font-weight-asian="bold" style:font-name-complex="Arial1" style:font-size-complex="13pt" style:font-weight-complex="bold"/>
    </style:style>
    <style:style style:name="P503" style:family="paragraph" style:parent-style-name="Heading_20_2">
      <style:paragraph-properties fo:break-before="page"/>
    </style:style>
    <style:style style:name="P504" style:family="paragraph" style:parent-style-name="Heading_20_2">
      <style:paragraph-properties fo:break-before="page"/>
      <style:text-properties fo:color="#000000" style:font-name="Times New Roman" fo:font-size="14pt" fo:font-weight="bold" style:font-name-asian="Arial1" style:font-size-asian="14pt" style:font-weight-asian="bold" style:font-name-complex="Arial1" style:font-size-complex="14pt" style:font-weight-complex="bold"/>
    </style:style>
    <style:style style:name="P505" style:family="paragraph" style:parent-style-name="Heading_20_2">
      <style:paragraph-properties fo:break-before="page"/>
      <style:text-properties fo:font-weight="bold" style:font-weight-asian="bold" style:font-weight-complex="bold"/>
    </style:style>
    <style:style style:name="P506" style:family="paragraph" style:parent-style-name="Heading_20_2">
      <style:paragraph-properties fo:break-before="page"/>
      <style:text-properties fo:font-style="normal" style:font-style-asian="normal" style:font-style-complex="normal"/>
    </style:style>
    <style:style style:name="P507" style:family="paragraph" style:parent-style-name="Heading_20_2" style:master-page-name="">
      <style:paragraph-properties style:page-number="auto" fo:keep-with-next="always"/>
    </style:style>
    <style:style style:name="P508" style:family="paragraph" style:parent-style-name="Heading_20_2" style:master-page-name="">
      <style:paragraph-properties fo:keep-together="always" style:page-number="auto" fo:keep-with-next="always"/>
    </style:style>
    <style:style style:name="P509" style:family="paragraph" style:parent-style-name="Heading_20_2" style:master-page-name="">
      <style:paragraph-properties fo:orphans="2" fo:widows="2" style:page-number="auto" fo:keep-with-next="always"/>
    </style:style>
    <style:style style:name="P510" style:family="paragraph" style:parent-style-name="Heading_20_2" style:master-page-name="">
      <style:paragraph-properties style:page-number="auto"/>
    </style:style>
    <style:style style:name="P511" style:family="paragraph" style:parent-style-name="Heading_20_3">
      <style:text-properties style:font-name="Arial1" fo:font-weight="bold" style:font-name-asian="Arial1" style:font-weight-asian="bold" style:font-name-complex="Arial1" style:font-weight-complex="bold"/>
    </style:style>
    <style:style style:name="P512" style:family="paragraph" style:parent-style-name="Heading_20_3">
      <style:text-properties fo:language="en" fo:country="US"/>
    </style:style>
    <style:style style:name="P513" style:family="paragraph" style:parent-style-name="Heading_20_3" style:list-style-name="L2"/>
    <style:style style:name="P514" style:family="paragraph" style:parent-style-name="Heading_20_3" style:master-page-name="">
      <style:paragraph-properties style:page-number="auto" fo:keep-with-next="always"/>
    </style:style>
    <style:style style:name="P515" style:family="paragraph" style:parent-style-name="Heading_20_3" style:master-page-name="">
      <style:paragraph-properties style:page-number="auto"/>
    </style:style>
    <style:style style:name="P516" style:family="paragraph" style:parent-style-name="Heading_20_3" style:master-page-name="">
      <style:paragraph-properties fo:keep-together="always" style:page-number="auto"/>
    </style:style>
    <style:style style:name="P517" style:family="paragraph" style:parent-style-name="Heading_20_3">
      <style:paragraph-properties fo:break-before="page"/>
    </style:style>
    <style:style style:name="P518" style:family="paragraph" style:parent-style-name="Heading_20_3" style:master-page-name="First_20_Page">
      <style:paragraph-properties style:page-number="auto"/>
    </style:style>
    <style:style style:name="P519" style:family="paragraph" style:parent-style-name="Heading_20_4" style:master-page-name="">
      <style:paragraph-properties fo:keep-together="always" style:page-number="auto" fo:keep-with-next="always"/>
    </style:style>
    <style:style style:name="P520" style:family="paragraph" style:parent-style-name="Table_20_Heading">
      <style:text-properties style:font-name="Arial" fo:font-size="10pt" fo:font-style="italic" fo:font-weight="bold" style:font-size-asian="10pt" style:font-style-asian="italic" style:font-weight-asian="bold" style:font-size-complex="10pt" style:font-style-complex="italic" style:font-weight-complex="bold"/>
    </style:style>
    <style:style style:name="P521" style:family="paragraph" style:parent-style-name="Table_20_Heading">
      <style:text-properties style:font-name="Arial" fo:font-size="10pt" fo:font-style="normal" style:font-size-asian="10pt" style:font-style-asian="normal" style:font-size-complex="10pt" style:font-style-complex="normal"/>
    </style:style>
    <style:style style:name="P522" style:family="paragraph" style:parent-style-name="Table_20_Contents">
      <style:paragraph-properties fo:text-align="center" style:justify-single-word="false"/>
    </style:style>
    <style:style style:name="P523" style:family="paragraph" style:parent-style-name="Table_20_Contents">
      <style:text-properties style:font-name="Arial"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00" style:font-name="Times New Roman" fo:font-size="10pt" style:font-name-asian="Arial1" style:font-size-asian="10pt" style:font-name-complex="Arial1" style:font-size-complex="10pt"/>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style:font-name="Times New Roman1"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9" style:family="text">
      <style:text-properties style:font-name="Times New Roman1" fo:font-size="10pt" fo:font-style="normal" fo:font-weight="bold" style:font-name-asian="Times New Roman1" style:font-size-asian="10pt" style:font-style-asian="normal" style:font-weight-asian="bold" style:font-name-complex="Times New Roman1" style:font-size-complex="10pt" style:font-style-complex="normal" style:font-weight-complex="bold"/>
    </style:style>
    <style:style style:name="T10" style:family="text">
      <style:text-properties style:font-name="Times New Roman1" fo:font-size="10pt" fo:font-style="italic"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11" style:family="text">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T12" style:family="text">
      <style:text-properties fo:color="#000000" style:font-name="Arial1" fo:font-size="14pt" fo:font-weight="bold" style:font-name-asian="Arial1" style:font-size-asian="14pt" style:font-weight-asian="bold" style:font-name-complex="Arial1" style:font-size-complex="14pt" style:font-weight-complex="bold"/>
    </style:style>
    <style:style style:name="T13" style:family="text">
      <style:text-properties fo:color="#000000" fo:font-size="14pt" fo:font-weight="bold" style:font-size-asian="14pt" style:font-weight-asian="bold" style:font-size-complex="14pt" style:font-weight-complex="bold"/>
    </style:style>
    <style:style style:name="T14" style:family="text">
      <style:text-properties fo:color="#000000" style:font-name="Times New Roman1" fo:font-size="10pt" style:font-name-asian="Times New Roman1" style:font-size-asian="10pt" style:font-name-complex="Times New Roman1" style:font-size-complex="10pt"/>
    </style:style>
    <style:style style:name="T15" style:family="text">
      <style:text-properties fo:color="#000000" style:font-name="Times New Roman1" fo:font-size="10pt" fo:font-style="italic" style:font-name-asian="Times New Roman1" style:font-size-asian="10pt" style:font-style-asian="italic" style:font-name-complex="Times New Roman1" style:font-size-complex="10pt" style:font-style-complex="italic"/>
    </style:style>
    <style:style style:name="T16" style:family="text">
      <style:text-properties fo:color="#000000" style:font-name="Times New Roman1" fo:font-size="10pt" fo:font-style="normal" style:font-name-asian="Times New Roman1" style:font-size-asian="10pt" style:font-style-asian="normal" style:font-name-complex="Times New Roman1" style:font-size-complex="10pt" style:font-style-complex="normal"/>
    </style:style>
    <style:style style:name="T17" style:family="text">
      <style:text-properties fo:color="#000000" style:font-name="Times New Roman1" fo:font-size="10pt" fo:language="en" fo:country="US" style:font-name-asian="Times New Roman1" style:font-size-asian="10pt" style:font-name-complex="Times New Roman1" style:font-size-complex="10pt"/>
    </style:style>
    <style:style style:name="T18" style:family="text">
      <style:text-properties fo:font-size="10pt" fo:language="zxx" fo:country="none" style:font-size-asian="10pt" style:font-size-complex="10pt"/>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fo:color="#000000" style:font-name="Times New Roman1" fo:font-size="10pt" fo:font-weight="bold" style:font-name-asian="Times New Roman1" style:font-size-asian="10pt" style:font-weight-asian="bold" style:font-name-complex="Times New Roman1" style:font-size-complex="10pt" style:font-weight-complex="bold"/>
    </style:style>
    <style:style style:name="T22" style:family="text">
      <style:text-properties fo:color="#000000" style:font-name="Times New Roman1" fo:font-size="10pt" fo:font-weight="normal" style:font-name-asian="Times New Roman1" style:font-size-asian="10pt" style:font-weight-asian="normal" style:font-name-complex="Times New Roman1" style:font-size-complex="10pt" style:font-weight-complex="normal"/>
    </style:style>
    <style:style style:name="T23" style:family="text">
      <style:text-properties fo:color="#000000"/>
    </style:style>
    <style:style style:name="T24" style:family="text">
      <style:text-properties style:font-name="Times New Roman2"/>
    </style:style>
    <style:style style:name="T25" style:family="text">
      <style:text-properties style:font-name="Courier New" fo:font-size="9pt"/>
    </style:style>
    <style:style style:name="T26" style:family="text">
      <style:text-properties fo:language="en" fo:country="US"/>
    </style:style>
    <style:style style:name="T27" style:family="text">
      <style:text-properties style:font-name="Times New Roman1" fo:font-size="10pt" style:font-name-asian="Times New Roman1" style:font-size-asian="10pt" style:font-name-complex="Times New Roman1" style:font-size-complex="10pt"/>
    </style:style>
    <style:style style:name="T28" style:family="text">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T29" style:family="text">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T30" style:family="text">
      <style:text-properties style:font-name="Courier New2" fo:font-size="9pt" style:font-name-asian="Courier New2" style:font-size-asian="9pt" style:font-name-complex="Courier New2" style:font-size-complex="9pt"/>
    </style:style>
    <style:style style:name="T31" style:family="text">
      <style:text-properties style:font-name="Courier New2" fo:font-size="9pt" fo:font-style="italic" style:font-name-asian="Courier New2" style:font-size-asian="9pt" style:font-style-asian="italic" style:font-name-complex="Courier New2" style:font-size-complex="9pt" style:font-style-complex="italic"/>
    </style:style>
    <style:style style:name="T32" style:family="text">
      <style:text-properties style:font-name="Courier New2" fo:font-size="9pt" fo:font-style="normal" style:font-name-asian="Courier New2" style:font-size-asian="9pt" style:font-style-asian="normal" style:font-name-complex="Courier New2" style:font-size-complex="9pt" style:font-style-complex="normal"/>
    </style:style>
    <style:style style:name="T33" style:family="text">
      <style:text-properties fo:font-size="10pt" style:font-size-asian="10pt" style:font-size-complex="10pt"/>
    </style:style>
    <style:style style:name="T34" style:family="text">
      <style:text-properties fo:font-size="10pt" fo:language="en" fo:country="US" fo:font-weight="bold" style:font-size-asian="10pt" style:font-weight-asian="bold" style:font-size-complex="10pt" style:font-weight-complex="bold"/>
    </style:style>
    <style:style style:name="T35" style:family="text">
      <style:text-properties fo:font-size="10pt" fo:font-weight="bold" style:font-size-asian="10pt" style:font-weight-asian="bold" style:font-size-complex="10pt" style:font-weight-complex="bold"/>
    </style:style>
    <style:style style:name="T36" style:family="text">
      <style:text-properties fo:font-size="10pt" fo:language="en" fo:country="US" style:font-size-asian="10pt" style:font-size-complex="10pt"/>
    </style:style>
    <style:style style:name="T37" style:family="text">
      <style:text-properties style:text-position="sub 58%" style:font-name="Courier New2" fo:font-size="9pt" fo:font-style="italic" style:font-name-asian="Courier New2" style:font-size-asian="9pt" style:font-style-asian="italic" style:font-name-complex="Courier New2" style:font-size-complex="9pt" style:font-style-complex="italic"/>
    </style:style>
    <style:style style:name="T38" style:family="text">
      <style:text-properties fo:font-size="10pt" fo:font-style="italic" style:font-size-asian="10pt" style:font-style-asian="italic" style:font-size-complex="10pt" style:font-style-complex="italic"/>
    </style:style>
    <style:style style:name="T39" style:family="text">
      <style:text-properties fo:font-size="10pt" fo:font-style="normal" style:font-size-asian="10pt" style:font-style-asian="normal" style:font-size-complex="10pt" style:font-style-complex="normal"/>
    </style:style>
    <style:style style:name="T40" style:family="text">
      <style:text-properties fo:font-size="10pt" fo:font-weight="normal" style:font-size-asian="10pt" style:font-weight-asian="normal" style:font-size-complex="10pt" style:font-weight-complex="normal"/>
    </style:style>
    <style:style style:name="T41" style:family="text">
      <style:text-properties style:font-name="Courier New2" fo:font-size="9pt" fo:font-weight="bold" style:font-name-asian="Courier New2" style:font-size-asian="9pt" style:font-weight-asian="bold" style:font-name-complex="Courier New2" style:font-size-complex="9pt" style:font-weight-complex="bold"/>
    </style:style>
    <style:style style:name="T42" style:family="text">
      <style:text-properties fo:color="#000000" style:font-name="Courier New2" fo:font-size="9pt" fo:font-style="italic" style:font-name-asian="Courier New2" style:font-size-asian="9pt" style:font-style-asian="italic" style:font-name-complex="Courier New2" style:font-size-complex="9pt" style:font-style-complex="italic"/>
    </style:style>
    <style:style style:name="T43" style:family="text">
      <style:text-properties fo:language="zxx" fo:country="none"/>
    </style:style>
    <style:style style:name="T44" style:family="text">
      <style:text-properties fo:font-style="italic" style:text-underline-style="none" style:font-style-asian="italic" style:font-style-complex="italic"/>
    </style:style>
    <style:style style:name="T45" style:family="text">
      <style:text-properties fo:font-style="normal" style:text-underline-style="none" style:font-style-asian="normal" style:font-style-complex="normal"/>
    </style:style>
    <style:style style:name="T46" style:family="text">
      <style:text-properties style:text-position="sub 58%" style:font-name="Times New Roman1" style:font-name-asian="Times New Roman1" style:font-name-complex="Times New Roman1"/>
    </style:style>
    <style:style style:name="T47" style:family="text">
      <style:text-properties fo:font-size="10pt" fo:font-style="italic" fo:font-weight="normal" style:font-size-asian="10pt" style:font-style-asian="italic" style:font-weight-asian="normal" style:font-size-complex="10pt" style:font-style-complex="italic" style:font-weight-complex="normal"/>
    </style:style>
    <style:style style:name="T48" style:family="text">
      <style:text-properties style:text-position="-30% 58%" style:font-name="Times New Roman1" fo:font-size="10pt" fo:font-style="italic" style:font-name-asian="Times New Roman1" style:font-size-asian="10pt" style:font-style-asian="italic" style:font-name-complex="Times New Roman1" style:font-size-complex="10pt" style:font-style-complex="italic"/>
    </style:style>
    <style:style style:name="T49" style:family="text">
      <style:text-properties style:text-position="0% 100%" style:font-name="Times New Roman1" fo:font-size="10pt" fo:font-style="italic" style:font-name-asian="Times New Roman1" style:font-size-asian="10pt" style:font-style-asian="italic" style:font-name-complex="Times New Roman1" style:font-size-complex="10pt" style:font-style-complex="italic"/>
    </style:style>
    <style:style style:name="T50" style:family="text">
      <style:text-properties style:text-position="sub 58%" style:font-name="Times New Roman1" fo:font-size="10pt" fo:font-style="italic" style:font-name-asian="Times New Roman1" style:font-size-asian="10pt" style:font-style-asian="italic" style:font-name-complex="Times New Roman1" style:font-size-complex="10pt" style:font-style-complex="italic"/>
    </style:style>
    <style:style style:name="T51" style:family="text">
      <style:text-properties style:font-name="Times New Roman1" fo:font-size="10pt" fo:font-style="italic" fo:font-weight="bold" style:font-name-asian="Times New Roman1" style:font-size-asian="10pt" style:font-style-asian="italic" style:font-weight-asian="bold" style:font-name-complex="Times New Roman1" style:font-size-complex="10pt" style:font-style-complex="italic" style:font-weight-complex="bold"/>
    </style:style>
    <style:style style:name="T52" style:family="text">
      <style:text-properties fo:font-size="10pt" fo:language="zxx" fo:country="none" fo:font-weight="bold" style:font-size-asian="10pt" style:font-weight-asian="bold" style:font-size-complex="10pt" style:font-weight-complex="bold"/>
    </style:style>
    <style:style style:name="T53" style:family="text">
      <style:text-properties style:font-name="Times New Roman1" style:font-name-asian="Times New Roman1" style:font-name-complex="Times New Roman1"/>
    </style:style>
    <style:style style:name="T54" style:family="text">
      <style:text-properties style:font-name="Times New Roman" style:font-name-asian="Times New Roman1" style:font-name-complex="Times New Roman1"/>
    </style:style>
    <style:style style:name="T55" style:family="text">
      <style:text-properties style:font-name="Times New Roman1" fo:font-size="10pt" fo:language="en" fo:country="US" style:font-name-asian="Times New Roman1" style:font-size-asian="10pt" style:font-name-complex="Times New Roman1" style:font-size-complex="10pt"/>
    </style:style>
    <style:style style:name="T56" style:family="text">
      <style:text-properties fo:font-style="italic"/>
    </style:style>
    <style:style style:name="T57" style:family="text">
      <style:text-properties fo:font-style="italic" style:font-style-asian="italic" style:font-style-complex="italic"/>
    </style:style>
    <style:style style:name="T58" style:family="text">
      <style:text-properties fo:font-style="italic" fo:font-weight="normal"/>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fo:font-style="italic" fo:font-weight="normal" style:font-style-asian="italic" style:font-style-complex="italic"/>
    </style:style>
    <style:style style:name="T61" style:family="text">
      <style:text-properties fo:font-style="italic" fo:font-weight="normal" style:font-style-asian="normal" style:font-weight-asian="normal" style:font-style-complex="normal" style:font-weight-complex="normal"/>
    </style:style>
    <style:style style:name="T62" style:family="text">
      <style:text-properties fo:font-style="italic" fo:font-weight="normal" style:font-weight-asian="normal" style:font-weight-complex="normal"/>
    </style:style>
    <style:style style:name="T63" style:family="text">
      <style:text-properties fo:font-style="italic" style:text-underline-style="none" style:font-style-asian="italic" style:font-style-complex="italic"/>
    </style:style>
    <style:style style:name="T64" style:family="text">
      <style:text-properties fo:font-style="italic" fo:font-weight="bold" style:font-style-asian="italic" style:font-weight-asian="bold" style:font-style-complex="italic" style:font-weight-complex="bold"/>
    </style:style>
    <style:style style:name="T65" style:family="text">
      <style:text-properties fo:font-weight="normal"/>
    </style:style>
    <style:style style:name="T66" style:family="text">
      <style:text-properties fo:font-weight="normal" style:font-weight-asian="normal" style:font-weight-complex="normal"/>
    </style:style>
    <style:style style:name="T67" style:family="text">
      <style:text-properties fo:font-weight="normal" style:font-style-asian="italic"/>
    </style:style>
    <style:style style:name="T68" style:family="text">
      <style:text-properties style:font-name="Times New Roman2"/>
    </style:style>
    <style:style style:name="T69" style:family="text">
      <style:text-properties style:font-name="Times New Roman2" fo:font-size="10pt" fo:font-style="italic" fo:font-weight="bold" style:font-weight-asian="bold" style:font-weight-complex="bold"/>
    </style:style>
    <style:style style:name="T70" style:family="text">
      <style:text-properties style:font-name="Times New Roman2" fo:font-size="10pt" fo:font-style="italic" fo:font-weight="normal" style:font-style-asian="italic" style:font-weight-asian="normal" style:font-style-complex="italic" style:font-weight-complex="normal"/>
    </style:style>
    <style:style style:name="T71" style:family="text">
      <style:text-properties style:font-name="Times New Roman2" fo:font-size="10pt" fo:font-style="italic" fo:font-weight="normal" style:font-weight-asian="normal" style:font-weight-complex="normal"/>
    </style:style>
    <style:style style:name="T72" style:family="text">
      <style:text-properties style:font-name="Times New Roman2" fo:font-size="10pt" fo:font-style="italic" fo:font-weight="normal" style:font-style-asian="normal" style:font-weight-asian="normal" style:font-style-complex="normal" style:font-weight-complex="normal"/>
    </style:style>
    <style:style style:name="T73" style:family="text">
      <style:text-properties style:font-name="Times New Roman2" fo:font-size="10pt" fo:font-style="italic" style:font-style-asian="italic" style:font-style-complex="italic"/>
    </style:style>
    <style:style style:name="T74" style:family="text">
      <style:text-properties style:font-name="Times New Roman2" fo:font-size="10pt" fo:font-style="normal" fo:font-weight="bold" style:font-style-asian="normal" style:font-weight-asian="normal" style:font-style-complex="normal" style:font-weight-complex="normal"/>
    </style:style>
    <style:style style:name="T75" style:family="text">
      <style:text-properties style:font-name="Times New Roman2" fo:font-size="10pt" fo:font-style="normal" fo:font-weight="bold" style:font-style-asian="normal" style:font-weight-asian="bold" style:font-style-complex="normal" style:font-weight-complex="bold"/>
    </style:style>
    <style:style style:name="T76" style:family="text">
      <style:text-properties style:font-name="Times New Roman2" fo:font-size="10pt" fo:font-style="normal" style:font-style-asian="normal" style:font-style-complex="normal"/>
    </style:style>
    <style:style style:name="T77" style:family="text">
      <style:text-properties style:font-name="Times New Roman2" fo:font-size="10pt" fo:font-weight="bold" style:font-style-asian="normal" style:font-weight-asian="bold" style:font-style-complex="normal" style:font-weight-complex="bold"/>
    </style:style>
    <style:style style:name="T78" style:family="text">
      <style:text-properties style:font-name="Times New Roman2" fo:font-size="10pt" fo:font-weight="normal" style:font-style-asian="normal" style:font-weight-asian="normal" style:font-style-complex="normal" style:font-weight-complex="normal"/>
    </style:style>
    <style:style style:name="T79" style:family="text">
      <style:text-properties style:font-name="Times New Roman2" fo:font-style="italic"/>
    </style:style>
    <style:style style:name="T80" style:family="text">
      <style:text-properties style:font-name="Times New Roman2" fo:font-style="italic" fo:font-weight="bold" style:font-weight-asian="bold" style:font-weight-complex="bold"/>
    </style:style>
    <style:style style:name="T81" style:family="text">
      <style:text-properties style:font-name="Times New Roman2" fo:font-style="italic" fo:font-weight="normal" style:font-weight-asian="normal" style:font-weight-complex="normal"/>
    </style:style>
    <style:style style:name="T82" style:family="text">
      <style:text-properties style:font-name="Times New Roman2" fo:font-style="italic" fo:font-weight="normal" style:font-style-asian="italic" style:font-weight-asian="normal" style:font-style-complex="italic" style:font-weight-complex="normal"/>
    </style:style>
    <style:style style:name="T83" style:family="text">
      <style:text-properties style:font-name="Times New Roman2" fo:font-weight="bold" style:font-weight-asian="bold" style:font-weight-complex="bold"/>
    </style:style>
    <style:style style:name="T84" style:family="text">
      <style:text-properties fo:font-style="normal" style:font-style-asian="normal" style:font-style-complex="normal"/>
    </style:style>
    <style:style style:name="T85" style:family="text">
      <style:text-properties fo:font-style="normal" style:font-style-asian="normal" style:font-style-complex="normal" style:font-weight-complex="normal"/>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tyle="normal" fo:font-weight="bold" style:font-style-asian="normal" style:font-weight-asian="bold" style:font-style-complex="normal" style:font-weight-complex="bold"/>
    </style:style>
    <style:style style:name="T88" style:family="text">
      <style:text-properties fo:font-style="normal" fo:font-weight="bold" style:font-style-asian="normal" style:font-weight-asian="bold" style:font-style-complex="normal" style:font-weight-complex="normal"/>
    </style:style>
    <style:style style:name="T89" style:family="text">
      <style:text-properties fo:font-style="normal" style:text-underline-style="none" style:font-style-asian="normal" style:font-style-complex="normal"/>
    </style:style>
    <style:style style:name="T90" style:family="text">
      <style:text-properties fo:font-weight="bold"/>
    </style:style>
    <style:style style:name="T91" style:family="text">
      <style:text-properties fo:font-weight="bold" style:font-weight-asian="bold"/>
    </style:style>
    <style:style style:name="T92" style:family="text">
      <style:text-properties fo:font-weight="bold" style:font-weight-asian="bold" style:font-weight-complex="bold"/>
    </style:style>
    <style:style style:name="T93" style:family="text">
      <style:text-properties fo:font-weight="bold" style:font-name-asian="TimesNewRomanPS-BoldMT" style:font-weight-asian="bold" style:font-name-complex="TimesNewRomanPS-BoldMT" style:font-weight-complex="bold"/>
    </style:style>
    <style:style style:name="T94" style:family="text">
      <style:text-properties fo:font-weight="bold" style:font-style-asian="italic" style:font-weight-asian="bold" style:font-weight-complex="bold"/>
    </style:style>
    <style:style style:name="T95" style:family="text">
      <style:text-properties style:font-name="Times New Roman1" fo:font-size="10pt" style:font-name-asian="Times New Roman1" style:font-size-asian="10pt" style:font-name-complex="Times New Roman1" style:font-size-complex="10pt"/>
    </style:style>
    <style:style style:name="T96" style:family="text">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T97" style:family="text">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T98" style:family="text">
      <style:text-properties style:font-name="Times New Roman1"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99" style:family="text">
      <style:text-properties style:font-name="Times New Roman1" fo:font-size="10pt" fo:font-style="normal" fo:font-weight="bold" style:font-name-asian="Times New Roman1" style:font-size-asian="10pt" style:font-style-asian="normal" style:font-weight-asian="bold" style:font-name-complex="Times New Roman1" style:font-size-complex="10pt" style:font-style-complex="normal" style:font-weight-complex="bold"/>
    </style:style>
    <style:style style:name="T100" style:family="text">
      <style:text-properties style:font-name="Times New Roman1" fo:font-size="10pt" fo:font-style="normal" style:font-name-asian="Times New Roman1" style:font-size-asian="10pt" style:font-style-asian="normal" style:font-name-complex="Times New Roman1" style:font-size-complex="10pt" style:font-style-complex="normal"/>
    </style:style>
    <style:style style:name="T101" style:family="text">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T102" style:family="text">
      <style:text-properties style:font-name="Times New Roman1" fo:font-size="10pt" fo:font-style="italic" fo:font-weight="bold" style:font-name-asian="Times New Roman1" style:font-size-asian="10pt" style:font-style-asian="italic" style:font-weight-asian="bold" style:font-name-complex="Times New Roman1" style:font-size-complex="10pt" style:font-style-complex="italic" style:font-weight-complex="bold"/>
    </style:style>
    <style:style style:name="T103" style:family="text">
      <style:text-properties style:font-name="Times New Roman1" fo:font-size="10pt" fo:font-style="italic"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104" style:family="text">
      <style:text-properties style:font-name="Times New Roman1" fo:font-size="10pt" fo:language="en" fo:country="US" style:font-name-asian="Times New Roman1" style:font-size-asian="10pt" style:font-name-complex="Times New Roman1" style:font-size-complex="10pt"/>
    </style:style>
    <style:style style:name="T105" style:family="text">
      <style:text-properties style:font-name="Times New Roman1" fo:font-size="10pt" fo:language="en" fo:country="US" fo:font-weight="bold" style:font-name-asian="Times New Roman1" style:font-size-asian="10pt" style:font-weight-asian="bold" style:font-name-complex="Times New Roman1" style:font-size-complex="10pt" style:font-weight-complex="bold"/>
    </style:style>
    <style:style style:name="T106" style:family="text">
      <style:text-properties style:font-name="Times New Roman1" fo:font-size="10pt" fo:language="en" fo:country="US" fo:font-style="normal" fo:font-weight="bold" style:font-name-asian="Times New Roman1" style:font-size-asian="10pt" style:font-style-asian="normal" style:font-weight-asian="bold" style:font-name-complex="Times New Roman1" style:font-size-complex="10pt" style:font-style-complex="normal" style:font-weight-complex="bold"/>
    </style:style>
    <style:style style:name="T107" style:family="text">
      <style:text-properties style:font-name="Times New Roman1" fo:font-style="normal" style:font-name-asian="Times New Roman1" style:font-style-asian="normal" style:font-name-complex="Times New Roman1" style:font-style-complex="normal"/>
    </style:style>
    <style:style style:name="T108" style:family="text">
      <style:text-properties style:font-name="Times New Roman1" fo:language="zxx" fo:country="none" fo:font-weight="bold" style:font-name-asian="Times New Roman1" style:font-weight-asian="bold" style:font-name-complex="Times New Roman1" style:font-weight-complex="bold"/>
    </style:style>
    <style:style style:name="T109" style:family="text">
      <style:text-properties style:font-name="Times New Roman1" fo:language="zxx" fo:country="none" fo:font-weight="normal" style:font-name-asian="Times New Roman1" style:font-weight-asian="normal" style:font-name-complex="Times New Roman1" style:font-weight-complex="normal"/>
    </style:style>
    <style:style style:name="T110" style:family="text">
      <style:text-properties style:font-name="Times New Roman1" fo:language="zxx" fo:country="none" fo:font-style="italic" style:font-name-asian="Times New Roman1" style:font-style-asian="italic" style:font-name-complex="Times New Roman1" style:font-style-complex="italic"/>
    </style:style>
    <style:style style:name="T111" style:family="text">
      <style:text-properties style:font-name="Times New Roman1" fo:language="zxx" fo:country="none" style:font-name-asian="Times New Roman1" style:font-name-complex="Times New Roman1"/>
    </style:style>
    <style:style style:name="T112" style:family="text">
      <style:text-properties style:font-name="Times New Roman1" fo:font-weight="normal" style:font-name-asian="Times New Roman1" style:font-weight-asian="normal" style:font-name-complex="Times New Roman1" style:font-weight-complex="normal"/>
    </style:style>
    <style:style style:name="T113" style:family="text">
      <style:text-properties style:font-name="Times New Roman1" style:font-name-asian="Times New Roman1" style:font-name-complex="Times New Roman1"/>
    </style:style>
    <style:style style:name="T114" style:family="text">
      <style:text-properties style:font-name="Times New Roman1" fo:font-size="9pt" style:font-name-asian="Times New Roman1" style:font-size-asian="9pt" style:font-name-complex="Times New Roman1" style:font-size-complex="9pt"/>
    </style:style>
    <style:style style:name="T115" style:family="text">
      <style:text-properties style:font-name="Times New Roman1" fo:font-style="italic" fo:font-weight="normal" style:font-name-asian="Times New Roman1" style:font-style-asian="italic" style:font-weight-asian="normal" style:font-name-complex="Times New Roman1" style:font-style-complex="italic" style:font-weight-complex="normal"/>
    </style:style>
    <style:style style:name="T116" style:family="text">
      <style:text-properties style:font-name="Times New Roman1" fo:font-style="italic" style:font-name-asian="Times New Roman1" style:font-style-asian="italic" style:font-name-complex="Times New Roman1" style:font-style-complex="italic"/>
    </style:style>
    <style:style style:name="T117" style:family="text">
      <style:text-properties style:font-name="Times New Roman1" fo:font-weight="bold" style:font-name-asian="Times New Roman1" style:font-weight-asian="bold" style:font-name-complex="Times New Roman1" style:font-weight-complex="bold"/>
    </style:style>
    <style:style style:name="T118" style:family="text">
      <style:text-properties fo:color="#000000"/>
    </style:style>
    <style:style style:name="T119" style:family="text">
      <style:text-properties fo:color="#000000" style:font-name="Times New Roman1" fo:font-size="10pt" style:font-name-asian="Times New Roman1" style:font-size-asian="10pt" style:font-name-complex="Times New Roman1" style:font-size-complex="10pt"/>
    </style:style>
    <style:style style:name="T120" style:family="text">
      <style:text-properties fo:color="#000000" style:font-name="Times New Roman1" fo:font-size="10pt" fo:font-style="normal" style:font-name-asian="Times New Roman1" style:font-size-asian="10pt" style:font-style-asian="normal" style:font-name-complex="Times New Roman1" style:font-size-complex="10pt" style:font-style-complex="normal"/>
    </style:style>
    <style:style style:name="T121" style:family="text">
      <style:text-properties fo:color="#000000" style:font-name="Times New Roman1"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122" style:family="text">
      <style:text-properties fo:color="#000000"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123" style:family="text">
      <style:text-properties fo:color="#000000" style:font-name="Times New Roman1" fo:font-size="10pt" fo:font-weight="normal" style:font-name-asian="Times New Roman1" style:font-size-asian="10pt" style:font-weight-asian="normal" style:font-name-complex="Times New Roman1" style:font-size-complex="10pt" style:font-weight-complex="normal"/>
    </style:style>
    <style:style style:name="T124" style:family="text">
      <style:text-properties fo:color="#000000" style:font-name="Times New Roman1" fo:font-size="10pt" fo:font-weight="bold" style:font-name-asian="Times New Roman1" style:font-size-asian="10pt" style:font-weight-asian="bold" style:font-name-complex="Times New Roman1" style:font-size-complex="10pt" style:font-weight-complex="bold"/>
    </style:style>
    <style:style style:name="T125" style:family="text">
      <style:text-properties fo:color="#000000" style:font-name="Times New Roman1" fo:font-size="10pt" fo:font-style="italic"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126" style:family="text">
      <style:text-properties fo:color="#000000" style:font-name="Times New Roman1" fo:font-size="10pt" fo:font-style="italic" style:font-name-asian="Times New Roman1" style:font-size-asian="10pt" style:font-style-asian="italic" style:font-name-complex="Times New Roman1" style:font-size-complex="10pt" style:font-style-complex="italic"/>
    </style:style>
    <style:style style:name="T127" style:family="text">
      <style:text-properties fo:color="#000000"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128" style:family="text">
      <style:text-properties fo:color="#000000" style:font-name="Times New Roman1" fo:font-size="10pt" fo:language="en" fo:country="US" fo:font-style="italic" style:font-name-asian="Times New Roman1" style:font-size-asian="10pt" style:font-style-asian="italic" style:font-name-complex="Times New Roman1" style:font-size-complex="10pt" style:font-style-complex="italic"/>
    </style:style>
    <style:style style:name="T129" style:family="text">
      <style:text-properties fo:color="#000000" style:font-name="Times New Roman1" fo:font-size="10pt" fo:language="en" fo:country="US" style:font-name-asian="Times New Roman1" style:font-size-asian="10pt" style:font-name-complex="Times New Roman1" style:font-size-complex="10pt"/>
    </style:style>
    <style:style style:name="T130" style:family="text">
      <style:text-properties fo:color="#000000" style:font-name="Times New Roman1" fo:font-size="10pt" fo:language="zxx" fo:country="none" fo:font-style="normal" style:font-name-asian="Times New Roman1" style:font-size-asian="10pt" style:font-style-asian="normal" style:font-name-complex="Times New Roman1" style:font-size-complex="10pt" style:font-style-complex="normal"/>
    </style:style>
    <style:style style:name="T131" style:family="text">
      <style:text-properties fo:color="#000000" style:font-name="Times New Roman1" fo:font-size="10pt" fo:language="zxx" fo:country="none" style:font-name-asian="Times New Roman1" style:font-size-asian="10pt" style:font-name-complex="Times New Roman1" style:font-size-complex="10pt"/>
    </style:style>
    <style:style style:name="T132" style:family="text">
      <style:text-properties fo:color="#000000" style:font-name="Times New Roman1" style:font-name-asian="Times New Roman1" style:font-name-complex="Times New Roman1"/>
    </style:style>
    <style:style style:name="T133" style:family="text">
      <style:text-properties fo:color="#000000" style:font-name="Times New Roman1" fo:language="zxx" fo:country="none" style:font-name-asian="Times New Roman1" style:font-name-complex="Times New Roman1"/>
    </style:style>
    <style:style style:name="T134" style:family="text">
      <style:text-properties fo:color="#000000" style:font-name="Times New Roman1" fo:font-style="normal" style:font-name-asian="Times New Roman1" style:font-style-asian="normal" style:font-name-complex="Times New Roman1" style:font-style-complex="normal"/>
    </style:style>
    <style:style style:name="T135" style:family="text">
      <style:text-properties fo:color="#000000" style:font-name="Times New Roman1" fo:font-style="normal" style:text-underline-style="none" style:font-name-asian="Times New Roman1" style:font-style-asian="normal" style:font-name-complex="Times New Roman1" style:font-style-complex="normal"/>
    </style:style>
    <style:style style:name="T136" style:family="text">
      <style:text-properties fo:color="#000000" style:font-name="Times New Roman1" fo:font-style="normal" style:text-underline-style="none" fo:font-weight="bold" style:font-name-asian="Times New Roman1" style:font-style-asian="normal" style:font-weight-asian="bold" style:font-name-complex="Times New Roman1" style:font-style-complex="normal" style:font-weight-complex="bold"/>
    </style:style>
    <style:style style:name="T137" style:family="text">
      <style:text-properties fo:color="#000000" style:font-name="Times New Roman1" fo:font-style="normal" style:text-underline-style="none" fo:font-weight="normal" style:font-name-asian="Times New Roman1" style:font-style-asian="normal" style:font-weight-asian="normal" style:font-name-complex="Times New Roman1" style:font-style-complex="normal" style:font-weight-complex="normal"/>
    </style:style>
    <style:style style:name="T138" style:family="text">
      <style:text-properties fo:color="#000000" style:font-name="Times New Roman1" fo:font-style="italic" style:font-name-asian="Times New Roman1" style:font-style-asian="italic" style:font-name-complex="Times New Roman1" style:font-style-complex="italic"/>
    </style:style>
    <style:style style:name="T139" style:family="text">
      <style:text-properties fo:color="#000000" style:font-name="Times New Roman1" fo:font-style="italic" style:text-underline-style="none" style:font-name-asian="Times New Roman1" style:font-style-asian="italic" style:font-name-complex="Times New Roman1" style:font-style-complex="italic"/>
    </style:style>
    <style:style style:name="T140" style:family="text">
      <style:text-properties fo:color="#000000" style:font-name="Times New Roman1" fo:font-style="italic" style:text-underline-style="none" fo:font-weight="normal" style:font-name-asian="Times New Roman1" style:font-style-asian="italic" style:font-weight-asian="normal" style:font-name-complex="Times New Roman1" style:font-style-complex="italic" style:font-weight-complex="normal"/>
    </style:style>
    <style:style style:name="T141" style:family="text">
      <style:text-properties fo:color="#000000" style:font-name="Courier New2" fo:font-size="9pt" style:font-name-asian="Courier New2" style:font-size-asian="9pt" style:font-name-complex="Courier New2" style:font-size-complex="9pt"/>
    </style:style>
    <style:style style:name="T142" style:family="text">
      <style:text-properties fo:color="#000000" style:font-name="Courier New2" fo:font-size="9pt" fo:font-style="italic" style:font-name-asian="Courier New2" style:font-size-asian="9pt" style:font-style-asian="italic" style:font-name-complex="Courier New2" style:font-size-complex="9pt" style:font-style-complex="italic"/>
    </style:style>
    <style:style style:name="T143" style:family="text">
      <style:text-properties fo:color="#000000" style:font-name="Arial1" fo:font-size="14pt" fo:font-weight="bold" style:font-name-asian="Arial1" style:font-size-asian="14pt" style:font-weight-asian="bold" style:font-name-complex="Arial1" style:font-size-complex="14pt" style:font-weight-complex="bold"/>
    </style:style>
    <style:style style:name="T144" style:family="text">
      <style:text-properties fo:color="#000000" fo:font-size="14pt" fo:font-weight="bold" style:font-size-asian="14pt" style:font-weight-asian="bold" style:font-size-complex="14pt" style:font-weight-complex="bold"/>
    </style:style>
    <style:style style:name="T145" style:family="text">
      <style:text-properties fo:color="#000000" fo:font-weight="bold"/>
    </style:style>
    <style:style style:name="T146" style:family="text">
      <style:text-properties fo:color="#000000" fo:font-weight="bold" style:font-name-asian="TimesNewRomanPS-BoldMT" style:font-weight-asian="bold" style:font-name-complex="TimesNewRomanPS-BoldMT" style:font-weight-complex="bold"/>
    </style:style>
    <style:style style:name="T147" style:family="text">
      <style:text-properties fo:color="#000000" fo:font-style="italic"/>
    </style:style>
    <style:style style:name="T148" style:family="text">
      <style:text-properties fo:color="#000000" fo:font-style="italic" fo:font-weight="normal" style:font-style-asian="italic" style:font-weight-asian="normal" style:font-style-complex="italic" style:font-weight-complex="normal"/>
    </style:style>
    <style:style style:name="T149" style:family="text">
      <style:text-properties fo:color="#000000" fo:font-style="italic" fo:font-weight="normal" style:font-style-asian="normal" style:font-weight-asian="normal" style:font-style-complex="normal" style:font-weight-complex="normal"/>
    </style:style>
    <style:style style:name="T150" style:family="text">
      <style:text-properties fo:color="#000000" fo:font-style="italic" fo:font-weight="normal" style:font-weight-asian="normal" style:font-weight-complex="normal"/>
    </style:style>
    <style:style style:name="T151" style:family="text">
      <style:text-properties fo:color="#000000" fo:font-style="italic" style:font-style-asian="italic" style:font-style-complex="italic"/>
    </style:style>
    <style:style style:name="T152" style:family="text">
      <style:text-properties fo:color="#000000" style:font-name="Times New Roman"/>
    </style:style>
    <style:style style:name="T153" style:family="text">
      <style:text-properties fo:color="#000000" style:font-name="Times New Roman" fo:font-weight="bold"/>
    </style:style>
    <style:style style:name="T154" style:family="text">
      <style:text-properties fo:color="#000000" style:font-name="Times New Roman" fo:font-style="italic"/>
    </style:style>
    <style:style style:name="T155" style:family="text">
      <style:text-properties fo:color="#000000" style:font-name="Times New Roman" fo:font-style="normal" fo:font-weight="normal" style:font-style-asian="normal" style:font-weight-asian="normal" style:font-style-complex="normal" style:font-weight-complex="normal"/>
    </style:style>
    <style:style style:name="T156" style:family="text">
      <style:text-properties fo:color="#000000" style:font-name="Times New Roman" fo:font-size="10pt" style:font-name-asian="Arial1" style:font-size-asian="10pt" style:font-name-complex="Arial1" style:font-size-complex="10pt"/>
    </style:style>
    <style:style style:name="T157" style:family="text">
      <style:text-properties fo:color="#000000" fo:font-style="normal" fo:font-weight="normal" style:font-style-asian="normal" style:font-weight-asian="normal" style:font-style-complex="normal" style:font-weight-complex="normal"/>
    </style:style>
    <style:style style:name="T158" style:family="text">
      <style:text-properties fo:color="#000000" fo:font-style="normal" fo:font-weight="bold" style:font-style-asian="normal" style:font-weight-asian="bold" style:font-style-complex="normal" style:font-weight-complex="bold"/>
    </style:style>
    <style:style style:name="T159" style:family="text">
      <style:text-properties fo:color="#000000" fo:font-style="normal" fo:font-weight="bold" style:font-style-asian="normal" style:font-weight-asian="normal" style:font-style-complex="normal" style:font-weight-complex="normal"/>
    </style:style>
    <style:style style:name="T160" style:family="text">
      <style:text-properties fo:color="#000000" fo:font-style="normal" style:font-style-asian="normal" style:font-style-complex="normal"/>
    </style:style>
    <style:style style:name="T161" style:family="text">
      <style:text-properties fo:color="#000000" fo:font-weight="normal" style:font-weight-asian="normal" style:font-weight-complex="normal"/>
    </style:style>
    <style:style style:name="T162" style:family="text">
      <style:text-properties fo:font-size="10pt"/>
    </style:style>
    <style:style style:name="T163" style:family="text">
      <style:text-properties fo:font-size="10pt" style:font-size-asian="10pt" style:font-size-complex="10pt"/>
    </style:style>
    <style:style style:name="T164" style:family="text">
      <style:text-properties fo:font-size="10pt" fo:language="zxx" fo:country="none" style:font-size-asian="10pt" style:font-size-complex="10pt"/>
    </style:style>
    <style:style style:name="T165" style:family="text">
      <style:text-properties fo:font-size="10pt" fo:language="zxx" fo:country="none" fo:font-weight="bold" style:font-size-asian="10pt" style:font-weight-asian="bold" style:font-size-complex="10pt" style:font-weight-complex="bold"/>
    </style:style>
    <style:style style:name="T166" style:family="text">
      <style:text-properties fo:font-size="10pt" fo:language="zxx" fo:country="none" fo:font-weight="normal" style:font-size-asian="10pt" style:font-weight-asian="normal" style:font-size-complex="10pt" style:font-weight-complex="normal"/>
    </style:style>
    <style:style style:name="T167" style:family="text">
      <style:text-properties fo:font-size="10pt" fo:language="zxx" fo:country="none" fo:font-style="italic" style:font-size-asian="10pt" style:font-style-asian="italic" style:font-size-complex="10pt" style:font-style-complex="italic"/>
    </style:style>
    <style:style style:name="T168" style:family="text">
      <style:text-properties fo:font-size="10pt" fo:language="zxx" fo:country="none" fo:font-style="italic" fo:font-weight="normal" style:font-size-asian="10pt" style:font-style-asian="italic" style:font-weight-asian="normal" style:font-size-complex="10pt" style:font-style-complex="italic" style:font-weight-complex="normal"/>
    </style:style>
    <style:style style:name="T169" style:family="text">
      <style:text-properties fo:font-size="10pt" fo:language="zxx" fo:country="none" fo:font-style="normal" style:font-size-asian="10pt" style:font-style-asian="normal" style:font-size-complex="10pt" style:font-style-complex="normal"/>
    </style:style>
    <style:style style:name="T170" style:family="text">
      <style:text-properties fo:font-size="10pt" fo:language="zxx" fo:country="none" fo:font-style="normal" fo:font-weight="normal" style:font-size-asian="10pt" style:font-style-asian="normal" style:font-weight-asian="normal" style:font-size-complex="10pt" style:font-style-complex="normal" style:font-weight-complex="normal"/>
    </style:style>
    <style:style style:name="T171" style:family="text">
      <style:text-properties fo:font-size="10pt" fo:font-weight="bold" style:font-size-asian="10pt" style:font-weight-asian="bold" style:font-size-complex="10pt" style:font-weight-complex="bold"/>
    </style:style>
    <style:style style:name="T172" style:family="text">
      <style:text-properties fo:font-size="10pt" fo:font-weight="bold" style:font-name-asian="TimesNewRomanPS-BoldMT" style:font-size-asian="10pt" style:font-weight-asian="bold" style:font-name-complex="TimesNewRomanPS-BoldMT" style:font-size-complex="10pt" style:font-weight-complex="bold"/>
    </style:style>
    <style:style style:name="T173" style:family="text">
      <style:text-properties fo:font-size="10pt" fo:font-weight="bold" style:font-weight-asian="bold" style:font-weight-complex="bold"/>
    </style:style>
    <style:style style:name="T174" style:family="text">
      <style:text-properties fo:font-size="10pt" fo:language="en" fo:country="US" fo:font-weight="bold" style:font-size-asian="10pt" style:font-weight-asian="bold" style:font-size-complex="10pt" style:font-weight-complex="bold"/>
    </style:style>
    <style:style style:name="T175" style:family="text">
      <style:text-properties fo:font-size="10pt" fo:language="en" fo:country="US" style:font-size-asian="10pt" style:font-size-complex="10pt"/>
    </style:style>
    <style:style style:name="T176" style:family="text">
      <style:text-properties fo:font-size="10pt" fo:font-style="italic" style:font-size-asian="10pt" style:font-style-asian="italic" style:font-size-complex="10pt" style:font-style-complex="italic"/>
    </style:style>
    <style:style style:name="T177"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78" style:family="text">
      <style:text-properties fo:font-size="10pt" fo:font-style="normal" style:font-size-asian="10pt" style:font-style-asian="normal" style:font-size-complex="10pt" style:font-style-complex="normal"/>
    </style:style>
    <style:style style:name="T179" style:family="text">
      <style:text-properties fo:font-size="10pt" fo:font-style="normal" fo:font-weight="normal" style:font-style-asian="normal" style:font-weight-asian="normal" style:font-style-complex="normal" style:font-weight-complex="normal"/>
    </style:style>
    <style:style style:name="T180"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81" style:family="text">
      <style:text-properties fo:font-size="10pt" fo:font-weight="normal" style:font-size-asian="10pt" style:font-weight-asian="normal" style:font-size-complex="10pt" style:font-weight-complex="normal"/>
    </style:style>
    <style:style style:name="T182" style:family="text">
      <style:text-properties fo:font-size="10pt" fo:font-weight="normal" style:font-weight-asian="normal" style:font-weight-complex="normal"/>
    </style:style>
    <style:style style:name="T183" style:family="text">
      <style:text-properties fo:font-size="10pt" style:font-name-asian="TimesNewRomanPSMT" style:font-size-asian="10pt" style:font-name-complex="TimesNewRomanPSMT" style:font-size-complex="10pt"/>
    </style:style>
    <style:style style:name="T184" style:family="text">
      <style:text-properties fo:language="zxx" fo:country="none"/>
    </style:style>
    <style:style style:name="T185" style:family="text">
      <style:text-properties fo:language="zxx" fo:country="none" style:font-size-asian="10pt" style:font-size-complex="10pt"/>
    </style:style>
    <style:style style:name="T186" style:family="text">
      <style:text-properties fo:language="zxx" fo:country="none" fo:font-style="italic" style:font-style-asian="italic" style:font-style-complex="italic"/>
    </style:style>
    <style:style style:name="T187" style:family="text">
      <style:text-properties fo:language="zxx" fo:country="none" fo:font-weight="normal" style:font-name-asian="Times New Roman1" style:font-weight-asian="normal" style:font-name-complex="Times New Roman1" style:font-weight-complex="normal"/>
    </style:style>
    <style:style style:name="T188" style:family="text">
      <style:text-properties fo:language="zxx" fo:country="none" fo:font-weight="bold" style:font-weight-asian="bold" style:font-weight-complex="bold"/>
    </style:style>
    <style:style style:name="T189" style:family="text">
      <style:text-properties style:font-name="Courier New1" fo:font-style="normal" fo:font-weight="normal" style:font-style-asian="normal" style:font-weight-asian="normal" style:font-style-complex="normal" style:font-weight-complex="normal"/>
    </style:style>
    <style:style style:name="T190" style:family="text">
      <style:text-properties style:font-name="Courier New1" fo:font-size="9pt" style:font-name-asian="Courier New2" style:font-size-asian="9pt" style:font-name-complex="Courier New2" style:font-size-complex="9pt"/>
    </style:style>
    <style:style style:name="T191" style:family="text">
      <style:text-properties style:font-name="Courier New1" fo:font-size="9pt" fo:font-style="italic" style:font-name-asian="Times New Roman1" style:font-size-asian="9pt" style:font-style-asian="italic" style:font-name-complex="Times New Roman1" style:font-size-complex="9pt" style:font-style-complex="italic"/>
    </style:style>
    <style:style style:name="T192" style:family="text">
      <style:text-properties style:font-name="Courier New1" fo:font-size="9pt" style:font-size-asian="9pt" style:font-size-complex="9pt"/>
    </style:style>
    <style:style style:name="T193" style:family="text">
      <style:text-properties style:font-name="Courier New1" fo:font-size="9pt" fo:font-style="normal" fo:font-weight="normal" style:font-name-asian="Times New Roman1" style:font-size-asian="9pt" style:font-style-asian="normal" style:font-weight-asian="normal" style:font-name-complex="Times New Roman1" style:font-size-complex="9pt" style:font-style-complex="normal" style:font-weight-complex="normal"/>
    </style:style>
    <style:style style:name="T194" style:family="text">
      <style:text-properties style:font-name="Arial" fo:font-size="12pt" fo:font-weight="bold" style:font-name-asian="MS Mincho" style:font-size-asian="14pt" style:font-weight-asian="bold" style:font-name-complex="Tahoma" style:font-size-complex="14pt" style:font-weight-complex="bold"/>
    </style:style>
    <style:style style:name="T195" style:family="text">
      <style:text-properties fo:language="en" fo:country="US"/>
    </style:style>
    <style:style style:name="T196" style:family="text">
      <style:text-properties fo:language="en" fo:country="US" fo:font-style="italic" style:font-style-asian="italic" style:font-style-complex="italic"/>
    </style:style>
    <style:style style:name="T197" style:family="text">
      <style:text-properties fo:language="en" fo:country="US" fo:font-weight="bold" style:font-weight-asian="bold" style:font-weight-complex="bold"/>
    </style:style>
    <style:style style:name="T198" style:family="text">
      <style:text-properties fo:language="en" fo:country="US" fo:font-style="normal" style:font-style-asian="normal" style:font-style-complex="normal"/>
    </style:style>
    <style:style style:name="T199" style:family="text">
      <style:text-properties style:font-style-asian="italic"/>
    </style:style>
    <style:style style:name="T200" style:family="text">
      <style:text-properties style:text-position="0% 100%" fo:font-style="normal"/>
    </style:style>
    <style:style style:name="T201" style:family="text">
      <style:text-properties style:text-position="0% 100%" fo:font-style="normal" fo:font-weight="bold" style:font-style-asian="normal" style:font-weight-asian="bold" style:font-style-complex="normal" style:font-weight-complex="bold"/>
    </style:style>
    <style:style style:name="T202" style:family="text">
      <style:text-properties style:text-position="0% 100%" fo:font-style="normal" fo:font-weight="bold" style:font-weight-asian="bold" style:font-weight-complex="bold"/>
    </style:style>
    <style:style style:name="T203" style:family="text">
      <style:text-properties style:text-position="0% 100%" fo:font-style="normal" fo:font-weight="bold" style:font-style-asian="italic" style:font-weight-asian="bold" style:font-style-complex="italic" style:font-weight-complex="bold"/>
    </style:style>
    <style:style style:name="T204" style:family="text">
      <style:text-properties style:text-position="0% 100%" style:font-style-asian="italic" style:font-style-complex="italic"/>
    </style:style>
    <style:style style:name="T205" style:family="text">
      <style:text-properties style:text-position="0% 100%" style:font-name="Times New Roman1" fo:font-size="10pt" fo:font-style="italic" style:font-name-asian="Times New Roman1" style:font-size-asian="10pt" style:font-style-asian="italic" style:font-name-complex="Times New Roman1" style:font-size-complex="10pt" style:font-style-complex="italic"/>
    </style:style>
    <style:style style:name="T206" style:family="text">
      <style:text-properties style:text-position="0% 100%" style:font-name="Times New Roman2" fo:font-size="10pt" fo:font-style="italic" fo:font-weight="normal" style:font-style-asian="italic" style:font-weight-asian="normal" style:font-style-complex="italic" style:font-weight-complex="normal"/>
    </style:style>
    <style:style style:name="T207" style:family="text">
      <style:text-properties style:text-position="0% 100%" fo:font-style="italic" fo:font-weight="normal" style:font-style-asian="italic" style:font-weight-asian="normal" style:font-style-complex="italic" style:font-weight-complex="normal"/>
    </style:style>
    <style:style style:name="T208" style:family="text">
      <style:text-properties style:text-position="super 58%"/>
    </style:style>
    <style:style style:name="T209" style:family="text">
      <style:text-properties style:text-position="super 58%" style:font-name="Times New Roman"/>
    </style:style>
    <style:style style:name="T210" style:family="text">
      <style:text-properties style:text-position="super 58%" fo:font-style="normal" style:font-style-asian="normal" style:font-style-complex="normal"/>
    </style:style>
    <style:style style:name="T211" style:family="text">
      <style:text-properties style:text-position="super 58%" fo:font-size="12pt" style:font-size-asian="12pt" style:font-size-complex="12pt"/>
    </style:style>
    <style:style style:name="T212" style:family="text">
      <style:text-properties style:text-position="super 58%" fo:font-size="11pt" style:font-size-asian="11pt" style:font-size-complex="11pt"/>
    </style:style>
    <style:style style:name="T213" style:family="text">
      <style:text-properties style:font-name="Courier New2" fo:font-size="9pt" style:font-name-asian="Courier New2" style:font-size-asian="9pt" style:font-name-complex="Courier New2" style:font-size-complex="9pt"/>
    </style:style>
    <style:style style:name="T214" style:family="text">
      <style:text-properties style:font-name="Courier New2" fo:font-size="9pt" fo:font-style="italic" style:font-name-asian="Courier New2" style:font-size-asian="9pt" style:font-style-asian="italic" style:font-name-complex="Courier New2" style:font-size-complex="9pt" style:font-style-complex="italic"/>
    </style:style>
    <style:style style:name="T215" style:family="text">
      <style:text-properties style:font-name="Courier New2" fo:font-size="9pt" fo:font-style="normal" style:font-name-asian="Courier New2" style:font-size-asian="9pt" style:font-style-asian="normal" style:font-name-complex="Courier New2" style:font-size-complex="9pt" style:font-style-complex="normal"/>
    </style:style>
    <style:style style:name="T216" style:family="text">
      <style:text-properties style:font-name="Courier New2" fo:font-size="9pt" fo:font-weight="bold" style:font-name-asian="Courier New2" style:font-size-asian="9pt" style:font-weight-asian="bold" style:font-name-complex="Courier New2" style:font-size-complex="9pt" style:font-weight-complex="bold"/>
    </style:style>
    <style:style style:name="T217" style:family="text">
      <style:text-properties style:text-position="sub 58%" style:font-name="Courier New2" fo:font-size="9pt" fo:font-style="italic" style:font-name-asian="Courier New2" style:font-size-asian="9pt" style:font-style-asian="italic" style:font-name-complex="Courier New2" style:font-size-complex="9pt" style:font-style-complex="italic"/>
    </style:style>
    <style:style style:name="T218" style:family="text">
      <style:text-properties style:text-position="sub 58%" style:font-name="Times New Roman1" style:font-name-asian="Times New Roman1" style:font-name-complex="Times New Roman1"/>
    </style:style>
    <style:style style:name="T219" style:family="text">
      <style:text-properties style:text-position="sub 58%" style:font-name="Times New Roman1" fo:font-size="10pt" fo:font-style="italic" style:font-name-asian="Times New Roman1" style:font-size-asian="10pt" style:font-style-asian="italic" style:font-name-complex="Times New Roman1" style:font-size-complex="10pt" style:font-style-complex="italic"/>
    </style:style>
    <style:style style:name="T220" style:family="text">
      <style:text-properties style:text-position="sub 58%" style:font-name="Times New Roman1" fo:font-size="10pt" fo:font-style="italic"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221" style:family="text">
      <style:text-properties style:text-position="sub 58%" style:font-name="Times New Roman1" fo:font-style="italic" fo:font-weight="normal" style:font-name-asian="Times New Roman1" style:font-style-asian="italic" style:font-weight-asian="normal" style:font-name-complex="Times New Roman1" style:font-style-complex="italic" style:font-weight-complex="normal"/>
    </style:style>
    <style:style style:name="T222" style:family="text">
      <style:text-properties style:text-position="sub 58%" style:font-name="Times New Roman1" fo:font-style="italic" style:font-name-asian="Times New Roman1" style:font-style-asian="italic" style:font-name-complex="Times New Roman1" style:font-style-complex="italic"/>
    </style:style>
    <style:style style:name="T223" style:family="text">
      <style:text-properties style:text-position="sub 58%" style:font-name="Times New Roman2" fo:font-size="10pt" fo:font-style="normal" fo:font-weight="bold" style:font-style-asian="normal" style:font-weight-asian="bold" style:font-style-complex="normal" style:font-weight-complex="bold"/>
    </style:style>
    <style:style style:name="T224" style:family="text">
      <style:text-properties style:text-position="sub 58%" fo:font-style="italic" fo:font-weight="normal" style:font-style-asian="italic" style:font-weight-asian="normal" style:font-style-complex="italic" style:font-weight-complex="normal"/>
    </style:style>
    <style:style style:name="T225" style:family="text">
      <style:text-properties style:text-position="sub 58%" fo:font-style="italic" style:font-style-asian="italic" style:font-style-complex="italic"/>
    </style:style>
    <style:style style:name="T226" style:family="text">
      <style:text-properties style:text-position="sub 58%" fo:font-size="12pt" fo:font-style="italic" style:font-size-asian="12pt" style:font-style-asian="italic" style:font-size-complex="12pt" style:font-style-complex="italic"/>
    </style:style>
    <style:style style:name="T227" style:family="text">
      <style:text-properties style:font-name="Times New Roman"/>
    </style:style>
    <style:style style:name="T228" style:family="text">
      <style:text-properties style:font-name="Times New Roman" style:font-name-asian="Times New Roman1" style:font-name-complex="Times New Roman1"/>
    </style:style>
    <style:style style:name="T229" style:family="text">
      <style:text-properties style:font-name="Times New Roman" fo:font-style="italic" style:font-name-asian="Times New Roman1" style:font-style-asian="italic" style:font-name-complex="Times New Roman1" style:font-style-complex="italic"/>
    </style:style>
    <style:style style:name="T230" style:family="text">
      <style:text-properties style:font-name="Times New Roman" fo:font-weight="normal" style:font-name-asian="Times New Roman1" style:font-weight-asian="normal" style:font-name-complex="Times New Roman1" style:font-weight-complex="normal"/>
    </style:style>
    <style:style style:name="T231" style:family="text">
      <style:text-properties style:font-name="Times New Roman" fo:font-size="10pt" fo:font-style="italic" style:font-name-asian="Times New Roman1" style:font-size-asian="10pt" style:font-style-asian="italic" style:font-name-complex="Times New Roman1" style:font-size-complex="10pt" style:font-style-complex="italic"/>
    </style:style>
    <style:style style:name="T232" style:family="text">
      <style:text-properties style:text-position="-30% 58%" style:font-name="Times New Roman1" fo:font-size="10pt" fo:font-style="italic" style:font-name-asian="Times New Roman1" style:font-size-asian="10pt" style:font-style-asian="italic" style:font-name-complex="Times New Roman1" style:font-size-complex="10pt" style:font-style-complex="italic"/>
    </style:style>
    <style:style style:name="T233" style:family="text">
      <style:text-properties style:text-position="-30% 58%" style:font-name="Times New Roman1" fo:font-size="10pt" fo:font-style="italic"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234" style:family="text">
      <style:text-properties style:font-name="Courier New"/>
    </style:style>
    <style:style style:name="T235" style:family="text">
      <style:text-properties style:font-name="Courier New" fo:font-size="9pt"/>
    </style:style>
    <style:style style:name="T236" style:family="text">
      <style:text-properties style:font-name="Courier New" fo:font-size="9pt" fo:font-weight="normal" style:font-weight-asian="normal" style:font-weight-complex="normal"/>
    </style:style>
    <style:style style:name="T237" style:family="text">
      <style:text-properties fo:font-size="9pt" fo:language="zxx" fo:country="none" style:font-size-asian="9pt" style:font-size-complex="9pt"/>
    </style:style>
    <style:style style:name="T238" style:family="text">
      <style:text-properties style:text-underline-style="none"/>
    </style:style>
    <style:style style:name="T239" style:family="text">
      <style:text-properties style:text-underline-style="none" fo:font-weight="bold" style:font-weight-asian="bold" style:font-weight-complex="bold"/>
    </style:style>
    <style:style style:name="T240" style:family="text">
      <style:text-properties style:font-name="Symbol" fo:font-size="10pt" style:font-name-asian="Symbol" style:font-size-asian="10pt" style:font-name-complex="Symbol" style:font-size-complex="10pt"/>
    </style:style>
    <style:style style:name="T241" style:family="text">
      <style:text-properties style:font-name="Symbol" fo:font-size="12pt" style:font-name-asian="Symbol" style:font-size-asian="12pt" style:font-name-complex="Symbol" style:font-size-complex="12pt"/>
    </style:style>
    <style:style style:name="T242" style:family="text">
      <style:text-properties style:text-position="30% 58%"/>
    </style:style>
    <style:style style:name="T243" style:family="text">
      <style:text-properties style:text-position="30% 58%" fo:font-size="10pt" fo:font-style="italic" style:font-size-asian="10pt" style:font-style-asian="italic" style:font-size-complex="10pt" style:font-style-complex="italic"/>
    </style:style>
    <style:style style:name="T244" style:family="text">
      <style:text-properties style:font-weight-asian="bold"/>
    </style:style>
    <style:style style:name="T245" style:family="text">
      <style:text-properties fo:font-size="8pt" style:font-size-asian="8pt" style:font-size-complex="8pt"/>
    </style:style>
    <style:style style:name="T246" style:family="text">
      <style:text-properties fo:font-variant="normal" fo:text-transform="none" fo:color="#000000" fo:letter-spacing="normal" fo:font-style="normal" fo:font-weight="normal"/>
    </style:style>
    <style:style style:name="T247" style:family="text">
      <style:text-properties fo:font-variant="normal" fo:text-transform="none" fo:color="#000000" style:font-name="Times New Roman" fo:font-size="12pt" fo:letter-spacing="normal" fo:font-style="normal" fo:font-weight="normal"/>
    </style:style>
    <style:style style:name="T248" style:family="text">
      <style:text-properties officeooo:rsid="001762c4"/>
    </style:style>
    <text:list-style style:name="L1">
      <text:list-level-style-bullet text:level="1" text:style-name="Bullet_20_Symbols" text:bullet-char="•">
        <style:list-level-properties text:list-level-position-and-space-mode="label-alignment">
          <style:list-level-label-alignment text:label-followed-by="listtab" text:list-tab-stop-position="2.794cm" fo:text-indent="-0.635cm" fo:margin-left="2.79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29cm" fo:text-indent="-0.635cm" fo:margin-left="3.4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64cm" fo:text-indent="-0.635cm" fo:margin-left="4.0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99cm" fo:text-indent="-0.635cm" fo:margin-left="4.6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34cm" fo:text-indent="-0.635cm" fo:margin-left="5.33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69cm" fo:text-indent="-0.635cm" fo:margin-left="5.9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04cm" fo:text-indent="-0.635cm" fo:margin-left="6.60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39cm" fo:text-indent="-0.635cm" fo:margin-left="7.23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74cm" fo:text-indent="-0.635cm" fo:margin-left="7.87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09cm" fo:text-indent="-0.635cm" fo:margin-left="8.50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794cm" fo:text-indent="-0.635cm" fo:margin-left="2.79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29cm" fo:text-indent="-0.635cm" fo:margin-left="3.4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64cm" fo:text-indent="-0.635cm" fo:margin-left="4.0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99cm" fo:text-indent="-0.635cm" fo:margin-left="4.6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34cm" fo:text-indent="-0.635cm" fo:margin-left="5.33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69cm" fo:text-indent="-0.635cm" fo:margin-left="5.9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04cm" fo:text-indent="-0.635cm" fo:margin-left="6.60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39cm" fo:text-indent="-0.635cm" fo:margin-left="7.23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74cm" fo:text-indent="-0.635cm" fo:margin-left="7.87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09cm" fo:text-indent="-0.635cm" fo:margin-left="8.50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794cm" fo:text-indent="-0.635cm" fo:margin-left="2.79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29cm" fo:text-indent="-0.635cm" fo:margin-left="3.4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64cm" fo:text-indent="-0.635cm" fo:margin-left="4.0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99cm" fo:text-indent="-0.635cm" fo:margin-left="4.6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34cm" fo:text-indent="-0.635cm" fo:margin-left="5.33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69cm" fo:text-indent="-0.635cm" fo:margin-left="5.9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04cm" fo:text-indent="-0.635cm" fo:margin-left="6.60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39cm" fo:text-indent="-0.635cm" fo:margin-left="7.23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74cm" fo:text-indent="-0.635cm" fo:margin-left="7.87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09cm" fo:text-indent="-0.635cm" fo:margin-left="8.50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794cm" fo:text-indent="-0.635cm" fo:margin-left="2.79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29cm" fo:text-indent="-0.635cm" fo:margin-left="3.4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64cm" fo:text-indent="-0.635cm" fo:margin-left="4.0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99cm" fo:text-indent="-0.635cm" fo:margin-left="4.6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34cm" fo:text-indent="-0.635cm" fo:margin-left="5.33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69cm" fo:text-indent="-0.635cm" fo:margin-left="5.9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04cm" fo:text-indent="-0.635cm" fo:margin-left="6.60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39cm" fo:text-indent="-0.635cm" fo:margin-left="7.23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74cm" fo:text-indent="-0.635cm" fo:margin-left="7.87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09cm" fo:text-indent="-0.635cm" fo:margin-left="8.509cm"/>
        </style:list-level-properties>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space-before="2.54cm" text:min-label-width="0.635cm"/>
        <style:text-properties fo:font-family="StarSymbol" style:font-pitch="variable" style:font-charset="x-symbol"/>
      </text:list-level-style-bullet>
      <text:list-level-style-bullet text:level="2" text:style-name="Bullet_20_Symbols" text:bullet-char="•">
        <style:list-level-properties text:space-before="3.175cm" text:min-label-width="0.635cm"/>
        <style:text-properties fo:font-family="StarSymbol" style:font-pitch="variable" style:font-charset="x-symbol"/>
      </text:list-level-style-bullet>
      <text:list-level-style-bullet text:level="3" text:style-name="Bullet_20_Symbols" text:bullet-char="•">
        <style:list-level-properties text:space-before="3.81cm" text:min-label-width="0.635cm"/>
        <style:text-properties fo:font-family="StarSymbol" style:font-pitch="variable" style:font-charset="x-symbol"/>
      </text:list-level-style-bullet>
      <text:list-level-style-bullet text:level="4" text:style-name="Bullet_20_Symbols" text:bullet-char="•">
        <style:list-level-properties text:space-before="4.445cm" text:min-label-width="0.635cm"/>
        <style:text-properties fo:font-family="StarSymbol" style:font-pitch="variable" style:font-charset="x-symbol"/>
      </text:list-level-style-bullet>
      <text:list-level-style-bullet text:level="5" text:style-name="Bullet_20_Symbols" text:bullet-char="•">
        <style:list-level-properties text:space-before="5.08cm" text:min-label-width="0.635cm"/>
        <style:text-properties fo:font-family="StarSymbol" style:font-pitch="variable" style:font-charset="x-symbol"/>
      </text:list-level-style-bullet>
      <text:list-level-style-bullet text:level="6" text:style-name="Bullet_20_Symbols" text:bullet-char="•">
        <style:list-level-properties text:space-before="5.715cm" text:min-label-width="0.635cm"/>
        <style:text-properties fo:font-family="StarSymbol" style:font-pitch="variable" style:font-charset="x-symbol"/>
      </text:list-level-style-bullet>
      <text:list-level-style-bullet text:level="7" text:style-name="Bullet_20_Symbols" text:bullet-char="•">
        <style:list-level-properties text:space-before="6.35cm" text:min-label-width="0.635cm"/>
        <style:text-properties fo:font-family="StarSymbol" style:font-pitch="variable" style:font-charset="x-symbol"/>
      </text:list-level-style-bullet>
      <text:list-level-style-bullet text:level="8" text:style-name="Bullet_20_Symbols" text:bullet-char="•">
        <style:list-level-properties text:space-before="6.985cm" text:min-label-width="0.635cm"/>
        <style:text-properties fo:font-family="StarSymbol" style:font-pitch="variable" style:font-charset="x-symbol"/>
      </text:list-level-style-bullet>
      <text:list-level-style-bullet text:level="9" text:style-name="Bullet_20_Symbols" text:bullet-char="•">
        <style:list-level-properties text:space-before="7.62cm" text:min-label-width="0.635cm"/>
        <style:text-properties fo:font-family="StarSymbol" style:font-pitch="variable" style:font-charset="x-symbol"/>
      </text:list-level-style-bullet>
      <text:list-level-style-bullet text:level="10" text:style-name="Bullet_20_Symbols" text:bullet-char="•">
        <style:list-level-properties text:space-before="8.255cm" text:min-label-width="0.635cm"/>
        <style:text-properties fo:font-family="StarSymbol" style:font-pitch="variable" style:font-charset="x-symbol"/>
      </text:list-level-style-bullet>
    </text:list-style>
    <text:list-style style:name="L7">
      <text:list-level-style-bullet text:level="1" text:style-name="Bullet_20_Symbols" text:bullet-char="•">
        <style:list-level-properties text:space-before="2.54cm" text:min-label-width="0.635cm"/>
        <style:text-properties fo:font-family="StarSymbol" style:font-pitch="variable" style:font-charset="x-symbol"/>
      </text:list-level-style-bullet>
      <text:list-level-style-bullet text:level="2" text:style-name="Bullet_20_Symbols" text:bullet-char="•">
        <style:list-level-properties text:space-before="3.175cm" text:min-label-width="0.635cm"/>
        <style:text-properties fo:font-family="StarSymbol" style:font-pitch="variable" style:font-charset="x-symbol"/>
      </text:list-level-style-bullet>
      <text:list-level-style-bullet text:level="3" text:style-name="Bullet_20_Symbols" text:bullet-char="•">
        <style:list-level-properties text:space-before="3.81cm" text:min-label-width="0.635cm"/>
        <style:text-properties fo:font-family="StarSymbol" style:font-pitch="variable" style:font-charset="x-symbol"/>
      </text:list-level-style-bullet>
      <text:list-level-style-bullet text:level="4" text:style-name="Bullet_20_Symbols" text:bullet-char="•">
        <style:list-level-properties text:space-before="4.445cm" text:min-label-width="0.635cm"/>
        <style:text-properties fo:font-family="StarSymbol" style:font-pitch="variable" style:font-charset="x-symbol"/>
      </text:list-level-style-bullet>
      <text:list-level-style-bullet text:level="5" text:style-name="Bullet_20_Symbols" text:bullet-char="•">
        <style:list-level-properties text:space-before="5.08cm" text:min-label-width="0.635cm"/>
        <style:text-properties fo:font-family="StarSymbol" style:font-pitch="variable" style:font-charset="x-symbol"/>
      </text:list-level-style-bullet>
      <text:list-level-style-bullet text:level="6" text:style-name="Bullet_20_Symbols" text:bullet-char="•">
        <style:list-level-properties text:space-before="5.715cm" text:min-label-width="0.635cm"/>
        <style:text-properties fo:font-family="StarSymbol" style:font-pitch="variable" style:font-charset="x-symbol"/>
      </text:list-level-style-bullet>
      <text:list-level-style-bullet text:level="7" text:style-name="Bullet_20_Symbols" text:bullet-char="•">
        <style:list-level-properties text:space-before="6.35cm" text:min-label-width="0.635cm"/>
        <style:text-properties fo:font-family="StarSymbol" style:font-pitch="variable" style:font-charset="x-symbol"/>
      </text:list-level-style-bullet>
      <text:list-level-style-bullet text:level="8" text:style-name="Bullet_20_Symbols" text:bullet-char="•">
        <style:list-level-properties text:space-before="6.985cm" text:min-label-width="0.635cm"/>
        <style:text-properties fo:font-family="StarSymbol" style:font-pitch="variable" style:font-charset="x-symbol"/>
      </text:list-level-style-bullet>
      <text:list-level-style-bullet text:level="9" text:style-name="Bullet_20_Symbols" text:bullet-char="•">
        <style:list-level-properties text:space-before="7.62cm" text:min-label-width="0.635cm"/>
        <style:text-properties fo:font-family="StarSymbol" style:font-pitch="variable" style:font-charset="x-symbol"/>
      </text:list-level-style-bullet>
      <text:list-level-style-bullet text:level="10" text:style-name="Bullet_20_Symbols" text:bullet-char="•">
        <style:list-level-properties text:space-before="8.255cm" text:min-label-width="0.635cm"/>
        <style:text-properties fo:font-family="StarSymbol" style:font-pitch="variable" style:font-charset="x-symbol"/>
      </text:list-level-style-bullet>
    </text:list-style>
    <text:list-style style:name="L8">
      <text:list-level-style-bullet text:level="1" text:style-name="Bullet_20_Symbols" text:bullet-char="•">
        <style:list-level-properties text:min-label-width="0.635cm"/>
        <style:text-properties fo:font-family="StarSymbol" style:font-pitch="variable" style:font-charset="x-symbol"/>
      </text:list-level-style-bullet>
      <text:list-level-style-bullet text:level="2" text:style-name="Bullet_20_Symbols" text:bullet-char="•">
        <style:list-level-properties text:space-before="0.635cm" text:min-label-width="0.635cm"/>
        <style:text-properties fo:font-family="StarSymbol" style:font-pitch="variable" style:font-charset="x-symbol"/>
      </text:list-level-style-bullet>
      <text:list-level-style-bullet text:level="3" text:style-name="Bullet_20_Symbols" text:bullet-char="•">
        <style:list-level-properties text:space-before="1.27cm" text:min-label-width="0.635cm"/>
        <style:text-properties fo:font-family="StarSymbol" style:font-pitch="variable" style:font-charset="x-symbol"/>
      </text:list-level-style-bullet>
      <text:list-level-style-bullet text:level="4" text:style-name="Bullet_20_Symbols" text:bullet-char="•">
        <style:list-level-properties text:space-before="1.905cm" text:min-label-width="0.635cm"/>
        <style:text-properties fo:font-family="StarSymbol" style:font-pitch="variable" style:font-charset="x-symbol"/>
      </text:list-level-style-bullet>
      <text:list-level-style-bullet text:level="5" text:style-name="Bullet_20_Symbols" text:bullet-char="•">
        <style:list-level-properties text:space-before="2.54cm" text:min-label-width="0.635cm"/>
        <style:text-properties fo:font-family="StarSymbol" style:font-pitch="variable" style:font-charset="x-symbol"/>
      </text:list-level-style-bullet>
      <text:list-level-style-bullet text:level="6" text:style-name="Bullet_20_Symbols" text:bullet-char="•">
        <style:list-level-properties text:space-before="3.175cm" text:min-label-width="0.635cm"/>
        <style:text-properties fo:font-family="StarSymbol" style:font-pitch="variable" style:font-charset="x-symbol"/>
      </text:list-level-style-bullet>
      <text:list-level-style-bullet text:level="7" text:style-name="Bullet_20_Symbols" text:bullet-char="•">
        <style:list-level-properties text:space-before="3.81cm" text:min-label-width="0.635cm"/>
        <style:text-properties fo:font-family="StarSymbol" style:font-pitch="variable" style:font-charset="x-symbol"/>
      </text:list-level-style-bullet>
      <text:list-level-style-bullet text:level="8" text:style-name="Bullet_20_Symbols" text:bullet-char="•">
        <style:list-level-properties text:space-before="4.445cm" text:min-label-width="0.635cm"/>
        <style:text-properties fo:font-family="StarSymbol" style:font-pitch="variable" style:font-charset="x-symbol"/>
      </text:list-level-style-bullet>
      <text:list-level-style-bullet text:level="9" text:style-name="Bullet_20_Symbols" text:bullet-char="•">
        <style:list-level-properties text:space-before="5.08cm" text:min-label-width="0.635cm"/>
        <style:text-properties fo:font-family="StarSymbol" style:font-pitch="variable" style:font-charset="x-symbol"/>
      </text:list-level-style-bullet>
      <text:list-level-style-bullet text:level="10" text:style-name="Bullet_20_Symbols" text:bullet-char="•">
        <style:list-level-properties text:space-before="5.715cm" text:min-label-width="0.635cm"/>
        <style:text-properties fo:font-family="StarSymbol" style:font-pitch="variable" style:font-charset="x-symbol"/>
      </text:list-level-style-bullet>
    </text:list-style>
    <text:list-style style:name="L9">
      <text:list-level-style-bullet text:level="1" text:style-name="Bullet_20_Symbols" text:bullet-char="•">
        <style:list-level-properties text:min-label-width="0.635cm"/>
        <style:text-properties fo:font-family="StarSymbol" style:font-pitch="variable" style:font-charset="x-symbol"/>
      </text:list-level-style-bullet>
      <text:list-level-style-bullet text:level="2" text:style-name="Bullet_20_Symbols" text:bullet-char="•">
        <style:list-level-properties text:space-before="0.635cm" text:min-label-width="0.635cm"/>
        <style:text-properties fo:font-family="StarSymbol" style:font-pitch="variable" style:font-charset="x-symbol"/>
      </text:list-level-style-bullet>
      <text:list-level-style-bullet text:level="3" text:style-name="Bullet_20_Symbols" text:bullet-char="•">
        <style:list-level-properties text:space-before="1.27cm" text:min-label-width="0.635cm"/>
        <style:text-properties fo:font-family="StarSymbol" style:font-pitch="variable" style:font-charset="x-symbol"/>
      </text:list-level-style-bullet>
      <text:list-level-style-bullet text:level="4" text:style-name="Bullet_20_Symbols" text:bullet-char="•">
        <style:list-level-properties text:space-before="1.905cm" text:min-label-width="0.635cm"/>
        <style:text-properties fo:font-family="StarSymbol" style:font-pitch="variable" style:font-charset="x-symbol"/>
      </text:list-level-style-bullet>
      <text:list-level-style-bullet text:level="5" text:style-name="Bullet_20_Symbols" text:bullet-char="•">
        <style:list-level-properties text:space-before="2.54cm" text:min-label-width="0.635cm"/>
        <style:text-properties fo:font-family="StarSymbol" style:font-pitch="variable" style:font-charset="x-symbol"/>
      </text:list-level-style-bullet>
      <text:list-level-style-bullet text:level="6" text:style-name="Bullet_20_Symbols" text:bullet-char="•">
        <style:list-level-properties text:space-before="3.175cm" text:min-label-width="0.635cm"/>
        <style:text-properties fo:font-family="StarSymbol" style:font-pitch="variable" style:font-charset="x-symbol"/>
      </text:list-level-style-bullet>
      <text:list-level-style-bullet text:level="7" text:style-name="Bullet_20_Symbols" text:bullet-char="•">
        <style:list-level-properties text:space-before="3.81cm" text:min-label-width="0.635cm"/>
        <style:text-properties fo:font-family="StarSymbol" style:font-pitch="variable" style:font-charset="x-symbol"/>
      </text:list-level-style-bullet>
      <text:list-level-style-bullet text:level="8" text:style-name="Bullet_20_Symbols" text:bullet-char="•">
        <style:list-level-properties text:space-before="4.445cm" text:min-label-width="0.635cm"/>
        <style:text-properties fo:font-family="StarSymbol" style:font-pitch="variable" style:font-charset="x-symbol"/>
      </text:list-level-style-bullet>
      <text:list-level-style-bullet text:level="9" text:style-name="Bullet_20_Symbols" text:bullet-char="•">
        <style:list-level-properties text:space-before="5.08cm" text:min-label-width="0.635cm"/>
        <style:text-properties fo:font-family="StarSymbol" style:font-pitch="variable" style:font-charset="x-symbol"/>
      </text:list-level-style-bullet>
      <text:list-level-style-bullet text:level="10" text:style-name="Bullet_20_Symbols" text:bullet-char="•">
        <style:list-level-properties text:space-before="5.715cm" text:min-label-width="0.635cm"/>
        <style:text-properties fo:font-family="StarSymbol" style:font-pitch="variable" style:font-charset="x-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794cm" fo:text-indent="-0.635cm" fo:margin-left="2.79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29cm" fo:text-indent="-0.635cm" fo:margin-left="3.4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64cm" fo:text-indent="-0.635cm" fo:margin-left="4.0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99cm" fo:text-indent="-0.635cm" fo:margin-left="4.6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34cm" fo:text-indent="-0.635cm" fo:margin-left="5.33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69cm" fo:text-indent="-0.635cm" fo:margin-left="5.9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04cm" fo:text-indent="-0.635cm" fo:margin-left="6.60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39cm" fo:text-indent="-0.635cm" fo:margin-left="7.23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74cm" fo:text-indent="-0.635cm" fo:margin-left="7.87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09cm" fo:text-indent="-0.635cm" fo:margin-left="8.509cm"/>
        </style:list-level-properties>
      </text:list-level-style-bullet>
    </text:list-style>
    <text:list-style style:name="L1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794cm" fo:text-indent="-0.635cm" fo:margin-left="2.79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429cm" fo:text-indent="-0.635cm" fo:margin-left="3.42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064cm" fo:text-indent="-0.635cm" fo:margin-left="4.06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699cm" fo:text-indent="-0.635cm" fo:margin-left="4.69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334cm" fo:text-indent="-0.635cm" fo:margin-left="5.33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969cm" fo:text-indent="-0.635cm" fo:margin-left="5.96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604cm" fo:text-indent="-0.635cm" fo:margin-left="6.60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239cm" fo:text-indent="-0.635cm" fo:margin-left="7.23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874cm" fo:text-indent="-0.635cm" fo:margin-left="7.87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509cm" fo:text-indent="-0.635cm" fo:margin-left="8.509cm"/>
        </style:list-level-properties>
      </text:list-level-style-number>
    </text:list-style>
    <text:list-style style:name="L13">
      <text:list-level-style-bullet text:level="1" text:style-name="Bullet_20_Symbols" text:bullet-char="•">
        <style:list-level-properties text:min-label-width="0.635cm"/>
        <style:text-properties fo:font-family="StarSymbol" style:font-pitch="variable" style:font-charset="x-symbol"/>
      </text:list-level-style-bullet>
      <text:list-level-style-bullet text:level="2" text:style-name="Bullet_20_Symbols" text:bullet-char="•">
        <style:list-level-properties text:space-before="0.635cm" text:min-label-width="0.635cm"/>
        <style:text-properties fo:font-family="StarSymbol" style:font-pitch="variable" style:font-charset="x-symbol"/>
      </text:list-level-style-bullet>
      <text:list-level-style-bullet text:level="3" text:style-name="Bullet_20_Symbols" text:bullet-char="•">
        <style:list-level-properties text:space-before="1.27cm" text:min-label-width="0.635cm"/>
        <style:text-properties fo:font-family="StarSymbol" style:font-pitch="variable" style:font-charset="x-symbol"/>
      </text:list-level-style-bullet>
      <text:list-level-style-bullet text:level="4" text:style-name="Bullet_20_Symbols" text:bullet-char="•">
        <style:list-level-properties text:space-before="1.905cm" text:min-label-width="0.635cm"/>
        <style:text-properties fo:font-family="StarSymbol" style:font-pitch="variable" style:font-charset="x-symbol"/>
      </text:list-level-style-bullet>
      <text:list-level-style-bullet text:level="5" text:style-name="Bullet_20_Symbols" text:bullet-char="•">
        <style:list-level-properties text:space-before="2.54cm" text:min-label-width="0.635cm"/>
        <style:text-properties fo:font-family="StarSymbol" style:font-pitch="variable" style:font-charset="x-symbol"/>
      </text:list-level-style-bullet>
      <text:list-level-style-bullet text:level="6" text:style-name="Bullet_20_Symbols" text:bullet-char="•">
        <style:list-level-properties text:space-before="3.175cm" text:min-label-width="0.635cm"/>
        <style:text-properties fo:font-family="StarSymbol" style:font-pitch="variable" style:font-charset="x-symbol"/>
      </text:list-level-style-bullet>
      <text:list-level-style-bullet text:level="7" text:style-name="Bullet_20_Symbols" text:bullet-char="•">
        <style:list-level-properties text:space-before="3.81cm" text:min-label-width="0.635cm"/>
        <style:text-properties fo:font-family="StarSymbol" style:font-pitch="variable" style:font-charset="x-symbol"/>
      </text:list-level-style-bullet>
      <text:list-level-style-bullet text:level="8" text:style-name="Bullet_20_Symbols" text:bullet-char="•">
        <style:list-level-properties text:space-before="4.445cm" text:min-label-width="0.635cm"/>
        <style:text-properties fo:font-family="StarSymbol" style:font-pitch="variable" style:font-charset="x-symbol"/>
      </text:list-level-style-bullet>
      <text:list-level-style-bullet text:level="9" text:style-name="Bullet_20_Symbols" text:bullet-char="•">
        <style:list-level-properties text:space-before="5.08cm" text:min-label-width="0.635cm"/>
        <style:text-properties fo:font-family="StarSymbol" style:font-pitch="variable" style:font-charset="x-symbol"/>
      </text:list-level-style-bullet>
      <text:list-level-style-bullet text:level="10" text:style-name="Bullet_20_Symbols" text:bullet-char="•">
        <style:list-level-properties text:space-before="5.715cm" text:min-label-width="0.635cm"/>
        <style:text-properties fo:font-family="StarSymbol" style:font-pitch="variable" style:font-charset="x-symbol"/>
      </text:list-level-style-bullet>
    </text:list-style>
    <text:list-style style:name="L1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6">
      <text:list-level-style-bullet text:level="1" text:style-name="Bullet_20_Symbols" text:bullet-char="•">
        <style:list-level-properties text:min-label-width="0.635cm"/>
        <style:text-properties fo:font-family="StarSymbol" style:font-pitch="variable" style:font-charset="x-symbol"/>
      </text:list-level-style-bullet>
      <text:list-level-style-bullet text:level="2" text:style-name="Bullet_20_Symbols" text:bullet-char="•">
        <style:list-level-properties text:space-before="0.635cm" text:min-label-width="0.635cm"/>
        <style:text-properties fo:font-family="StarSymbol" style:font-pitch="variable" style:font-charset="x-symbol"/>
      </text:list-level-style-bullet>
      <text:list-level-style-bullet text:level="3" text:style-name="Bullet_20_Symbols" text:bullet-char="•">
        <style:list-level-properties text:space-before="1.27cm" text:min-label-width="0.635cm"/>
        <style:text-properties fo:font-family="StarSymbol" style:font-pitch="variable" style:font-charset="x-symbol"/>
      </text:list-level-style-bullet>
      <text:list-level-style-bullet text:level="4" text:style-name="Bullet_20_Symbols" text:bullet-char="•">
        <style:list-level-properties text:space-before="1.905cm" text:min-label-width="0.635cm"/>
        <style:text-properties fo:font-family="StarSymbol" style:font-pitch="variable" style:font-charset="x-symbol"/>
      </text:list-level-style-bullet>
      <text:list-level-style-bullet text:level="5" text:style-name="Bullet_20_Symbols" text:bullet-char="•">
        <style:list-level-properties text:space-before="2.54cm" text:min-label-width="0.635cm"/>
        <style:text-properties fo:font-family="StarSymbol" style:font-pitch="variable" style:font-charset="x-symbol"/>
      </text:list-level-style-bullet>
      <text:list-level-style-bullet text:level="6" text:style-name="Bullet_20_Symbols" text:bullet-char="•">
        <style:list-level-properties text:space-before="3.175cm" text:min-label-width="0.635cm"/>
        <style:text-properties fo:font-family="StarSymbol" style:font-pitch="variable" style:font-charset="x-symbol"/>
      </text:list-level-style-bullet>
      <text:list-level-style-bullet text:level="7" text:style-name="Bullet_20_Symbols" text:bullet-char="•">
        <style:list-level-properties text:space-before="3.81cm" text:min-label-width="0.635cm"/>
        <style:text-properties fo:font-family="StarSymbol" style:font-pitch="variable" style:font-charset="x-symbol"/>
      </text:list-level-style-bullet>
      <text:list-level-style-bullet text:level="8" text:style-name="Bullet_20_Symbols" text:bullet-char="•">
        <style:list-level-properties text:space-before="4.445cm" text:min-label-width="0.635cm"/>
        <style:text-properties fo:font-family="StarSymbol" style:font-pitch="variable" style:font-charset="x-symbol"/>
      </text:list-level-style-bullet>
      <text:list-level-style-bullet text:level="9" text:style-name="Bullet_20_Symbols" text:bullet-char="•">
        <style:list-level-properties text:space-before="5.08cm" text:min-label-width="0.635cm"/>
        <style:text-properties fo:font-family="StarSymbol" style:font-pitch="variable" style:font-charset="x-symbol"/>
      </text:list-level-style-bullet>
      <text:list-level-style-bullet text:level="10" text:style-name="Bullet_20_Symbols" text:bullet-char="•">
        <style:list-level-properties text:space-before="5.715cm" text:min-label-width="0.635cm"/>
        <style:text-properties fo:font-family="StarSymbol" style:font-pitch="variable" style:font-charset="x-symbol"/>
      </text:list-level-style-bullet>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0">
      <text:list-level-style-bullet text:level="1" text:style-name="Bullet_20_Symbols" text:bullet-char="•">
        <style:list-level-properties text:min-label-width="0.635cm"/>
        <style:text-properties fo:font-family="StarSymbol" style:font-pitch="variable" style:font-charset="x-symbol"/>
      </text:list-level-style-bullet>
      <text:list-level-style-bullet text:level="2" text:style-name="Bullet_20_Symbols" text:bullet-char="•">
        <style:list-level-properties text:space-before="0.079cm" text:min-label-width="0.635cm"/>
        <style:text-properties fo:font-family="StarSymbol" style:font-pitch="variable" style:font-charset="x-symbol"/>
      </text:list-level-style-bullet>
      <text:list-level-style-bullet text:level="3" text:style-name="Bullet_20_Symbols" text:bullet-char="•">
        <style:list-level-properties text:space-before="0.159cm" text:min-label-width="0.635cm"/>
        <style:text-properties fo:font-family="StarSymbol" style:font-pitch="variable" style:font-charset="x-symbol"/>
      </text:list-level-style-bullet>
      <text:list-level-style-bullet text:level="4" text:style-name="Bullet_20_Symbols" text:bullet-char="•">
        <style:list-level-properties text:space-before="0.238cm" text:min-label-width="0.635cm"/>
        <style:text-properties fo:font-family="StarSymbol" style:font-pitch="variable" style:font-charset="x-symbol"/>
      </text:list-level-style-bullet>
      <text:list-level-style-bullet text:level="5" text:style-name="Bullet_20_Symbols" text:bullet-char="•">
        <style:list-level-properties text:space-before="0.318cm" text:min-label-width="0.635cm"/>
        <style:text-properties fo:font-family="StarSymbol" style:font-pitch="variable" style:font-charset="x-symbol"/>
      </text:list-level-style-bullet>
      <text:list-level-style-bullet text:level="6" text:style-name="Bullet_20_Symbols" text:bullet-char="•">
        <style:list-level-properties text:space-before="0.397cm" text:min-label-width="0.635cm"/>
        <style:text-properties fo:font-family="StarSymbol" style:font-pitch="variable" style:font-charset="x-symbol"/>
      </text:list-level-style-bullet>
      <text:list-level-style-bullet text:level="7" text:style-name="Bullet_20_Symbols" text:bullet-char="•">
        <style:list-level-properties text:space-before="0.476cm" text:min-label-width="0.635cm"/>
        <style:text-properties fo:font-family="StarSymbol" style:font-pitch="variable" style:font-charset="x-symbol"/>
      </text:list-level-style-bullet>
      <text:list-level-style-bullet text:level="8" text:style-name="Bullet_20_Symbols" text:bullet-char="•">
        <style:list-level-properties text:space-before="0.556cm" text:min-label-width="0.635cm"/>
        <style:text-properties fo:font-family="StarSymbol" style:font-pitch="variable" style:font-charset="x-symbol"/>
      </text:list-level-style-bullet>
      <text:list-level-style-bullet text:level="9" text:style-name="Bullet_20_Symbols" text:bullet-char="•">
        <style:list-level-properties text:space-before="0.635cm" text:min-label-width="0.635cm"/>
        <style:text-properties fo:font-family="StarSymbol" style:font-pitch="variable" style:font-charset="x-symbol"/>
      </text:list-level-style-bullet>
      <text:list-level-style-bullet text:level="10" text:style-name="Bullet_20_Symbols" text:bullet-char="•">
        <style:list-level-properties text:space-before="0.714cm" text:min-label-width="0.635cm"/>
        <style:text-properties fo:font-family="StarSymbol" style:font-pitch="variable" style:font-charset="x-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794cm" fo:text-indent="-0.635cm" fo:margin-left="2.79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29cm" fo:text-indent="-0.635cm" fo:margin-left="3.4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64cm" fo:text-indent="-0.635cm" fo:margin-left="4.0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99cm" fo:text-indent="-0.635cm" fo:margin-left="4.6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34cm" fo:text-indent="-0.635cm" fo:margin-left="5.33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69cm" fo:text-indent="-0.635cm" fo:margin-left="5.9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04cm" fo:text-indent="-0.635cm" fo:margin-left="6.60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39cm" fo:text-indent="-0.635cm" fo:margin-left="7.23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74cm" fo:text-indent="-0.635cm" fo:margin-left="7.87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09cm" fo:text-indent="-0.635cm" fo:margin-left="8.509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794cm" fo:text-indent="-0.635cm" fo:margin-left="2.79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29cm" fo:text-indent="-0.635cm" fo:margin-left="3.4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64cm" fo:text-indent="-0.635cm" fo:margin-left="4.0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99cm" fo:text-indent="-0.635cm" fo:margin-left="4.6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34cm" fo:text-indent="-0.635cm" fo:margin-left="5.33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69cm" fo:text-indent="-0.635cm" fo:margin-left="5.9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04cm" fo:text-indent="-0.635cm" fo:margin-left="6.60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39cm" fo:text-indent="-0.635cm" fo:margin-left="7.23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74cm" fo:text-indent="-0.635cm" fo:margin-left="7.87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09cm" fo:text-indent="-0.635cm" fo:margin-left="8.509cm"/>
        </style:list-level-properties>
      </text:list-level-style-bullet>
    </text:list-style>
    <text:list-style style:name="L2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form:form form:name="change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349518976" text:id="ct349518976">
          <text:deletion>
            <office:change-info>
              <dc:creator>マーク キャロウ</dc:creator>
              <dc:date>2013-06-28T16:50:00</dc:date>
            </office:change-info>
            <text:h text:style-name="P1" text:outline-level="1">Introduction</text:h>
            <text:p text:style-name="Text_20_body">This document specifies only version 4.40 of the OpenGL Shading Language. <text:s/>It requires __VERSION__ to substitute 440, and requires <text:span text:style-name="T1">#version</text:span> to accept only 440. <text:s/>If <text:span text:style-name="T1">#version </text:span><text:span text:style-name="T2">is declared with a smaller number, the language accepted is a previous version of the shading language, which will be supported depending on t</text:span>he version and type of context in the OpenGL API. <text:s/>See the OpenGL Graphics System Specification, Version 4.4, for details on what language versions are supported.</text:p>
            <text:p text:style-name="P2">Previous versions of the OpenGL Shading Language, as well as the OpenGL ES Shading Language, are not strict subsets of the version specified here, particularly with respect to precision, name-hiding rules, and treatment of interface variables. <text:s/>See the specification corresponding to a particular language version for details specific to that version of the language.</text:p>
            <text:p text:style-name="Text_20_body">All OpenGL Graphics System Specification references in this specification are to version 4.4.</text:p>
            <text:h text:style-name="P3" text:outline-level="2"><text:bookmark-start text:name="__RefHeading__82006_4869708051"/>Acknowledgments<text:bookmark-end text:name="__RefHeading__82006_4869708051"/></text:h>
            <text:p text:style-name="P4">This specification is based on the work of those who contributed to past versions of the OpenGL Language Specification, the OpenGL ES 2.0 Language Specification, and the following contributors to this version:</text:p>
            <text:p text:style-name="P5"><text:span text:style-name="T3">Pat Brown, NVIDIA<text:line-break/>Jeff Bolz, NVIDIA<text:line-break/>Frank Chen<text:line-break/>Pierre Boudier, AMD<text:line-break/>Piers Daniell, NVIDIA<text:line-break/>Chris Dodd, NVIDIA<text:line-break/>Nick Haemel, NVIDIA<text:line-break/>Jason Green, TransGaming<text:line-break/>Brent Insko, Intel<text:line-break/>Jon Leech<text:line-break/>Bill Licea-Kane, AMD<text:line-break/>Daniel Koch, TransGaming<text:line-break/>Barthold Lichtenbelt, NVIDIA<text:line-break/>Bruce Merry, ARM<text:line-break/>Robert Ohannessian<text:line-break/>Acorn Pooley, NVIDIA<text:line-break/>Christophe Riccio, AMD<text:line-break/>Kevin Rogovin<text:line-break/>Ian Romanick, Intel<text:line-break/>Greg Roth, Nvidia<text:line-break/>Graham Sellers, AMD<text:line-break/>Dave Shreiner, ARM<text:line-break/>Jeremy Sandmel, Apple<text:line-break/>Robert Simpson, Qualcomm<text:line-break/>Eric Werness, NVIDIA<text:line-break/>Mark Young, AMD</text:span></text:p>
            <text:h text:style-name="P6" text:outline-level="2"><text:bookmark-start text:name="__RefHeading__82008_4869708051"/>Changes<text:bookmark-end text:name="__RefHeading__82008_4869708051"/></text:h>
            <text:h text:style-name="Heading_20_3" text:outline-level="3"/>
          </text:deletion>
        </text:changed-region>
        <text:changed-region xml:id="ct416149824" text:id="ct416149824">
          <text:deletion>
            <office:change-info>
              <dc:creator>マーク キャロウ</dc:creator>
              <dc:date>2013-06-28T16:50:00</dc:date>
            </office:change-info>
            <text:h text:style-name="Heading_20_3" text:outline-level="3">Changes from revision 4 of GLSL 4.4</text:h>
            <text:list xml:id="list2665672921527114545" text:style-name="L1">
              <text:list-item>
                <text:p text:style-name="P7">Added layout-qualifier table for non-opaque type and interface layout qualifiers. <text:s/>It just reflects what was already written in the text.</text:p>
              </text:list-item>
              <text:list-item>
                <text:p text:style-name="P7">Bug 10427: Editorial: Say character set is subset of Unicode, in UTF-8 encoding.</text:p>
              </text:list-item>
              <text:list-item>
                <text:p text:style-name="P7">Bug 10371: Be explicit that when the <text:span text:style-name="T4">gl_PerVertex</text:span><text:span text:style-name="T5"> </text:span><text:span text:style-name="T6">block is redeclared, the declaration can add on </text:span><text:span text:style-name="T7">invariant</text:span><text:span text:style-name="T6">, </text:span><text:span text:style-name="T7">xfb_offset</text:span><text:span text:style-name="T6">, </text:span><text:span text:style-name="T7">xfb_buffer</text:span><text:span text:style-name="T6">, and </text:span><text:span text:style-name="T7">xfb_stride</text:span><text:span text:style-name="T6"> to its members, as well as array size for </text:span><text:span text:style-name="T4">gl_ClipDistance. <text:s/></text:span><text:span text:style-name="T6">This also applies to block members redeclared at global scope.</text:span></text:p>
              </text:list-item>
              <text:list-item>
                <text:p text:style-name="P8">Bug 10248: Restate aliasing in terms of component aliasing. <text:s/>Editorial changes.</text:p>
              </text:list-item>
              <text:list-item>
                <text:p text:style-name="P7"><text:span text:style-name="T6">Bug 10327: Editorial: Expanded the introduction to the transform-feedback section. <text:s/>Described inheritance for </text:span><text:span text:style-name="T7">xfb_buffer</text:span><text:span text:style-name="T6"> without referring to </text:span><text:span text:style-name="T7">stream</text:span><text:span text:style-name="T6">.</text:span></text:p>
              </text:list-item>
            </text:list>
            <text:h text:style-name="Heading_20_3" text:outline-level="3"/>
          </text:deletion>
          <text:insertion>
            <office:change-info office:chg-author="John Kessenich" office:chg-date-time="2013-06-26T01:40:00"/>
          </text:insertion>
        </text:changed-region>
        <text:changed-region xml:id="ct416150768" text:id="ct416150768">
          <text:deletion>
            <office:change-info>
              <dc:creator>マーク キャロウ</dc:creator>
              <dc:date>2013-06-28T16:50:00</dc:date>
            </office:change-info>
            <text:h text:style-name="Heading_20_3" text:outline-level="3">Changes from revision 3 of GLSL 4.4</text:h>
            <text:list xml:id="list1682142484878178615" text:style-name="L2">
              <text:list-item>
                <text:p text:style-name="P9"/>
              </text:list-item>
            </text:list>
          </text:deletion>
          <text:insertion>
            <office:change-info office:chg-author="John Kessenich" office:chg-date-time="2013-05-31T10:40:00"/>
          </text:insertion>
        </text:changed-region>
        <text:changed-region xml:id="ct416150864" text:id="ct416150864">
          <text:deletion>
            <office:change-info>
              <dc:creator>マーク キャロウ</dc:creator>
              <dc:date>2013-06-28T16:50:00</dc:date>
            </office:change-info>
            <text:p text:style-name="Text_20_body">Bug 10248: Redo aliasing language </text:p>
          </text:deletion>
          <text:insertion>
            <office:change-info office:chg-author="John Kessenich" office:chg-date-time="2013-05-31T12:27:00"/>
          </text:insertion>
        </text:changed-region>
        <text:changed-region xml:id="ct416140656" text:id="ct416140656">
          <text:deletion>
            <office:change-info>
              <dc:creator>マーク キャロウ</dc:creator>
              <dc:date>2013-06-28T16:50:00</dc:date>
            </office:change-info>
            <text:list xml:id="list1569590535" text:continue-numbering="true" text:style-name="L2">
              <text:list-item>
                <text:p text:style-name="P9">regarding location and component aliasing.</text:p>
              </text:list-item>
              <text:list-item>
                <text:p text:style-name="P9">Bug 10318: More strongly state that <text:span text:style-name="T7">align</text:span><text:span text:style-name="T6"> operates at the member</text:span></text:p>
              </text:list-item>
            </text:list>
          </text:deletion>
          <text:insertion>
            <office:change-info office:chg-author="John Kessenich" office:chg-date-time="2013-05-31T12:28:00"/>
          </text:insertion>
        </text:changed-region>
        <text:changed-region xml:id="ct416140992" text:id="ct416140992">
          <text:deletion>
            <office:change-info>
              <dc:creator>マーク キャロウ</dc:creator>
              <dc:date>2013-06-28T16:50:00</dc:date>
            </office:change-info>
            <text:p text:style-name="Text_20_body"><text:span text:style-name="T6"><text:s/>level and not internally within members.</text:span></text:p>
          </text:deletion>
          <text:insertion>
            <office:change-info office:chg-author="John Kessenich" office:chg-date-time="2013-05-31T12:29:00"/>
          </text:insertion>
        </text:changed-region>
        <text:changed-region xml:id="ct416151152" text:id="ct416151152">
          <text:deletion>
            <office:change-info>
              <dc:creator>マーク キャロウ</dc:creator>
              <dc:date>2013-06-28T16:50:00</dc:date>
            </office:change-info>
            <text:list xml:id="list2037994765" text:continue-numbering="true" text:style-name="L2">
              <text:list-item>
                <text:p text:style-name="P9"/>
              </text:list-item>
              <text:list-item>
                <text:p text:style-name="P9"><text:span text:style-name="T6">Bug 10321: More strongly state that </text:span><text:span text:style-name="T7">xfb_offset </text:span><text:span text:style-name="T6">applied to aggregates (arrays, structures, nesting,...) </text:span></text:p>
              </text:list-item>
            </text:list>
          </text:deletion>
          <text:insertion>
            <office:change-info office:chg-author="John Kessenich" office:chg-date-time="2013-05-31T12:48:00"/>
          </text:insertion>
        </text:changed-region>
        <text:changed-region xml:id="ct416139088" text:id="ct416139088">
          <text:deletion>
            <office:change-info>
              <dc:creator>マーク キャロウ</dc:creator>
              <dc:date>2013-06-28T16:50:00</dc:date>
            </office:change-info>
            <text:p text:style-name="Text_20_body"><text:span text:style-name="T6">operates by flattening the aggregate down to a sequence of components.</text:span></text:p>
          </text:deletion>
          <text:insertion>
            <office:change-info office:chg-author="John Kessenich" office:chg-date-time="2013-05-31T12:49:00"/>
          </text:insertion>
        </text:changed-region>
        <text:changed-region xml:id="ct416140864" text:id="ct416140864">
          <text:deletion>
            <office:change-info>
              <dc:creator>マーク キャロウ</dc:creator>
              <dc:date>2013-06-28T16:50:00</dc:date>
            </office:change-info>
            <text:list xml:id="list1832838473" text:continue-numbering="true" text:style-name="L2">
              <text:list-item>
                <text:p text:style-name="P9"/>
              </text:list-item>
              <text:list-item>
                <text:p text:style-name="P10">Minor editorial changes.</text:p>
              </text:list-item>
            </text:list>
          </text:deletion>
          <text:insertion>
            <office:change-info office:chg-author="John Kessenich" office:chg-date-time="2013-05-31T13:12:00"/>
          </text:insertion>
        </text:changed-region>
        <text:changed-region xml:id="ct350096976" text:id="ct350096976">
          <text:deletion>
            <office:change-info>
              <dc:creator>マーク キャロウ</dc:creator>
              <dc:date>2013-06-28T16:50:00</dc:date>
            </office:change-info>
            <text:list xml:id="list482292264" text:continue-numbering="true" text:style-name="L2">
              <text:list-item>
                <text:p text:style-name="P10"/>
                <text:list>
                  <text:list-item>
                    <text:list>
                      <text:list-item>
                        <text:h text:style-name="P11" text:outline-level="3"/>
                      </text:list-item>
                    </text:list>
                  </text:list-item>
                </text:list>
              </text:list-item>
            </text:list>
          </text:deletion>
        </text:changed-region>
        <text:changed-region xml:id="ct416135664" text:id="ct416135664">
          <text:deletion>
            <office:change-info>
              <dc:creator>マーク キャロウ</dc:creator>
              <dc:date>2013-06-28T16:50:00</dc:date>
            </office:change-info>
            <text:h text:style-name="Heading_20_3" text:outline-level="3">Changes from revision 2 of GLSL 4.4</text:h>
            <text:list xml:id="list7747416173239972949" text:style-name="L3">
              <text:list-item>
                <text:p text:style-name="P12"/>
              </text:list-item>
            </text:list>
          </text:deletion>
          <text:insertion>
            <office:change-info office:chg-author="John Kessenich" office:chg-date-time="2013-05-27T17:58:00"/>
          </text:insertion>
        </text:changed-region>
        <text:changed-region xml:id="ct416135536" text:id="ct416135536">
          <text:deletion>
            <office:change-info>
              <dc:creator>マーク キャロウ</dc:creator>
              <dc:date>2013-06-28T16:50:00</dc:date>
            </office:change-info>
            <text:p text:style-name="Text_20_body">Bugs 10249</text:p>
          </text:deletion>
          <text:insertion>
            <office:change-info office:chg-author="John Kessenich" office:chg-date-time="2013-05-27T18:00:00"/>
          </text:insertion>
        </text:changed-region>
        <text:changed-region xml:id="ct416135824" text:id="ct416135824">
          <text:deletion>
            <office:change-info>
              <dc:creator>マーク キャロウ</dc:creator>
              <dc:date>2013-06-28T16:50:00</dc:date>
            </office:change-info>
            <text:p text:style-name="Text_20_body"><text:s/>and 10267</text:p>
          </text:deletion>
          <text:insertion>
            <office:change-info office:chg-author="John Kessenich" office:chg-date-time="2013-05-27T19:27:00"/>
          </text:insertion>
        </text:changed-region>
        <text:changed-region xml:id="ct416134016" text:id="ct416134016">
          <text:deletion>
            <office:change-info>
              <dc:creator>マーク キャロウ</dc:creator>
              <dc:date>2013-06-28T16:50:00</dc:date>
            </office:change-info>
            <text:p text:style-name="Text_20_body">: Expand on (<text:span text:style-name="T1">stream</text:span><text:span text:style-name="T2">'s) rules</text:span> of inheritance for <text:span text:style-name="T1">xfb_buffer, </text:span><text:span text:style-name="T2">allow </text:span><text:span text:style-name="T1">xbf_offset</text:span><text:span text:style-name="T2"> to be on both a block its members</text:span></text:p>
          </text:deletion>
          <text:insertion>
            <office:change-info office:chg-author="John Kessenich" office:chg-date-time="2013-05-27T18:01:00"/>
          </text:insertion>
        </text:changed-region>
        <text:changed-region xml:id="ct416132448" text:id="ct416132448">
          <text:deletion>
            <office:change-info>
              <dc:creator>マーク キャロウ</dc:creator>
              <dc:date>2013-06-28T16:50:00</dc:date>
            </office:change-info>
            <text:p text:style-name="Text_20_body"><text:span text:style-name="T2">, and </text:span></text:p>
          </text:deletion>
          <text:insertion>
            <office:change-info office:chg-author="John Kessenich" office:chg-date-time="2013-05-27T19:20:00"/>
          </text:insertion>
        </text:changed-region>
        <text:changed-region xml:id="ct416129584" text:id="ct416129584">
          <text:deletion>
            <office:change-info>
              <dc:creator>マーク キャロウ</dc:creator>
              <dc:date>2013-06-28T16:50:00</dc:date>
            </office:change-info>
            <text:p text:style-name="Text_20_body"><text:span text:style-name="T1">xfb_stride </text:span><text:span text:style-name="T2">can appear an anything</text:span></text:p>
          </text:deletion>
          <text:insertion>
            <office:change-info office:chg-author="John Kessenich" office:chg-date-time="2013-05-27T19:21:00"/>
          </text:insertion>
        </text:changed-region>
        <text:changed-region xml:id="ct416130000" text:id="ct416130000">
          <text:deletion>
            <office:change-info>
              <dc:creator>マーク キャロウ</dc:creator>
              <dc:date>2013-06-28T16:50:00</dc:date>
            </office:change-info>
            <text:p text:style-name="Text_20_body"><text:span text:style-name="T2">.</text:span></text:p>
          </text:deletion>
          <text:insertion>
            <office:change-info office:chg-author="John Kessenich" office:chg-date-time="2013-05-27T19:14:00"/>
          </text:insertion>
        </text:changed-region>
        <text:changed-region xml:id="ct416130416" text:id="ct416130416">
          <text:deletion>
            <office:change-info>
              <dc:creator>マーク キャロウ</dc:creator>
              <dc:date>2013-06-28T16:50:00</dc:date>
            </office:change-info>
            <text:p text:style-name="Text_20_body"><text:span text:style-name="T2"><text:s text:c="2"/>Other clarifications.</text:span></text:p>
          </text:deletion>
          <text:insertion>
            <office:change-info office:chg-author="John Kessenich" office:chg-date-time="2013-05-27T19:15:00"/>
          </text:insertion>
        </text:changed-region>
        <text:changed-region xml:id="ct463883728" text:id="ct463883728">
          <text:deletion>
            <office:change-info>
              <dc:creator>マーク キャロウ</dc:creator>
              <dc:date>2013-06-28T16:50:00</dc:date>
            </office:change-info>
            <text:list xml:id="list754306391" text:continue-numbering="true" text:style-name="L3">
              <text:list-item>
                <text:p text:style-name="P12"/>
              </text:list-item>
              <text:list-item>
                <text:p text:style-name="P12"><text:span text:style-name="T2">Bug 10266</text:span></text:p>
              </text:list-item>
            </text:list>
          </text:deletion>
          <text:insertion>
            <office:change-info office:chg-author="John Kessenich" office:chg-date-time="2013-05-27T19:18:00"/>
          </text:insertion>
        </text:changed-region>
        <text:changed-region xml:id="ct416134176" text:id="ct416134176">
          <text:deletion>
            <office:change-info>
              <dc:creator>マーク キャロウ</dc:creator>
              <dc:date>2013-06-28T16:50:00</dc:date>
            </office:change-info>
            <text:p text:style-name="Text_20_body"><text:span text:style-name="T2">: </text:span></text:p>
          </text:deletion>
          <text:insertion>
            <office:change-info office:chg-author="John Kessenich" office:chg-date-time="2013-05-27T19:19:00"/>
          </text:insertion>
        </text:changed-region>
        <text:changed-region xml:id="ct416129216" text:id="ct416129216">
          <text:deletion>
            <office:change-info>
              <dc:creator>マーク キャロウ</dc:creator>
              <dc:date>2013-06-28T16:50:00</dc:date>
            </office:change-info>
            <text:p text:style-name="Text_20_body"><text:span text:style-name="T1">xfb_stride </text:span><text:span text:style-name="T2">must be a multiple of 8 if capturing doubles</text:span></text:p>
          </text:deletion>
          <text:insertion>
            <office:change-info office:chg-author="John Kessenich" office:chg-date-time="2013-05-27T19:21:00"/>
          </text:insertion>
        </text:changed-region>
        <text:changed-region xml:id="ct416132608" text:id="ct416132608">
          <text:deletion>
            <office:change-info>
              <dc:creator>マーク キャロウ</dc:creator>
              <dc:date>2013-06-28T16:50:00</dc:date>
            </office:change-info>
            <text:p text:style-name="Text_20_body"><text:span text:style-name="T2">, and offsets are aligned to multiples of the component's size.</text:span></text:p>
          </text:deletion>
          <text:insertion>
            <office:change-info office:chg-author="John Kessenich" office:chg-date-time="2013-05-27T19:24:00"/>
          </text:insertion>
        </text:changed-region>
        <text:changed-region xml:id="ct416138224" text:id="ct416138224">
          <text:deletion>
            <office:change-info>
              <dc:creator>マーク キャロウ</dc:creator>
              <dc:date>2013-06-28T16:50:00</dc:date>
            </office:change-info>
            <text:list xml:id="list503054417" text:continue-numbering="true" text:style-name="L3">
              <text:list-item>
                <text:p text:style-name="P12"/>
              </text:list-item>
              <text:list-item>
                <text:p text:style-name="P12"><text:span text:style-name="T2"/></text:p>
              </text:list-item>
            </text:list>
          </text:deletion>
          <text:insertion>
            <office:change-info office:chg-author="John Kessenich" office:chg-date-time="2013-05-27T19:26:00"/>
          </text:insertion>
        </text:changed-region>
        <text:changed-region xml:id="ct416127616" text:id="ct416127616">
          <text:deletion>
            <office:change-info>
              <dc:creator>マーク キャロウ</dc:creator>
              <dc:date>2013-06-28T16:50:00</dc:date>
            </office:change-info>
            <text:p text:style-name="Text_20_body"><text:span text:style-name="T2">Bug 10247: </text:span></text:p>
          </text:deletion>
          <text:insertion>
            <office:change-info office:chg-author="John Kessenich" office:chg-date-time="2013-05-27T19:27:00"/>
          </text:insertion>
        </text:changed-region>
        <text:changed-region xml:id="ct416136128" text:id="ct416136128">
          <text:deletion>
            <office:change-info>
              <dc:creator>マーク キャロウ</dc:creator>
              <dc:date>2013-06-28T16:50:00</dc:date>
            </office:change-info>
            <text:p text:style-name="Text_20_body"><text:span text:style-name="T2">Describe how </text:span><text:span text:style-name="T4">actual offsets </text:span><text:span text:style-name="T6">are computed based on </text:span><text:span text:style-name="T7">offset </text:span><text:span text:style-name="T6">and </text:span><text:span text:style-name="T7">align</text:span><text:span text:style-name="T6">.</text:span></text:p>
          </text:deletion>
          <text:insertion>
            <office:change-info office:chg-author="John Kessenich" office:chg-date-time="2013-05-27T20:02:00"/>
          </text:insertion>
        </text:changed-region>
        <text:changed-region xml:id="ct416132928" text:id="ct416132928">
          <text:deletion>
            <office:change-info>
              <dc:creator>マーク キャロウ</dc:creator>
              <dc:date>2013-06-28T16:50:00</dc:date>
            </office:change-info>
            <text:list xml:id="list1811461048" text:continue-numbering="true" text:style-name="L3">
              <text:list-item>
                <text:p text:style-name="P12"/>
              </text:list-item>
              <text:list-item>
                <text:p text:style-name="P12"><text:span text:style-name="T6">Bug 10248: </text:span></text:p>
              </text:list-item>
            </text:list>
          </text:deletion>
          <text:insertion>
            <office:change-info office:chg-author="John Kessenich" office:chg-date-time="2013-05-27T20:03:00"/>
          </text:insertion>
        </text:changed-region>
        <text:changed-region xml:id="ct416129680" text:id="ct416129680">
          <text:deletion>
            <office:change-info>
              <dc:creator>マーク キャロウ</dc:creator>
              <dc:date>2013-06-28T16:50:00</dc:date>
            </office:change-info>
            <text:p text:style-name="Text_20_body"><text:span text:style-name="T6">Either a whole block has </text:span><text:span text:style-name="T7">location </text:span><text:span text:style-name="T6">layout qualification or none of it does.</text:span></text:p>
          </text:deletion>
          <text:insertion>
            <office:change-info office:chg-author="John Kessenich" office:chg-date-time="2013-05-27T20:12:00"/>
          </text:insertion>
        </text:changed-region>
        <text:changed-region xml:id="ct350097072" text:id="ct350097072">
          <text:deletion>
            <office:change-info>
              <dc:creator>マーク キャロウ</dc:creator>
              <dc:date>2013-06-28T16:50:00</dc:date>
            </office:change-info>
            <text:list xml:id="list1969162985" text:continue-numbering="true" text:style-name="L3">
              <text:list-item>
                <text:p text:style-name="P12"/>
              </text:list-item>
            </text:list>
            <text:h text:style-name="Heading_20_3" text:outline-level="3">Summary of Changes from Revision 9 of GLSL Version 4.30</text:h>
            <text:p text:style-name="Text_20_body"/>
          </text:deletion>
        </text:changed-region>
        <text:changed-region xml:id="ct416122368" text:id="ct416122368">
          <text:deletion>
            <office:change-info>
              <dc:creator>マーク キャロウ</dc:creator>
              <dc:date>2013-06-28T16:50:00</dc:date>
            </office:change-info>
            <text:p text:style-name="Text_20_body">Changes</text:p>
            <text:list xml:id="list5971905787139484685" text:style-name="L4">
              <text:list-item>
                <text:p text:style-name="P13">Incorporate the ARB_enhanced_layouts extension, which adds</text:p>
                <text:list>
                  <text:list-item>
                    <text:p text:style-name="P13">compile-time constant expressions for layout qualifier integers</text:p>
                  </text:list-item>
                  <text:list-item>
                    <text:p text:style-name="P14"><text:span text:style-name="T8">new </text:span><text:span text:style-name="T9">offset</text:span><text:span text:style-name="T10"> </text:span><text:span text:style-name="T8">and </text:span><text:span text:style-name="T9">align</text:span><text:span text:style-name="T10"> </text:span><text:span text:style-name="T8">layout qualifiers for control over buffer block layouts</text:span></text:p>
                  </text:list-item>
                  <text:list-item>
                    <text:p text:style-name="P15"><text:span text:style-name="T8">add </text:span><text:span text:style-name="T9">location</text:span><text:span text:style-name="T11"> </text:span><text:span text:style-name="T8">layout qualifier for input and output blocks and block members</text:span></text:p>
                  </text:list-item>
                  <text:list-item>
                    <text:p text:style-name="P15"><text:span text:style-name="T8">new </text:span><text:span text:style-name="T9">component</text:span><text:span text:style-name="T8"> layout qualifier for finer-grained layout control of input and output variables and blocks</text:span></text:p>
                  </text:list-item>
                  <text:list-item>
                    <text:p text:style-name="P14"><text:span text:style-name="T8">new </text:span><text:span text:style-name="T9">xfb_buffer</text:span><text:span text:style-name="T8">, </text:span><text:span text:style-name="T9">xfb_stride</text:span><text:span text:style-name="T8">, and </text:span><text:span text:style-name="T9">xfb_offset</text:span><text:span text:style-name="T8"> layout qualifiers to allow the shader to control transform feedback buffering.</text:span></text:p>
                  </text:list-item>
                </text:list>
              </text:list-item>
              <text:list-item>
                <text:p text:style-name="P16">Added layout qualifier table for non-opaque type and interface layout qualifiers.</text:p>
              </text:list-item>
              <text:list-item>
                <text:p text:style-name="P16">Editorial changes around compute shader group sizes for language consistency within the spec. and extensions.</text:p>
              </text:list-item>
              <text:list-item>
                <text:p text:style-name="P16">Bug 10327: Editorial: Say character set is subset of Unicode, in UTF-8 encoding.</text:p>
              </text:list-item>
            </text:list>
          </text:deletion>
          <text:insertion>
            <office:change-info office:chg-author="John Kessenich" office:chg-date-time="2013-05-10T17:15:00"/>
          </text:insertion>
        </text:changed-region>
        <text:changed-region xml:id="ct350181968" text:id="ct350181968">
          <text:deletion>
            <office:change-info>
              <dc:creator>マーク キャロウ</dc:creator>
              <dc:date>2013-06-28T16:50:00</dc:date>
            </office:change-info>
            <text:list xml:id="list323314099" text:continue-numbering="true" text:style-name="L4">
              <text:list-item>
                <text:p text:style-name="P16"/>
              </text:list-item>
            </text:list>
            <text:h text:style-name="Heading_20_2" text:outline-level="2"><text:span text:style-name="T12">O</text:span><text:span text:style-name="T13">verview</text:span></text:h>
            <text:p text:style-name="P17"><text:span text:style-name="T14">This document describes </text:span><text:span text:style-name="T15">The OpenGL Shading Language, </text:span><text:span text:style-name="T16">version 4.40</text:span><text:span text:style-name="T15">.</text:span></text:p>
            <text:p text:style-name="Text_20_body"><text:span text:style-name="T14">Independent compilation units written in this language are called </text:span><text:span text:style-name="T15">shaders</text:span><text:span text:style-name="T14">. <text:s/>A </text:span><text:span text:style-name="T15">program</text:span><text:span text:style-name="T14"> is a set of shaders that are compiled and linked together, completely creating one or more of the programmable stages of the OpenGL pipeline. <text:s/>All the shaders for a single programmable stage must be within the same program. <text:s/>A complete set of programmable stages can be put into a single program or the stages can be partitioned across multiple programs. <text:s/>The aim of this document is to thoroughly specify the programming language. <text:s/>The OpenGL Graphics System Specification will specify the OpenGL entry points used to manipulate and communicate with programs and shaders.</text:span></text:p>
            <text:h text:style-name="Heading_20_2" text:outline-level="2"><text:bookmark-start text:name="__RefHeading__82014_4869708051"/>Error Handling<text:bookmark-end text:name="__RefHeading__82014_4869708051"/></text:h>
            <text:p text:style-name="Text_20_body">Compilers, in general, accept programs that are ill-formed, due to the impossibility of detecting all ill-formed programs. <text:s/>Portability is only ensured for well-formed programs, which this specification describes. <text:s/>Compilers are encouraged to detect ill-formed programs and issue diagnostic messages, but are not required to do so for all cases. <text:s/>Compile-time errors must be returned for lexically or grammatically incorrect shaders. <text:s/>Other errors are reported at compile time or link time as indicated. <text:s/>Code that is “dead” must still be error checked. <text:s/>For example:</text:p>
            <text:p text:style-name="Code">if (false) <text:s text:c="4"/>// changing false to true cannot uncover additional errors</text:p>
            <text:p text:style-name="Code"><text:s text:c="4"/>statement; // statement must be error checked regardless</text:p>
            <text:p text:style-name="P18"/>
            <text:h text:style-name="Heading_20_2" text:outline-level="2"><text:bookmark-start text:name="__RefHeading__82016_4869708051"/>Typographical Conventions<text:bookmark-end text:name="__RefHeading__82016_4869708051"/></text:h>
            <text:p text:style-name="Text_20_body"><text:span text:style-name="T14">Italic, bold, and font choices have been used in this specification primarily to improve readability. <text:s/>Code fragments use a fixed width font. <text:s/>Identifiers embedded in text are italicized. <text:s/>Keywords embedded in text are bold. <text:s/>Operators are called by their name, followed by their symbol in bold in parentheses. The clarifying grammar fragments in the text use bold for literals and italics for non-terminals. <text:s/>The official grammar in section </text:span><text:span text:style-name="T14"><text:user-field-get text:name="REF X34394_ChapterTitle \n">9</text:user-field-get></text:span><text:span text:style-name="T14"> “</text:span><text:span text:style-name="T14"><text:user-field-get text:name="REF X34394_ChapterTitle">Shading Language Grammar</text:user-field-get></text:span><text:span text:style-name="T14">” <text:s/>uses all capitals for terminals and lower case for non-terminals.</text:span></text:p>
            <text:h text:style-name="Heading_20_2" text:outline-level="2"><text:bookmark-start text:name="__RefHeading__82018_4869708051"/>Deprecation<text:bookmark-end text:name="__RefHeading__82018_4869708051"/></text:h>
            <text:p text:style-name="Text_20_body">Note that while this section is true of GLSL in general, version 4.40 has no deprecated features in it. <text:s/>Previously deprecated features have been moved to the compatibility profile and no new features have been deprecated.</text:p>
            <text:p text:style-name="Text_20_body">Previous versions of the OpenGL Shading Language deprecated some features. <text:s/>These are clearly called out in this specification as “deprecated”. <text:s/>They are still present in this version of the language, but are targeted for potential removal in a future version of the shading language. <text:s/>The OpenGL API has a forward compatibility mode that will disallow use of deprecated features. <text:s/>If compiling in a mode where use of deprecated features is disallowed, their use causes compile-time or link-time errors. <text:s/>See the OpenGL Graphics System Specification for details on what causes deprecated language features to be accepted or to return an error.</text:p>
            <text:p text:style-name="Text_20_body"/>
            <text:h text:style-name="P19" text:outline-level="1"><text:bookmark-start text:name="__RefHeading__82020_4869708051"/>Overview of OpenGL Shading<text:bookmark-end text:name="__RefHeading__82020_4869708051"/></text:h>
            <text:p text:style-name="Text_20_body">The OpenGL Shading Language is actually several closely related languages. <text:s/>These languages are used to create shaders for each of the programmable processors contained in the OpenGL processing pipeline. <text:s/>Currently, these processors are the vertex, tessellation control, tessellation evaluation, geometry, <text:s/>fragment, and compute processors.</text:p>
            <text:p text:style-name="Text_20_body">Unless otherwise noted in this paper, a language feature applies to all languages, and common usage will refer to these languages as a single language. <text:s/>The specific languages will be referred to by the name of the processor they target: vertex, tessellation control, tessellation evaluation, geometry, fragment, or compute.</text:p>
            <text:p text:style-name="Text_20_body">Most OpenGL state is not tracked or made available to shaders. <text:s/>Typically, user-defined variables will be used for communicating between different stages of the OpenGL pipeline. <text:s/>However, a small amount of state is still tracked and automatically made available to shaders, and there are a few built-in variables for interfaces between different stages of the OpenGL pipeline.</text:p>
            <text:h text:style-name="Heading_20_2" text:outline-level="2"><text:bookmark-start text:name="__RefHeading__82022_4869708051"/>Vertex Processor<text:bookmark-end text:name="__RefHeading__82022_4869708051"/></text:h>
            <text:p text:style-name="Text_20_body"><text:span text:style-name="T14">The </text:span><text:span text:style-name="T15">vertex processor</text:span><text:span text:style-name="T14"> is a programmable unit that operates on incoming </text:span><text:span text:style-name="T17">vertices</text:span><text:span text:style-name="T14"> and their associated data. <text:s/>Compilation units written in the OpenGL Shading Language to run on this processor are called </text:span><text:span text:style-name="T15">vertex shaders</text:span><text:span text:style-name="T14">. <text:s/>When a set of vertex shaders are successfully compiled and linked, they result in a </text:span><text:span text:style-name="T15">vertex shader executable</text:span><text:span text:style-name="T16"> that runs on the vertex processor.</text:span></text:p>
            <text:p text:style-name="Text_20_body">The vertex processor operates on one vertex at a time. It does not replace graphics operations that require knowledge of several vertices at a time.</text:p>
            <text:h text:style-name="Heading_20_2" text:outline-level="2"><text:bookmark-start text:name="__RefHeading__82024_4869708051"/>Tessellation Control Processor<text:bookmark-end text:name="__RefHeading__82024_4869708051"/></text:h>
            <text:p text:style-name="Text_20_body"><text:span text:style-name="T18">The tessellation control processor is a programmable unit that operates on a patch of incoming vertices and their associated data, emitting a new output patch. <text:s/>Compilation units written in the OpenGL Shading Language to </text:span>run on this processor are called tessellation control shaders. <text:s/>When a set of tessellation control shaders are successfully compiled and linked, they result in a <text:span text:style-name="T19">tessellation control shader executable</text:span> that runs on the tessellation control processor.</text:p>
            <text:p text:style-name="P20">The tessellation control shader is invoked for each vertex of the output patch. <text:s/>Each invocation can read the attributes of any vertex in the input or output patches, but can only write per-vertex attributes for the corresponding output patch vertex. <text:s/>The shader invocations collectively produce a set of per-patch attributes for the output patch. <text:s/>After all tessellation control shader invocations have completed, the output vertices and per-patch attributes are assembled to form a patch to be used by subsequent pipeline stages.</text:p>
            <text:p text:style-name="P21">Tessellation control shader invocations run mostly independently, with undefined relative execution order. <text:s/>However, the built-in function barrier() can be used to control execution order by synchronizing invocations, effectively dividing tessellation control shader execution into a set of phases. <text:s/>Tessellation control shaders will get undefined results if one invocation reads a per-vertex or per-patch attribute written by another invocation at any point during the same phase, or if two invocations attempt to write different values to the same per-patch output in a single phase.</text:p>
            <text:h text:style-name="Heading_20_2" text:outline-level="2"><text:bookmark-start text:name="__RefHeading__82026_4869708051"/>Tessellation Evaluation Processor<text:bookmark-end text:name="__RefHeading__82026_4869708051"/></text:h>
            <text:p text:style-name="Text_20_body">The tessellation evaluation processor is a programmable unit that evaluates the position and other attributes of a vertex generated by the tessellation primitive generator, using a patch of incoming vertices and their associated data. <text:s/>Compilation units written in the OpenGL Shading Language to run on this processor are called tessellation evaluation shaders. <text:s/>When a set of tessellation evaluation shaders are successfully compiled and linked, they result in a <text:span text:style-name="T19">tessellation evaluation shader executable </text:span>that runs on the tessellation evaluation processor.</text:p>
            <text:p text:style-name="Text_20_body">Each invocation of the tessellation evaluation executable computes the position and attributes of a single vertex generated by the tessellation primitive generator. <text:s/>The executable can read the attributes of any vertex in the input patch, plus the tessellation coordinate, which is the relative location of the vertex in the primitive being tessellated. <text:s/>The executable writes the position and other attributes of the vertex.</text:p>
            <text:h text:style-name="Heading_20_2" text:outline-level="2"><text:bookmark-start text:name="__RefHeading__82028_4869708051"/>Geometry Processor<text:bookmark-end text:name="__RefHeading__82028_4869708051"/></text:h>
            <text:p text:style-name="Text_20_body">The <text:span text:style-name="T19">geometry processor </text:span><text:span text:style-name="T16">is a programmable unit that operates on data for incoming vertices for a primitive assembled after vertex processing and outputs a sequence of vertices forming output primitives. <text:s/>Compilation units written in the OpenGL Shading Language to run on this processor are called </text:span><text:span text:style-name="T15">geometry shaders</text:span><text:span text:style-name="T16">. <text:s/>When a set of geometry shaders are successfully compiled and linked, they result in a </text:span><text:span text:style-name="T15">geometry shader executable </text:span><text:span text:style-name="T16">that runs on the geometry processor.</text:span></text:p>
            <text:p text:style-name="P22">A single invocation of the geometry shader executable on the geometry processor will operate on a declared input primitive with a fixed number of vertices. <text:s/>This single invocation can emit a variable number of vertices that are assembled into primitives of a declared output primitive type and passed to subsequent pipeline stages.</text:p>
            <text:h text:style-name="Heading_20_2" text:outline-level="2"><text:bookmark-start text:name="__RefHeading__82030_4869708051"/>Fragment Processor<text:bookmark-end text:name="__RefHeading__82030_4869708051"/></text:h>
            <text:p text:style-name="Text_20_body"><text:span text:style-name="T14">The </text:span><text:span text:style-name="T15">fragment processor</text:span><text:span text:style-name="T14"> is a programmable unit that operates on fragment values and their associated data. Compilation units written in the OpenGL Shading Language to run on this processor are called </text:span><text:span text:style-name="T15">fragment shaders</text:span><text:span text:style-name="T16">. <text:s/>When a set of fragment shaders are successfully compiled and linked, they result in a </text:span><text:span text:style-name="T15">fragment shader executable</text:span><text:span text:style-name="T16"> that runs on the fragment processor.</text:span></text:p>
            <text:p text:style-name="Text_20_body">A fragment shader cannot change a fragment's (<text:span text:style-name="T19">x</text:span><text:span text:style-name="T20">, </text:span><text:span text:style-name="T19">y</text:span><text:span text:style-name="T20">)</text:span> position. Access to neighboring fragments is not allowed. The values computed by the fragment shader are ultimately used to update framebuffer memory or texture memory, depending on the current OpenGL state and the OpenGL command that caused the fragments to be generated.</text:p>
            <text:h text:style-name="Heading_20_2" text:outline-level="2"><text:bookmark-start text:name="__RefHeading__29997_9819240031"/>Compute Processor<text:bookmark-end text:name="__RefHeading__29997_9819240031"/></text:h>
            <text:p text:style-name="Text_20_body">The <text:span text:style-name="T19">compute processor</text:span> is a programmable unit that operates independently from the other shader processors. Compilation units written in the OpenGL Shading Language to run on this processor are called <text:span text:style-name="T19">compute shaders</text:span>. <text:s/>When a set of compute shaders are successfully compiled and linked, they result in a <text:span text:style-name="T19">compute shader executable</text:span> that runs on the compute processor. </text:p>
            <text:p text:style-name="Text_20_body">A compute shader has access to many of the same resources as fragment and other shader processors, including textures, buffers, image variables, and atomic counters. <text:s/>It does not have any predefined inputs nor any fixed-function outputs. <text:s/>It is not part of the graphics pipeline and its visible side effects are through changes to images, storage buffers, and atomic counters.</text:p>
            <text:p text:style-name="Text_20_body">A compute shader operates on a group of work items called a work group. <text:s/>A work group is a collection of shader invocations that execute the same code, potentially in parallel. <text:s/>An invocation within a work group may share data with other members of the same work group through shared variables and issue memory and control barriers to synchronize with other members of the same work group.</text:p>
            <text:h text:style-name="P19" text:outline-level="1"><text:bookmark-start text:name="__RefHeading__82032_4869708051"/>Basics<text:bookmark-end text:name="__RefHeading__82032_4869708051"/></text:h>
            <text:h text:style-name="Heading_20_2" text:outline-level="2"><text:bookmark-start text:name="__RefHeading__82034_4869708051"/><text:reference-mark-start text:name="character set"/>Character Set<text:bookmark-end text:name="__RefHeading__82034_4869708051"/><text:reference-mark-end text:name="character set"/></text:h>
            <text:p text:style-name="Text_20_body">The source character set used for the OpenGL shading languages</text:p>
          </text:deletion>
        </text:changed-region>
        <text:changed-region xml:id="ct416089344" text:id="ct416089344">
          <text:deletion>
            <office:change-info>
              <dc:creator>マーク キャロウ</dc:creator>
              <dc:date>2013-06-28T16:50:00</dc:date>
            </office:change-info>
            <text:p text:style-name="Text_20_body"><text:s/>is Unicode in the UTF-8 encoding scheme</text:p>
          </text:deletion>
          <text:insertion>
            <office:change-info office:chg-author="John Kessenich" office:chg-date-time="2013-06-26T01:32:00"/>
          </text:insertion>
        </text:changed-region>
        <text:changed-region xml:id="ct463647872" text:id="ct463647872">
          <text:deletion>
            <office:change-info>
              <dc:creator>マーク キャロウ</dc:creator>
              <dc:date>2013-06-28T16:50:00</dc:date>
            </office:change-info>
            <text:p text:style-name="Text_20_body">.</text:p>
          </text:deletion>
          <text:insertion>
            <office:change-info office:chg-author="John Kessenich" office:chg-date-time="2013-06-26T01:33:00"/>
          </text:insertion>
        </text:changed-region>
        <text:changed-region xml:id="ct416094496" text:id="ct416094496">
          <text:deletion>
            <office:change-info>
              <dc:creator>John Kessenich</dc:creator>
              <dc:date>2013-06-26T01:33:00</dc:date>
            </office:change-info>
            <text:p text:style-name="Text_20_body">, outside of comments, is a subset of UTF-8. <text:s/>It includes the following characters:</text:p>
          </text:deletion>
        </text:changed-region>
        <text:changed-region xml:id="ct416094592" text:id="ct416094592">
          <text:deletion>
            <office:change-info>
              <dc:creator>マーク キャロウ</dc:creator>
              <dc:date>2013-06-28T16:50:00</dc:date>
            </office:change-info>
            <text:p text:style-name="Text_20_body"><text:s text:c="2"/>Outside </text:p>
          </text:deletion>
          <text:insertion>
            <office:change-info office:chg-author="John Kessenich" office:chg-date-time="2013-06-26T01:33:00"/>
          </text:insertion>
        </text:changed-region>
        <text:changed-region xml:id="ct416095408" text:id="ct416095408">
          <text:deletion>
            <office:change-info>
              <dc:creator>マーク キャロウ</dc:creator>
              <dc:date>2013-06-28T16:50:00</dc:date>
            </office:change-info>
            <text:p text:style-name="Text_20_body">of comments, only the following characters are allowed:</text:p>
          </text:deletion>
          <text:insertion>
            <office:change-info office:chg-author="John Kessenich" office:chg-date-time="2013-06-26T01:34:00"/>
          </text:insertion>
        </text:changed-region>
        <text:changed-region xml:id="ct350182064" text:id="ct350182064">
          <text:deletion>
            <office:change-info>
              <dc:creator>マーク キャロウ</dc:creator>
              <dc:date>2013-06-28T16:50:00</dc:date>
            </office:change-info>
            <text:p text:style-name="Text_20_body"/>
            <text:p text:style-name="P23"><text:span text:style-name="T14">The letters </text:span><text:span text:style-name="T21">a-z</text:span><text:span text:style-name="T14">, </text:span><text:span text:style-name="T21">A-Z, </text:span><text:span text:style-name="T14">and the underscore ( _</text:span><text:span text:style-name="T21"> </text:span><text:span text:style-name="T14">)</text:span><text:span text:style-name="T21">.</text:span></text:p>
            <text:p text:style-name="P23"><text:span text:style-name="T22">The numbers</text:span><text:span text:style-name="T21"> 0-9</text:span><text:span text:style-name="T14">.</text:span></text:p>
            <text:p text:style-name="P23"><text:span text:style-name="T14">The symbols period (</text:span><text:span text:style-name="T21">.</text:span><text:span text:style-name="T14">), plus (</text:span><text:span text:style-name="T21">+</text:span><text:span text:style-name="T14">), dash (</text:span><text:span text:style-name="T21">-</text:span><text:span text:style-name="T14">), slash (</text:span><text:span text:style-name="T21">/</text:span><text:span text:style-name="T14">), asterisk (</text:span><text:span text:style-name="T21">*</text:span><text:span text:style-name="T14">), percent (</text:span><text:span text:style-name="T21">%</text:span><text:span text:style-name="T14">), angled brackets (</text:span><text:span text:style-name="T21">&lt;</text:span><text:span text:style-name="T14"> and </text:span><text:span text:style-name="T21">&gt;</text:span><text:span text:style-name="T14">), square brackets ( </text:span><text:span text:style-name="T21">[</text:span><text:span text:style-name="T14"> and </text:span><text:span text:style-name="T21">] </text:span><text:span text:style-name="T14">), parentheses ( </text:span><text:span text:style-name="T21">(</text:span><text:span text:style-name="T14"> and </text:span><text:span text:style-name="T21">)</text:span><text:span text:style-name="T14"> ), braces ( </text:span><text:span text:style-name="T21">{</text:span><text:span text:style-name="T14"> and </text:span><text:span text:style-name="T21">}</text:span><text:span text:style-name="T14"> ), caret (</text:span><text:span text:style-name="T21">^</text:span><text:span text:style-name="T14">), vertical bar ( </text:span><text:span text:style-name="T21">|</text:span><text:span text:style-name="T14"> ), ampersand (</text:span><text:span text:style-name="T21">&amp;</text:span><text:span text:style-name="T14">), tilde (</text:span><text:span text:style-name="T21">~</text:span><text:span text:style-name="T14">), equals (</text:span><text:span text:style-name="T21">=</text:span><text:span text:style-name="T14">), exclamation point (</text:span><text:span text:style-name="T21">!</text:span><text:span text:style-name="T14">), colon (</text:span><text:span text:style-name="T21">:</text:span><text:span text:style-name="T14">), semicolon (</text:span><text:span text:style-name="T21">;</text:span><text:span text:style-name="T14">), comma (</text:span><text:span text:style-name="T21">,</text:span><text:span text:style-name="T14">), and question mark (</text:span><text:span text:style-name="T21">?</text:span><text:span text:style-name="T14">).</text:span></text:p>
            <text:p text:style-name="P23"><text:span text:style-name="T14">The number sign (</text:span><text:span text:style-name="T21">#</text:span><text:span text:style-name="T14">) for preprocessor use.</text:span></text:p>
            <text:p text:style-name="P23"><text:span text:style-name="T14">The backslash ( </text:span><text:span text:style-name="T21">\ </text:span><text:span text:style-name="T22">) as the </text:span><text:span text:style-name="T14">line-continuation character </text:span><text:span text:style-name="T22">when used as the last character of a line, just before a new line.</text:span></text:p>
            <text:p text:style-name="P23"><text:span text:style-name="T23">White spa</text:span>ce: <text:s/>the space character, horizontal tab, vertical tab, form feed, carriage-return, and line-feed.</text:p>
            <text:p text:style-name="Text_20_body">A compile-time error will be given if any other character is used outside a comment.</text:p>
            <text:p text:style-name="Text_20_body">There are no digraphs or trigraphs. <text:s/><text:span text:style-name="T22">There are no escape sequences or other uses of the backslash beyond use as the line-continuation character.</text:span></text:p>
            <text:p text:style-name="Text_20_body">Lines are relevant for compiler diagnostic messages and the preprocessor. <text:s/>They are terminated by carriage-return or line-feed. <text:s/>If both are used together, it will count as only a single line termination. <text:s/>For the remainder of this document, any of these combinations is simply referred to as a new line.</text:p>
            <text:p text:style-name="Text_20_body">In general, the language’s use of this character set is case sensitive.</text:p>
            <text:p text:style-name="Text_20_body">There are no character or string data types, so no quoting characters are included.</text:p>
            <text:p text:style-name="Text_20_body">There is no end-of-file character.</text:p>
            <text:h text:style-name="Heading_20_2" text:outline-level="2"><text:bookmark-start text:name="__RefHeading__82036_4869708051"/>Source Strings<text:bookmark-end text:name="__RefHeading__82036_4869708051"/></text:h>
            <text:p text:style-name="Text_20_body">The source for a single shader is an array of strings of characters from the character set. <text:s/>A single shader is made from the concatenation of these strings. <text:s/>Each string can contain multiple lines, separated by new lines. <text:s/>No new lines need be present in a string; a single line can be formed from multiple strings. <text:s/>No <text:span text:style-name="T23">new lines or other characters are inserted by the implementation when it concatenates the strings to form a single shader. <text:s/>Multiple shaders can be linked together to form a single program.</text:span></text:p>
            <text:p text:style-name="P24">Diagnostic messages returned from compiling a shader must identify both the line number within a string and which source string the message applies to. <text:s/><text:span text:style-name="T24">Source </text:span>strings are counted sequentially with the first string being string 0. <text:s/>Line numbers are one more than the number of new lines that have been processed, including counting the new lines that will be removed by the line-continuation character ( <text:span text:style-name="T1">\</text:span> ).</text:p>
            <text:p text:style-name="P24">Lines separated by the line-continuation character preceding a new line are concatenated together before either comment processing or preprocessing. <text:s/>No white space is substituted for the line-continuation character. <text:s/>That is, a single token could be formed by the concatenation by taking the characters at the end of one line concatenating them with the characters at the beginning of the next line.</text:p>
            <text:p text:style-name="Code">float f\</text:p>
            <text:p text:style-name="Code">oo; </text:p>
            <text:p text:style-name="Code">// forms a single line equivalent to “float foo;”</text:p>
            <text:p text:style-name="Code">// (assuming '\' is the last <text:span text:style-name="T25">character</text:span> before the new line and “oo” are </text:p>
            <text:p text:style-name="Code">// the first two characters of the next line)</text:p>
            <text:h text:style-name="P25" text:outline-level="2"><text:bookmark-start text:name="__RefHeading__82038_4869708051"/>Preprocessor<text:bookmark-end text:name="__RefHeading__82038_4869708051"/></text:h>
            <text:p text:style-name="P26">There is a preprocessor that processes the source strings as part of the compilation process. <text:s/>Except as noted below, it behaves as the C++ standard preprocessor (see section 10 “Normative References”).</text:p>
            <text:p text:style-name="P17">The complete list of preprocessor directives is as follows.</text:p>
            <text:p text:style-name="P27">#<text:line-break/>#define<text:line-break/>#<text:span text:style-name="T26">undef</text:span></text:p>
            <text:p text:style-name="Code"/>
            <text:p text:style-name="Code">#if</text:p>
            <text:p text:style-name="Code">#<text:span text:style-name="T26">ifdef</text:span></text:p>
            <text:p text:style-name="Code">#<text:span text:style-name="T26">ifndef</text:span></text:p>
            <text:p text:style-name="Code">#else</text:p>
            <text:p text:style-name="Code">#<text:span text:style-name="T26">elif</text:span></text:p>
            <text:p text:style-name="Code">#<text:span text:style-name="T26">endif</text:span></text:p>
            <text:p text:style-name="Code"/>
            <text:p text:style-name="Code">#error</text:p>
            <text:p text:style-name="Code">#<text:span text:style-name="T26">pragma</text:span></text:p>
            <text:p text:style-name="Code"/>
            <text:p text:style-name="Code">#extension </text:p>
            <text:p text:style-name="Code">#version </text:p>
            <text:p text:style-name="Code"/>
            <text:p text:style-name="Code">#line</text:p>
            <text:p text:style-name="P28"/>
            <text:p text:style-name="Text_20_body">The following operators are also available</text:p>
            <text:p text:style-name="Code">defined</text:p>
            <text:p text:style-name="Code">##</text:p>
            <text:p text:style-name="P28"/>
            <text:p text:style-name="Text_20_body"><text:span text:style-name="T27">Each number sign (</text:span><text:span text:style-name="T28">#</text:span><text:span text:style-name="T27">) can be preceded in its line only by spaces or horizontal tabs. <text:s/>It may also be followed by spaces and horizontal tabs, preceding the directive. <text:s/>Each directive is terminated by a new line. <text:s/>Preprocessing does not change the number or relative location of new lines in a source string. <text:s/>Preprocessing takes places after new lines have been removed by the line-continuation character.</text:span></text:p>
            <text:p text:style-name="Text_20_body"><text:span text:style-name="T27">The number sign (</text:span><text:span text:style-name="T28">#</text:span><text:span text:style-name="T27">) on a line by itself is ignored. <text:s/>Any directive not listed above will cause a diagnostic message and make the implementation treat the shader as ill-formed.</text:span></text:p>
            <text:p text:style-name="P24"><text:span text:style-name="T28">#define</text:span><text:span text:style-name="T27"> and </text:span><text:span text:style-name="T28">#undef</text:span><text:span text:style-name="T27"> functionality are defined as is standard for C++ preprocessors for macro definitions both with and without macro parameters.</text:span></text:p>
            <text:p text:style-name="P29">The following predefined macros are available</text:p>
            <text:p text:style-name="P30">__LINE__</text:p>
            <text:p text:style-name="P30">__FILE__</text:p>
            <text:p text:style-name="P30">__VERSION__</text:p>
            <text:p text:style-name="P31"/>
            <text:p text:style-name="P24"><text:span text:style-name="T29">__LINE__</text:span><text:span text:style-name="T27"> will substitute a decimal integer constant that is one more than the number of preceding new lines in the current source string.</text:span></text:p>
            <text:p text:style-name="P24"><text:span text:style-name="T29">__FILE__</text:span><text:span text:style-name="T27"> will substitute a decimal integer constant that says which source string number is currently being processed.</text:span></text:p>
            <text:p text:style-name="P24"><text:span text:style-name="T29">__VERSION__</text:span><text:span text:style-name="T28"> </text:span><text:span text:style-name="T27">will substitute a decimal integer reflecting the version number of the OpenGL shading language. <text:s/>The version of the shading language described in this document will have </text:span><text:span text:style-name="T29">__VERSION__</text:span><text:span text:style-name="T27"> substitute the decimal integer 440.</text:span></text:p>
            <text:p text:style-name="Text_20_body"><text:span text:style-name="T14">All macro names containing two consecutive underscores ( </text:span><text:span text:style-name="T21">__ </text:span><text:span text:style-name="T14">) are reserved for future use as predefined macro names. <text:s/>A</text:span><text:span text:style-name="T27">ll macro names prefixed with “GL_” (“GL” followed by a single underscore) are also reserved.</text:span></text:p>
            <text:p text:style-name="Text_20_body"><text:span text:style-name="T28">#if, #ifdef, #ifndef, #else, #elif, </text:span><text:span text:style-name="T27">and</text:span><text:span text:style-name="T28"> #endif</text:span><text:span text:style-name="T27"> are defined to operate as is standard for C++ preprocessors. <text:s/>Expressions following </text:span><text:span text:style-name="T28">#if</text:span><text:span text:style-name="T27"> and </text:span><text:span text:style-name="T28">#elif</text:span><text:span text:style-name="T27"> are further restricted to expressions operating on literal integer constants, plus identifiers consumed by the </text:span><text:span text:style-name="T28">defined</text:span><text:span text:style-name="T27"> operator. <text:s/></text:span><text:span text:style-name="T11"><text:s text:c="2"/></text:span><text:span text:style-name="T27">Character constants are not supported. <text:s/>The operators available are as follows.</text:span></text:p>
            <text:p text:style-name="P32"/>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88">Precedence</text:p>
                  </table:table-cell>
                  <table:table-cell table:style-name="Table1.A1" office:value-type="string">
                    <text:p text:style-name="P391">Operator class</text:p>
                  </table:table-cell>
                  <table:table-cell table:style-name="Table1.A1" office:value-type="string">
                    <text:p text:style-name="P393">Operators</text:p>
                  </table:table-cell>
                  <table:table-cell table:style-name="Table1.D1" office:value-type="string">
                    <text:p text:style-name="P394">Associativity</text:p>
                  </table:table-cell>
                </table:table-row>
              </table:table-header-rows>
              <table:table-row>
                <table:table-cell table:style-name="Table1.A2" office:value-type="string">
                  <text:p text:style-name="P389"><text:s text:c="2"/>1 <text:s/>(highest)</text:p>
                </table:table-cell>
                <table:table-cell table:style-name="Table1.A2" office:value-type="string">
                  <text:p text:style-name="P392">parenthetical grouping</text:p>
                </table:table-cell>
                <table:table-cell table:style-name="Table1.A2" office:value-type="string">
                  <text:p text:style-name="P400">( )</text:p>
                </table:table-cell>
                <table:table-cell table:style-name="Table1.D2" office:value-type="string">
                  <text:p text:style-name="P395">NA</text:p>
                </table:table-cell>
              </table:table-row>
              <table:table-row>
                <table:table-cell table:style-name="Table1.A3" office:value-type="float" office:value="2">
                  <text:p text:style-name="P401">2</text:p>
                </table:table-cell>
                <table:table-cell table:style-name="Table1.A2" office:value-type="string">
                  <text:p text:style-name="P392">unary</text:p>
                </table:table-cell>
                <table:table-cell table:style-name="Table1.A2" office:value-type="string">
                  <text:p text:style-name="P400">defined <text:line-break/>+ <text:s/>- <text:s/>~ <text:s/>!</text:p>
                </table:table-cell>
                <table:table-cell table:style-name="Table1.D2" office:value-type="string">
                  <text:p text:style-name="P395">Right to Left</text:p>
                </table:table-cell>
              </table:table-row>
              <table:table-row>
                <table:table-cell table:style-name="Table1.A4" office:value-type="float" office:value="3">
                  <text:p text:style-name="P402">3</text:p>
                </table:table-cell>
                <table:table-cell table:style-name="Table1.A2" office:value-type="string">
                  <text:p text:style-name="P392">multiplicative</text:p>
                </table:table-cell>
                <table:table-cell table:style-name="Table1.A2" office:value-type="string">
                  <text:p text:style-name="P400">* <text:s text:c="2"/>/ <text:s text:c="2"/>%</text:p>
                </table:table-cell>
                <table:table-cell table:style-name="Table1.D2" office:value-type="string">
                  <text:p text:style-name="P395">Left to Right</text:p>
                </table:table-cell>
              </table:table-row>
              <table:table-row>
                <table:table-cell table:style-name="Table1.A4" office:value-type="float" office:value="4">
                  <text:p text:style-name="P401">4</text:p>
                </table:table-cell>
                <table:table-cell table:style-name="Table1.A2" office:value-type="string">
                  <text:p text:style-name="P392">additive</text:p>
                </table:table-cell>
                <table:table-cell table:style-name="Table1.A2" office:value-type="string">
                  <text:p text:style-name="P400">+ <text:s/>-</text:p>
                </table:table-cell>
                <table:table-cell table:style-name="Table1.D2" office:value-type="string">
                  <text:p text:style-name="P395">Left to Right</text:p>
                </table:table-cell>
              </table:table-row>
              <table:table-row>
                <table:table-cell table:style-name="Table1.A4" office:value-type="float" office:value="5">
                  <text:p text:style-name="P401">5</text:p>
                </table:table-cell>
                <table:table-cell table:style-name="Table1.A2" office:value-type="string">
                  <text:p text:style-name="P392">bit-wise shift</text:p>
                </table:table-cell>
                <table:table-cell table:style-name="Table1.A2" office:value-type="string">
                  <text:p text:style-name="P400">&lt;&lt; <text:s text:c="3"/>&gt;&gt;</text:p>
                </table:table-cell>
                <table:table-cell table:style-name="Table1.D2" office:value-type="string">
                  <text:p text:style-name="P395">Left to Right</text:p>
                </table:table-cell>
              </table:table-row>
              <table:table-row>
                <table:table-cell table:style-name="Table1.A4" office:value-type="float" office:value="6">
                  <text:p text:style-name="P401">6</text:p>
                </table:table-cell>
                <table:table-cell table:style-name="Table1.A2" office:value-type="string">
                  <text:p text:style-name="P392">relational</text:p>
                </table:table-cell>
                <table:table-cell table:style-name="Table1.A2" office:value-type="string">
                  <text:p text:style-name="P400">&lt; <text:s text:c="3"/>&gt; <text:s text:c="3"/>&lt;= <text:s text:c="2"/>&gt;=</text:p>
                </table:table-cell>
                <table:table-cell table:style-name="Table1.D2" office:value-type="string">
                  <text:p text:style-name="P395">Left to Right</text:p>
                </table:table-cell>
              </table:table-row>
              <table:table-row>
                <table:table-cell table:style-name="Table1.A4" office:value-type="float" office:value="7">
                  <text:p text:style-name="P401">7</text:p>
                </table:table-cell>
                <table:table-cell table:style-name="Table1.A2" office:value-type="string">
                  <text:p text:style-name="P392">equality</text:p>
                </table:table-cell>
                <table:table-cell table:style-name="Table1.A2" office:value-type="string">
                  <text:p text:style-name="P400">== <text:s text:c="2"/>!=</text:p>
                </table:table-cell>
                <table:table-cell table:style-name="Table1.D2" office:value-type="string">
                  <text:p text:style-name="P395">Left to Right</text:p>
                </table:table-cell>
              </table:table-row>
              <table:table-row>
                <table:table-cell table:style-name="Table1.A4" office:value-type="float" office:value="8">
                  <text:p text:style-name="P401">8</text:p>
                </table:table-cell>
                <table:table-cell table:style-name="Table1.A2" office:value-type="string">
                  <text:p text:style-name="P392">bit-wise and</text:p>
                </table:table-cell>
                <table:table-cell table:style-name="Table1.A2" office:value-type="string">
                  <text:p text:style-name="P400">&amp;</text:p>
                </table:table-cell>
                <table:table-cell table:style-name="Table1.D2" office:value-type="string">
                  <text:p text:style-name="P395">Left to Right</text:p>
                </table:table-cell>
              </table:table-row>
              <table:table-row>
                <table:table-cell table:style-name="Table1.A4" office:value-type="float" office:value="9">
                  <text:p text:style-name="P401">9</text:p>
                </table:table-cell>
                <table:table-cell table:style-name="Table1.A2" office:value-type="string">
                  <text:p text:style-name="P392">bit-wise exclusive or</text:p>
                </table:table-cell>
                <table:table-cell table:style-name="Table1.A2" office:value-type="string">
                  <text:p text:style-name="P400">^</text:p>
                </table:table-cell>
                <table:table-cell table:style-name="Table1.D2" office:value-type="string">
                  <text:p text:style-name="P395">Left to Right</text:p>
                </table:table-cell>
              </table:table-row>
              <table:table-row>
                <table:table-cell table:style-name="Table1.A4" office:value-type="float" office:value="10">
                  <text:p text:style-name="P401">10</text:p>
                </table:table-cell>
                <table:table-cell table:style-name="Table1.A2" office:value-type="string">
                  <text:p text:style-name="P392">bit-wise inclusive or</text:p>
                </table:table-cell>
                <table:table-cell table:style-name="Table1.A2" office:value-type="string">
                  <text:p text:style-name="P400">|</text:p>
                </table:table-cell>
                <table:table-cell table:style-name="Table1.D2" office:value-type="string">
                  <text:p text:style-name="P395">Left to Right</text:p>
                </table:table-cell>
              </table:table-row>
              <table:table-row>
                <table:table-cell table:style-name="Table1.A4" office:value-type="float" office:value="11">
                  <text:p text:style-name="P401">11</text:p>
                </table:table-cell>
                <table:table-cell table:style-name="Table1.A2" office:value-type="string">
                  <text:p text:style-name="P392">logical and</text:p>
                </table:table-cell>
                <table:table-cell table:style-name="Table1.A2" office:value-type="string">
                  <text:p text:style-name="P400">&amp;&amp;</text:p>
                </table:table-cell>
                <table:table-cell table:style-name="Table1.D2" office:value-type="string">
                  <text:p text:style-name="P395">Left to Right</text:p>
                </table:table-cell>
              </table:table-row>
              <table:table-row>
                <table:table-cell table:style-name="Table1.A13" office:value-type="string">
                  <text:p text:style-name="P390">12 (lowest)</text:p>
                </table:table-cell>
                <table:table-cell table:style-name="Table1.A2" office:value-type="string">
                  <text:p text:style-name="P392">logical inclusive or</text:p>
                </table:table-cell>
                <table:table-cell table:style-name="Table1.A2" office:value-type="string">
                  <text:p text:style-name="P400">| |</text:p>
                </table:table-cell>
                <table:table-cell table:style-name="Table1.D2" office:value-type="string">
                  <text:p text:style-name="P395">Left to Right</text:p>
                </table:table-cell>
              </table:table-row>
            </table:table>
            <text:p text:style-name="P33"/>
            <text:p text:style-name="P17">The <text:span text:style-name="T1">defined</text:span> operator can be used in either of the following ways:</text:p>
            <text:p text:style-name="Code"><text:span text:style-name="T30">defined </text:span><text:span text:style-name="T31">identifier</text:span></text:p>
            <text:p text:style-name="Code"><text:span text:style-name="T32">defined</text:span><text:span text:style-name="T31"> ( identifier </text:span><text:span text:style-name="T30">)</text:span></text:p>
            <text:p text:style-name="Code"/>
            <text:p text:style-name="Text_20_body"><text:span text:style-name="T27">Two tokens in a macro can be concatenated into one token using the token pasting (</text:span><text:span text:style-name="T28">##</text:span><text:span text:style-name="T11">)</text:span><text:span text:style-name="T28"> </text:span><text:span text:style-name="T11">operator, as is standard for C++ preprocessors. <text:s/>The result must be a valid single token, which will then be subject to macro expansion. <text:s/>That is, macro expansion happens only after token pasting. <text:s/></text:span><text:span text:style-name="T27">There are no other number sign based operators (e.g., no </text:span><text:span text:style-name="T28"># </text:span><text:span text:style-name="T11">or</text:span><text:span text:style-name="T28"> #@</text:span><text:span text:style-name="T33">), nor is there a </text:span><text:span text:style-name="T34">sizeof</text:span><text:span text:style-name="T33"> operator.</text:span></text:p>
            <text:p text:style-name="Text_20_body">The semantics of applying operators to integer literals in the preprocessor match those standard in the <text:s/>C++ preprocessor, not those in the OpenGL Shading Language.</text:p>
            <text:p text:style-name="Text_20_body">Preprocessor expressions will be evaluated according to the behavior of the host processor, not the processor targeted by the shader.</text:p>
            <text:p text:style-name="Text_20_body"><text:span text:style-name="T35">#error </text:span><text:span text:style-name="T33">will cause the implementation to put a compile-time diagnostic message into the </text:span><text:span text:style-name="T36">shader object’s</text:span><text:span text:style-name="T33"> information log (see section 7.12 “Shader and Program Queries” in the OpenGL Graphics System Specification for how to access a shader object’s information log). <text:s/>The message will be the tokens following the </text:span><text:span text:style-name="T35">#error</text:span><text:span text:style-name="T33"> directive, up to the first new line. <text:s/>The implementation must then consider the shader to be ill-formed.</text:span></text:p>
            <text:p text:style-name="Text_20_body"><text:span text:style-name="T35">#pragma</text:span><text:span text:style-name="T33"> allows implementation dependent compiler control. <text:s/>Tokens following </text:span><text:span text:style-name="T35">#pragma</text:span><text:span text:style-name="T33"> are not subject to preprocessor macro expansion. <text:s/>If an implementation does not recognize the tokens following </text:span><text:span text:style-name="T35">#pragma</text:span><text:span text:style-name="T33">, then it will ignore that pragma. <text:s/>The following </text:span><text:span text:style-name="T36">pragmas</text:span><text:span text:style-name="T33"> are defined as part of the language.</text:span></text:p>
            <text:p text:style-name="Code">#pragma STDGL</text:p>
            <text:p text:style-name="P28"/>
            <text:p text:style-name="Text_20_body"><text:span text:style-name="T27">The </text:span><text:span text:style-name="T35">STDGL</text:span><text:span text:style-name="T33"> pragma is used to reserve pragmas for use by future revisions of this language. <text:s/>No </text:span><text:span text:style-name="T36">implementation</text:span><text:span text:style-name="T33"> may use a pragma whose first token is </text:span><text:span text:style-name="T35">STDGL</text:span><text:span text:style-name="T33">.</text:span></text:p>
            <text:p text:style-name="Code">#pragma optimize(on)</text:p>
            <text:p text:style-name="Code">#pragma optimize(off)</text:p>
            <text:p text:style-name="P28"/>
            <text:p text:style-name="Text_20_body">can be used to turn off optimizations as an aid in developing and debugging shaders. <text:s/>It can only be used outside function definitions. <text:s/>By default, optimization is turned on for all shaders. <text:s/>The debug pragma</text:p>
            <text:p text:style-name="Code">#pragma debug(on)</text:p>
            <text:p text:style-name="Code">#pragma debug(off)</text:p>
            <text:p text:style-name="P28"/>
            <text:p text:style-name="Text_20_body">can be used to enable compiling and annotating a shader with debug information, so that it can be used with a debugger. <text:s/>It can only be used outside function definitions. <text:s/>By default, debug is turned off.</text:p>
            <text:p text:style-name="Text_20_body"><text:span text:style-name="T26">Shaders</text:span> should declare the version of the language they are written to. <text:s/>The language version a shader is written to is specified by</text:p>
            <text:p text:style-name="Code"><text:span text:style-name="T30">#version </text:span><text:span text:style-name="T31">number profile</text:span><text:span text:style-name="T37">opt</text:span></text:p>
            <text:p text:style-name="P34"/>
            <text:p text:style-name="Text_20_body"><text:span text:style-name="T27">where </text:span><text:span text:style-name="T38">number</text:span><text:span text:style-name="T33"> must be a version of the language, following the same convention as </text:span><text:span text:style-name="T38">__VERSION__</text:span><text:span text:style-name="T33"> above</text:span><text:span text:style-name="T39">.</text:span><text:span text:style-name="T33"> <text:s/>The directive </text:span><text:span text:style-name="T40">“</text:span><text:span text:style-name="T35">#version 440</text:span><text:span text:style-name="T40">”</text:span><text:span text:style-name="T33"> is required in any shader that uses version 4.40 of the language. <text:s/>Any </text:span><text:span text:style-name="T38">number</text:span><text:span text:style-name="T33"> representing a version of the language a compiler does not support will cause a compile-time error to be generated. Version 1.10 of the language does not require shaders to include this directive, and shaders that do not include a </text:span><text:span text:style-name="T35">#version</text:span><text:span text:style-name="T33"> directive will be treated as targeting version 1.10. <text:s/>Shaders that specify </text:span><text:span text:style-name="T35">#version</text:span><text:span text:style-name="T33"> 100 will be treated as targeting version 1.00 of the OpenGL ES Shading Language. <text:s text:c="3"/>Shaders that specify </text:span><text:span text:style-name="T35">#version</text:span><text:span text:style-name="T33"> 300 will be treated as targeting version 3.00 of the OpenGL ES Shading Language.</text:span></text:p>
            <text:p text:style-name="P35">If the optional <text:span text:style-name="T19">profile </text:span>argument <text:span text:style-name="T20">is provided, it must be the name of an OpenGL profile. <text:s/>Currently, there are three choices:</text:span></text:p>
            <text:p text:style-name="Code">core<text:line-break/>compatibility</text:p>
            <text:p text:style-name="Code">es</text:p>
            <text:p text:style-name="Code"/>
            <text:p text:style-name="Text_20_body">A <text:span text:style-name="T19">profile</text:span> argument can only be used with version 150 or greater. If no profile argument is provided and the version is 150 or greater, the default is <text:span text:style-name="T1">core</text:span>. <text:s/>If version 300 is specified, the profile argument is not optional and must be <text:span text:style-name="T1">es</text:span>, or a compile-time error results. The Language Specification for the <text:span text:style-name="T1">es</text:span> profile is specified in The OpenGL ES Shading Language specification.</text:p>
            <text:p text:style-name="P36">Shaders for the <text:span text:style-name="T1">core </text:span>or <text:span text:style-name="T1">compatibility </text:span>profiles that declare different versions can be linked together. <text:s/>However, <text:span text:style-name="T1">es </text:span>profile shaders cannot be linked with non-<text:span text:style-name="T1">es</text:span> profile shaders or with <text:span text:style-name="T1">es </text:span><text:span text:style-name="T2">profile shaders of a different version, or a link-time error will result</text:span>. <text:s/>When linking shaders of versions allowed by these rules, remaining link-time errors will be given as per the linking rules in the GLSL version corresponding to the version of the context the shaders are linked under. <text:s/>Shader compile-time errors must still be given strictly based on the version declared (or defaulted to) within each shader.</text:p>
            <text:p text:style-name="P37">Unless otherwise specified, this specification is documenting the core profile, and everything specified for the core profile is also available in the compatibility profile. <text:s/>Features specified as belonging specifically to the compatibility profile are not available in the core profile.</text:p>
            <text:p text:style-name="P37">There is a built-in macro definition for each profile the implementation supports. <text:s/>All implementations provide the following macro:</text:p>
            <text:p text:style-name="P38">#define GL_core_profile 1</text:p>
            <text:p text:style-name="P38"/>
            <text:p text:style-name="Text_20_body">Implementations providing the <text:span text:style-name="T1">compatibility </text:span>profile provide the following macro:</text:p>
            <text:p text:style-name="P38">#define GL_compatibility_profile 1</text:p>
            <text:p text:style-name="P38"/>
            <text:p text:style-name="P39"><text:span text:style-name="T33">Implementations providing the </text:span><text:span text:style-name="T35">es</text:span><text:span text:style-name="T33"> profile provide the following macro:</text:span></text:p>
            <text:p text:style-name="P40">#define GL_es_profile 1</text:p>
            <text:p text:style-name="P41"/>
            <text:p text:style-name="Text_20_body"><text:span text:style-name="T33">The </text:span><text:span text:style-name="T35">#version</text:span><text:span text:style-name="T33"> directive must occur in a shader before anything else, except for comments and white space.</text:span></text:p>
            <text:p text:style-name="P17"><text:span text:style-name="T33">By default, compilers of this language must issue compile-time lexical and grammatical errors for </text:span>shaders<text:span text:style-name="T33"> that do not conform to this specification. <text:s/>Any extended behavior must first be enabled. <text:s/>Directives to control the behavior of the compiler with respect to extensions are declared with the </text:span><text:span text:style-name="T35">#extension</text:span><text:span text:style-name="T33"> directive</text:span></text:p>
            <text:p text:style-name="P27"><text:span text:style-name="T30">#extension </text:span><text:span text:style-name="T31">extension_name</text:span><text:span text:style-name="T30"> </text:span><text:span text:style-name="T41">:</text:span><text:span text:style-name="T30"> </text:span><text:span text:style-name="T31">behavior</text:span></text:p>
            <text:p text:style-name="P27"><text:span text:style-name="T30">#extension all </text:span><text:span text:style-name="T41">:</text:span><text:span text:style-name="T30"> </text:span><text:span text:style-name="T31">behavior</text:span></text:p>
            <text:p text:style-name="P42"/>
            <text:p text:style-name="P26"><text:span text:style-name="T27">where </text:span><text:span text:style-name="T38">extension_name</text:span><text:span text:style-name="T33"> is the name of an extension. <text:s/>Extension names are not documented in this specification. <text:s/>The token </text:span><text:span text:style-name="T35">all</text:span><text:span text:style-name="T33"> means the behavior applies to all extensions supported by the compiler. <text:s/>The </text:span><text:span text:style-name="T38">behavior </text:span><text:span text:style-name="T33">can be one of the following</text:span></text:p>
            <table:table table:name="Table2" table:style-name="Table2">
              <table:table-column table:style-name="Table2.A"/>
              <table:table-column table:style-name="Table2.B"/>
              <table:table-header-rows>
                <table:table-row>
                  <table:table-cell table:style-name="Table2.A1" office:value-type="string">
                    <text:p text:style-name="P520">behavior</text:p>
                  </table:table-cell>
                  <table:table-cell table:style-name="Table2.B1" office:value-type="string">
                    <text:p text:style-name="P521">Effect</text:p>
                  </table:table-cell>
                </table:table-row>
              </table:table-header-rows>
              <table:table-row>
                <table:table-cell table:style-name="Table2.A2" office:value-type="string">
                  <text:p text:style-name="P523">require</text:p>
                </table:table-cell>
                <table:table-cell table:style-name="Table2.B2" office:value-type="string">
                  <text:p text:style-name="P411"><text:span text:style-name="T27">Behave as specified by the extension </text:span><text:span text:style-name="T38">extension_name.</text:span></text:p>
                  <text:p text:style-name="P411"><text:span text:style-name="T33">Give a compile-time error on the </text:span><text:span text:style-name="T35">#extension </text:span><text:span text:style-name="T33">if the extension </text:span><text:span text:style-name="T38">extension_name </text:span><text:span text:style-name="T33">is not supported, or if </text:span><text:span text:style-name="T35">all</text:span><text:span text:style-name="T33"> is specified.</text:span></text:p>
                  <text:p text:style-name="Table_20_Contents"/>
                </table:table-cell>
              </table:table-row>
              <table:table-row>
                <table:table-cell table:style-name="Table2.A2" office:value-type="string">
                  <text:p text:style-name="P523">enable</text:p>
                </table:table-cell>
                <table:table-cell table:style-name="Table2.B2" office:value-type="string">
                  <text:p text:style-name="P411"><text:span text:style-name="T27">Behave as specified by the extension </text:span><text:span text:style-name="T38">extension_name.</text:span></text:p>
                  <text:p text:style-name="P411"><text:span text:style-name="T33">Warn on the </text:span><text:span text:style-name="T35">#extension</text:span><text:span text:style-name="T33"> if the extension </text:span><text:span text:style-name="T38">extension_name</text:span><text:span text:style-name="T33"> is not supported.</text:span></text:p>
                  <text:p text:style-name="P411"><text:span text:style-name="T33">Give a compile-time error on the </text:span><text:span text:style-name="T35">#extension </text:span><text:span text:style-name="T33">if </text:span><text:span text:style-name="T35">all</text:span><text:span text:style-name="T33"> is specified.</text:span></text:p>
                  <text:p text:style-name="Table_20_Contents"/>
                </table:table-cell>
              </table:table-row>
              <table:table-row>
                <table:table-cell table:style-name="Table2.A2" office:value-type="string">
                  <text:p text:style-name="P523">warn</text:p>
                </table:table-cell>
                <table:table-cell table:style-name="Table2.B2" office:value-type="string">
                  <text:p text:style-name="P411"><text:span text:style-name="T27">Behave as specified by the extension </text:span><text:span text:style-name="T38">extension_name</text:span><text:span text:style-name="T33">, except issue warnings on any detectable use of that extension, unless such use is supported by other enabled or required extensions.</text:span></text:p>
                  <text:p text:style-name="P411"><text:span text:style-name="T33">If </text:span><text:span text:style-name="T35">all </text:span><text:span text:style-name="T33">is specified, then warn on all detectable uses of any extension used.</text:span></text:p>
                  <text:p text:style-name="P411"><text:span text:style-name="T33">Warn on the </text:span><text:span text:style-name="T35">#extension</text:span><text:span text:style-name="T33"> if the extension </text:span><text:span text:style-name="T38">extension_name</text:span><text:span text:style-name="T33"> is not supported.</text:span></text:p>
                  <text:p text:style-name="Table_20_Contents"/>
                </table:table-cell>
              </table:table-row>
              <table:table-row>
                <table:table-cell table:style-name="Table2.A2" office:value-type="string">
                  <text:p text:style-name="P523">disable</text:p>
                </table:table-cell>
                <table:table-cell table:style-name="Table2.B2" office:value-type="string">
                  <text:p text:style-name="P411"><text:span text:style-name="T27">Behave (including issuing errors and warnings) as if the extension </text:span><text:span text:style-name="T38">extension_name</text:span><text:span text:style-name="T33"> is not part of the language definition.</text:span></text:p>
                  <text:p text:style-name="P411"><text:span text:style-name="T33">If </text:span><text:span text:style-name="T35">all </text:span><text:span text:style-name="T33">is specified, then behavior must revert back to that of the non-extended core version of the language being compiled to.</text:span></text:p>
                  <text:p text:style-name="P411"><text:span text:style-name="T33">Warn on the </text:span><text:span text:style-name="T35">#extension </text:span><text:span text:style-name="T33">if the extension </text:span><text:span text:style-name="T38">extension_name</text:span><text:span text:style-name="T33"> is not supported.</text:span></text:p>
                  <text:p text:style-name="Table_20_Contents"/>
                </table:table-cell>
              </table:table-row>
            </table:table>
            <text:p text:style-name="P33"/>
            <text:p text:style-name="Text_20_body">The <text:span text:style-name="T1">extension</text:span> directive is a simple, low-level mechanism to set the behavior for each extension. <text:s/>It does not define policies such as which combinations are appropriate, those must be defined elsewhere. <text:s/>Order of directives matters in setting the behavior for each extension: <text:s/>Directives that occur later override those seen earlier. <text:s/>The <text:span text:style-name="T1">all</text:span> variant sets the behavior for all extensions, overriding all previously issued <text:span text:style-name="T1">extension </text:span>directives, but only for the <text:span text:style-name="T19">behaviors</text:span> <text:span text:style-name="T1">warn</text:span> and <text:span text:style-name="T1">disable</text:span>.</text:p>
            <text:p text:style-name="P17">The initial state of the compiler is as if the directive</text:p>
            <text:p text:style-name="P27">#extension all : disable</text:p>
            <text:p text:style-name="P43"/>
            <text:p text:style-name="P26">was issued, telling the compiler that all error and warning reporting must be done according to this specification, ignoring any extensions.</text:p>
            <text:p text:style-name="Text_20_body">Each extension can define its allowed granularity of scope. <text:s/>If nothing is said, the granularity is a shader (that is, a single compilation unit), and the extension directives must occur before any non-preprocessor tokens. <text:s/>If necessary, the linker can enforce granularities larger than a single compilation unit, in which case each involved shader will have to contain the necessary extension directive.</text:p>
            <text:p text:style-name="Text_20_body">Macro expansion is not done on lines containing <text:span text:style-name="T1">#extension</text:span> and <text:span text:style-name="T1">#version</text:span> directives.</text:p>
            <text:p text:style-name="P17"><text:span text:style-name="T35">#line</text:span><text:span text:style-name="T33"> must have, after macro substitution, one of the following forms:</text:span></text:p>
            <text:p text:style-name="P44"><text:span text:style-name="T30">#line </text:span><text:span text:style-name="T42">line</text:span></text:p>
            <text:p text:style-name="P30">#line <text:span text:style-name="T19">line source-string-number</text:span></text:p>
            <text:p text:style-name="P31"/>
            <text:p text:style-name="P24"><text:span text:style-name="T33">where </text:span><text:span text:style-name="T38">line </text:span><text:span text:style-name="T33">and </text:span><text:span text:style-name="T38">source-string-number </text:span><text:span text:style-name="T33">are constant integer expressions. <text:s/>After processing this directive (including its new line), the implementation will behave as if it is compiling at line number </text:span><text:span text:style-name="T38">line</text:span><text:span text:style-name="T35"> </text:span><text:span text:style-name="T33">and source string number </text:span><text:span text:style-name="T38">source-string-number</text:span><text:span text:style-name="T33">. <text:s/>Subsequent source strings will be numbered sequentially, until another </text:span><text:span text:style-name="T35">#line</text:span><text:span text:style-name="T33"> directive overrides that numbering.</text:span></text:p>
            <text:h text:style-name="Heading_20_2" text:outline-level="2"><text:bookmark-start text:name="__RefHeading__82040_4869708051"/>Comments<text:bookmark-end text:name="__RefHeading__82040_4869708051"/></text:h>
            <text:p text:style-name="Text_20_body">Comments are delimited by /* and */, or by // and a new line. <text:s/>The begin comment delimiters (/* or //) are not recognized as comment delimiters inside of a comment, hence comments cannot be nested. <text:s/>If a comment resides entirely within a single line, it is treated syntactically as a single space. <text:s/>New lines are not eliminated by comments.</text:p>
            <text:p text:style-name="Text_20_body">Inside comments, any byte values may be used, except a byte whose value is 0. <text:s/>No errors will be given for the content of comments and no validation on the content of comments need be done.</text:p>
            <text:p text:style-name="Text_20_body">Removal of new lines by the line-continuation character ( <text:span text:style-name="T1">\ </text:span><text:span text:style-name="T2">) logically occurs before comments are processed. <text:s/>That is, a</text:span> single-line comment ending in the line-continuation character ( <text:span text:style-name="T1">\ </text:span><text:span text:style-name="T2">) includes the next line in the comment.</text:span></text:p>
            <text:p text:style-name="P45">// a single-line comment containing the next line \ <text:line-break/>a = b; // this is still in the first comment</text:p>
            <text:p text:style-name="Text_20_body"/>
            <text:h text:style-name="P46" text:outline-level="2"><text:bookmark-start text:name="__RefHeading__82042_4869708051"/>Tokens<text:bookmark-end text:name="__RefHeading__82042_4869708051"/></text:h>
            <text:p text:style-name="P47">The language is a sequence of tokens. <text:s/>A token can be</text:p>
            <text:p text:style-name="P48">token:<text:line-break/>keyword<text:line-break/>identifier<text:line-break/>integer-constant<text:line-break/>floating-constant<text:line-break/>operator<text:line-break/><text:span text:style-name="T7">; <text:s/>{ <text:s/>}</text:span></text:p>
            <text:h text:style-name="P49" text:outline-level="2"><text:bookmark-start text:name="__RefHeading__82044_4869708051"/>Keywords<text:bookmark-end text:name="__RefHeading__82044_4869708051"/></text:h>
            <text:p text:style-name="P50">The following are the language's keywords and (after preprocessing) can only be used as described in this specification, or a compile-time error results: </text:p>
            <text:p text:style-name="P51"><text:s text:c="4"/>attribute <text:s text:c="2"/><text:span text:style-name="T26">const</text:span> <text:s text:c="2"/>uniform <text:s text:c="2"/>varying <text:s text:c="3"/>buffer <text:s text:c="3"/>shared</text:p>
            <text:p text:style-name="P52"><text:s text:c="4"/>coherent <text:s text:c="3"/>volatile <text:s text:c="3"/>restrict <text:s text:c="3"/>readonly <text:s text:c="3"/>writeonly</text:p>
            <text:p text:style-name="P52"><text:s text:c="4"/>atomic_uint</text:p>
            <text:p text:style-name="P52"><text:s text:c="4"/>layout</text:p>
            <text:p text:style-name="P53"><text:s text:c="4"/>centroid <text:s text:c="3"/>flat <text:s text:c="3"/>smooth <text:s text:c="3"/>noperspective</text:p>
            <text:p text:style-name="P52"><text:s text:c="4"/>patch <text:s text:c="3"/>sample</text:p>
            <text:p text:style-name="P53"><text:s text:c="4"/>break <text:s text:c="2"/>continue <text:s text:c="2"/>do <text:s text:c="2"/>for <text:s text:c="2"/>while <text:s text:c="3"/>switch <text:s text:c="3"/>case <text:s text:c="3"/>default </text:p>
            <text:p text:style-name="P53"><text:s text:c="4"/>if <text:s text:c="3"/>else</text:p>
            <text:p text:style-name="P52"><text:s text:c="4"/>subroutine</text:p>
            <text:p text:style-name="P53"><text:s text:c="4"/>in <text:s text:c="2"/>out <text:s text:c="2"/><text:span text:style-name="T26">inout</text:span></text:p>
            <text:p text:style-name="P53"><text:s text:c="4"/>float <text:s text:c="2"/>double <text:s text:c="3"/>int <text:s text:c="2"/>void <text:s text:c="2"/><text:span text:style-name="T26">bool</text:span> <text:s/>true <text:s/>false</text:p>
            <text:p text:style-name="P53"><text:s text:c="4"/>invariant <text:s text:c="3"/>precise</text:p>
            <text:p text:style-name="P53"><text:s text:c="4"/>discard <text:s text:c="2"/>return</text:p>
            <text:p text:style-name="P53"><text:s text:c="4"/>mat2 <text:s/>mat3 <text:s/>mat4 <text:s text:c="17"/>dmat2 <text:s/>dmat3 <text:s/>dmat4</text:p>
            <text:p text:style-name="P53"><text:s text:c="4"/>mat2x2 <text:s text:c="2"/>mat2x3 <text:s text:c="2"/>mat2x4 <text:s text:c="3"/>dmat2x2 <text:s text:c="2"/>dmat2x3 <text:s text:c="2"/>dmat2x4</text:p>
            <text:p text:style-name="P53"><text:s text:c="4"/>mat3x2 <text:s text:c="2"/>mat3x3 <text:s text:c="2"/>mat3x4 <text:s text:c="3"/>dmat3x2 <text:s text:c="2"/>dmat3x3 <text:s text:c="2"/>dmat3x4</text:p>
            <text:p text:style-name="P53"><text:s text:c="4"/>mat4x2 <text:s text:c="2"/>mat4x3 <text:s text:c="2"/>mat4x4 <text:s text:c="3"/>dmat4x2 <text:s text:c="2"/>dmat4x3 <text:s text:c="2"/>dmat4x4</text:p>
            <text:p text:style-name="P53"><text:s text:c="4"/>vec2 <text:s text:c="2"/>vec3 <text:s/>vec4 <text:s text:c="3"/>ivec2 <text:s text:c="2"/>ivec3 <text:s text:c="2"/>ivec4 <text:s text:c="3"/>bvec2 <text:s text:c="2"/>bvec3 <text:s text:c="2"/>bvec4 <text:s text:c="3"/>dvec2 <text:s text:c="3"/>dvec3 <text:s text:c="3"/>dvec4</text:p>
            <text:p text:style-name="P52"><text:s text:c="4"/>uint <text:s text:c="3"/>uvec2 <text:s text:c="3"/>uvec3 <text:s text:c="3"/>uvec4</text:p>
            <text:p text:style-name="P53"><text:s text:c="4"/>lowp <text:s text:c="3"/>mediump <text:s text:c="3"/>highp <text:s text:c="3"/>precision</text:p>
            <text:p text:style-name="P53"><text:s text:c="4"/>sampler1D <text:s text:c="2"/>sampler2D <text:s text:c="2"/>sampler3D <text:s text:c="2"/><text:span text:style-name="T26">samplerCube</text:span> <text:s text:c="2"/></text:p>
            <text:p text:style-name="P53"><text:s text:c="4"/>sampler1DShadow <text:s text:c="2"/>sampler2DShadow <text:s text:c="3"/>samplerCubeShadow</text:p>
            <text:p text:style-name="P52"><text:s text:c="4"/>sampler1DArray <text:s text:c="2"/>sampler2DArray</text:p>
            <text:p text:style-name="P52"><text:s text:c="4"/>sampler1DArrayShadow <text:s text:c="2"/>sampler2DArrayShadow</text:p>
            <text:p text:style-name="P52"><text:s text:c="4"/>isampler1D <text:s text:c="2"/>isampler2D <text:s text:c="2"/>isampler3D <text:s text:c="2"/>i<text:span text:style-name="T26">samplerCube</text:span></text:p>
            <text:p text:style-name="P54"><text:s text:c="4"/>isampler1DArray <text:s text:c="2"/>isampler2DArray</text:p>
            <text:p text:style-name="P52"><text:s text:c="4"/>usampler1D <text:s text:c="2"/>usampler2D <text:s text:c="2"/>usampler3D <text:s text:c="2"/>u<text:span text:style-name="T26">samplerCube</text:span></text:p>
            <text:p text:style-name="P54"><text:s text:c="4"/>usampler1DArray <text:s text:c="2"/>usampler2DArray</text:p>
            <text:p text:style-name="P54"><text:s text:c="4"/>sampler2DRect <text:s text:c="3"/>sampler2DRectShadow <text:s text:c="3"/>isampler2DRect <text:s text:c="3"/>usampler2DRect</text:p>
            <text:p text:style-name="P54"><text:s text:c="4"/>samplerBuffer <text:s text:c="3"/>isamplerBuffer <text:s text:c="3"/>usamplerBuffer</text:p>
            <text:p text:style-name="P54"><text:s text:c="4"/>sampler2DMS <text:s text:c="3"/>isampler2DMS <text:s text:c="3"/>usampler2DMS</text:p>
            <text:p text:style-name="P54"><text:s text:c="4"/>sampler2DMSArray <text:s text:c="3"/>isampler2DMSArray <text:s text:c="3"/>usampler2DMSArray</text:p>
            <text:p text:style-name="P54"><text:s text:c="4"/><text:span text:style-name="T43">samplerCubeArray <text:s/>samplerCubeArrayShadow <text:s text:c="2"/>isamplerCubeArray <text:s text:c="2"/>usamplerCubeArray</text:span></text:p>
            <text:p text:style-name="P54"><text:s text:c="4"/>image1D <text:s text:c="3"/>iimage1D <text:s text:c="3"/>uimage1D</text:p>
            <text:p text:style-name="P54"><text:s text:c="4"/>image2D <text:s text:c="3"/>iimage2D <text:s text:c="3"/>uimage2D</text:p>
            <text:p text:style-name="P54"><text:s text:c="4"/>image3D <text:s text:c="3"/>iimage3D <text:s text:c="3"/>uimage3D</text:p>
            <text:p text:style-name="P54"><text:s text:c="4"/>image2DRect <text:s text:c="3"/>iimage2DRect <text:s text:c="3"/>uimage2DRect</text:p>
            <text:p text:style-name="P54"><text:s text:c="4"/>imageCube <text:s text:c="3"/>iimageCube <text:s text:c="3"/>uimageCube</text:p>
            <text:p text:style-name="P54"><text:s text:c="4"/>imageBuffer <text:s text:c="3"/>iimageBuffer <text:s text:c="3"/>uimageBuffer</text:p>
            <text:p text:style-name="P54"><text:s text:c="4"/>image1DArray <text:s text:c="3"/>iimage1DArray <text:s text:c="3"/>uimage1DArray</text:p>
            <text:p text:style-name="P54"><text:s text:c="4"/>image2DArray <text:s text:c="3"/>iimage2DArray <text:s text:c="3"/>uimage2DArray</text:p>
            <text:p text:style-name="P54"><text:s text:c="4"/>imageCubeArray <text:s text:c="3"/>iimageCubeArray <text:s text:c="3"/>uimageCubeArray</text:p>
            <text:p text:style-name="P54"><text:s text:c="4"/>image2DMS <text:s text:c="3"/>iimage2DMS <text:s text:c="3"/>uimage2DMS</text:p>
            <text:p text:style-name="P54"><text:s text:c="4"/>image2DMSArray <text:s text:c="3"/>iimage2DMSArray <text:s text:c="3"/>uimage2DMSArray</text:p>
            <text:p text:style-name="P53"><text:s text:c="4"/><text:span text:style-name="T26">struct</text:span></text:p>
            <text:p text:style-name="P17">The following are the keywords reserved for future use. <text:s/>Using them will result in a compile-time error:</text:p>
            <text:p text:style-name="P55"><text:s text:c="4"/>common <text:s text:c="3"/>partition <text:s text:c="3"/>active</text:p>
            <text:p text:style-name="P54"><text:s text:c="4"/>asm</text:p>
            <text:p text:style-name="P55"><text:s text:c="4"/>class <text:s text:c="3"/>union <text:s text:c="3"/><text:span text:style-name="T26">enum</text:span> <text:s text:c="3"/>typedef <text:s text:c="3"/>template <text:s text:c="2"/>this <text:s text:c="2"/>packed </text:p>
            <text:p text:style-name="P52"><text:s text:c="4"/>resource <text:s text:c="4"/></text:p>
            <text:p text:style-name="P55"><text:s text:c="4"/>goto <text:s text:c="3"/></text:p>
            <text:p text:style-name="P55"><text:s text:c="4"/><text:span text:style-name="T26">inline</text:span> <text:s text:c="3"/><text:span text:style-name="T26">noinline</text:span> <text:s text:c="7"/>public <text:s text:c="3"/>static <text:s text:c="3"/>extern <text:s text:c="3"/>external <text:s text:c="3"/>interface</text:p>
            <text:p text:style-name="P55"><text:s text:c="4"/>long <text:s text:c="3"/>short <text:s text:c="3"/>half <text:s text:c="3"/>fixed <text:s text:c="3"/>unsigned <text:s text:c="3"/>superp</text:p>
            <text:p text:style-name="P55"><text:s text:c="4"/>input <text:s text:c="3"/>output</text:p>
            <text:p text:style-name="P55"><text:s text:c="4"/>hvec2 <text:s text:c="3"/>hvec3 <text:s text:c="3"/>hvec4 <text:s text:c="3"/>fvec2 <text:s text:c="3"/>fvec3 <text:s text:c="3"/>fvec4</text:p>
            <text:p text:style-name="P55"><text:s text:c="4"/>sampler3DRect <text:s text:c="3"/></text:p>
            <text:p text:style-name="P56"><text:s text:c="29"/>filter</text:p>
            <text:p text:style-name="P55"><text:s text:c="4"/>sizeof <text:s text:c="3"/>cast</text:p>
            <text:p text:style-name="P55"><text:s text:c="4"/><text:span text:style-name="T26">namespace</text:span> <text:s text:c="3"/>using</text:p>
            <text:p text:style-name="P52"/>
            <text:p text:style-name="Text_20_body"><text:span text:style-name="T27">In addition, all identifiers containing two consecutive underscores (</text:span><text:span text:style-name="T28">__</text:span><text:span text:style-name="T27">) are reserved as possible future keywords.</text:span></text:p>
            <text:h text:style-name="Heading_20_2" text:outline-level="2"><text:bookmark-start text:name="__RefHeading__82046_4869708051"/>Identifiers<text:bookmark-end text:name="__RefHeading__82046_4869708051"/></text:h>
            <text:p text:style-name="Text_20_body"><text:span text:style-name="T27">Identifiers are used for variable names, function names, structure names, and field selectors (field selectors select components of vectors and matrices similar to structure members, as discussed in section </text:span><text:span text:style-name="T27"><text:user-field-get text:name="REF X13167_Heading2_55_ \n">5.5</text:user-field-get></text:span><text:span text:style-name="T27"> “Vector and Scalar Components” <text:s/>and section </text:span><text:span text:style-name="T27"><text:user-field-get text:name="REF X81004_Heading2_56_ \n">5.6</text:user-field-get></text:span><text:span text:style-name="T27"> “</text:span><text:span text:style-name="T27"><text:user-field-get text:name="REF X81004_Heading2_56_">Matrix Components</text:user-field-get></text:span><text:span text:style-name="T27">” ). <text:s/>Identifiers have the form</text:span></text:p>
            <text:p text:style-name="P57">identifier<text:line-break/><text:span text:style-name="T26">nondigit</text:span> <text:line-break/>identifier nondigit <text:line-break/>identifier digit </text:p>
            <text:p text:style-name="P58"><text:span text:style-name="T29">nondigit: </text:span><text:span text:style-name="T27">one of<text:line-break/></text:span><text:span text:style-name="T28">_ a b c d e f g h i j k l m n o p q r s t u v w x y z</text:span><text:span text:style-name="T27"> <text:line-break/></text:span><text:span text:style-name="T28">A B C D E F G H I J K L M N O P Q R S T U V W X Y Z</text:span><text:span text:style-name="T27"> </text:span></text:p>
            <text:p text:style-name="P59"><text:span text:style-name="T29">digit</text:span><text:span text:style-name="T27">: one of <text:line-break/></text:span><text:span text:style-name="T28">0 1 2 3 4 5 6 7 8 9</text:span></text:p>
            <text:p text:style-name="Text_20_body"/>
            <text:p text:style-name="Text_20_body">Identifiers starting with “<text:span text:style-name="T26">gl</text:span>_” are reserved for use by OpenGL, and may not be declared in a shader as either a variable or a function; this results in a compile-time error. <text:s/>However, as noted in the specification, there are some cases where previously declared variables can be redeclared, and predeclared "gl_" names are allowed to be redeclared in a shader only for these specific purposes. <text:s/>More generally, it is a compile-time error to redeclare a variable, including those starting “gl_”.</text:p>
            <text:h text:style-name="Heading_20_2" text:outline-level="2"><text:bookmark-start text:name="__RefHeading__82048_4869708051"/>Definitions<text:bookmark-end text:name="__RefHeading__82048_4869708051"/></text:h>
            <text:p text:style-name="P60">Some language rules described below depend on the following definitions. <text:s/></text:p>
            <text:h text:style-name="Heading_20_3" text:outline-level="3"><text:bookmark-start text:name="__RefHeading__82050_4869708051"/>Static Use<text:bookmark-end text:name="__RefHeading__82050_4869708051"/></text:h>
            <text:p text:style-name="Text_20_body"><text:span text:style-name="T16">A shader contains a </text:span><text:span text:style-name="T15">static use</text:span><text:span text:style-name="T16"> of (or </text:span><text:span text:style-name="T15">static assignment</text:span><text:span text:style-name="T16"> to) a variable </text:span><text:span text:style-name="T15">x</text:span><text:span text:style-name="T16"> if, after preprocessing, the shader contains a statement that would read (or write) </text:span><text:span text:style-name="T15">x</text:span><text:span text:style-name="T16">, whether or not run-time flow of control will cause that statement to be executed.</text:span></text:p>
            <text:h text:style-name="Heading_20_3" text:outline-level="3"><text:bookmark-start text:name="__RefHeading__82052_4869708051"/>Uniform and Non-Uniform Control Flow<text:bookmark-end text:name="__RefHeading__82052_4869708051"/></text:h>
            <text:p text:style-name="P61">When executing statements in a fragment shader, control flow starts as <text:span text:style-name="T19">uniform control flow</text:span><text:span text:style-name="T20">; all fragments enter the same control path into </text:span><text:span text:style-name="T19">main</text:span><text:span text:style-name="T20">()</text:span><text:span text:style-name="T19">.</text:span><text:span text:style-name="T20"> <text:s/>Control </text:span>flow becomes <text:span text:style-name="T19">non-uniform </text:span>when<text:span text:style-name="T20"> </text:span>different fragments take different paths through control-flow statements (selection, iteration, and jumps). <text:s/>Control flow subsequently returns to being uniform after such divergent sub-statements or skipped code completes, until the next time different control paths are taken.</text:p>
            <text:p text:style-name="P62">For example:</text:p>
            <text:p text:style-name="P63">main()</text:p>
            <text:p text:style-name="P63">{</text:p>
            <text:p text:style-name="P63"><text:s text:c="4"/>float a = ...;// this is uniform flow control</text:p>
            <text:p text:style-name="P63"><text:s text:c="4"/>if (a &lt; b) { <text:s/>// this expression is true for some fragments, not all</text:p>
            <text:p text:style-name="P63"><text:s text:c="8"/>....; <text:s text:c="4"/>// non-uniform flow control</text:p>
            <text:p text:style-name="P63"><text:s text:c="4"/>} else {</text:p>
            <text:p text:style-name="P63"><text:s text:c="8"/>....; <text:s text:c="4"/>// non-uniform flow control</text:p>
            <text:p text:style-name="P63"><text:s text:c="4"/>}</text:p>
            <text:p text:style-name="P63"><text:s text:c="4"/>....; <text:s text:c="8"/>// uniform flow control again</text:p>
            <text:p text:style-name="P63">}</text:p>
            <text:p text:style-name="P63"/>
            <text:p text:style-name="P61"><text:span text:style-name="T20">Other examples of non-uniform flow control can occur within switch statements and after conditional breaks, continues, early returns, and after fragment discards</text:span><text:span text:style-name="T6">, when the condition is true for some fragments but not others</text:span><text:span text:style-name="T20">. <text:s/>Loop iterations that only some fragments execute are also non-uniform flow control.</text:span></text:p>
            <text:p text:style-name="P61">This is similarly defined for other shader stages, based on the per-instance data items they process.</text:p>
            <text:h text:style-name="Heading_20_3" text:outline-level="3"><text:bookmark-start text:name="__RefHeading__82054_4869708051"/>Dynamically Uniform Expressions<text:bookmark-end text:name="__RefHeading__82054_4869708051"/></text:h>
            <text:p text:style-name="Text_20_body">A fragment-shader expression is <text:span text:style-name="T44">dynamically uniform </text:span><text:span text:style-name="T45">if all fragments evaluating it get the same resulting value. <text:s/>When loops are involved, this refers to the expression's value for the same loop iteration. <text:s/>When functions are involved, this refers to calls from the same call point.</text:span></text:p>
            <text:p text:style-name="P64">This is similarly defined for other shader stages, based on the per-instance data they process.</text:p>
            <text:p text:style-name="P22">Note that constant expressions are trivially dynamically uniform<text:span text:style-name="T2">. <text:s/>It follows that typical loop counters based on these are also dynamically uniform.</text:span></text:p>
            <text:h text:style-name="P19" text:outline-level="1"><text:bookmark-start text:name="__RefHeading__82056_4869708051"/>Variables and Types<text:bookmark-end text:name="__RefHeading__82056_4869708051"/></text:h>
            <text:p text:style-name="Text_20_body">All variables and functions must be declared before being used. <text:s/>Variable and function names are identifiers. <text:s/></text:p>
            <text:p text:style-name="Text_20_body"><text:span text:style-name="T14">There are no default types. <text:s/>All variable and function declarations must have a declared type, and optionally qualifiers. <text:s/>A variable is declared by specifying its type followed by one or more names separated by commas. <text:s/>In many cases, a variable can be initialized as part of its declaration by using the assignment operator (</text:span><text:span text:style-name="T21">=</text:span><text:span text:style-name="T14">). <text:s/></text:span></text:p>
            <text:p text:style-name="Text_20_body"><text:span text:style-name="T14">User-defined types may be defined using </text:span><text:span text:style-name="T21">struct</text:span><text:span text:style-name="T14"> to aggregate a list of existing types into a single name.</text:span></text:p>
            <text:p text:style-name="Text_20_body">The OpenGL Shading Language is type safe. <text:s/>There are some implicit conversions between types. <text:s/>Exactly how and when this can occur is described in section <text:reference-ref text:reference-format="chapter" text:ref-name="conversions">Error: Reference source not found</text:reference-ref> “<text:reference-ref text:reference-format="text" text:ref-name="conversions">Error: Reference source not found</text:reference-ref>” and as referenced by other sections in this specification.</text:p>
            <text:h text:style-name="Heading_20_2" text:outline-level="2"><text:bookmark-start text:name="__RefHeading__82058_4869708051"/>Basic Types<text:bookmark-end text:name="__RefHeading__82058_4869708051"/></text:h>
            <text:p text:style-name="Text_20_body">The OpenGL Shading Language supports the following basic data types, grouped as follows.</text:p>
            <text:p text:style-name="P17">Transparent types</text:p>
            <table:table table:name="Table3" table:style-name="Table3">
              <table:table-column table:style-name="Table3.A"/>
              <table:table-column table:style-name="Table3.B"/>
              <table:table-header-rows>
                <table:table-row>
                  <table:table-cell table:style-name="Table3.A1" office:value-type="string">
                    <text:p text:style-name="P422">Type</text:p>
                  </table:table-cell>
                  <table:table-cell table:style-name="Table3.B1" office:value-type="string">
                    <text:p text:style-name="P396">Meaning</text:p>
                  </table:table-cell>
                </table:table-row>
              </table:table-header-rows>
              <table:table-row>
                <table:table-cell table:style-name="Table3.A2" office:value-type="string">
                  <text:p text:style-name="P423">void</text:p>
                </table:table-cell>
                <table:table-cell table:style-name="Table3.B2" office:value-type="string">
                  <text:p text:style-name="P397">for functions that do not return a value</text:p>
                </table:table-cell>
              </table:table-row>
              <table:table-row>
                <table:table-cell table:style-name="Table3.A2" office:value-type="string">
                  <text:p text:style-name="P423">bool</text:p>
                </table:table-cell>
                <table:table-cell table:style-name="Table3.B2" office:value-type="string">
                  <text:p text:style-name="P397">a conditional type, taking on values of true or false</text:p>
                </table:table-cell>
              </table:table-row>
              <table:table-row>
                <table:table-cell table:style-name="Table3.A2" office:value-type="string">
                  <text:p text:style-name="P423">int</text:p>
                </table:table-cell>
                <table:table-cell table:style-name="Table3.B2" office:value-type="string">
                  <text:p text:style-name="P397">a signed integer</text:p>
                </table:table-cell>
              </table:table-row>
              <table:table-row>
                <table:table-cell table:style-name="Table3.A2" office:value-type="string">
                  <text:p text:style-name="P423">uint</text:p>
                </table:table-cell>
                <table:table-cell table:style-name="Table3.B2" office:value-type="string">
                  <text:p text:style-name="P397">an unsigned integer</text:p>
                </table:table-cell>
              </table:table-row>
              <table:table-row>
                <table:table-cell table:style-name="Table3.A2" office:value-type="string">
                  <text:p text:style-name="P423">float</text:p>
                </table:table-cell>
                <table:table-cell table:style-name="Table3.B2" office:value-type="string">
                  <text:p text:style-name="P397">a single-precision floating-point scalar</text:p>
                </table:table-cell>
              </table:table-row>
              <table:table-row>
                <table:table-cell table:style-name="Table3.A2" office:value-type="string">
                  <text:p text:style-name="P423">double</text:p>
                </table:table-cell>
                <table:table-cell table:style-name="Table3.B2" office:value-type="string">
                  <text:p text:style-name="P398">a double-precision floating-point scalar</text:p>
                </table:table-cell>
              </table:table-row>
              <table:table-row>
                <table:table-cell table:style-name="Table3.A2" office:value-type="string">
                  <text:p text:style-name="P423">vec2</text:p>
                </table:table-cell>
                <table:table-cell table:style-name="Table3.B2" office:value-type="string">
                  <text:p text:style-name="P397">a two-component single-precision floating-point vector</text:p>
                </table:table-cell>
              </table:table-row>
              <table:table-row>
                <table:table-cell table:style-name="Table3.A2" office:value-type="string">
                  <text:p text:style-name="P423">vec3</text:p>
                </table:table-cell>
                <table:table-cell table:style-name="Table3.B2" office:value-type="string">
                  <text:p text:style-name="P397">a three-component single-precision floating-point vector</text:p>
                </table:table-cell>
              </table:table-row>
              <table:table-row>
                <table:table-cell table:style-name="Table3.A2" office:value-type="string">
                  <text:p text:style-name="P423">vec4</text:p>
                </table:table-cell>
                <table:table-cell table:style-name="Table3.B2" office:value-type="string">
                  <text:p text:style-name="P397">a four-component single-precision floating-point vector</text:p>
                </table:table-cell>
              </table:table-row>
              <table:table-row>
                <table:table-cell table:style-name="Table3.A2" office:value-type="string">
                  <text:p text:style-name="P423">dvec2</text:p>
                </table:table-cell>
                <table:table-cell table:style-name="Table3.B2" office:value-type="string">
                  <text:p text:style-name="P398">a two-component double-precision floating-point vector</text:p>
                </table:table-cell>
              </table:table-row>
              <table:table-row>
                <table:table-cell table:style-name="Table3.A2" office:value-type="string">
                  <text:p text:style-name="P423">dvec3</text:p>
                </table:table-cell>
                <table:table-cell table:style-name="Table3.B2" office:value-type="string">
                  <text:p text:style-name="P398">a three-component double-precision floating-point vector</text:p>
                </table:table-cell>
              </table:table-row>
              <table:table-row>
                <table:table-cell table:style-name="Table3.A2" office:value-type="string">
                  <text:p text:style-name="P423">dvec4</text:p>
                </table:table-cell>
                <table:table-cell table:style-name="Table3.B2" office:value-type="string">
                  <text:p text:style-name="P398">a four-component double-precision floating-point vector</text:p>
                </table:table-cell>
              </table:table-row>
              <table:table-row>
                <table:table-cell table:style-name="Table3.A2" office:value-type="string">
                  <text:p text:style-name="P423">bvec2</text:p>
                </table:table-cell>
                <table:table-cell table:style-name="Table3.B2" office:value-type="string">
                  <text:p text:style-name="P397">a two-component Boolean vector</text:p>
                </table:table-cell>
              </table:table-row>
              <table:table-row>
                <table:table-cell table:style-name="Table3.A2" office:value-type="string">
                  <text:p text:style-name="P423">bvec3</text:p>
                </table:table-cell>
                <table:table-cell table:style-name="Table3.B2" office:value-type="string">
                  <text:p text:style-name="P397">a three-component Boolean vector</text:p>
                </table:table-cell>
              </table:table-row>
              <table:table-row>
                <table:table-cell table:style-name="Table3.A2" office:value-type="string">
                  <text:p text:style-name="P423">bvec4</text:p>
                </table:table-cell>
                <table:table-cell table:style-name="Table3.B2" office:value-type="string">
                  <text:p text:style-name="P397">a four-component Boolean vector</text:p>
                </table:table-cell>
              </table:table-row>
              <table:table-row>
                <table:table-cell table:style-name="Table3.A2" office:value-type="string">
                  <text:p text:style-name="P423">ivec2</text:p>
                </table:table-cell>
                <table:table-cell table:style-name="Table3.B2" office:value-type="string">
                  <text:p text:style-name="P397">a two-component signed integer vector</text:p>
                </table:table-cell>
              </table:table-row>
              <table:table-row>
                <table:table-cell table:style-name="Table3.A2" office:value-type="string">
                  <text:p text:style-name="P423">ivec3</text:p>
                </table:table-cell>
                <table:table-cell table:style-name="Table3.B2" office:value-type="string">
                  <text:p text:style-name="P397">a three-component signed integer vector</text:p>
                </table:table-cell>
              </table:table-row>
              <table:table-row>
                <table:table-cell table:style-name="Table3.A2" office:value-type="string">
                  <text:p text:style-name="P423">ivec4</text:p>
                </table:table-cell>
                <table:table-cell table:style-name="Table3.B2" office:value-type="string">
                  <text:p text:style-name="P397">a four-component signed integer vector</text:p>
                </table:table-cell>
              </table:table-row>
              <table:table-row>
                <table:table-cell table:style-name="Table3.A2" office:value-type="string">
                  <text:p text:style-name="P423">uvec2</text:p>
                </table:table-cell>
                <table:table-cell table:style-name="Table3.B2" office:value-type="string">
                  <text:p text:style-name="P397">a two-component unsigned integer vector</text:p>
                </table:table-cell>
              </table:table-row>
              <table:table-row>
                <table:table-cell table:style-name="Table3.A2" office:value-type="string">
                  <text:p text:style-name="P423">uvec3</text:p>
                </table:table-cell>
                <table:table-cell table:style-name="Table3.B2" office:value-type="string">
                  <text:p text:style-name="P397">a three-component unsigned integer vector</text:p>
                </table:table-cell>
              </table:table-row>
              <table:table-row>
                <table:table-cell table:style-name="Table3.A2" office:value-type="string">
                  <text:p text:style-name="P423">uvec4</text:p>
                </table:table-cell>
                <table:table-cell table:style-name="Table3.B2" office:value-type="string">
                  <text:p text:style-name="P397">a four-component unsigned integer vector</text:p>
                </table:table-cell>
              </table:table-row>
              <table:table-row>
                <table:table-cell table:style-name="Table3.A2" office:value-type="string">
                  <text:p text:style-name="P423">mat2</text:p>
                </table:table-cell>
                <table:table-cell table:style-name="Table3.B2" office:value-type="string">
                  <text:p text:style-name="P397">a 2<text:span text:style-name="T227">×</text:span>2 single-precision floating-point matrix</text:p>
                </table:table-cell>
              </table:table-row>
              <table:table-row>
                <table:table-cell table:style-name="Table3.A2" office:value-type="string">
                  <text:p text:style-name="P423">mat3</text:p>
                </table:table-cell>
                <table:table-cell table:style-name="Table3.B2" office:value-type="string">
                  <text:p text:style-name="P397">a 3<text:span text:style-name="T227">×</text:span>3 single-precision floating-point matrix</text:p>
                </table:table-cell>
              </table:table-row>
              <table:table-row>
                <table:table-cell table:style-name="Table3.A2" office:value-type="string">
                  <text:p text:style-name="P423">mat4</text:p>
                </table:table-cell>
                <table:table-cell table:style-name="Table3.B2" office:value-type="string">
                  <text:p text:style-name="P397">a 4<text:span text:style-name="T227">×</text:span>4 single-precision floating-point matrix</text:p>
                </table:table-cell>
              </table:table-row>
              <table:table-row>
                <table:table-cell table:style-name="Table3.A2" office:value-type="string">
                  <text:p text:style-name="P423">mat2x2</text:p>
                </table:table-cell>
                <table:table-cell table:style-name="Table3.B2" office:value-type="string">
                  <text:p text:style-name="P397">same as a <text:span text:style-name="T1">mat2</text:span></text:p>
                </table:table-cell>
              </table:table-row>
              <table:table-row>
                <table:table-cell table:style-name="Table3.A2" office:value-type="string">
                  <text:p text:style-name="P423">mat2x3</text:p>
                </table:table-cell>
                <table:table-cell table:style-name="Table3.B2" office:value-type="string">
                  <text:p text:style-name="P397">a single-precision floating-point matrix with 2 columns and 3 rows</text:p>
                </table:table-cell>
              </table:table-row>
              <table:table-row>
                <table:table-cell table:style-name="Table3.A2" office:value-type="string">
                  <text:p text:style-name="P423">mat2x4</text:p>
                </table:table-cell>
                <table:table-cell table:style-name="Table3.B2" office:value-type="string">
                  <text:p text:style-name="P397">a single-precision floating-point matrix with 2 columns and 4 rows</text:p>
                </table:table-cell>
              </table:table-row>
              <table:table-row>
                <table:table-cell table:style-name="Table3.A2" office:value-type="string">
                  <text:p text:style-name="P423">mat3x2</text:p>
                </table:table-cell>
                <table:table-cell table:style-name="Table3.B2" office:value-type="string">
                  <text:p text:style-name="P397">a single-precision floating-point matrix with 3 columns and 2 rows</text:p>
                </table:table-cell>
              </table:table-row>
              <table:table-row>
                <table:table-cell table:style-name="Table3.A2" office:value-type="string">
                  <text:p text:style-name="P423">mat3x3</text:p>
                </table:table-cell>
                <table:table-cell table:style-name="Table3.B2" office:value-type="string">
                  <text:p text:style-name="P397">same as a <text:span text:style-name="T1">mat3</text:span></text:p>
                </table:table-cell>
              </table:table-row>
              <table:table-row>
                <table:table-cell table:style-name="Table3.A2" office:value-type="string">
                  <text:p text:style-name="P423">mat3x4</text:p>
                </table:table-cell>
                <table:table-cell table:style-name="Table3.B2" office:value-type="string">
                  <text:p text:style-name="P397">a single-precision floating-point matrix with 3 columns and 4 rows</text:p>
                </table:table-cell>
              </table:table-row>
              <table:table-row>
                <table:table-cell table:style-name="Table3.A2" office:value-type="string">
                  <text:p text:style-name="P423">mat4x2</text:p>
                </table:table-cell>
                <table:table-cell table:style-name="Table3.B2" office:value-type="string">
                  <text:p text:style-name="P397">a single-precision floating-point matrix with 4 columns and 2 rows</text:p>
                </table:table-cell>
              </table:table-row>
              <table:table-row>
                <table:table-cell table:style-name="Table3.A2" office:value-type="string">
                  <text:p text:style-name="P423">mat4x3</text:p>
                </table:table-cell>
                <table:table-cell table:style-name="Table3.B2" office:value-type="string">
                  <text:p text:style-name="P397">a single-precision floating-point matrix with 4 columns and 3 rows</text:p>
                </table:table-cell>
              </table:table-row>
              <table:table-row>
                <table:table-cell table:style-name="Table3.A2" office:value-type="string">
                  <text:p text:style-name="P423">mat4x4</text:p>
                </table:table-cell>
                <table:table-cell table:style-name="Table3.B2" office:value-type="string">
                  <text:p text:style-name="P397">same as a <text:span text:style-name="T1">mat4</text:span></text:p>
                </table:table-cell>
              </table:table-row>
              <table:table-row>
                <table:table-cell table:style-name="Table3.A2" office:value-type="string">
                  <text:p text:style-name="P423">dmat2</text:p>
                </table:table-cell>
                <table:table-cell table:style-name="Table3.B2" office:value-type="string">
                  <text:p text:style-name="P397">a 2<text:span text:style-name="T227">×</text:span>2 double-precision floating-point matrix</text:p>
                </table:table-cell>
              </table:table-row>
              <table:table-row>
                <table:table-cell table:style-name="Table3.A2" office:value-type="string">
                  <text:p text:style-name="P423">dmat3</text:p>
                </table:table-cell>
                <table:table-cell table:style-name="Table3.B2" office:value-type="string">
                  <text:p text:style-name="P397">a 3<text:span text:style-name="T227">×</text:span>3 double-precision floating-point matrix</text:p>
                </table:table-cell>
              </table:table-row>
              <table:table-row>
                <table:table-cell table:style-name="Table3.A2" office:value-type="string">
                  <text:p text:style-name="P423">dmat4</text:p>
                </table:table-cell>
                <table:table-cell table:style-name="Table3.B2" office:value-type="string">
                  <text:p text:style-name="P397">a 4<text:span text:style-name="T227">×</text:span>4 double-precision floating-point matrix</text:p>
                </table:table-cell>
              </table:table-row>
              <table:table-row>
                <table:table-cell table:style-name="Table3.A2" office:value-type="string">
                  <text:p text:style-name="P423">dmat2x2</text:p>
                </table:table-cell>
                <table:table-cell table:style-name="Table3.B2" office:value-type="string">
                  <text:p text:style-name="P397">same as a <text:span text:style-name="T1">dmat2</text:span></text:p>
                </table:table-cell>
              </table:table-row>
              <table:table-row>
                <table:table-cell table:style-name="Table3.A2" office:value-type="string">
                  <text:p text:style-name="P423">dmat2x3</text:p>
                </table:table-cell>
                <table:table-cell table:style-name="Table3.B2" office:value-type="string">
                  <text:p text:style-name="P397">a double-precision floating-point matrix with 2 columns and 3 rows</text:p>
                </table:table-cell>
              </table:table-row>
              <table:table-row>
                <table:table-cell table:style-name="Table3.A2" office:value-type="string">
                  <text:p text:style-name="P423">dmat2x4</text:p>
                </table:table-cell>
                <table:table-cell table:style-name="Table3.B2" office:value-type="string">
                  <text:p text:style-name="P397">a double-precision floating-point matrix with 2 columns and 4 rows</text:p>
                </table:table-cell>
              </table:table-row>
              <table:table-row>
                <table:table-cell table:style-name="Table3.A2" office:value-type="string">
                  <text:p text:style-name="P423">dmat3x2</text:p>
                </table:table-cell>
                <table:table-cell table:style-name="Table3.B2" office:value-type="string">
                  <text:p text:style-name="P397">a double-precision floating-point matrix with 3 columns and 2 rows</text:p>
                </table:table-cell>
              </table:table-row>
              <table:table-row>
                <table:table-cell table:style-name="Table3.A2" office:value-type="string">
                  <text:p text:style-name="P423">dmat3x3</text:p>
                </table:table-cell>
                <table:table-cell table:style-name="Table3.B2" office:value-type="string">
                  <text:p text:style-name="P397">same as a <text:span text:style-name="T1">dmat3</text:span></text:p>
                </table:table-cell>
              </table:table-row>
              <table:table-row>
                <table:table-cell table:style-name="Table3.A2" office:value-type="string">
                  <text:p text:style-name="P423">dmat3x4</text:p>
                </table:table-cell>
                <table:table-cell table:style-name="Table3.B2" office:value-type="string">
                  <text:p text:style-name="P397">a double-precision floating-point matrix with 3 columns and 4 rows</text:p>
                </table:table-cell>
              </table:table-row>
              <table:table-row>
                <table:table-cell table:style-name="Table3.A2" office:value-type="string">
                  <text:p text:style-name="P423">dmat4x2</text:p>
                </table:table-cell>
                <table:table-cell table:style-name="Table3.B2" office:value-type="string">
                  <text:p text:style-name="P397">a double-precision floating-point matrix with 4 columns and 2 rows</text:p>
                </table:table-cell>
              </table:table-row>
              <table:table-row>
                <table:table-cell table:style-name="Table3.A2" office:value-type="string">
                  <text:p text:style-name="P423">dmat4x3</text:p>
                </table:table-cell>
                <table:table-cell table:style-name="Table3.B2" office:value-type="string">
                  <text:p text:style-name="P397">a double-precision floating-point matrix with 4 columns and 3 rows</text:p>
                </table:table-cell>
              </table:table-row>
              <table:table-row>
                <table:table-cell table:style-name="Table3.A2" office:value-type="string">
                  <text:p text:style-name="P423">dmat4x4</text:p>
                </table:table-cell>
                <table:table-cell table:style-name="Table3.B2" office:value-type="string">
                  <text:p text:style-name="P397">same as a <text:span text:style-name="T1">dmat4</text:span></text:p>
                </table:table-cell>
              </table:table-row>
            </table:table>
            <text:p text:style-name="Text_20_body"/>
            <text:p text:style-name="P17">Floating-Point Opaque Types</text:p>
            <table:table table:name="Table22" table:style-name="Table22">
              <table:table-column table:style-name="Table22.A"/>
              <table:table-column table:style-name="Table22.B"/>
              <table:table-header-rows>
                <table:table-row>
                  <table:table-cell table:style-name="Table22.A1" office:value-type="string">
                    <text:p text:style-name="P422">Type</text:p>
                  </table:table-cell>
                  <table:table-cell table:style-name="Table22.B1" office:value-type="string">
                    <text:p text:style-name="P396">Meaning</text:p>
                  </table:table-cell>
                </table:table-row>
              </table:table-header-rows>
              <table:table-row>
                <table:table-cell table:style-name="Table22.A2" office:value-type="string">
                  <text:p text:style-name="P423">sampler1D<text:line-break/>image1D</text:p>
                </table:table-cell>
                <table:table-cell table:style-name="Table22.B2" office:value-type="string">
                  <text:p text:style-name="P397">a handle for accessing a 1D texture</text:p>
                </table:table-cell>
              </table:table-row>
              <table:table-row>
                <table:table-cell table:style-name="Table22.A2" office:value-type="string">
                  <text:p text:style-name="P423">sampler2D<text:line-break/>image2D</text:p>
                </table:table-cell>
                <table:table-cell table:style-name="Table22.B2" office:value-type="string">
                  <text:p text:style-name="P397">a handle for accessing a 2D texture</text:p>
                </table:table-cell>
              </table:table-row>
              <table:table-row>
                <table:table-cell table:style-name="Table22.A2" office:value-type="string">
                  <text:p text:style-name="P423">sampler3D<text:line-break/>image3D</text:p>
                </table:table-cell>
                <table:table-cell table:style-name="Table22.B2" office:value-type="string">
                  <text:p text:style-name="P397">a handle for accessing a 3D texture</text:p>
                </table:table-cell>
              </table:table-row>
              <table:table-row>
                <table:table-cell table:style-name="Table22.A2" office:value-type="string">
                  <text:p text:style-name="P423">samplerCube<text:line-break/>imageCube</text:p>
                </table:table-cell>
                <table:table-cell table:style-name="Table22.B2" office:value-type="string">
                  <text:p text:style-name="P397">a handle for accessing a cube mapped texture</text:p>
                </table:table-cell>
              </table:table-row>
              <table:table-row>
                <table:table-cell table:style-name="Table22.A2" office:value-type="string">
                  <text:p text:style-name="P423">sampler2DRect<text:line-break/>image2DRect</text:p>
                </table:table-cell>
                <table:table-cell table:style-name="Table22.B2" office:value-type="string">
                  <text:p text:style-name="P397">a handle for accessing a rectangle texture</text:p>
                </table:table-cell>
              </table:table-row>
              <table:table-row>
                <table:table-cell table:style-name="Table22.A2" office:value-type="string">
                  <text:p text:style-name="P423">sampler1DArray<text:line-break/>image1DArray</text:p>
                </table:table-cell>
                <table:table-cell table:style-name="Table22.B2" office:value-type="string">
                  <text:p text:style-name="P397">a handle for accessing a 1D array texture</text:p>
                </table:table-cell>
              </table:table-row>
              <table:table-row>
                <table:table-cell table:style-name="Table22.A2" office:value-type="string">
                  <text:p text:style-name="P423">sampler2DArray<text:line-break/>image2DArray</text:p>
                </table:table-cell>
                <table:table-cell table:style-name="Table22.B2" office:value-type="string">
                  <text:p text:style-name="P397">a handle for accessing a 2D array texture</text:p>
                </table:table-cell>
              </table:table-row>
              <table:table-row>
                <table:table-cell table:style-name="Table22.A2" office:value-type="string">
                  <text:p text:style-name="P423">samplerBuffer<text:line-break/>imageBuffer</text:p>
                </table:table-cell>
                <table:table-cell table:style-name="Table22.B2" office:value-type="string">
                  <text:p text:style-name="P397">a handle for accessing a buffer texture</text:p>
                </table:table-cell>
              </table:table-row>
              <table:table-row>
                <table:table-cell table:style-name="Table22.A2" office:value-type="string">
                  <text:p text:style-name="P423">sampler2DMS<text:line-break/>image2DMS</text:p>
                </table:table-cell>
                <table:table-cell table:style-name="Table22.B2" office:value-type="string">
                  <text:p text:style-name="P397">a handle for accessing a 2D multi-sample texture</text:p>
                </table:table-cell>
              </table:table-row>
              <table:table-row>
                <table:table-cell table:style-name="Table22.A2" office:value-type="string">
                  <text:p text:style-name="P423">sampler2DMSArray<text:line-break/>image2DMSArray</text:p>
                </table:table-cell>
                <table:table-cell table:style-name="Table22.B2" office:value-type="string">
                  <text:p text:style-name="P397">a handle for accessing a 2D multi-sample array texture</text:p>
                </table:table-cell>
              </table:table-row>
              <table:table-row>
                <table:table-cell table:style-name="Table22.A2" office:value-type="string">
                  <text:p text:style-name="P423">samplerCubeArray<text:line-break/>imageCubeArray</text:p>
                </table:table-cell>
                <table:table-cell table:style-name="Table22.B2" office:value-type="string">
                  <text:p text:style-name="P398">a handle for accessing a cube map array texture</text:p>
                </table:table-cell>
              </table:table-row>
              <table:table-row>
                <table:table-cell table:style-name="Table22.A2" office:value-type="string">
                  <text:p text:style-name="P423">sampler1DShadow</text:p>
                </table:table-cell>
                <table:table-cell table:style-name="Table22.B2" office:value-type="string">
                  <text:p text:style-name="P397">a handle for accessing a 1D depth texture with comparison</text:p>
                </table:table-cell>
              </table:table-row>
              <table:table-row>
                <table:table-cell table:style-name="Table22.A2" office:value-type="string">
                  <text:p text:style-name="P423">sampler2DShadow</text:p>
                </table:table-cell>
                <table:table-cell table:style-name="Table22.B2" office:value-type="string">
                  <text:p text:style-name="P397">a handle for accessing a 2D depth texture with comparison</text:p>
                </table:table-cell>
              </table:table-row>
              <table:table-row>
                <table:table-cell table:style-name="Table22.A2" office:value-type="string">
                  <text:p text:style-name="P423">sampler2DRectShadow</text:p>
                </table:table-cell>
                <table:table-cell table:style-name="Table22.B2" office:value-type="string">
                  <text:p text:style-name="P397">a handle for accessing a rectangle texture with comparison</text:p>
                </table:table-cell>
              </table:table-row>
              <table:table-row>
                <table:table-cell table:style-name="Table22.A2" office:value-type="string">
                  <text:p text:style-name="P423">sampler1DArrayShadow</text:p>
                </table:table-cell>
                <table:table-cell table:style-name="Table22.B2" office:value-type="string">
                  <text:p text:style-name="P397">a handle for accessing a 1D array depth texture with comparison</text:p>
                </table:table-cell>
              </table:table-row>
              <table:table-row>
                <table:table-cell table:style-name="Table22.A2" office:value-type="string">
                  <text:p text:style-name="P423">sampler2DArrayShadow</text:p>
                </table:table-cell>
                <table:table-cell table:style-name="Table22.B2" office:value-type="string">
                  <text:p text:style-name="P397">a handle for accessing a 2D array depth texture with comparison</text:p>
                </table:table-cell>
              </table:table-row>
              <table:table-row>
                <table:table-cell table:style-name="Table22.A2" office:value-type="string">
                  <text:p text:style-name="P423">samplerCubeShadow</text:p>
                </table:table-cell>
                <table:table-cell table:style-name="Table22.B2" office:value-type="string">
                  <text:p text:style-name="P398">a handle for accessing a cube map depth texture with comparison</text:p>
                </table:table-cell>
              </table:table-row>
              <table:table-row table:style-name="Table22.19">
                <table:table-cell table:style-name="Table22.A2" office:value-type="string">
                  <text:p text:style-name="P423">samplerCubeArrayShadow</text:p>
                </table:table-cell>
                <table:table-cell table:style-name="Table22.B2" office:value-type="string">
                  <text:p text:style-name="P425"><text:span text:style-name="T132">a </text:span><text:span text:style-name="T43">handle for accessing a cube map array depth texture with comparison</text:span></text:p>
                </table:table-cell>
              </table:table-row>
            </table:table>
            <text:p text:style-name="Text_20_body"/>
            <text:p text:style-name="P17">Signed Integer Opaque Types</text:p>
            <table:table table:name="Table23" table:style-name="Table23">
              <table:table-column table:style-name="Table23.A"/>
              <table:table-column table:style-name="Table23.B"/>
              <table:table-header-rows>
                <table:table-row>
                  <table:table-cell table:style-name="Table23.A1" office:value-type="string">
                    <text:p text:style-name="P422">Type</text:p>
                  </table:table-cell>
                  <table:table-cell table:style-name="Table23.B1" office:value-type="string">
                    <text:p text:style-name="P396">Meaning</text:p>
                  </table:table-cell>
                </table:table-row>
              </table:table-header-rows>
              <table:table-row>
                <table:table-cell table:style-name="Table23.A2" office:value-type="string">
                  <text:p text:style-name="P423">isampler1D<text:line-break/>iimage1D</text:p>
                </table:table-cell>
                <table:table-cell table:style-name="Table23.B2" office:value-type="string">
                  <text:p text:style-name="P397">a handle for accessing an integer 1D texture</text:p>
                </table:table-cell>
              </table:table-row>
              <table:table-row>
                <table:table-cell table:style-name="Table23.A2" office:value-type="string">
                  <text:p text:style-name="P423">isampler2D<text:line-break/>iimage2D</text:p>
                </table:table-cell>
                <table:table-cell table:style-name="Table23.B2" office:value-type="string">
                  <text:p text:style-name="P397">a handle for accessing an integer 2D texture</text:p>
                </table:table-cell>
              </table:table-row>
              <table:table-row>
                <table:table-cell table:style-name="Table23.A2" office:value-type="string">
                  <text:p text:style-name="P423">isampler3D<text:line-break/>iimage3D</text:p>
                </table:table-cell>
                <table:table-cell table:style-name="Table23.B2" office:value-type="string">
                  <text:p text:style-name="P397">a handle for accessing an integer 3D texture</text:p>
                </table:table-cell>
              </table:table-row>
              <table:table-row>
                <table:table-cell table:style-name="Table23.A2" office:value-type="string">
                  <text:p text:style-name="P423">isamplerCube<text:line-break/>iimageCube</text:p>
                </table:table-cell>
                <table:table-cell table:style-name="Table23.B2" office:value-type="string">
                  <text:p text:style-name="P397">a handle for accessing an integer cube mapped texture</text:p>
                </table:table-cell>
              </table:table-row>
              <table:table-row>
                <table:table-cell table:style-name="Table23.A2" office:value-type="string">
                  <text:p text:style-name="P423">isampler2DRect<text:line-break/>iimage2DRect</text:p>
                </table:table-cell>
                <table:table-cell table:style-name="Table23.B2" office:value-type="string">
                  <text:p text:style-name="P397">a handle for accessing an integer 2D rectangle texture </text:p>
                </table:table-cell>
              </table:table-row>
              <table:table-row>
                <table:table-cell table:style-name="Table23.A2" office:value-type="string">
                  <text:p text:style-name="P423">isampler1DArray<text:line-break/>iimage1DArray</text:p>
                </table:table-cell>
                <table:table-cell table:style-name="Table23.B2" office:value-type="string">
                  <text:p text:style-name="P397">a handle for accessing an integer 1D array texture</text:p>
                </table:table-cell>
              </table:table-row>
              <table:table-row>
                <table:table-cell table:style-name="Table23.A2" office:value-type="string">
                  <text:p text:style-name="P423">isampler2DArray<text:line-break/>iimage2DArray</text:p>
                </table:table-cell>
                <table:table-cell table:style-name="Table23.B2" office:value-type="string">
                  <text:p text:style-name="P397">a handle for accessing an integer 2D array texture</text:p>
                </table:table-cell>
              </table:table-row>
              <table:table-row>
                <table:table-cell table:style-name="Table23.A2" office:value-type="string">
                  <text:p text:style-name="P423">isamplerBuffer<text:line-break/>iimageBuffer</text:p>
                </table:table-cell>
                <table:table-cell table:style-name="Table23.B2" office:value-type="string">
                  <text:p text:style-name="P397">a handle for accessing an integer buffer texture</text:p>
                </table:table-cell>
              </table:table-row>
              <table:table-row>
                <table:table-cell table:style-name="Table23.A2" office:value-type="string">
                  <text:p text:style-name="P423">isampler2DMS<text:line-break/>iimage2DMS</text:p>
                </table:table-cell>
                <table:table-cell table:style-name="Table23.B2" office:value-type="string">
                  <text:p text:style-name="P397">a handle for accessing an integer 2D multi-sample texture</text:p>
                </table:table-cell>
              </table:table-row>
              <table:table-row>
                <table:table-cell table:style-name="Table23.A2" office:value-type="string">
                  <text:p text:style-name="P423">isampler2DMSArray<text:line-break/>iimage2DMSArray</text:p>
                </table:table-cell>
                <table:table-cell table:style-name="Table23.B2" office:value-type="string">
                  <text:p text:style-name="P397">a handle for accessing an integer 2D multi-sample array texture</text:p>
                </table:table-cell>
              </table:table-row>
              <table:table-row>
                <table:table-cell table:style-name="Table23.A2" office:value-type="string">
                  <text:p text:style-name="P423">isamplerCubeArray<text:line-break/>iimageCubeArray</text:p>
                </table:table-cell>
                <table:table-cell table:style-name="Table23.B2" office:value-type="string">
                  <text:p text:style-name="P399"><text:span text:style-name="T133">a handle for accessing an integer cube map </text:span><text:span text:style-name="T43">array texture</text:span></text:p>
                </table:table-cell>
              </table:table-row>
            </table:table>
            <text:p text:style-name="Text_20_body"/>
            <text:p text:style-name="P17">Unsigned Integer Opaque Types</text:p>
            <table:table table:name="Table25" table:style-name="Table25">
              <table:table-column table:style-name="Table25.A"/>
              <table:table-column table:style-name="Table25.B"/>
              <table:table-header-rows>
                <table:table-row>
                  <table:table-cell table:style-name="Table25.A1" office:value-type="string">
                    <text:p text:style-name="P422">Type</text:p>
                  </table:table-cell>
                  <table:table-cell table:style-name="Table25.B1" office:value-type="string">
                    <text:p text:style-name="P396">Meaning</text:p>
                  </table:table-cell>
                </table:table-row>
              </table:table-header-rows>
              <table:table-row>
                <table:table-cell table:style-name="Table25.A2" office:value-type="string">
                  <text:p text:style-name="P423">atomic_uint</text:p>
                </table:table-cell>
                <table:table-cell table:style-name="Table25.B2" office:value-type="string">
                  <text:p text:style-name="P397">a handle for accessing an unsigned integer atomic counter</text:p>
                </table:table-cell>
              </table:table-row>
              <table:table-row>
                <table:table-cell table:style-name="Table25.A2" office:value-type="string">
                  <text:p text:style-name="P423">usampler1D<text:line-break/>uimage1D</text:p>
                </table:table-cell>
                <table:table-cell table:style-name="Table25.B2" office:value-type="string">
                  <text:p text:style-name="P397">a handle for accessing an unsigned integer 1D texture</text:p>
                </table:table-cell>
              </table:table-row>
              <table:table-row>
                <table:table-cell table:style-name="Table25.A2" office:value-type="string">
                  <text:p text:style-name="P423">usampler2D<text:line-break/>uimage2D</text:p>
                </table:table-cell>
                <table:table-cell table:style-name="Table25.B2" office:value-type="string">
                  <text:p text:style-name="P397">a handle for accessing an unsigned integer 2D texture</text:p>
                </table:table-cell>
              </table:table-row>
              <table:table-row>
                <table:table-cell table:style-name="Table25.A2" office:value-type="string">
                  <text:p text:style-name="P423">usampler3D<text:line-break/>uimage3D</text:p>
                </table:table-cell>
                <table:table-cell table:style-name="Table25.B2" office:value-type="string">
                  <text:p text:style-name="P397">a handle for accessing an unsigned integer 3D texture</text:p>
                </table:table-cell>
              </table:table-row>
              <table:table-row>
                <table:table-cell table:style-name="Table25.A2" office:value-type="string">
                  <text:p text:style-name="P423">usamplerCube<text:line-break/>uimageCube</text:p>
                </table:table-cell>
                <table:table-cell table:style-name="Table25.B2" office:value-type="string">
                  <text:p text:style-name="P397">a handle for accessing an unsigned integer cube mapped texture</text:p>
                </table:table-cell>
              </table:table-row>
              <table:table-row>
                <table:table-cell table:style-name="Table25.A2" office:value-type="string">
                  <text:p text:style-name="P423">usampler2DRect<text:line-break/>uimage2DRect</text:p>
                </table:table-cell>
                <table:table-cell table:style-name="Table25.B2" office:value-type="string">
                  <text:p text:style-name="P397">a handle for accessing an unsigned integer rectangle texture</text:p>
                </table:table-cell>
              </table:table-row>
              <table:table-row>
                <table:table-cell table:style-name="Table25.A2" office:value-type="string">
                  <text:p text:style-name="P423">usampler1DArray<text:line-break/>uimage1DArray</text:p>
                </table:table-cell>
                <table:table-cell table:style-name="Table25.B2" office:value-type="string">
                  <text:p text:style-name="P397">a handle for accessing an unsigned integer 1D array texture</text:p>
                </table:table-cell>
              </table:table-row>
              <table:table-row>
                <table:table-cell table:style-name="Table25.A2" office:value-type="string">
                  <text:p text:style-name="P423">usampler2DArray<text:line-break/>uimage2DArray</text:p>
                </table:table-cell>
                <table:table-cell table:style-name="Table25.B2" office:value-type="string">
                  <text:p text:style-name="P397">a handle for accessing an unsigned integer 2D array texture</text:p>
                </table:table-cell>
              </table:table-row>
              <table:table-row>
                <table:table-cell table:style-name="Table25.A2" office:value-type="string">
                  <text:p text:style-name="P423">usamplerBuffer<text:line-break/>uimageBuffer</text:p>
                </table:table-cell>
                <table:table-cell table:style-name="Table25.B2" office:value-type="string">
                  <text:p text:style-name="P397">a handle for accessing an unsigned integer buffer texture</text:p>
                </table:table-cell>
              </table:table-row>
              <table:table-row>
                <table:table-cell table:style-name="Table25.A2" office:value-type="string">
                  <text:p text:style-name="P423">usampler2DMS<text:line-break/>uimage2DMS</text:p>
                </table:table-cell>
                <table:table-cell table:style-name="Table25.B2" office:value-type="string">
                  <text:p text:style-name="P397">a handle for accessing an unsigned integer 2D multi-sample texture</text:p>
                </table:table-cell>
              </table:table-row>
              <table:table-row>
                <table:table-cell table:style-name="Table25.A2" office:value-type="string">
                  <text:p text:style-name="P423">usampler2DMSArray<text:line-break/>uimage2DMSArray</text:p>
                </table:table-cell>
                <table:table-cell table:style-name="Table25.B2" office:value-type="string">
                  <text:p text:style-name="P397">a handle for accessing an unsigned integer 2D multi-sample texture array</text:p>
                </table:table-cell>
              </table:table-row>
              <table:table-row>
                <table:table-cell table:style-name="Table25.A2" office:value-type="string">
                  <text:p text:style-name="P424">usamplerCubeArray<text:line-break/>uimageCubeArray</text:p>
                </table:table-cell>
                <table:table-cell table:style-name="Table25.B2" office:value-type="string">
                  <text:p text:style-name="P399"><text:span text:style-name="T133">a handle for accessing an unsigned integer </text:span><text:span text:style-name="T43">cube map array texture</text:span></text:p>
                </table:table-cell>
              </table:table-row>
            </table:table>
            <text:p text:style-name="Standard"/>
            <text:p text:style-name="Text_20_body">In addition, a shader can aggregate these basic types using arrays and structures to build more complex types.</text:p>
            <text:p text:style-name="Text_20_body">There are no pointer types.</text:p>
            <text:h text:style-name="Heading_20_3" text:outline-level="3"><text:bookmark-start text:name="__RefHeading__82060_4869708051"/>Void<text:bookmark-end text:name="__RefHeading__82060_4869708051"/></text:h>
            <text:p text:style-name="Text_20_body"><text:span text:style-name="T33">Functions that do not return a value must be declared as </text:span><text:span text:style-name="T35">void</text:span><text:span text:style-name="T33">. <text:s/>There is no default function return type. <text:s/>The keyword </text:span><text:span text:style-name="T35">void</text:span><text:span text:style-name="T33"> cannot be used in any other declarations (except for empty formal or actual parameter lists), or a compile-time error results.</text:span></text:p>
            <text:h text:style-name="Heading_20_3" text:outline-level="3"><text:bookmark-start text:name="__RefHeading__82062_4869708051"/>Booleans<text:bookmark-end text:name="__RefHeading__82062_4869708051"/></text:h>
            <text:p text:style-name="Text_20_body"><text:span text:style-name="T33">To make conditional execution of code easier to express, the type </text:span><text:span text:style-name="T35">bool</text:span><text:span text:style-name="T33"> is supported. <text:s/>There is no expectation that hardware directly supports variables of this type. <text:s/>It is a genuine Boolean type, holding only one of two values meaning either true or false. <text:s/>Two keywords </text:span><text:span text:style-name="T35">true</text:span><text:span text:style-name="T33"> and </text:span><text:span text:style-name="T35">false</text:span><text:span text:style-name="T33"> can be used as literal Boolean constants. Booleans are declared and optionally initialized as in the follow example:</text:span></text:p>
            <text:p text:style-name="Code">bool success; <text:s text:c="5"/>// declare “success” to be a Boolean</text:p>
            <text:p text:style-name="Code">bool done = false; // declare and initialize “done”</text:p>
            <text:p text:style-name="P28"/>
            <text:p text:style-name="Text_20_body"><text:span text:style-name="T27">The right side of the assignment operator ( </text:span><text:span text:style-name="T28">= </text:span><text:span text:style-name="T33">) must be an expression whose type is </text:span><text:span text:style-name="T35">bool</text:span><text:span text:style-name="T33">. <text:s/></text:span></text:p>
            <text:p text:style-name="Text_20_body"><text:span text:style-name="T33">Expressions used for conditional jumps (</text:span><text:span text:style-name="T35">if, for, ?:, while, do-while</text:span><text:span text:style-name="T33">) must evaluate to the type </text:span><text:span text:style-name="T35">bool</text:span><text:span text:style-name="T33">.</text:span></text:p>
            <text:h text:style-name="Heading_20_3" text:outline-level="3"><text:bookmark-start text:name="__RefHeading__82064_4869708051"/>Integers<text:bookmark-end text:name="__RefHeading__82064_4869708051"/></text:h>
            <text:p text:style-name="Text_20_body">Signed and unsigned integer variables are fully supported. <text:s/>In this document, the term <text:span text:style-name="T19">integer </text:span><text:span text:style-name="T20">is meant to generally include both signed and unsigned integers. <text:s/></text:span>Unsigned integers have exactly 32 bits of precision. <text:s/>Signed integers use 32 bits, including a sign bit, in two's complement form. <text:s/>Addition, subtraction, and shift operations resulting in overflow or underflow will not cause any exception, nor will they saturate, rather they will “wrap” to yield the low-order 32 bits of the result. Division and multiplication operations resulting in overflow or underflow will not cause any exception but will result in an undefined value.</text:p>
            <text:p text:style-name="Text_20_body">Integers are declared and optionally initialized with integer expressions, as in the following example:</text:p>
            <text:p text:style-name="Code">int i, j = 42; <text:s/>// default integer literal type is <text:span text:style-name="T1">int</text:span></text:p>
            <text:p text:style-name="P65">uint k = 3u; <text:s text:c="3"/>// “u” establishes the type as <text:span text:style-name="T1">uint</text:span></text:p>
            <text:p text:style-name="P28"/>
            <text:p text:style-name="P47"><text:span text:style-name="T27">Literal integer constants can be expressed in decimal (base 10), octal (base 8), or hexadec</text:span><text:span text:style-name="T33">imal (base 16) as follows.</text:span></text:p>
            <text:p text:style-name="P48">integer-constant :<text:line-break/>decimal-constant integer-suffix<text:span text:style-name="T46">opt</text:span><text:line-break/>octal-constant integer-suffix<text:span text:style-name="T46">opt</text:span><text:line-break/>hexadecimal-constant <text:s/>integer-suffix<text:span text:style-name="T46">opt</text:span></text:p>
            <text:p text:style-name="P48">integer-suffix: <text:span text:style-name="T20">one of</text:span><text:line-break/><text:span text:style-name="T7">u <text:s/>U</text:span></text:p>
            <text:p text:style-name="P48">decimal-constant :<text:line-break/>nonzero-digit<text:line-break/>decimal-constant digit</text:p>
            <text:p text:style-name="P66"><text:span text:style-name="T38">octal-constant :<text:line-break/></text:span><text:span text:style-name="T35">0<text:line-break/></text:span><text:span text:style-name="T38">octal-constant octal-digit</text:span></text:p>
            <text:p text:style-name="P67"><text:span text:style-name="T19">hexadecimal-constant :<text:line-break/></text:span>0x<text:span text:style-name="T19"> hexadecimal-digit<text:line-break/></text:span>0X<text:span text:style-name="T19"> hexadecimal-digit<text:line-break/>hexadecimal-constant hexadecimal-digit</text:span></text:p>
            <text:p text:style-name="P66"><text:span text:style-name="T38">digit :<text:line-break/></text:span><text:span text:style-name="T35">0<text:line-break/></text:span><text:span text:style-name="T38">nonzero-digit</text:span></text:p>
            <text:p text:style-name="P66"><text:span text:style-name="T38">nonzero-digit : </text:span><text:span text:style-name="T33">one of<text:line-break/></text:span><text:span text:style-name="T35">1 2 3 4 5 6 7 8 9</text:span></text:p>
            <text:p text:style-name="P66"><text:span text:style-name="T47">octal-digit</text:span><text:span text:style-name="T35"> : </text:span><text:span text:style-name="T33">one of<text:line-break/></text:span><text:span text:style-name="T35">0 1 2 3 4 5 6 7</text:span></text:p>
            <text:p text:style-name="P68"><text:span text:style-name="T47">hexadecimal-digit</text:span><text:span text:style-name="T35"> :</text:span><text:span text:style-name="T33"> one of<text:line-break/></text:span><text:span text:style-name="T35">0 1 2 3 4 5 6 7 8 9<text:line-break/>a b c d e f<text:line-break/>A B C D E F</text:span></text:p>
            <text:p text:style-name="Text_20_body">No white space is allowed between the digits of an integer constant, including after the leading <text:span text:style-name="T1">0</text:span> or after the leading <text:span text:style-name="T1">0x</text:span> or <text:span text:style-name="T1">0X</text:span> of a constant, or before the suffix<text:span text:style-name="T1"> u</text:span><text:span text:style-name="T2"> or</text:span><text:span text:style-name="T1"> U</text:span><text:span text:style-name="T2">.</text:span><text:span text:style-name="T1"> <text:s/></text:span><text:span text:style-name="T2">When tokenizing, the maximal token matching the above will be recognized before a new token is started.</text:span><text:span text:style-name="T1"> <text:s/></text:span><text:span text:style-name="T2">When the suffix </text:span><text:span text:style-name="T1">u </text:span><text:span text:style-name="T2">or </text:span><text:span text:style-name="T1">U </text:span><text:span text:style-name="T2">is present, the literal has type </text:span><text:span text:style-name="T1">uint</text:span><text:span text:style-name="T2">,</text:span><text:span text:style-name="T1"> </text:span><text:span text:style-name="T2">otherwise the type is </text:span><text:span text:style-name="T1">int</text:span><text:span text:style-name="T2">. <text:s/>A</text:span> leading unary minus sign (-) is interpreted as an arithmetic unary negation, not as part of the constant. <text:s/>Hence, literals themselves are always expressed with non-negative syntax, though they could result in a negative value.</text:p>
            <text:p text:style-name="Text_20_body">It is a compile-time error to provide a literal integer whose bit pattern cannot fit in 32 bits. <text:s/>The bit pattern of the literal is always used unmodified. <text:s/>So a signed literal whose bit pattern includes a set sign bit creates a negative value. <text:s/>For example,</text:p>
            <text:p text:style-name="Code">int <text:s/>a = 0xffffffff; <text:s/>// 32 bits, a gets the value -1</text:p>
            <text:p text:style-name="Code">int <text:s/>b = 0xffffffffU; // ERROR: can't convert uint to int</text:p>
            <text:p text:style-name="Code">uint c = 0xffffffff; <text:s/>// 32 bits, c gets the value 0xFFFFFFFF</text:p>
            <text:p text:style-name="Code">uint d = 0xffffffffU; // 32 bits, d gets the value 0xFFFFFFFF</text:p>
            <text:p text:style-name="Code">int <text:s/>e = -1; <text:s text:c="9"/>// the literal is “1”, then negation is performed,</text:p>
            <text:p text:style-name="Code"><text:s text:c="22"/>// <text:s text:c="2"/>and the resulting non-literal 32-bit signed </text:p>
            <text:p text:style-name="Code"><text:s text:c="22"/>// <text:s text:c="2"/>bit pattern of 0xFFFFFFFF is assigned, giving e </text:p>
            <text:p text:style-name="Code"><text:s text:c="22"/>// <text:s text:c="2"/>the value of -1.</text:p>
            <text:p text:style-name="Code">uint f = -1u; <text:s text:c="8"/>// the literal is “1u”, then negation is performed,</text:p>
            <text:p text:style-name="Code"><text:s text:c="22"/>// <text:s text:c="2"/>and the resulting non-literal 32-bit unsigned </text:p>
            <text:p text:style-name="Code"><text:s text:c="22"/>// <text:s text:c="2"/>bit pattern of 0xFFFFFFFF is assigned, giving f </text:p>
            <text:p text:style-name="Code"><text:s text:c="22"/>// <text:s text:c="2"/>the value of 0xFFFFFFFF.</text:p>
            <text:p text:style-name="Code">int <text:s/>g = 3000000000; <text:s/>// a signed decimal literal taking 32 bits,</text:p>
            <text:p text:style-name="Code"><text:s text:c="22"/>// <text:s text:c="2"/>setting the sign bit, g gets -1294967296</text:p>
            <text:p text:style-name="Code">int <text:s/>h = 0xA0000000; <text:s/>// okay, 32-bit signed hexadecimal</text:p>
            <text:p text:style-name="Code">int <text:s/>i = 5000000000; <text:s/>// ERROR: needs more than 32 bits</text:p>
            <text:p text:style-name="Code">int <text:s/>j = 0xFFFFFFFFF; // ERROR: needs more than 32 bits</text:p>
            <text:p text:style-name="Code">int <text:s/>k = 0x80000000; <text:s/>// k gets -2147483648 == 0x80000000</text:p>
            <text:p text:style-name="Code">int <text:s/>l = 2147483648; <text:s/>// l gets -2147483648 (the literal set the sign bit)</text:p>
            <text:p text:style-name="Text_20_body"/>
            <text:p text:style-name="Text_20_body">Despite all these examples initializing variables, literals are recognized and given values and types independently of their context.</text:p>
            <text:h text:style-name="P69" text:outline-level="3"><text:bookmark-start text:name="__RefHeading__30948_9494829411"/><text:bookmark-start text:name="__RefHeading__31603_9819240031"/><text:bookmark-start text:name="__RefHeading__31453_9819240031"/><text:bookmark-start text:name="__RefHeading__29999_9819240031"/><text:bookmark-start text:name="__RefHeading__82066_4869708051"/><text:bookmark-start text:name="__RefHeading__113032_6501994531"/><text:bookmark-start text:name="__RefHeading__114491_6501994531"/><text:bookmark-start text:name="__RefHeading__32257_10129843641"/><text:bookmark-start text:name="__RefHeading__32271_10129843641"/><text:bookmark-start text:name="__RefHeading__55393_17289392001"/><text:bookmark-start text:name="__RefHeading__55543_17289392001"/>Floating-Point Variables<text:bookmark-end text:name="__RefHeading__30948_9494829411"/><text:bookmark-end text:name="__RefHeading__31603_9819240031"/><text:bookmark-end text:name="__RefHeading__31453_9819240031"/><text:bookmark-end text:name="__RefHeading__29999_9819240031"/><text:bookmark-end text:name="__RefHeading__82066_4869708051"/><text:bookmark-end text:name="__RefHeading__113032_6501994531"/><text:bookmark-end text:name="__RefHeading__114491_6501994531"/><text:bookmark-end text:name="__RefHeading__32257_10129843641"/><text:bookmark-end text:name="__RefHeading__32271_10129843641"/><text:bookmark-end text:name="__RefHeading__55393_17289392001"/><text:bookmark-end text:name="__RefHeading__55543_17289392001"/></text:h>
            <text:p text:style-name="Text_20_body">Single-precision and double-precision floating point variables are available for use in a variety of scalar calculations. <text:s/>Generally, the term <text:span text:style-name="T19">floating-point </text:span><text:span text:style-name="T20">will refer to both single- and double-precision floating point. <text:s/></text:span>Floating-point variables are defined as in the following examples:</text:p>
            <text:p text:style-name="Code">float a, b = 1.5; <text:s text:c="4"/>// single-precision floating-point</text:p>
            <text:p text:style-name="Code">double c, d = 2.0LF; <text:s/>// double-precision floating-point</text:p>
            <text:p text:style-name="P28"/>
            <text:p text:style-name="Text_20_body">As an input value to one of the processing units, a single-precision or double-precision floating-point variable is expected to match the corresponding IEEE 754 floating-point definition for precision and dynamic range. <text:s/>Floating-point variables within a shader are also encoded according to the IEEE 754 specification for single-precision floating-point values (logically, not necessarily physically). <text:s/>While encodings are logically IEEE 754, operations (addition, multiplication, etc.) are not necessarily performed as required by IEEE 754. <text:s/>See section 4.7.1 “Range and Precision” for more details on precision and usage of NaNs (Not a Number) and Infs (positive or negative infinities). <text:s text:c="3"/></text:p>
            <text:p text:style-name="P17">Floating-point constants are defined as follows.</text:p>
            <text:p text:style-name="P70"><text:span text:style-name="T29">floating-constant :<text:line-break/>fractional-constant exponent-part</text:span><text:span text:style-name="T48">opt <text:s/></text:span><text:span text:style-name="T49">floating-suffix</text:span><text:span text:style-name="T50">opt</text:span><text:span text:style-name="T48"> <text:line-break/></text:span><text:span text:style-name="T29">digit-sequence exponent-part floating-suffix</text:span><text:span text:style-name="T50">opt</text:span></text:p>
            <text:p text:style-name="P70"><text:span text:style-name="T29">fractional-constant :<text:line-break/>digit-sequence</text:span><text:span text:style-name="T51"> .</text:span><text:span text:style-name="T29"> digit-sequence<text:line-break/>digit-sequence</text:span><text:span text:style-name="T51"> .<text:line-break/>.</text:span><text:span text:style-name="T29"> digit-sequence</text:span></text:p>
            <text:p text:style-name="P70"><text:span text:style-name="T29">exponent-part :<text:line-break/></text:span><text:span text:style-name="T51">e</text:span><text:span text:style-name="T29"> sign</text:span><text:span text:style-name="T48">opt</text:span><text:span text:style-name="T29"> digit-sequence<text:line-break/></text:span><text:span text:style-name="T51">E</text:span><text:span text:style-name="T29"> sign</text:span><text:span text:style-name="T48">opt</text:span><text:span text:style-name="T29"> digit-sequence</text:span></text:p>
            <text:p text:style-name="P70"><text:span text:style-name="T29">sign : </text:span><text:span text:style-name="T27">one of<text:line-break/></text:span><text:span text:style-name="T28">+ –</text:span></text:p>
            <text:p text:style-name="P71">digit-sequence :<text:line-break/>digit<text:line-break/>digit-sequence digit</text:p>
            <text:p text:style-name="P71">floating-suffix: <text:span text:style-name="T20">one of<text:line-break/></text:span><text:span text:style-name="T7">f <text:s/>F <text:s/>lf <text:s/>LF</text:span></text:p>
            <text:p text:style-name="Text_20_body"><text:span text:style-name="T27">A decimal point ( </text:span><text:span text:style-name="T28">.</text:span><text:span text:style-name="T27"> ) is not needed if the exponent part is present. <text:s/>No white space may appear anywhere within a floating-point constant, including before a suffix. <text:s/></text:span><text:span text:style-name="T11">When tokenizing, the maximal token matching the above will be recognized before a new token is started. <text:s/></text:span><text:span text:style-name="T18">When the suffix "lf" or "LF" is present, the literal has type </text:span><text:span text:style-name="T52">double</text:span><text:span text:style-name="T18">. <text:s/>Otherwise, the literal has type </text:span><text:span text:style-name="T52">float</text:span><text:span text:style-name="T18">. <text:s/></text:span><text:span text:style-name="T27">A leading unary minus sign (</text:span><text:span text:style-name="T28">-</text:span><text:span text:style-name="T27">) is interpreted as a unary operator and is not part of the floating-point constant</text:span></text:p>
            <text:h text:style-name="Heading_20_3" text:outline-level="3"><text:bookmark-start text:name="__RefHeading__82068_4869708051"/>Vectors<text:bookmark-end text:name="__RefHeading__82068_4869708051"/></text:h>
            <text:p text:style-name="P17">The OpenGL Shading Language includes data types for generic 2-, 3-, and 4-component vectors of floating-point values, integers, or Booleans. <text:s/>Floating-point vector variables can be used to store colors, normals, positions, texture coordinates, texture lookup results and the like. <text:s/>Boolean vectors can be used for component-wise comparisons of numeric vectors. <text:s/>Some examples of vector declaration are:</text:p>
            <text:p text:style-name="Code">vec2 texcoord1, texcoord2;</text:p>
            <text:p text:style-name="Code">vec3 position;</text:p>
            <text:p text:style-name="Code">vec4 myRGBA;</text:p>
            <text:p text:style-name="Code">ivec2 textureLookup;</text:p>
            <text:p text:style-name="Code">bvec3 less;</text:p>
            <text:p text:style-name="P28"/>
            <text:p text:style-name="Text_20_body">Initialization of vectors can be done with constructors, which are discussed shortly.</text:p>
            <text:h text:style-name="Heading_20_3" text:outline-level="3"><text:bookmark-start text:name="__RefHeading__82070_4869708051"/>Matrices<text:bookmark-end text:name="__RefHeading__82070_4869708051"/></text:h>
            <text:p text:style-name="P2"><text:span text:style-name="T53">The OpenGL Shading Language has built-in types for 2</text:span><text:span text:style-name="T54">×</text:span><text:span text:style-name="T53">2, 2</text:span><text:span text:style-name="T54">×</text:span><text:span text:style-name="T53">3, 2</text:span><text:span text:style-name="T54">×</text:span><text:span text:style-name="T53">4, 3</text:span><text:span text:style-name="T54">×</text:span><text:span text:style-name="T53">2, 3</text:span><text:span text:style-name="T54">×</text:span><text:span text:style-name="T53">3, 3</text:span><text:span text:style-name="T54">×</text:span><text:span text:style-name="T53">4, 4</text:span><text:span text:style-name="T54">×</text:span><text:span text:style-name="T53">2, 4</text:span><text:span text:style-name="T54">×</text:span><text:span text:style-name="T53">3, and 4</text:span><text:span text:style-name="T54">×</text:span><text:span text:style-name="T53">4 matrices of floating-point numbers. <text:s/></text:span><text:span text:style-name="T43">Matrix types beginning with "mat" have single-precision components while matrix types beginning with "dmat" have double-precision components. <text:s/></text:span><text:span text:style-name="T53">The first number in the type is the number of columns, the second is the number of rows. <text:s/>If there is only one number, the matrix is square. <text:s/>Example matrix declarations:</text:span></text:p>
            <text:p text:style-name="Code">mat2 mat2D;</text:p>
            <text:p text:style-name="Code">mat3 optMatrix;</text:p>
            <text:p text:style-name="Code">mat4 view, projection;</text:p>
            <text:p text:style-name="Code">mat4x4 view; <text:s/>// an alternate way of declaring a mat4</text:p>
            <text:p text:style-name="Code">mat3x2 m; <text:s text:c="4"/>// a matrix with 3 columns and 2 rows<text:line-break/>dmat4 highPrecisionMVP;<text:line-break/>dmat2x4 dm;</text:p>
            <text:p text:style-name="P28"/>
            <text:p text:style-name="Text_20_body">Initialization of matrix values is done with constructors (described in section <text:user-field-get text:name="REF X11438_Heading2_54_ \n">5.4</text:user-field-get> “<text:user-field-get text:name="REF X11438_Heading2_54_">Constructors</text:user-field-get>” ) in column-major order.</text:p>
            <text:h text:style-name="Heading_20_3" text:outline-level="3"><text:bookmark-start text:name="__RefHeading__58025_1802759541"/>Opaque Types<text:bookmark-end text:name="__RefHeading__58025_1802759541"/></text:h>
            <text:p text:style-name="Text_20_body">The opaque types declare variables that are effectively opaque <text:span text:style-name="T27">handles to other objects. <text:s/>These objects are accessed through built-in functions, not through direct reading or writing of the declared variable. <text:s/>They can only be declared as function parameters or </text:span><text:span text:style-name="T28">uniform-</text:span><text:span text:style-name="T11">qualified</text:span><text:span text:style-name="T27"> variables. <text:s/>The only opaque types that take memory qualifiers are the image types. <text:s/>Except for array indexing, structure member selection, and parentheses, opaque variables are not allowed to be operands in expressions; such use results in a compile-time error. <text:s/></text:span></text:p>
            <text:p text:style-name="Text_20_body"><text:span text:style-name="T27">Opaque variables cannot be treated as l-values; hence cannot be used as </text:span><text:span text:style-name="T28">out </text:span><text:span text:style-name="T27">or </text:span><text:span text:style-name="T28">inout </text:span><text:span text:style-name="T27">function parameters, nor can they be assigned into. <text:s/>Any such use results in a compile-time error. <text:s/>However, they can be passed as </text:span><text:span text:style-name="T28">in </text:span><text:span text:style-name="T11">parameters with matching type and memory qualifiers. <text:s/>They are initialized only through the OpenGL API; they cannot be declared with an initializer in a shader.</text:span></text:p>
            <text:p text:style-name="P72">Because a single opaque type declaration effectively declares two objects, the opaque handle itself and the object it is a handle to, there is room for both a storage qualifier and a memory qualifier. <text:s/>The storage qualifier will qualify the opaque handle, while the memory qualifier will qualify the object it as a handle to.</text:p>
            <text:h text:style-name="Heading_20_4" text:outline-level="4"><text:bookmark-start text:name="__RefHeading__82072_4869708051"/>Samplers<text:bookmark-end text:name="__RefHeading__82072_4869708051"/></text:h>
            <text:p text:style-name="P73"><text:span text:style-name="T27">Sampler types (</text:span><text:span text:style-name="T55">e.g.,</text:span><text:span text:style-name="T27"> </text:span><text:span text:style-name="T28">sampler2D</text:span><text:span text:style-name="T27">) are opaque types, declared and behaving as described above for opaque types. <text:s/></text:span><text:span text:style-name="T11">When aggregated into arrays within a shader, samplers can only be indexed with a dynamically uniform integral expression, otherwise results are undefined.</text:span><text:span text:style-name="T27"> <text:s/></text:span></text:p>
            <text:p text:style-name="P74">Sampler variables are handles to one-, two-, and three- dimensional textures, cube maps, depth textures (shadowing), etc., as enumerated in the basic types tables. <text:s/>There are distinct sampler types for each texture target, and for each of float, integer, and unsigned integer data types. <text:s/>Texture accesses are done through built-in texture functions (described in section 8.9 “Texture Functions”) and samplers are used to specify which texture to access and how it is to be filtered.</text:p>
            <text:h text:style-name="Heading_20_4" text:outline-level="4"><text:bookmark-start text:name="__RefHeading__58027_1802759541"/>Images<text:bookmark-end text:name="__RefHeading__58027_1802759541"/></text:h>
            <text:p text:style-name="Text_20_body">Image types are opaque types, declared and behaving as described above for opaque types. <text:s/><text:span text:style-name="T2">They can be further qualified with memory qualifiers. <text:s/></text:span><text:span text:style-name="T11">When aggregated into arrays within a shader, images </text:span>can only be indexed with a dynamically uniform integral expression, otherwise results are undefined.</text:p>
            <text:p text:style-name="Text_20_body">Image variables are handles to one-, two-, or three-dimensional images corresponding to all or a portion of a single level of a texture image bound to an image unit. <text:s/>There are distinct image types for each texture target, and for each of float, integer, and unsigned integer data types. <text:s/>Image accesses should use an image type that matches the target of the texture whose level is bound to the image unit, or for non-layered bindings of 3D or array images should use the image type that matches the dimensionality of the layer of the image (i.e., a layer of 3D, 2DArray, Cube, or CubeArray should use <text:span text:style-name="T1">image2D</text:span>, a layer of 1DArray should use <text:span text:style-name="T1">image1D</text:span>, and a layer of 2DMSArray should use <text:span text:style-name="T1">image2DMS</text:span>). <text:s/>If the image target type does not match the bound image in this manner, if the data type does not match the bound image, or if the format layout qualifier does not match the image unit format as described in section 8.25 “Texture Image Loads and Stores” of the OpenGL Specification, the results of image accesses are undefined but cannot include program termination.</text:p>
            <text:p text:style-name="Text_20_body">Image variables are used in the image load, store, and atomic functions described in section 8.12 "Image Functions" to specify an image to access.</text:p>
            <text:h text:style-name="Heading_20_4" text:outline-level="4"><text:bookmark-start text:name="__RefHeading__58029_1802759541"/>Atomic Counters<text:bookmark-end text:name="__RefHeading__58029_1802759541"/></text:h>
            <text:p text:style-name="Text_20_body">Atomic counter types (<text:span text:style-name="T1">atomic_uint</text:span><text:span text:style-name="T2">) are</text:span> opaque handles to counters, declared and behaving as described above for opaque types.<text:span text:style-name="T2"> <text:s/></text:span>The variables they declare specify which counter to access when using the built-in atomic counter functions as described in section 8.10 “Atomic Counter Functions”. <text:s/>They are bound to buffers as described in section 4.4.6.1 “Atomic Counter Layout Qualifiers”. <text:s/>W<text:span text:style-name="T11">hen aggregated into arrays within a shader, atomic counters can only be indexed with a dynamically uniform integral expression, otherwise results are undefined.</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Vector Components" text:name="REF X13167_Heading2_55_"/>
        <text:user-field-decl office:value-type="string" office:string-value="8.7" text:name="REF X28979_Heading2_87_ \n"/>
        <text:user-field-decl office:value-type="string" office:string-value="Texture Lookup Functions" text:name="REF X28979_Heading2_87_"/>
        <text:user-field-decl office:value-type="string" office:string-value="4.3.5" text:name="REF X51804_Heading3_435 \n"/>
        <text:user-field-decl office:value-type="string" office:string-value="Uniform" text:name="REF X51804_Heading3_435"/>
        <text:user-field-decl office:value-type="string" office:string-value="4.3.3" text:name="REF X73927_Heading3_433 \n"/>
        <text:user-field-decl office:value-type="string" office:string-value="Constant Expressions" text:name="REF X73927_Heading3_433"/>
        <text:user-field-decl office:value-type="string" office:string-value="7" text:name="REF X67066_ChapterTitle \n"/>
        <text:user-field-decl office:value-type="string" office:string-value="Built-in Variables" text:name="REF X67066_ChapterTitle"/>
        <text:user-field-decl office:value-type="string" office:string-value="9" text:name="REF X34394_ChapterTitle \n"/>
        <text:user-field-decl office:value-type="string" office:string-value="Shading Language Grammar" text:name="REF X34394_ChapterTitle"/>
        <text:user-field-decl office:value-type="string" office:string-value="5.5" text:name="REF X13167_Heading2_55_ \n"/>
        <text:user-field-decl office:value-type="string" office:string-value="5.6" text:name="REF X81004_Heading2_56_ \n"/>
        <text:user-field-decl office:value-type="string" office:string-value="Matrix Components" text:name="REF X81004_Heading2_56_"/>
        <text:user-field-decl office:value-type="string" office:string-value="5.4" text:name="REF X11438_Heading2_54_ \n"/>
        <text:user-field-decl office:value-type="string" office:string-value="Constructors" text:name="REF X11438_Heading2_54_"/>
        <text:user-field-decl office:value-type="string" office:string-value="5.4.3" text:name="REF X20507_Heading3_543 \n"/>
        <text:user-field-decl office:value-type="string" office:string-value="Structure Constructors" text:name="REF X20507_Heading3_543"/>
        <text:user-field-decl office:value-type="string" office:string-value="6.1.1" text:name="REF X95736_Heading3_611 \n"/>
        <text:user-field-decl office:value-type="string" office:string-value="Function Calling Conventions" text:name="REF X95736_Heading3_611"/>
        <text:user-field-decl office:value-type="string" office:string-value="6.1" text:name="REF X53680_Heading2_61_ \n"/>
        <text:user-field-decl office:value-type="string" office:string-value="Function Definitions" text:name="REF X53680_Heading2_61_"/>
        <text:user-field-decl office:value-type="string" office:string-value="6.4" text:name="REF X32123_Heading2_64_ \n"/>
        <text:user-field-decl office:value-type="string" office:string-value="Jumps" text:name="REF X32123_Heading2_64_"/>
        <text:user-field-decl office:value-type="string" office:string-value="Matrix Components" text:name="REF"/>
      </text:user-field-decls>
      <text:h text:style-name="P518" text:outline-level="3" text:is-list-header="true"><text:bookmark-start text:name="__RefHeading__82074_486970805"/><text:change text:change-id="ct349518976"/><text:change text:change-id="ct416149824"/><text:change text:change-id="ct416150768"/><text:change text:change-id="ct416150864"/><text:change text:change-id="ct416140656"/><text:change text:change-id="ct416140992"/><text:change text:change-id="ct416151152"/><text:change text:change-id="ct416139088"/><text:change text:change-id="ct416140864"/><text:change text:change-id="ct350096976"/><text:change text:change-id="ct416135664"/><text:change text:change-id="ct416135536"/><text:change text:change-id="ct416135824"/><text:change text:change-id="ct416134016"/><text:change text:change-id="ct416132448"/><text:change text:change-id="ct416129584"/><text:change text:change-id="ct416130000"/><text:change text:change-id="ct416130416"/><text:change text:change-id="ct463883728"/><text:change text:change-id="ct416134176"/><text:change text:change-id="ct416129216"/><text:change text:change-id="ct416132608"/><text:change text:change-id="ct416138224"/><text:change text:change-id="ct416127616"/><text:change text:change-id="ct416136128"/><text:change text:change-id="ct416132928"/><text:change text:change-id="ct416129680"/><text:change text:change-id="ct350097072"/><text:change text:change-id="ct416122368"/><text:change text:change-id="ct350181968"/><text:change text:change-id="ct416089344"/><text:change text:change-id="ct463647872"/><text:change text:change-id="ct416094496"/><text:change text:change-id="ct416094592"/><text:change text:change-id="ct416095408"/><text:change text:change-id="ct350182064"/>Structures<text:bookmark-end text:name="__RefHeading__82074_486970805"/></text:h>
      <text:p text:style-name="P17"><text:span text:style-name="T27">User-defined types can be created by aggregating other already defined types into a structure using the </text:span><text:span text:style-name="T28">struct</text:span><text:span text:style-name="T27"> keyword. <text:s/>For example,</text:span></text:p>
      <text:p text:style-name="Code">struct light {<text:line-break/> <text:s text:c="3"/>float intensity;<text:line-break/> <text:s text:c="3"/>vec3 position;<text:line-break/>} lightVar;</text:p>
      <text:p text:style-name="P28"/>
      <text:p text:style-name="Text_20_body"><text:span text:style-name="T27">In this example, </text:span><text:span text:style-name="T29">light</text:span><text:span text:style-name="T27"> becomes the name of the new type, and </text:span><text:span text:style-name="T29">lightVar</text:span><text:span text:style-name="T27"> becomes a variable of type </text:span><text:span text:style-name="T29">light</text:span><text:span text:style-name="T27">. <text:s/>To declare variables of the new type, use its name (without the keyword </text:span><text:span text:style-name="T28">struct</text:span><text:span text:style-name="T27">).</text:span></text:p>
      <text:p text:style-name="Code">light lightVar2;</text:p>
      <text:p text:style-name="P28"/>
      <text:p text:style-name="P17">More formally, structures are declared as follows. <text:s/>However, the complete correct grammar is as given in section <text:user-field-get text:name="REF X34394_ChapterTitle \n">9</text:user-field-get> “<text:user-field-get text:name="REF X34394_ChapterTitle">Shading Language Grammar</text:user-field-get>” .</text:p>
      <text:p text:style-name="P70"><text:span text:style-name="T29">struct-definition :<text:line-break/>qualifier</text:span><text:span text:style-name="T48">opt</text:span><text:span text:style-name="T29"> <text:s/></text:span><text:span text:style-name="T28">struct</text:span><text:span text:style-name="T29"> name</text:span><text:span text:style-name="T48">opt</text:span><text:span text:style-name="T29"> </text:span><text:span text:style-name="T28">{</text:span><text:span text:style-name="T29"> member-list </text:span><text:span text:style-name="T28">}</text:span><text:span text:style-name="T29"> declarators</text:span><text:span text:style-name="T48">opt</text:span><text:span text:style-name="T29"> ;</text:span></text:p>
      <text:p text:style-name="P305">member-list :<text:line-break/>member-declaration;<text:line-break/>member-declaration member-list;</text:p>
      <text:p text:style-name="P305">member-declaration :<text:line-break/>basic-type declarators;</text:p>
      <text:p text:style-name="Text_20_body"><text:span text:style-name="T27">where </text:span><text:span text:style-name="T29">name</text:span><text:span text:style-name="T27"> becomes the user-defined type, and can be used to declare variables to be of this new type. <text:s/>The </text:span><text:span text:style-name="T29">name</text:span><text:span text:style-name="T27"> shares the same name space as other variables, <text:s/>types, and functions. <text:s/>All previously visible variables, types, constructors, or functions with that name are hidden. <text:s/>The optional </text:span><text:span text:style-name="T29">qualifier</text:span><text:span text:style-name="T27"> only applies to any </text:span><text:span text:style-name="T29">declarators</text:span><text:span text:style-name="T27">, and is not part of the type being defined for </text:span><text:span text:style-name="T29">name</text:span><text:span text:style-name="T27">.</text:span></text:p>
      <text:p text:style-name="P479">Structures must have at least one member declaration. <text:s/>Member declarators may contain precision qualifiers, but use of any other qualifier results in a compile-time error. <text:s/>Bit fields are not supported. <text:s/>Member types must be already defined (there are no forward references). <text:s/>A compile-time error results if a member declaration contains an initializer. <text:s/>Member declarators can contain arrays. <text:s/>Such arrays must have a size specified, and the size must be an integral constant expression that's greater than zero (see section <text:user-field-get text:name="REF X73927_Heading3_433 \n">4.3.3</text:user-field-get> “<text:user-field-get text:name="REF X73927_Heading3_433">Constant Expressions</text:user-field-get>”). <text:s/>Each level of structure has its own name space for names given in member declarators; such names need only be unique within that name space.</text:p>
      <text:p text:style-name="P498"><text:soft-page-break/>Anonymous structures are not supported. <text:s/>Embedded structure definitions are not supported. <text:s/>These result in compile-time errors.</text:p>
      <text:p text:style-name="Code">struct S { float f; };</text:p>
      <text:p text:style-name="Code"/>
      <text:p text:style-name="Code">struct T {</text:p>
      <text:p text:style-name="Code"><text:tab/>S; <text:s text:c="13"/>// Error: anonymous structures disallowed<text:line-break/><text:tab/>struct { ... }; // Error: embedded structures disallowed<text:line-break/><text:tab/>S s; <text:s text:c="11"/>// Okay: nested structures with name are allowed</text:p>
      <text:p text:style-name="Code">};</text:p>
      <text:p text:style-name="Code"/>
      <text:p text:style-name="Text_20_body">Structures can be initialized at declaration time using constructors, as discussed in section <text:user-field-get text:name="REF X20507_Heading3_543 \n">5.4.3</text:user-field-get> “<text:user-field-get text:name="REF X20507_Heading3_543">Structure Constructors</text:user-field-get>” .</text:p>
      <text:p text:style-name="Text_20_body">Any restrictions on the usage of a type or qualifier also apply to any structure that contains a member of that type or qualifier. <text:s/>This also applies to structure members that are structures, recursive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Arial2" svg:font-family="Arial"/>
    <style:font-face style:name="Arial Narrow" svg:font-family="'Arial Narrow'"/>
    <style:font-face style:name="Consolas1" svg:font-family="Consolas"/>
    <style:font-face style:name="OpenSymbol" svg:font-family="OpenSymbol"/>
    <style:font-face style:name="Tahoma1" svg:font-family="Tahoma"/>
    <style:font-face style:name="Times New Roman2" svg:font-family="'Times New Roman'"/>
    <style:font-face style:name="TimesNewRomanPS-BoldMT" svg:font-family="TimesNewRomanPS-BoldMT"/>
    <style:font-face style:name="Symbol" svg:font-family="Symbol" style:font-family-generic="decorative"/>
    <style:font-face style:name="Courier New2" svg:font-family="'Courier New'" style:font-family-generic="modern"/>
    <style:font-face style:name="Arial1" svg:font-family="Arial" style:font-family-generic="roman"/>
    <style:font-face style:name="Times New Roman1" svg:font-family="'Times New Roman'" style:font-family-generic="roman"/>
    <style:font-face style:name="TimesNewRomanPSMT" svg:font-family="TimesNewRomanPSMT"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Consolas" svg:font-family="Consolas" style:font-family-generic="swiss"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Courier New3" svg:font-family="'Courier New'" style:font-family-generic="swiss"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text-align="start" style:justify-single-word="false" fo:keep-together="auto" style:page-number="auto" fo:keep-with-next="auto"/>
    </style:style>
    <style:style style:name="Text_20_body" style:display-name="Text body" style:family="paragraph" style:parent-style-name="Standard" style:class="text" style:master-page-name="">
      <style:paragraph-properties fo:margin-left="1.524cm" fo:margin-right="0cm" fo:margin-top="0cm" fo:margin-bottom="0.212cm" style:contextual-spacing="false" fo:line-height="0.432cm" fo:keep-together="auto" fo:orphans="2" fo:widows="2" fo:text-indent="0cm" style:auto-text-indent="false" style:page-number="auto" fo:keep-with-next="auto"/>
      <style:text-properties fo:font-size="10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margin-top="0.432cm" fo:margin-bottom="1.524cm" style:contextual-spacing="false"/>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style:contextual-spacing="false" fo:text-align="center"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keep-together="auto" fo:text-indent="0cm" style:auto-text-indent="false" style:page-number="auto" fo:keep-with-next="auto">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51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012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Code" style:family="paragraph" style:class="text" style:master-page-name="">
      <style:paragraph-properties fo:margin-left="2.032cm" fo:margin-right="0cm" fo:margin-top="0cm" fo:margin-bottom="0cm" style:contextual-spacing="false" fo:line-height="0.406cm" fo:keep-together="always" fo:text-indent="0cm" style:auto-text-indent="false" style:page-number="auto" fo:background-color="transparent" fo:keep-with-next="always">
        <style:tab-stops/>
        <style:background-image/>
      </style:paragraph-properties>
      <style:text-properties style:font-name="Courier New" fo:font-size="9pt"/>
    </style:style>
    <style:style style:name="Signature" style:family="paragraph" style:parent-style-name="Standard" style:class="text">
      <style:paragraph-properties text:number-lines="false" text:line-number="0"/>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suffix=" " style:num-format="1">
        <style:list-level-properties/>
      </text:outline-level-style>
      <text:outline-level-style text:level="2" style:num-format="1" text:display-levels="2">
        <style:list-level-properties text:min-label-width="1.524cm"/>
      </text:outline-level-style>
      <text:outline-level-style text:level="3" style:num-format="1" text:display-levels="3">
        <style:list-level-properties text:min-label-width="1.524cm"/>
      </text:outline-level-style>
      <text:outline-level-style text:level="4" style:num-format="1" text:display-levels="4">
        <style:list-level-properties text:min-label-width="1.524cm"/>
      </text:outline-level-style>
      <text:outline-level-style text:level="5" style:num-format="1" text:display-levels="5">
        <style:list-level-properties text:min-label-width="1.524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ent-style-name="Footer">
      <style:paragraph-properties fo:text-align="center" style:justify-single-word="false"/>
      <style:text-properties style:font-name="Arial" fo:font-size="10pt" style:font-size-asian="10pt" style:font-size-complex="10pt"/>
    </style:style>
    <style:style style:name="MP3"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1.778cm" fo:margin-bottom="1.778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032cm" fo:margin-left="0cm" fo:margin-right="0cm" fo:margin-bottom="1.524cm" style:dynamic-spacing="false"/>
      </style:header-style>
      <style:footer-style>
        <style:header-footer-properties svg:height="2.032cm" fo:margin-left="0cm" fo:margin-right="0cm" fo:margin-top="1.524cm" style:dynamic-spacing="false"/>
      </style:footer-style>
    </style:page-layout>
    <style:page-layout style:name="Mpm2">
      <style:page-layout-properties fo:page-width="21.59cm" fo:page-height="27.94cm" style:num-format="1" style:print-orientation="portrait" fo:margin-top="3.81cm" fo:margin-bottom="3.81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4.064cm" fo:margin-bottom="1.778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2.032cm" fo:margin-left="0cm" fo:margin-right="0cm" fo:margin-top="1.524cm" style:dynamic-spacing="false"/>
      </style:footer-style>
    </style:page-layout>
    <style:page-layout style:name="Mpm9">
      <style:page-layout-properties fo:page-width="21.59cm" fo:page-height="27.94cm" style:num-format="1" style:print-orientation="portrait" fo:margin-top="3.81cm" fo:margin-bottom="3.81cm" fo:margin-left="2.54cm" fo:margin-right="2.54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MP1"><text:chapter text:display="number-and-name" text:outline-level="1">6 Shading Language Grammar for Core Profile</text:chapter></text:p>
      </style:header>
      <style:footer>
        <text:p text:style-name="MP2"><text:page-number text:select-page="current">202</text:page-number></text:p>
      </style:footer>
    </style:master-page>
    <style:master-page style:name="First_20_Page" style:display-name="First Page" style:page-layout-name="Mpm2" style:next-style-name="Prologue_20_Page"/>
    <style:master-page style:name="Left_20_Page" style:display-name="Left Page" style:page-layout-name="Mpm3"/>
    <style:master-page style:name="Right_20_Page" style:display-name="Right Page" style:page-layout-name="Mpm4" style:next-style-name="Left_20_Page"/>
    <style:master-page style:name="Index" style:page-layout-name="Mpm5"/>
    <style:master-page style:name="HTML" style:page-layout-name="Mpm6"/>
    <style:master-page style:name="Endnote" style:page-layout-name="Mpm7"/>
    <style:master-page style:name="Chapter_20_Page" style:display-name="Chapter Page" style:page-layout-name="Mpm8" style:next-style-name="Standard">
      <style:footer>
        <text:p text:style-name="MP2"><text:page-number text:select-page="current">26</text:page-number> </text:p>
      </style:footer>
    </style:master-page>
    <style:master-page style:name="Prologue_20_Page" style:display-name="Prologue Page" style:page-layout-name="Mpm9">
      <style:footer>
        <text:p text:style-name="MP3"><text:page-number style:num-format="i"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MacOSX_x86 LibreOffice_project/9e9821abd0ffdbc09cd8c52eaa574fa09eb08f2</meta:generator>
    <meta:initial-creator>John Kessenich</meta:initial-creator>
    <meta:creation-date>2004-12-30T16:43:56</meta:creation-date>
    <dc:creator>マーク キャロウ</dc:creator>
    <dc:date>2013-06-28T16:57:38</dc:date>
    <meta:printed-by>John Kessenich</meta:printed-by>
    <meta:print-date>2009-02-06T16:58:17</meta:print-date>
    <dc:language>en-US</dc:language>
    <meta:editing-cycles>1507</meta:editing-cycles>
    <meta:editing-duration>P159DT13H49M18S</meta:editing-duration>
    <meta:document-statistic meta:table-count="6" meta:image-count="0" meta:object-count="0" meta:page-count="2" meta:paragraph-count="22" meta:word-count="384" meta:character-count="2529" meta:non-whitespace-character-count="2112"/>
    <meta:user-defined meta:name="Info 1"/>
    <meta:user-defined meta:name="Info 2"/>
    <meta:user-defined meta:name="Info 3"/>
    <meta:user-defined meta:name="Info 4"/>
  </office:meta>
</office:document-meta>
</file>